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MS Song" svg:font-family="'MS Song'"/>
    <style:font-face style:name="OpenSymbol" svg:font-family="OpenSymbol"/>
    <style:font-face style:name="Tahoma" svg:font-family="Tahoma"/>
    <style:font-face style:name="Times New Roman" svg:font-family="'Times New Roman'"/>
    <style:font-face style:name="Wingdings" svg:font-family="Wingdings"/>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8229in" table:align="center"/>
    </style:style>
    <style:style style:name="Table1.A" style:family="table-column">
      <style:table-column-properties style:column-width="0.8542in"/>
    </style:style>
    <style:style style:name="Table1.B" style:family="table-column">
      <style:table-column-properties style:column-width="0.7396in"/>
    </style:style>
    <style:style style:name="Table1.C" style:family="table-column">
      <style:table-column-properties style:column-width="1.0729in"/>
    </style:style>
    <style:style style:name="Table1.D" style:family="table-column">
      <style:table-column-properties style:column-width="1.3438in"/>
    </style:style>
    <style:style style:name="Table1.E" style:family="table-column">
      <style:table-column-properties style:column-width="1.8125in"/>
    </style:style>
    <style:style style:name="Table1.A1" style:family="table-cell">
      <style:table-cell-properties fo:background-color="transparent">
        <style:background-image/>
      </style:table-cell-properties>
    </style:style>
    <style:style style:name="Table2" style:family="table">
      <style:table-properties style:width="4.25in" table:align="center"/>
    </style:style>
    <style:style style:name="Table2.A" style:family="table-column">
      <style:table-column-properties style:column-width="0.7083in"/>
    </style:style>
    <style:style style:name="Table2.B" style:family="table-column">
      <style:table-column-properties style:column-width="1.0417in"/>
    </style:style>
    <style:style style:name="Table2.C" style:family="table-column">
      <style:table-column-properties style:column-width="1.3646in"/>
    </style:style>
    <style:style style:name="Table2.D" style:family="table-column">
      <style:table-column-properties style:column-width="1.1354in"/>
    </style:style>
    <style:style style:name="Table2.A1" style:family="table-cell">
      <style:table-cell-properties fo:background-color="transparent">
        <style:background-image/>
      </style:table-cell-properties>
    </style:style>
    <style:style style:name="Table3" style:family="table">
      <style:table-properties style:width="6.6875in" table:align="center"/>
    </style:style>
    <style:style style:name="Table3.A" style:family="table-column">
      <style:table-column-properties style:column-width="0.7292in"/>
    </style:style>
    <style:style style:name="Table3.B" style:family="table-column">
      <style:table-column-properties style:column-width="1.1354in"/>
    </style:style>
    <style:style style:name="Table3.C" style:family="table-column">
      <style:table-column-properties style:column-width="1.8125in"/>
    </style:style>
    <style:style style:name="Table3.D" style:family="table-column">
      <style:table-column-properties style:column-width="3.0104in"/>
    </style:style>
    <style:style style:name="Table3.A1" style:family="table-cell">
      <style:table-cell-properties fo:background-color="transparent">
        <style:background-image/>
      </style:table-cell-properties>
    </style:style>
    <style:style style:name="Table4" style:family="table">
      <style:table-properties style:width="5.8229in" table:align="center"/>
    </style:style>
    <style:style style:name="Table4.A" style:family="table-column">
      <style:table-column-properties style:column-width="0.8542in"/>
    </style:style>
    <style:style style:name="Table4.B" style:family="table-column">
      <style:table-column-properties style:column-width="0.7396in"/>
    </style:style>
    <style:style style:name="Table4.C" style:family="table-column">
      <style:table-column-properties style:column-width="1.0729in"/>
    </style:style>
    <style:style style:name="Table4.D" style:family="table-column">
      <style:table-column-properties style:column-width="1.3438in"/>
    </style:style>
    <style:style style:name="Table4.E" style:family="table-column">
      <style:table-column-properties style:column-width="1.8125in"/>
    </style:style>
    <style:style style:name="Table4.A1" style:family="table-cell">
      <style:table-cell-properties fo:background-color="transparent">
        <style:background-image/>
      </style:table-cell-properties>
    </style:style>
    <style:style style:name="Table5" style:family="table">
      <style:table-properties style:width="4.25in" table:align="center"/>
    </style:style>
    <style:style style:name="Table5.A" style:family="table-column">
      <style:table-column-properties style:column-width="0.7083in"/>
    </style:style>
    <style:style style:name="Table5.B" style:family="table-column">
      <style:table-column-properties style:column-width="1.0417in"/>
    </style:style>
    <style:style style:name="Table5.C" style:family="table-column">
      <style:table-column-properties style:column-width="1.3646in"/>
    </style:style>
    <style:style style:name="Table5.D" style:family="table-column">
      <style:table-column-properties style:column-width="1.1354in"/>
    </style:style>
    <style:style style:name="Table5.A1" style:family="table-cell">
      <style:table-cell-properties fo:background-color="transparent">
        <style:background-image/>
      </style:table-cell-properties>
    </style:style>
    <style:style style:name="Table6" style:family="table">
      <style:table-properties style:width="6.6875in" table:align="center"/>
    </style:style>
    <style:style style:name="Table6.A" style:family="table-column">
      <style:table-column-properties style:column-width="0.7292in"/>
    </style:style>
    <style:style style:name="Table6.B" style:family="table-column">
      <style:table-column-properties style:column-width="1.1354in"/>
    </style:style>
    <style:style style:name="Table6.C" style:family="table-column">
      <style:table-column-properties style:column-width="1.8125in"/>
    </style:style>
    <style:style style:name="Table6.D" style:family="table-column">
      <style:table-column-properties style:column-width="3.0104in"/>
    </style:style>
    <style:style style:name="Table6.A1" style:family="table-cell">
      <style:table-cell-properties fo:background-color="transparent">
        <style:background-image/>
      </style:table-cell-properties>
    </style:style>
    <style:style style:name="P1" style:family="paragraph" style:parent-style-name="Standard">
      <style:text-properties fo:color="#800000" style:font-name="Mukti Narrow" style:font-name-asian="Mukti Narrow"/>
    </style:style>
    <style:style style:name="P2" style:family="paragraph" style:parent-style-name="Standard">
      <style:text-properties fo:color="#800000" style:font-name="Mukti Narrow" fo:font-size="10pt" style:font-name-asian="Mukti Narrow" style:font-size-asian="10pt" style:font-size-complex="10pt"/>
    </style:style>
    <style:style style:name="P3" style:family="paragraph" style:parent-style-name="Standard">
      <style:text-properties style:font-name="Mukti Narrow" fo:font-weight="bold" style:font-name-asian="Mukti Narrow" style:font-weight-asian="bold" style:font-weight-complex="bold"/>
    </style:style>
    <style:style style:name="P4" style:family="paragraph" style:parent-style-name="Standard">
      <style:text-properties style:font-name="Mukti Narrow" style:font-name-asian="Mukti Narrow"/>
    </style:style>
    <style:style style:name="P5" style:family="paragraph" style:parent-style-name="Standard">
      <style:text-properties style:font-name="Mukti Narrow" fo:font-weight="normal" style:font-name-asian="Mukti Narrow" style:font-weight-asian="normal" style:font-weight-complex="normal"/>
    </style:style>
    <style:style style:name="P6" style:family="paragraph" style:parent-style-name="Standard">
      <style:text-properties fo:color="#008000" style:font-name="Mukti Narrow" fo:font-weight="normal" style:font-name-asian="Mukti Narrow" style:font-weight-asian="normal" style:font-weight-complex="normal"/>
    </style:style>
    <style:style style:name="P7" style:family="paragraph" style:parent-style-name="Standard">
      <style:text-properties fo:color="#008000" style:font-name="Mukti Narrow" style:font-name-asian="Mukti Narrow"/>
    </style:style>
    <style:style style:name="P8" style:family="paragraph" style:parent-style-name="Text_20_body">
      <style:text-properties fo:color="#008080" style:font-name="Mukti Narrow" style:font-name-asian="Mukti Narrow"/>
    </style:style>
    <style:style style:name="P9" style:family="paragraph" style:parent-style-name="Text_20_body">
      <style:text-properties fo:color="#99284c" style:font-name="Mukti Narrow" style:font-name-asian="Mukti Narrow"/>
    </style:style>
    <style:style style:name="P10" style:family="paragraph" style:parent-style-name="Text_20_body">
      <style:text-properties fo:color="#800000" style:font-name="Mukti Narrow" style:font-name-asian="Mukti Narrow"/>
    </style:style>
    <style:style style:name="P11" style:family="paragraph" style:parent-style-name="Text_20_body">
      <style:text-properties style:font-name="Mukti Narrow" style:font-name-asian="Mukti Narrow"/>
    </style:style>
    <style:style style:name="P12" style:family="paragraph" style:parent-style-name="Text_20_body">
      <style:text-properties style:font-name="Mukti Narrow" fo:font-style="italic" style:font-name-asian="Mukti Narrow" style:font-style-asian="italic" style:font-style-complex="italic"/>
    </style:style>
    <style:style style:name="P13" style:family="paragraph" style:parent-style-name="Text_20_body">
      <style:text-properties style:font-name="Mukti Narrow" fo:font-style="italic" fo:font-weight="bold" style:font-name-asian="Mukti Narrow" style:font-style-asian="italic" style:font-weight-asian="bold" style:font-style-complex="italic" style:font-weight-complex="bold"/>
    </style:style>
    <style:style style:name="P14" style:family="paragraph" style:parent-style-name="Text_20_body">
      <style:text-properties style:font-name="Mukti Narrow" fo:font-style="italic" fo:font-weight="normal" style:font-name-asian="Mukti Narrow" style:font-style-asian="italic" style:font-weight-asian="normal" style:font-style-complex="italic" style:font-weight-complex="normal"/>
    </style:style>
    <style:style style:name="P15" style:family="paragraph" style:parent-style-name="Text_20_body">
      <style:text-properties style:font-name="Mukti Narrow" fo:font-weight="bold" style:font-name-asian="Mukti Narrow" style:font-weight-asian="bold" style:font-weight-complex="bold"/>
    </style:style>
    <style:style style:name="P16" style:family="paragraph" style:parent-style-name="Text_20_body">
      <style:paragraph-properties fo:margin-top="0in" fo:margin-bottom="0in"/>
      <style:text-properties style:font-name="Mukti Narrow" style:font-name-asian="Mukti Narrow"/>
    </style:style>
    <style:style style:name="P17" style:family="paragraph" style:parent-style-name="Text_20_body">
      <style:paragraph-properties fo:margin-left="0in" fo:margin-right="0.3937in" fo:text-indent="0in" style:auto-text-indent="false"/>
      <style:text-properties style:font-name="Mukti Narrow" fo:font-weight="bold" style:font-name-asian="Mukti Narrow" style:font-weight-asian="bold" style:font-weight-complex="bold"/>
    </style:style>
    <style:style style:name="P18" style:family="paragraph" style:parent-style-name="Quotations">
      <style:paragraph-properties fo:margin-left="0in" fo:margin-right="0.3937in" fo:text-indent="0in" style:auto-text-indent="false"/>
      <style:text-properties style:font-name="Mukti Narrow" style:font-name-asian="Mukti Narrow"/>
    </style:style>
    <style:style style:name="P19" style:family="paragraph" style:parent-style-name="Text_20_body">
      <style:paragraph-properties fo:margin-left="0in" fo:margin-right="0in" fo:text-indent="0in" style:auto-text-indent="false"/>
      <style:text-properties fo:color="#000080" style:font-name="Mukti Narrow" fo:background-color="#ffffff" style:font-name-asian="Mukti Narrow"/>
    </style:style>
    <style:style style:name="P20" style:family="paragraph" style:parent-style-name="Text_20_body">
      <style:paragraph-properties fo:margin-left="0in" fo:margin-right="0in" fo:margin-top="0in" fo:margin-bottom="0in" fo:text-indent="0in" style:auto-text-indent="false"/>
      <style:text-properties fo:color="#000000" style:font-name="Mukti Narrow" style:font-name-asian="Mukti Narrow"/>
    </style:style>
    <style:style style:name="P21"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Mukti Narrow" style:font-name-asian="Mukti Narrow"/>
    </style:style>
    <style:style style:name="P22" style:family="paragraph" style:parent-style-name="Text_20_body">
      <style:paragraph-properties fo:margin-left="0in" fo:margin-right="0in" fo:margin-top="0in" fo:margin-bottom="0in" fo:text-indent="0in" style:auto-text-indent="false"/>
      <style:text-properties fo:color="#000000" style:font-name="Mukti Narrow" style:font-name-asian="Mukti Narrow" style:font-size-asian="12pt"/>
    </style:style>
    <style:style style:name="P23" style:family="paragraph" style:parent-style-name="Text_20_body">
      <style:paragraph-properties fo:margin-left="0in" fo:margin-right="0in" fo:margin-top="0in" fo:margin-bottom="0in" fo:text-indent="0in" style:auto-text-indent="false"/>
      <style:text-properties fo:color="#000000" style:font-name="Mukti Narrow" style:font-name-asian="Mukti Narrow" style:font-size-asian="12pt" style:font-weight-asian="bold"/>
    </style:style>
    <style:style style:name="P24"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Mukti Narrow" style:font-name-asian="Mukti Narrow" style:font-size-asian="18pt" style:font-weight-asian="bold"/>
    </style:style>
    <style:style style:name="P25" style:family="paragraph" style:parent-style-name="Text_20_body">
      <style:paragraph-properties fo:margin-left="0in" fo:margin-right="0in" fo:margin-top="0in" fo:margin-bottom="0in" fo:text-indent="0in" style:auto-text-indent="false"/>
      <style:text-properties fo:color="#000000" style:font-name="Mukti Narrow" fo:background-color="#ffffff" style:font-name-asian="Mukti Narrow"/>
    </style:style>
    <style:style style:name="P26" style:family="paragraph" style:parent-style-name="Text_20_body">
      <style:paragraph-properties fo:margin-left="0in" fo:margin-right="0in" fo:margin-top="0in" fo:margin-bottom="0in" fo:text-indent="0in" style:auto-text-indent="false"/>
      <style:text-properties fo:color="#000000" style:font-name="Mukti Narrow" fo:background-color="#ffffff" style:font-name-asian="Mukti Narrow" style:font-size-asian="12pt"/>
    </style:style>
    <style:style style:name="P27" style:family="paragraph" style:parent-style-name="Text_20_body">
      <style:paragraph-properties fo:margin-left="0in" fo:margin-right="0in" fo:margin-top="0in" fo:margin-bottom="0in" fo:text-indent="0in" style:auto-text-indent="false"/>
      <style:text-properties fo:color="#000000" style:font-name="Mukti Narrow" fo:background-color="#ffffff" style:font-name-asian="Mukti Narrow" style:font-size-asian="12pt" style:language-asian="en" style:country-asian="US"/>
    </style:style>
    <style:style style:name="P28" style:family="paragraph" style:parent-style-name="Text_20_body">
      <style:paragraph-properties fo:margin-left="0in" fo:margin-right="0in" fo:margin-top="0in" fo:margin-bottom="0in" fo:text-indent="0in" style:auto-text-indent="false"/>
      <style:text-properties fo:color="#000000" style:font-name="Mukti Narrow" fo:background-color="#ffffff" style:font-name-asian="Mukti Narrow" style:font-size-asian="12pt" style:language-asian="en" style:country-asian="US" style:font-weight-asian="bold"/>
    </style:style>
    <style:style style:name="P29"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Mukti Narrow" fo:background-color="#ffffff" style:font-name-asian="Mukti Narrow" style:font-size-asian="18pt" style:language-asian="en" style:country-asian="US" style:font-weight-asian="bold"/>
    </style:style>
    <style:style style:name="P30"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Mukti Narrow" fo:background-color="#ffffff" style:font-name-asian="Mukti Narrow"/>
    </style:style>
    <style:style style:name="P31" style:family="paragraph" style:parent-style-name="Text_20_body">
      <style:paragraph-properties fo:margin-left="0in" fo:margin-right="0in" fo:margin-top="0in" fo:margin-bottom="0in" fo:text-indent="0in" style:auto-text-indent="false"/>
      <style:text-properties fo:color="#000000" style:font-name="Mukti Narrow" fo:background-color="#ffffff" style:font-name-asian="Mukti Narrow" style:font-size-asian="15pt" style:language-asian="en" style:country-asian="US" style:font-weight-asian="bold"/>
    </style:style>
    <style:style style:name="P32" style:family="paragraph" style:parent-style-name="Text_20_body">
      <style:paragraph-properties fo:margin-left="0in" fo:margin-right="0in" fo:margin-top="0in" fo:margin-bottom="0in" fo:text-indent="0in" style:auto-text-indent="false"/>
      <style:text-properties fo:color="#000000" style:font-name="Mukti Narrow" fo:font-size="12pt" fo:language="en" fo:country="US" style:font-name-asian="Mukti Narrow"/>
    </style:style>
    <style:style style:name="P33" style:family="paragraph" style:parent-style-name="Text_20_body">
      <style:paragraph-properties fo:margin-left="0in" fo:margin-right="0in" fo:margin-top="0in" fo:margin-bottom="0in" fo:text-indent="0in" style:auto-text-indent="false"/>
      <style:text-properties fo:color="#000000" style:font-name="Mukti Narrow" fo:font-size="12pt" fo:language="en" fo:country="US" fo:background-color="#ffffff" style:font-name-asian="Mukti Narrow"/>
    </style:style>
    <style:style style:name="P34" style:family="paragraph" style:parent-style-name="Text_20_body">
      <style:paragraph-properties fo:margin-left="0in" fo:margin-right="0in" fo:margin-top="0in" fo:margin-bottom="0in" fo:text-indent="0in" style:auto-text-indent="false"/>
      <style:text-properties fo:color="#000000" style:font-name="Mukti Narrow" fo:font-size="12pt" fo:language="en" fo:country="US" fo:font-weight="bold" fo:background-color="#ffffff" style:font-name-asian="Mukti Narrow"/>
    </style:style>
    <style:style style:name="P35" style:family="paragraph" style:parent-style-name="Text_20_body">
      <style:paragraph-properties fo:margin-left="0in" fo:margin-right="0in" fo:margin-top="0in" fo:margin-bottom="0in" fo:text-indent="0in" style:auto-text-indent="false"/>
      <style:text-properties fo:color="#000000" style:font-name="Mukti Narrow" fo:font-size="12pt" fo:language="en" fo:country="US" fo:font-weight="bold" style:font-name-asian="Mukti Narrow"/>
    </style:style>
    <style:style style:name="P36" style:family="paragraph" style:parent-style-name="Text_20_body">
      <style:paragraph-properties fo:margin-left="0in" fo:margin-right="0in" fo:margin-top="0in" fo:margin-bottom="0in" fo:text-indent="0in" style:auto-text-indent="false"/>
      <style:text-properties fo:color="#000000" style:font-name="Mukti Narrow" fo:font-size="9pt" fo:language="en" fo:country="US" fo:background-color="#ffffff" style:font-name-asian="Mukti Narrow"/>
    </style:style>
    <style:style style:name="P37" style:family="paragraph" style:parent-style-name="Text_20_body">
      <style:paragraph-properties fo:margin-left="0in" fo:margin-right="0in" fo:margin-top="0in" fo:margin-bottom="0in" fo:text-indent="0in" style:auto-text-indent="false"/>
      <style:text-properties fo:color="#000000" style:font-name="Mukti Narrow" fo:font-size="7.5pt" fo:language="en" fo:country="US" fo:font-weight="bold" fo:background-color="#ffffff" style:font-name-asian="Mukti Narrow"/>
    </style:style>
    <style:style style:name="P38" style:family="paragraph" style:parent-style-name="Text_20_body">
      <style:paragraph-properties fo:margin-left="0in" fo:margin-right="0in" fo:margin-top="0in" fo:margin-bottom="0in" fo:text-indent="0in" style:auto-text-indent="false"/>
      <style:text-properties fo:color="#000000" style:font-name="Mukti Narrow" fo:font-size="7.5pt" fo:language="en" fo:country="US" fo:background-color="#ffffff" style:font-name-asian="Mukti Narrow"/>
    </style:style>
    <style:style style:name="P39" style:family="paragraph" style:parent-style-name="Text_20_body">
      <style:paragraph-properties fo:margin-left="0in" fo:margin-right="0in" fo:margin-top="0in" fo:margin-bottom="0in" fo:text-indent="0in" style:auto-text-indent="false"/>
      <style:text-properties fo:color="#000080" style:font-name="Mukti Narrow" fo:font-size="12pt" fo:language="en" fo:country="US" fo:background-color="#ffffff" style:font-name-asian="Mukti Narrow"/>
    </style:style>
    <style:style style:name="P40" style:family="paragraph" style:parent-style-name="Text_20_body">
      <style:paragraph-properties fo:margin-left="0in" fo:margin-right="0in" fo:margin-top="0in" fo:margin-bottom="0in" fo:text-indent="0in" style:auto-text-indent="false"/>
      <style:text-properties fo:color="#000080" style:font-name="Mukti Narrow" fo:background-color="#ffffff" style:font-name-asian="Mukti Narrow"/>
    </style:style>
    <style:style style:name="P41" style:family="paragraph" style:parent-style-name="Text_20_body">
      <style:paragraph-properties fo:margin-left="0in" fo:margin-right="0in" fo:margin-top="0in" fo:margin-bottom="0in" fo:text-indent="0in" style:auto-text-indent="false"/>
      <style:text-properties fo:color="#000080" style:font-name="Mukti Narrow" fo:language="en" fo:country="US" fo:background-color="#ffffff" style:font-name-asian="Mukti Narrow"/>
    </style:style>
    <style:style style:name="P42" style:family="paragraph" style:parent-style-name="Text_20_body">
      <style:paragraph-properties fo:margin-left="0in" fo:margin-right="0in" fo:margin-top="0in" fo:margin-bottom="0in" fo:text-indent="0in" style:auto-text-indent="false"/>
      <style:text-properties style:font-name="Mukti Narrow" fo:font-size="12pt" style:font-name-asian="Mukti Narrow"/>
    </style:style>
    <style:style style:name="P43" style:family="paragraph" style:parent-style-name="Text_20_body">
      <style:paragraph-properties fo:margin-left="0in" fo:margin-right="0in" fo:margin-top="0in" fo:margin-bottom="0in" fo:text-indent="0in" style:auto-text-indent="false"/>
      <style:text-properties style:font-name="Mukti Narrow" style:font-name-asian="Mukti Narrow"/>
    </style:style>
    <style:style style:name="P44" style:family="paragraph" style:parent-style-name="Text_20_body">
      <style:paragraph-properties fo:margin-left="0in" fo:margin-right="0in" fo:margin-top="0in" fo:margin-bottom="0in" fo:text-indent="0in" style:auto-text-indent="false" fo:padding="0in" fo:border="none"/>
      <style:text-properties fo:color="#000000" style:font-name="Mukti Narrow" fo:background-color="#ffffff" style:font-name-asian="Mukti Narrow"/>
    </style:style>
    <style:style style:name="P45" style:family="paragraph" style:parent-style-name="Text_20_body">
      <style:paragraph-properties fo:margin-left="0in" fo:margin-right="0in" fo:margin-top="0in" fo:margin-bottom="0in" fo:text-indent="0in" style:auto-text-indent="false" fo:padding="0in" fo:border="none"/>
      <style:text-properties fo:color="#000000" style:font-name="Mukti Narrow" fo:background-color="#ffffff" style:font-name-asian="Mukti Narrow" style:font-size-asian="12pt" style:language-asian="en" style:country-asian="US"/>
    </style:style>
    <style:style style:name="P46" style:family="paragraph" style:parent-style-name="Table_20_Contents">
      <style:paragraph-properties fo:margin-left="0in" fo:margin-right="0in" fo:margin-top="0in" fo:margin-bottom="0in" fo:text-indent="0in" style:auto-text-indent="false" fo:padding="0in" fo:border="none"/>
      <style:text-properties fo:color="#000000" style:font-name="Mukti Narrow" fo:language="en" fo:country="US" style:font-name-asian="Mukti Narrow"/>
    </style:style>
    <style:style style:name="P47" style:family="paragraph" style:parent-style-name="Table_20_Contents">
      <style:paragraph-properties fo:margin-left="0in" fo:margin-right="0in" fo:margin-top="0in" fo:margin-bottom="0in" fo:text-indent="0in" style:auto-text-indent="false" fo:padding="0in" fo:border="none"/>
      <style:text-properties fo:color="#000000" style:font-name="Mukti Narrow" style:font-name-asian="Mukti Narrow"/>
    </style:style>
    <style:style style:name="P48" style:family="paragraph" style:parent-style-name="Table_20_Contents">
      <style:paragraph-properties fo:margin-left="0in" fo:margin-right="0in" fo:margin-top="0in" fo:margin-bottom="0in" fo:text-indent="0in" style:auto-text-indent="false" fo:padding="0in" fo:border="none"/>
      <style:text-properties fo:color="#000000" style:font-name="Mukti Narrow" style:font-name-asian="Mukti Narrow" style:font-size-asian="12pt"/>
    </style:style>
    <style:style style:name="P49" style:family="paragraph" style:parent-style-name="Table_20_Contents">
      <style:paragraph-properties fo:margin-left="0in" fo:margin-right="0in" fo:margin-top="0in" fo:margin-bottom="0in" fo:text-indent="0in" style:auto-text-indent="false" fo:padding="0in" fo:border="none"/>
      <style:text-properties fo:color="#000000" style:font-name="Mukti Narrow" fo:font-size="12pt" fo:language="en" fo:country="US" style:font-name-asian="Mukti Narrow"/>
    </style:style>
    <style:style style:name="P50" style:family="paragraph" style:parent-style-name="Table_20_Contents">
      <style:paragraph-properties fo:margin-left="0in" fo:margin-right="0in" fo:margin-top="0in" fo:margin-bottom="0in" fo:text-indent="0in" style:auto-text-indent="false" fo:padding="0in" fo:border="none"/>
      <style:text-properties style:font-name="Mukti Narrow" style:font-name-asian="Mukti Narrow"/>
    </style:style>
    <style:style style:name="P51" style:family="paragraph" style:parent-style-name="Text_20_body">
      <style:paragraph-properties fo:margin-left="0in" fo:margin-right="0in" fo:margin-top="0in" fo:margin-bottom="0in" fo:text-indent="0in" style:auto-text-indent="false" fo:background-color="#d9d9d9" fo:padding="0in" fo:border="none">
        <style:background-image/>
      </style:paragraph-properties>
      <style:text-properties fo:color="#000000" style:font-name="Mukti Narrow" fo:font-size="12pt" fo:language="en" fo:country="US" fo:background-color="#d9d9d9" style:font-name-asian="Mukti Narrow"/>
    </style:style>
    <style:style style:name="P52" style:family="paragraph" style:parent-style-name="Text_20_body">
      <style:paragraph-properties fo:margin-left="0in" fo:margin-right="0in" fo:margin-top="0in" fo:margin-bottom="0in" fo:text-indent="0in" style:auto-text-indent="false" fo:background-color="#d9d9d9" fo:padding="0in" fo:border="none">
        <style:background-image/>
      </style:paragraph-properties>
      <style:text-properties fo:color="#000000" style:font-name="Mukti Narrow" fo:background-color="#d9d9d9" style:font-name-asian="Mukti Narrow"/>
    </style:style>
    <style:style style:name="P53" style:family="paragraph" style:parent-style-name="Text_20_body">
      <style:paragraph-properties fo:margin-left="0in" fo:margin-right="0in" fo:margin-top="0.0693in" fo:margin-bottom="0in" fo:text-align="start" style:justify-single-word="false" fo:text-indent="0in" style:auto-text-indent="false"/>
      <style:text-properties fo:color="#000000" style:font-name="Mukti Narrow" fo:background-color="#ffffff" style:font-name-asian="Mukti Narrow"/>
    </style:style>
    <style:style style:name="P54" style:family="paragraph" style:parent-style-name="Text_20_body">
      <style:paragraph-properties fo:margin-left="0in" fo:margin-right="0in" fo:margin-top="0.0693in" fo:margin-bottom="0.0693in" fo:text-indent="0in" style:auto-text-indent="false"/>
      <style:text-properties fo:color="#000000" style:font-name="Mukti Narrow" fo:font-size="12pt" fo:language="en" fo:country="US" fo:background-color="#ffffff" style:font-name-asian="Mukti Narrow"/>
    </style:style>
    <style:style style:name="P55" style:family="paragraph" style:parent-style-name="Text_20_body">
      <style:paragraph-properties fo:margin-left="0in" fo:margin-right="0in" fo:margin-top="0.0693in" fo:margin-bottom="0.0693in" fo:text-indent="0in" style:auto-text-indent="false"/>
      <style:text-properties fo:color="#000000" style:font-name="Mukti Narrow" fo:background-color="#ffffff" style:font-name-asian="Mukti Narrow"/>
    </style:style>
    <style:style style:name="P56" style:family="paragraph" style:parent-style-name="Text_20_body">
      <style:paragraph-properties fo:margin-left="0in" fo:margin-right="0in" fo:margin-top="0in" fo:margin-bottom="0in" fo:text-indent="0.2917in" style:auto-text-indent="false"/>
      <style:text-properties fo:color="#000000" style:font-name="Mukti Narrow" style:font-name-asian="Mukti Narrow"/>
    </style:style>
    <style:style style:name="P57" style:family="paragraph" style:parent-style-name="Text_20_body">
      <style:paragraph-properties fo:margin-left="0in" fo:margin-right="0in" fo:margin-top="0in" fo:margin-bottom="0in" fo:text-indent="0.2917in" style:auto-text-indent="false"/>
      <style:text-properties fo:color="#000000" style:font-name="Mukti Narrow" fo:background-color="#ffffff" style:font-name-asian="Mukti Narrow"/>
    </style:style>
    <style:style style:name="P58" style:family="paragraph" style:parent-style-name="Text_20_body">
      <style:paragraph-properties fo:margin-left="0in" fo:margin-right="0in" fo:margin-top="0in" fo:margin-bottom="0in" fo:text-indent="0.2917in" style:auto-text-indent="false"/>
      <style:text-properties fo:color="#000000" style:font-name="Mukti Narrow" fo:background-color="#ffffff" style:font-name-asian="Mukti Narrow" style:font-size-asian="12pt" style:language-asian="en" style:country-asian="US"/>
    </style:style>
    <style:style style:name="P59" style:family="paragraph" style:parent-style-name="Text_20_body">
      <style:paragraph-properties fo:margin-left="0in" fo:margin-right="0in" fo:margin-top="0in" fo:margin-bottom="0in" fo:text-indent="0.2917in" style:auto-text-indent="false"/>
      <style:text-properties fo:color="#000000" style:font-name="Mukti Narrow" fo:background-color="#ffffff" style:font-name-asian="Mukti Narrow" style:font-size-asian="12pt" style:language-asian="en" style:country-asian="US" style:font-weight-asian="bold"/>
    </style:style>
    <style:style style:name="P60" style:family="paragraph" style:parent-style-name="Text_20_body">
      <style:paragraph-properties fo:margin-left="0in" fo:margin-right="0in" fo:margin-top="0in" fo:margin-bottom="0in" fo:text-indent="0.2917in" style:auto-text-indent="false"/>
      <style:text-properties fo:color="#000000" style:font-name="Mukti Narrow" fo:font-size="9pt" fo:language="en" fo:country="US" fo:background-color="#ffffff" style:font-name-asian="Mukti Narrow"/>
    </style:style>
    <style:style style:name="P61" style:family="paragraph" style:parent-style-name="Text_20_body">
      <style:paragraph-properties fo:margin-left="0in" fo:margin-right="0in" fo:margin-top="0in" fo:margin-bottom="0in" fo:text-indent="0.2917in" style:auto-text-indent="false"/>
      <style:text-properties fo:color="#000000" style:font-name="Mukti Narrow" fo:font-size="12pt" fo:language="en" fo:country="US" fo:font-weight="bold" fo:background-color="#ffffff" style:font-name-asian="Mukti Narrow"/>
    </style:style>
    <style:style style:name="P62" style:family="paragraph" style:parent-style-name="Text_20_body">
      <style:paragraph-properties fo:margin-left="0in" fo:margin-right="0in" fo:margin-top="0in" fo:margin-bottom="0in" fo:text-indent="0.2917in" style:auto-text-indent="false"/>
      <style:text-properties fo:color="#000000" style:font-name="Mukti Narrow" fo:font-size="12pt" fo:language="en" fo:country="US" fo:background-color="#ffffff" style:font-name-asian="Mukti Narrow"/>
    </style:style>
    <style:style style:name="P63" style:family="paragraph" style:parent-style-name="Text_20_body">
      <style:paragraph-properties fo:margin-left="0in" fo:margin-right="0in" fo:margin-top="0in" fo:margin-bottom="0in" fo:text-indent="0.2917in" style:auto-text-indent="false"/>
      <style:text-properties fo:color="#000080" style:font-name="Mukti Narrow" fo:font-size="12pt" fo:language="en" fo:country="US" fo:background-color="#ffffff" style:font-name-asian="Mukti Narrow"/>
    </style:style>
    <style:style style:name="P64" style:family="paragraph" style:parent-style-name="Text_20_body">
      <style:paragraph-properties fo:margin-left="0in" fo:margin-right="0in" fo:margin-top="0in" fo:margin-bottom="0in" fo:text-indent="0.2917in" style:auto-text-indent="false" fo:padding="0in" fo:border="none"/>
      <style:text-properties fo:color="#000000" style:font-name="Mukti Narrow" fo:background-color="#ffffff" style:font-name-asian="Mukti Narrow"/>
    </style:style>
    <style:style style:name="P65" style:family="paragraph" style:parent-style-name="Text_20_body">
      <style:paragraph-properties fo:margin-left="0in" fo:margin-right="0in" fo:margin-top="0in" fo:margin-bottom="0in" fo:text-indent="0.2917in" style:auto-text-indent="false" fo:padding="0in" fo:border="none"/>
      <style:text-properties fo:color="#000000" style:font-name="Mukti Narrow" fo:background-color="#ffffff" style:font-name-asian="Mukti Narrow" style:font-size-asian="12pt" style:language-asian="en" style:country-asian="US"/>
    </style:style>
    <style:style style:name="P66" style:family="paragraph" style:parent-style-name="Text_20_body">
      <style:paragraph-properties fo:margin-left="0in" fo:margin-right="0in" fo:margin-top="0in" fo:margin-bottom="0in" fo:text-indent="0.2917in" style:auto-text-indent="false" fo:padding="0in" fo:border="none"/>
      <style:text-properties fo:color="#000000" style:font-name="Mukti Narrow" fo:font-size="12pt" fo:language="en" fo:country="US" fo:background-color="#ffffff" style:font-name-asian="Mukti Narrow"/>
    </style:style>
    <style:style style:name="P67" style:family="paragraph" style:parent-style-name="Text_20_body">
      <style:paragraph-properties fo:margin-left="0.2917in" fo:margin-right="0in" fo:margin-top="0in" fo:margin-bottom="0in" fo:text-indent="-0.2917in" style:auto-text-indent="false"/>
      <style:text-properties fo:color="#000000" style:font-name="Mukti Narrow" style:font-name-asian="Mukti Narrow"/>
    </style:style>
    <style:style style:name="P68" style:family="paragraph" style:parent-style-name="Text_20_body">
      <style:paragraph-properties fo:margin-left="0.2917in" fo:margin-right="0in" fo:margin-top="0in" fo:margin-bottom="0in" fo:text-indent="-0.2917in" style:auto-text-indent="false"/>
      <style:text-properties fo:color="#000000" style:font-name="Mukti Narrow" fo:background-color="#ffffff" style:font-name-asian="Mukti Narrow"/>
    </style:style>
    <style:style style:name="P69" style:family="paragraph" style:parent-style-name="Text_20_body">
      <style:paragraph-properties fo:margin-left="0.5835in" fo:margin-right="0in" fo:margin-top="0in" fo:margin-bottom="0in" fo:text-indent="-0.2917in" style:auto-text-indent="false"/>
      <style:text-properties fo:color="#000000" style:font-name="Mukti Narrow" fo:background-color="#ffffff" style:font-name-asian="Mukti Narrow"/>
    </style:style>
    <style:style style:name="P70" style:family="paragraph" style:parent-style-name="Text_20_body">
      <style:paragraph-properties fo:margin-left="0.5835in" fo:margin-right="0in" fo:margin-top="0in" fo:margin-bottom="0in" fo:text-indent="-0.2917in" style:auto-text-indent="false"/>
      <style:text-properties fo:color="#000000" style:font-name="Mukti Narrow" style:font-name-asian="Mukti Narrow"/>
    </style:style>
    <style:style style:name="P71" style:family="paragraph" style:parent-style-name="Text_20_body">
      <style:paragraph-properties fo:margin-left="0.5835in" fo:margin-right="0in" fo:margin-top="0in" fo:margin-bottom="0in" fo:text-indent="-0.2917in" style:auto-text-indent="false"/>
      <style:text-properties style:font-name="Mukti Narrow" style:font-name-asian="Mukti Narrow"/>
    </style:style>
    <style:style style:name="P72" style:family="paragraph" style:parent-style-name="Text_20_body">
      <style:paragraph-properties fo:margin-left="0.2917in" fo:margin-right="0in" fo:margin-top="0in" fo:margin-bottom="0in" fo:text-indent="0in" style:auto-text-indent="false"/>
      <style:text-properties fo:color="#000000" style:font-name="Mukti Narrow" fo:background-color="#ffffff" style:font-name-asian="Mukti Narrow"/>
    </style:style>
    <style:style style:name="P73" style:family="paragraph" style:parent-style-name="Text_20_body">
      <style:paragraph-properties fo:margin-left="0.2917in" fo:margin-right="0in" fo:margin-top="0in" fo:margin-bottom="0in" fo:text-indent="0in" style:auto-text-indent="false"/>
      <style:text-properties fo:color="#000000" style:font-name="Mukti Narrow" fo:background-color="#ffffff" style:font-name-asian="Mukti Narrow" style:font-size-asian="12pt" style:language-asian="en" style:country-asian="US"/>
    </style:style>
    <style:style style:name="P74" style:family="paragraph" style:parent-style-name="Text_20_body">
      <style:paragraph-properties fo:margin-left="0.2917in" fo:margin-right="0in" fo:margin-top="0in" fo:margin-bottom="0in" fo:text-indent="0in" style:auto-text-indent="false"/>
      <style:text-properties fo:color="#000080" style:font-name="Mukti Narrow" fo:background-color="#ffffff" style:font-name-asian="Mukti Narrow"/>
    </style:style>
    <style:style style:name="P75" style:family="paragraph" style:parent-style-name="Text_20_body">
      <style:paragraph-properties fo:margin-left="0.2917in" fo:margin-right="0in" fo:margin-top="0in" fo:margin-bottom="0in" fo:text-indent="0.2917in" style:auto-text-indent="false"/>
      <style:text-properties fo:color="#000000" style:font-name="Mukti Narrow" fo:background-color="#ffffff" style:font-name-asian="Mukti Narrow"/>
    </style:style>
    <style:style style:name="P76" style:family="paragraph" style:parent-style-name="Text_20_body">
      <style:paragraph-properties fo:margin-left="0.2917in" fo:margin-right="0in" fo:margin-top="0in" fo:margin-bottom="0in" fo:text-indent="0.2917in" style:auto-text-indent="false"/>
      <style:text-properties fo:color="#000000" style:font-name="Mukti Narrow" fo:font-size="12pt" fo:language="en" fo:country="US" fo:background-color="#ffffff" style:font-name-asian="Mukti Narrow"/>
    </style:style>
    <style:style style:name="P77" style:family="paragraph" style:parent-style-name="Text_20_body">
      <style:paragraph-properties fo:margin-left="0.5835in" fo:margin-right="0in" fo:margin-top="0in" fo:margin-bottom="0in" fo:text-indent="0.2917in" style:auto-text-indent="false"/>
      <style:text-properties fo:color="#000000" style:font-name="Mukti Narrow" fo:background-color="#ffffff" style:font-name-asian="Mukti Narrow"/>
    </style:style>
    <style:style style:name="P78" style:family="paragraph" style:parent-style-name="Text_20_body">
      <style:paragraph-properties fo:margin-left="0.5835in" fo:margin-right="0in" fo:margin-top="0in" fo:margin-bottom="0in" fo:text-indent="-0.2953in" style:auto-text-indent="false"/>
      <style:text-properties fo:color="#000000" style:font-name="Mukti Narrow" fo:background-color="#ffffff" style:font-name-asian="Mukti Narrow"/>
    </style:style>
    <style:style style:name="P79" style:family="paragraph" style:parent-style-name="Text_20_body">
      <style:paragraph-properties fo:margin-left="0.8752in" fo:margin-right="0in" fo:margin-top="0in" fo:margin-bottom="0in" fo:text-indent="-0.2917in" style:auto-text-indent="false"/>
      <style:text-properties fo:color="#000000" style:font-name="Mukti Narrow" fo:background-color="#ffffff" style:font-name-asian="Mukti Narrow"/>
    </style:style>
    <style:style style:name="P80" style:family="paragraph" style:parent-style-name="Text_20_body">
      <style:paragraph-properties fo:margin-left="0.2953in" fo:margin-right="0in" fo:margin-top="0in" fo:margin-bottom="0in" fo:text-indent="-0.2953in" style:auto-text-indent="false"/>
      <style:text-properties fo:color="#000000" style:font-name="Mukti Narrow" fo:background-color="#ffffff" style:font-name-asian="Mukti Narrow"/>
    </style:style>
    <style:style style:name="P81" style:family="paragraph" style:parent-style-name="Text_20_body">
      <style:paragraph-properties fo:margin-left="0.2953in" fo:margin-right="0in" fo:margin-top="0in" fo:margin-bottom="0in" fo:text-indent="-0.2953in" style:auto-text-indent="false"/>
      <style:text-properties fo:color="#000000" style:font-name="Mukti Narrow" fo:font-size="12pt" fo:language="en" fo:country="US" fo:background-color="#ffffff" style:font-name-asian="Mukti Narrow"/>
    </style:style>
    <style:style style:name="P82" style:family="paragraph" style:parent-style-name="Text_20_body">
      <style:paragraph-properties fo:margin-left="0.5866in" fo:margin-right="0in" fo:margin-top="0in" fo:margin-bottom="0in" fo:text-indent="-0.2953in" style:auto-text-indent="false"/>
      <style:text-properties fo:color="#000080" style:font-name="Mukti Narrow" fo:background-color="#ffffff" style:font-name-asian="Mukti Narrow"/>
    </style:style>
    <style:style style:name="P83" style:family="paragraph" style:parent-style-name="Quotations">
      <style:text-properties style:font-name="Mukti Narrow" style:font-name-asian="Mukti Narrow"/>
    </style:style>
    <style:style style:name="P84" style:family="paragraph" style:parent-style-name="Heading_20_3">
      <style:text-properties style:font-name="Mukti Narrow" style:font-name-asian="Mukti Narrow"/>
    </style:style>
    <style:style style:name="P85" style:family="paragraph" style:parent-style-name="Text_20_body" style:list-style-name="L1">
      <style:text-properties fo:color="#008080" style:font-name="Mukti Narrow" style:font-name-asian="Mukti Narrow"/>
    </style:style>
    <style:style style:name="P86" style:family="paragraph" style:parent-style-name="Text_20_body" style:list-style-name="L2">
      <style:text-properties fo:color="#008080" style:font-name="Mukti Narrow" style:font-name-asian="Mukti Narrow"/>
    </style:style>
    <style:style style:name="P87" style:family="paragraph" style:parent-style-name="Text_20_body" style:list-style-name="L3">
      <style:text-properties fo:color="#008080" style:font-name="Mukti Narrow" style:font-name-asian="Mukti Narrow"/>
    </style:style>
    <style:style style:name="P88" style:family="paragraph" style:parent-style-name="Text_20_body" style:list-style-name="L4">
      <style:text-properties fo:color="#008080" style:font-name="Mukti Narrow" style:font-name-asian="Mukti Narrow"/>
    </style:style>
    <style:style style:name="P89" style:family="paragraph" style:parent-style-name="Text_20_body" style:list-style-name="L2">
      <style:paragraph-properties fo:margin-top="0in" fo:margin-bottom="0in"/>
      <style:text-properties fo:color="#008080" style:font-name="Mukti Narrow" style:font-name-asian="Mukti Narrow"/>
    </style:style>
    <style:style style:name="P90" style:family="paragraph" style:parent-style-name="Text_20_body" style:list-style-name="L4">
      <style:paragraph-properties fo:margin-top="0in" fo:margin-bottom="0in"/>
      <style:text-properties fo:color="#008080" style:font-name="Mukti Narrow" style:font-name-asian="Mukti Narrow"/>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font-size="12pt"/>
    </style:style>
    <style:style style:name="T4" style:family="text">
      <style:text-properties fo:color="#000000" fo:font-size="12pt" fo:language="en" fo:country="US"/>
    </style:style>
    <style:style style:name="T5" style:family="text">
      <style:text-properties fo:color="#000000" fo:font-size="12pt" fo:language="en" fo:country="US" fo:background-color="#ffffff"/>
    </style:style>
    <style:style style:name="T6" style:family="text">
      <style:text-properties fo:color="#000000" style:font-size-asian="12pt"/>
    </style:style>
    <style:style style:name="T7" style:family="text">
      <style:text-properties fo:color="#000000" style:font-size-asian="12pt" style:font-weight-asian="bold"/>
    </style:style>
    <style:style style:name="T8" style:family="text">
      <style:text-properties fo:color="#000000" style:font-size-asian="12pt" style:language-asian="en" style:country-asian="US"/>
    </style:style>
    <style:style style:name="T9" style:family="text">
      <style:text-properties fo:color="#000000" style:font-size-asian="18pt" style:font-weight-asian="bold"/>
    </style:style>
    <style:style style:name="T10" style:family="text">
      <style:text-properties fo:color="#000000" fo:background-color="#ffffff"/>
    </style:style>
    <style:style style:name="T11" style:family="text">
      <style:text-properties fo:language="en" fo:country="US" fo:font-weight="bold"/>
    </style:style>
    <style:style style:name="T12" style:family="text">
      <style:text-properties fo:font-size="12pt" fo:language="en" fo:country="US"/>
    </style:style>
    <style:style style:name="T13" style:family="text">
      <style:text-properties fo:font-size="12pt" fo:language="en" fo:country="US" fo:font-weight="bold"/>
    </style:style>
    <style:style style:name="T14" style:family="text">
      <style:text-properties fo:font-size="12pt" fo:language="en" fo:country="US" fo:font-weight="bold" fo:background-color="#ffffff"/>
    </style:style>
    <style:style style:name="T15" style:family="text">
      <style:text-properties fo:font-size="12pt" fo:language="en" fo:country="US" fo:background-color="#ffffff"/>
    </style:style>
    <style:style style:name="T16" style:family="text">
      <style:text-properties style:font-size-asian="12pt"/>
    </style:style>
    <style:style style:name="T17" style:family="text">
      <style:text-properties style:font-size-asian="12pt" style:font-weight-asian="bold"/>
    </style:style>
    <style:style style:name="T18" style:family="text">
      <style:text-properties style:font-size-asian="12pt" style:language-asian="en" style:country-asian="US"/>
    </style:style>
    <style:style style:name="T19" style:family="text">
      <style:text-properties style:font-size-asian="12pt" style:language-asian="en" style:country-asian="US" style:font-weight-asian="bold"/>
    </style:style>
    <style:style style:name="T20" style:family="text">
      <style:text-properties fo:color="#99284c" fo:font-size="13pt" fo:language="en" fo:country="US" style:font-size-asian="13pt" style:font-size-complex="13pt"/>
    </style:style>
    <style:style style:name="T21" style:family="text">
      <style:text-properties fo:color="#99284c" fo:font-size="13pt" style:font-size-asian="13pt" style:font-size-complex="13pt"/>
    </style:style>
    <style:style style:name="T22" style:family="text">
      <style:text-properties fo:color="#99284c" fo:font-size="13pt" style:font-size-asian="13pt" style:language-asian="zh" style:country-asian="CN" style:font-size-complex="13pt"/>
    </style:style>
    <style:style style:name="T23" style:family="text">
      <style:text-properties fo:color="#99284c" style:font-name="Mukti Narrow" fo:font-size="13pt" fo:language="en" fo:country="US" style:font-name-asian="Mukti Narrow" style:font-size-asian="13pt" style:font-size-complex="13pt"/>
    </style:style>
    <style:style style:name="T24" style:family="text">
      <style:text-properties fo:color="#99284c" style:font-name="Mukti Narrow" fo:font-size="13pt" fo:language="en" fo:country="US" fo:font-weight="normal" style:font-name-asian="Mukti Narrow" style:font-size-asian="13pt" style:font-weight-asian="normal" style:font-size-complex="13pt" style:font-weight-complex="normal"/>
    </style:style>
    <style:style style:name="T25" style:family="text">
      <style:text-properties fo:color="#99284c" style:font-name="Mukti Narrow" fo:font-size="13pt" style:font-name-asian="Mukti Narrow" style:font-size-asian="13pt" style:font-size-complex="13pt"/>
    </style:style>
    <style:style style:name="T26" style:family="text">
      <style:text-properties fo:color="#99284c" style:font-name="Mukti Narrow" fo:font-size="13pt" fo:font-weight="normal" style:font-name-asian="Mukti Narrow" style:font-size-asian="13pt" style:font-weight-asian="normal" style:font-size-complex="13pt" style:font-weight-complex="normal"/>
    </style:style>
    <style:style style:name="T27" style:family="text">
      <style:text-properties fo:font-weight="bold"/>
    </style:style>
    <style:style style:name="T28" style:family="text">
      <style:text-properties style:font-weight-asian="bold"/>
    </style:style>
    <style:style style:name="T29" style:family="text">
      <style:text-properties fo:color="#008000" fo:font-size="13pt" style:font-size-asian="13pt" style:font-size-complex="13pt"/>
    </style:style>
    <style:style style:name="T30" style:family="text">
      <style:text-properties fo:color="#008000" fo:font-size="13pt" fo:language="en" fo:country="US" style:font-size-asian="13pt" style:font-size-complex="13pt"/>
    </style:style>
    <style:style style:name="T31" style:family="text">
      <style:text-properties fo:color="#008000" style:font-name="Mukti Narrow" fo:font-size="13pt" fo:language="en" fo:country="US" style:font-name-asian="Mukti Narrow" style:font-size-asian="13pt" style:font-size-complex="13pt"/>
    </style:style>
    <style:style style:name="T32" style:family="text">
      <style:text-properties fo:color="#008000" style:font-name="Mukti Narrow" fo:font-size="13pt" style:font-name-asian="Mukti Narrow" style:font-size-asian="13pt" style:font-size-complex="13pt"/>
    </style:style>
    <style:style style:name="T33" style:family="text">
      <style:text-properties style:font-size-asian="16pt" style:font-weight-asian="bold"/>
    </style:style>
    <style:style style:name="T34" style:family="text">
      <style:text-properties style:font-size-asian="16pt" style:language-asian="en" style:country-asian="US" style:font-weight-asian="bold"/>
    </style:style>
    <style:style style:name="T35" style:family="text">
      <style:text-properties fo:font-size="16pt" fo:language="en" fo:country="US" fo:font-weight="bold"/>
    </style:style>
    <style:style style:name="T36" style:family="text">
      <style:text-properties fo:font-variant="normal" fo:text-transform="none"/>
    </style:style>
    <style:style style:name="T37" style:family="text">
      <style:text-properties fo:font-variant="normal" fo:text-transform="none" fo:color="#000000" fo:font-size="12pt" fo:language="en" fo:country="US"/>
    </style:style>
    <style:style style:name="T38" style:family="text">
      <style:text-properties fo:font-variant="normal" fo:text-transform="none" fo:font-size="12pt" fo:language="en" fo:country="US"/>
    </style:style>
    <style:style style:name="T39" style:family="text">
      <style:text-properties fo:font-variant="normal" fo:text-transform="none" fo:language="en" fo:country="US"/>
    </style:style>
    <style:style style:name="T40" style:family="text">
      <style:text-properties fo:font-variant="normal" fo:text-transform="none" fo:language="en" fo:country="US" fo:background-color="#ffffff"/>
    </style:style>
    <style:style style:name="T41" style:family="text">
      <style:text-properties fo:color="#008080"/>
    </style:style>
    <style:style style:name="T42" style:family="text">
      <style:text-properties fo:color="#008080" fo:background-color="#ffffff"/>
    </style:style>
    <style:style style:name="T43" style:family="text">
      <style:text-properties fo:color="#008080" fo:font-size="12pt" fo:background-color="#ffffff"/>
    </style:style>
    <style:style style:name="T44" style:family="text">
      <style:text-properties fo:color="#008080" fo:font-size="12pt" fo:language="en" fo:country="US"/>
    </style:style>
    <style:style style:name="T45" style:family="text">
      <style:text-properties fo:color="#008080" fo:font-size="12pt" fo:language="en" fo:country="US" fo:background-color="#ffffff"/>
    </style:style>
    <style:style style:name="T46" style:family="text">
      <style:text-properties fo:color="#008080" fo:language="en" fo:country="US" fo:background-color="#ffffff"/>
    </style:style>
    <style:style style:name="T47" style:family="text">
      <style:text-properties fo:background-color="#ffffff" style:font-size-asian="12pt"/>
    </style:style>
    <style:style style:name="T48" style:family="text">
      <style:text-properties fo:color="#000080"/>
    </style:style>
    <style:style style:name="T49" style:family="text">
      <style:text-properties fo:color="#000080" fo:background-color="#ffffff"/>
    </style:style>
    <style:style style:name="T50" style:family="text">
      <style:text-properties fo:color="#000080" fo:font-size="12pt" fo:background-color="#ffffff"/>
    </style:style>
    <style:style style:name="T51" style:family="text">
      <style:text-properties fo:color="#000080" fo:font-size="12pt" fo:language="en" fo:country="US"/>
    </style:style>
    <style:style style:name="T52" style:family="text">
      <style:text-properties fo:color="#000080" fo:font-size="12pt" fo:language="en" fo:country="US" fo:background-color="#ffffff"/>
    </style:style>
    <style:style style:name="T53" style:family="text">
      <style:text-properties fo:color="#000080" fo:language="en" fo:country="US" fo:background-color="#ffffff"/>
    </style:style>
    <style:style style:name="T54" style:family="text">
      <style:text-properties fo:color="#000080" style:font-size-asian="12pt" style:language-asian="en" style:country-asian="US"/>
    </style:style>
    <style:style style:name="T55" style:family="text">
      <style:text-properties fo:color="#0000ff"/>
    </style:style>
    <style:style style:name="T56" style:family="text">
      <style:text-properties fo:color="#0000ff" fo:font-size="12pt" fo:language="en" fo:country="US"/>
    </style:style>
    <style:style style:name="T57" style:family="text">
      <style:text-properties fo:color="#0000ff" fo:font-size="12pt" fo:language="en" fo:country="US" fo:background-color="#ffffff"/>
    </style:style>
    <style:style style:name="T58" style:family="text">
      <style:text-properties fo:color="#0000ff" fo:language="en" fo:country="US" fo:background-color="#ffffff"/>
    </style:style>
    <style:style style:name="T59" style:family="text">
      <style:text-properties fo:color="#ff0000" fo:font-style="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D（ Security Identifiers）安全标识符，是标识用户、组和计算机帐户的唯一的号码</text:p>
      <text:p text:style-name="P3"/>
      <text:p text:style-name="P3">RAC (Oracle Real Application Cluster) “真正应用集群” <text:s text:c="4"/>它一般有两台或者两台以上同构计算机及共享存储设备构成</text:p>
      <text:p text:style-name="P4"/>
      <text:p text:style-name="P4"/>
      <text:p text:style-name="P1">--查看数据库链接 数: </text:p>
      <text:p text:style-name="P1"/>
      <text:p text:style-name="P10">select sid,serial#,username,program,machine,status </text:p>
      <text:p text:style-name="P9">from v$session; </text:p>
      <text:p text:style-name="P1"/>
      <text:p text:style-name="P1"/>
      <text:p text:style-name="P1"/>
      <text:p text:style-name="P1"/>
      <text:p text:style-name="P1">-- 查看那些用户在使用数据库 </text:p>
      <text:p text:style-name="P1">select distinct username from v$session; </text:p>
      <text:p text:style-name="P1"/>
      <text:p text:style-name="P1">-- 查看数据库的SID <text:s/>??</text:p>
      <text:p text:style-name="P1"/>
      <text:p text:style-name="P1"/>
      <text:p text:style-name="P2">select name from v$database; <text:line-break/>也可以直接查看 init.ora文件 </text:p>
      <text:p text:style-name="P1"/>
      <text:p text:style-name="P1">-- 查看系统被锁的事务时间 </text:p>
      <text:p text:style-name="P1">select * from v$locked_object; </text:p>
      <text:p text:style-name="P1"/>
      <text:p text:style-name="P1">-- 监控正在执行的事务 </text:p>
      <text:p text:style-name="P1">select * from v$transaction; </text:p>
      <text:p text:style-name="P1"/>
      <text:p text:style-name="P1">-- 查看是不是采用了RAC </text:p>
      <text:p text:style-name="P1">select * from gv$instance; </text:p>
      <text:p text:style-name="P1"/>
      <text:p text:style-name="P4"/>
      <text:p text:style-name="P4"/>
      <text:p text:style-name="P4"/>
      <text:p text:style-name="P4"/>
      <text:p text:style-name="P11"><text:soft-page-break/></text:p>
      <text:list xml:id="list1639003288" text:style-name="L1">
        <text:list-item>
          <text:p text:style-name="P85">使用动态性能表里面的数据，类似的表格在oracle中很多，性能最多的是V$SYSSTAT视图。但是动态性能表是针对每个数据库实例 的性能数据。对于动态性能表的介绍请参照附件中的文件 </text:p>
        </text:list-item>
      </text:list>
      <text:list xml:id="list283444701" text:style-name="L2">
        <text:list-item>
          <text:p text:style-name="P89">通过SQL*Plus登录进入oracle的某个实例，然后执行 select name,value from v$sysstat 即可列出sysstat视图中的数据，对于一些类似于hit_rate的性能，可以通过执行SQL语句进行运算得到结果 </text:p>
        </text:list-item>
        <text:list-item>
          <text:p text:style-name="P89">而在实际中是使用C代码编程实现，方法一是通过OCI接口编程连接oracle数据库执行上面的一系列命令得到监控所需的性能，但是此 种方法必须要在部署监控软件的机器上安装Oracle以获得OCI的库，头文件等等。 </text:p>
        </text:list-item>
        <text:list-item>
          <text:p text:style-name="P89">方法二是通过在PRO*C中嵌入SQL语句实现得到动态性能表里面的性能数据，这种方法简单易行，只要嵌入SQL语句就ok了，关键点 也是必须要在部署监控软件的机器上安装Oracle，以获得把嵌入的sql语句转换成C"认识"的Oracle预编译器 </text:p>
        </text:list-item>
        <text:list-item>
          <text:p text:style-name="P86">方法三通过在C语言中嵌入java代码，用JDBC的驱动连接进Oracle数据库，执行select语句获得oracle的性能。这 种方法要在部署监控软件的机器上安装jre用以支持java，目前此种方法是最可行的，难点在于如何在c语言中嵌入java和得到数据后如何处理。 </text:p>
        </text:list-item>
      </text:list>
      <text:list xml:id="list1856916337" text:style-name="L3">
        <text:list-item>
          <text:p text:style-name="P87">使用SNMP进行监控，但是对于不同的版本有所区别，对8i，9i，可以直接配置oracle然后就可以取到其的mib，而对于 10g，11g则是需要下载一个"enterprise management agent"配置之后才能取到mib，这就有了限制。 </text:p>
        </text:list-item>
      </text:list>
      <text:list xml:id="list2087183044" text:style-name="L4">
        <text:list-item>
          <text:p text:style-name="P90">对于8i和9i，数据库安装完成之后，$oracle_home/network/snmp里面有现成的脚本，执行start_peer -a 之后，再加上agentctl start就可以通过snmp进行监控了。 </text:p>
        </text:list-item>
        <text:list-item>
          <text:p text:style-name="P88">10g版本通过snmp监控，需要安装enterprise management agent，并进行一些配置，附件中的文件有相信的介绍步骤。 </text:p>
        </text:list-item>
      </text:list>
      <text:p text:style-name="P8"/>
      <text:p text:style-name="Text_20_body"><text:span text:style-name="Strong_20_Emphasis"><text:span text:style-name="T23"><text:tab/><text:tab/><text:tab/><text:tab/><text:tab/></text:span></text:span><text:span text:style-name="Strong_20_Emphasis"><text:span text:style-name="T24"><text:tab/>document.body.oncopy = function () {<text:line-break/><text:tab/><text:tab/><text:tab/><text:tab/><text:tab/><text:tab/><text:tab/>if (window.clipboardData) {<text:line-break/><text:tab/><text:tab/><text:tab/><text:tab/><text:tab/><text:tab/><text:tab/><text:tab/>setTimeout(function () {<text:line-break/><text:tab/><text:tab/><text:tab/><text:tab/><text:tab/><text:tab/><text:tab/><text:tab/><text:tab/>var text = clipboardData.getData("text");<text:line-break/><text:tab/><text:tab/><text:tab/><text:tab/><text:tab/><text:tab/><text:tab/><text:tab/><text:tab/>if (text &amp;&amp; text.length &gt; 300) {<text:line-break/><text:tab/><text:tab/><text:tab/><text:tab/><text:tab/><text:tab/><text:tab/><text:tab/><text:tab/><text:tab/>text = text + "\r\n\n" + location.href;<text:line-break/><text:tab/><text:tab/><text:tab/><text:tab/><text:tab/><text:tab/><text:tab/><text:tab/><text:tab/></text:span></text:span><text:soft-page-break/><text:span text:style-name="Strong_20_Emphasis"><text:span text:style-name="T24"><text:tab/>clipboardData.setData("text", text);<text:line-break/><text:tab/><text:tab/><text:tab/><text:tab/><text:tab/><text:tab/><text:tab/><text:tab/><text:tab/>}<text:line-break/><text:tab/><text:tab/><text:tab/><text:tab/><text:tab/><text:tab/><text:tab/><text:tab/>}, 100);<text:line-break/><text:tab/><text:tab/><text:tab/><text:tab/><text:tab/><text:tab/><text:tab/>}<text:line-break/><text:tab/><text:tab/><text:tab/><text:tab/><text:tab/><text:tab/>}<text:line-break/><text:tab/><text:tab/><text:tab/><text:tab/><text:tab/><text:tab/><text:tab/><text:tab/><text:tab/><text:tab/><text:tab/>function StorePage() { d = document; t = d.selection ? (d.selection.type != 'None' ? d.selection.createRange().text : '') : (d.getSelection ? d.getSelection() : ''); void (keyit = window.open('http://www.365key.com/storeit.aspx?t=' + escape(d.title) + '&amp;u=' + escape(d.location.href) + '&amp;c=' + escape(t), 'keyit', 'scrollbars=no,width=475,height=575,left=75,top=20,status=no,resizable=yes')); keyit.focus(); }V$session </text:span></text:span><text:span text:style-name="Strong_20_Emphasis"><text:span text:style-name="T26">表</text:span></text:span><text:span text:style-name="Strong_20_Emphasis"><text:span text:style-name="T25"><text:line-break/><text:line-break/></text:span></text:span><text:span text:style-name="T23">v$session </text:span><text:span text:style-name="T25">表 中比较常用的几个字段说明</text:span><text:span text:style-name="T23"><text:line-break/><text:line-break/></text:span><text:span text:style-name="T31">1. sid,serial#</text:span><text:span text:style-name="T23"><text:line-break/></text:span><text:span text:style-name="T25">通过</text:span><text:span text:style-name="T23">sid</text:span><text:span text:style-name="T25">我们可以查询与这个</text:span><text:span text:style-name="T23">session</text:span><text:span text:style-name="T25">相关的各种统计信息</text:span><text:span text:style-name="T23">,</text:span><text:span text:style-name="T25">处理信息</text:span><text:span text:style-name="T23">.<text:line-break/>a. select * from v$sesstat where sid = :sid; <text:line-break/></text:span><text:span text:style-name="T25">查询用户相关的各种统计信息</text:span><text:span text:style-name="T23">. <text:line-break/>select a.sid,a.statistic#,b.name,a.value<text:line-break/>from v$sesstat a,v$statname b<text:line-break/>where a.statistic# = b.statistic#<text:line-break/>and a.sid = :sid;</text:span></text:p>
      <text:p text:style-name="Text_20_body"><text:span text:style-name="T25">  <text:line-break/>b. 查询用户相关的各种</text:span><text:span text:style-name="T23">io</text:span><text:span text:style-name="T25">统计信息</text:span><text:span text:style-name="T23"><text:line-break/>select * from v$sess_io where sid = :sid;<text:line-break/><text:line-break/>c. </text:span><text:span text:style-name="T25">查询用户想在正在打开着的游标变 量</text:span><text:span text:style-name="T23">.<text:line-break/>select * from v$open_cursor where sid = :sid;<text:line-break/><text:line-break/>d. </text:span><text:span text:style-name="T25">查 询用户当前的等待信息</text:span><text:span text:style-name="T23">. </text:span><text:span text:style-name="T25">以查看当前的语句为什么这么慢</text:span><text:span text:style-name="T23">/</text:span><text:span text:style-name="T25">在等待什么资源</text:span><text:span text:style-name="T23">.<text:line-break/>select * from v$session_wait where sid = :sid ;<text:line-break/><text:line-break/></text:span><text:soft-page-break/><text:span text:style-name="T23">e. </text:span><text:span text:style-name="T25">查询用户在一段时间内所等待的各 种事件的信息</text:span><text:span text:style-name="T23">. </text:span><text:span text:style-name="T25">以了解这个</text:span><text:span text:style-name="T23">session</text:span><text:span text:style-name="T25">所遇到的瓶颈</text:span><text:span text:style-name="T23">^_^<text:line-break/>select * from v$session_event where sid = :sid;<text:line-break/><text:line-break/>f. </text:span><text:span text:style-name="T25">还有</text:span><text:span text:style-name="T23">, </text:span><text:span text:style-name="T25">就 是当我们想</text:span><text:span text:style-name="T23">kill</text:span><text:span text:style-name="T25">当前</text:span><text:span text:style-name="T23">session</text:span><text:span text:style-name="T25">的时候可以通过</text:span><text:span text:style-name="T23">sid,serial#</text:span><text:span text:style-name="T25">来处理</text:span><text:span text:style-name="T23">.<text:line-break/>alter system kill session ':sid,:serail#';<text:line-break/><text:line-break/></text:span><text:span text:style-name="T31">2. paddr.</text:span><text:span text:style-name="T32">字段</text:span><text:span text:style-name="T31">, process addr, </text:span><text:span text:style-name="T32">通过这个字段我们可以查看当前进程的相关信息</text:span><text:span text:style-name="T31">, </text:span><text:span text:style-name="T32">系统进程</text:span><text:span text:style-name="T31">id,</text:span><text:span text:style-name="T32">操作系统用户信息等等</text:span><text:span text:style-name="T31">.</text:span><text:span text:style-name="T23"><text:line-break/>select a.pid,a.spid,b.name,b.description,a.latchwait,a.latchspin,a.pga_used_mem,a.pga_alloc_mem,a.pga_freeable_mem,a.pga_max_mem<text:line-break/>from v$process a,v$bgprocess b<text:line-break/>where a.addr = b.paddr(+)<text:line-break/>and a.addr = :paddr<text:line-break/><text:line-break/></text:span><text:span text:style-name="T31">3. command </text:span><text:span text:style-name="T32">字段</text:span><text:span text:style-name="T31">, </text:span><text:span text:style-name="T32">表明当前</text:span><text:span text:style-name="T31">session</text:span><text:span text:style-name="T32">正在执行的语句的类型</text:span><text:span text:style-name="T25">.</text:span><text:span text:style-name="Strong_20_Emphasis"><text:span text:style-name="T25">请 参考reference.</text:span></text:span><text:span text:style-name="T25"><text:line-break/><text:line-break/></text:span><text:span text:style-name="T32">4. taddr 当前事务的地址</text:span><text:span text:style-name="T31">,</text:span><text:span text:style-name="T32">可以通过这个字段查看当前</text:span><text:span text:style-name="T31">session</text:span><text:span text:style-name="T32">正在执行的事务信息</text:span><text:span text:style-name="T31">, </text:span><text:span text:style-name="T32">使 用的回滚段信息等</text:span></text:p>
      <text:p text:style-name="P11"><text:span text:style-name="T21"><text:line-break/>select b.name rollname,a.*<text:line-break/>from v$transaction a,v$rollname b<text:line-break/>where a.xidusn = b.usn<text:line-break/>and a.addr = '585EC18C';<text:line-break/><text:line-break/></text:span><text:span text:style-name="T29">5. lockwait</text:span><text:span text:style-name="T29">字段</text:span><text:span text:style-name="T30">, </text:span><text:span text:style-name="T29">可以通过这个字段查询出当前正在等待的锁的相 关信息</text:span><text:span text:style-name="T29">.</text:span></text:p>
      <text:p text:style-name="P11"><text:span text:style-name="T21"><text:line-break/>select *<text:line-break/>from v$lock<text:line-break/>where (id1,id2) = (<text:line-break/>        select id1,id2 from v$lock where kaddr = '57C68C48'<text:line-break/></text:span><text:soft-page-break/><text:span text:style-name="T21">)<text:line-break/><text:line-break/></text:span><text:span text:style-name="T29">6. (sql_address,sql_hash_value) (prev_sql_addr,prev_hash_value) </text:span><text:span text:style-name="T29">根据这两组字段</text:span><text:span text:style-name="T30">, </text:span><text:span text:style-name="T29">我 们可以查询到当前</text:span><text:span text:style-name="T30">session</text:span><text:span text:style-name="T29">正在执行的</text:span><text:span text:style-name="T30">sql</text:span><text:span text:style-name="T29">语句的详细信息</text:span><text:span text:style-name="T21">.<text:line-break/><text:line-break/>select * from v$sqltext where address = :sql_address and hash_value = :sql_hash_value;<text:line-break/><text:line-break/></text:span><text:span text:style-name="T29">7.ROW_WAIT_OBJ#,ROW_WAIT_FILE#,ROW_WAIT_BLOCK#,ROW_WAIT_ROW#<text:line-break/></text:span><text:span text:style-name="T29">可以通过这几个字段查询现在正在被锁的表的 相关信息</text:span><text:span text:style-name="T29">.</text:span></text:p>
      <text:p text:style-name="P11"><text:span text:style-name="T21"><text:line-break/>a. </text:span><text:span text:style-name="T21">首先得到被锁的的信息</text:span><text:span text:style-name="T21"><text:line-break/>select * from dba_objects where object_id = :row_wait_obj#;<text:line-break/>b. </text:span><text:span text:style-name="T21">根据</text:span><text:span text:style-name="T20">row_wait_file#</text:span><text:span text:style-name="T21">可以找出对应的文件的信息</text:span><text:span text:style-name="T21">.<text:line-break/>select * from v$datafile where file# = :row_wait_file#.<text:line-break/>c. </text:span><text:span text:style-name="T21">在根据以上四个字段构造出被锁 的字段的</text:span><text:span text:style-name="T20">rowid</text:span><text:span text:style-name="T21">信息</text:span><text:span text:style-name="T21">.<text:line-break/>select dbms_rowid.ROWID_CREATE(1,:row_wait_obj#,:row_wait_file#,:row_wait_block#,:row_wait_row#) from dual;<text:line-break/></text:span><text:span text:style-name="T21"><text:line-break/></text:span><text:span text:style-name="T29">8. logon_time </text:span><text:span text:style-name="T29">当前</text:span><text:span text:style-name="T30">session</text:span><text:span text:style-name="T29">的登录时间</text:span><text:span text:style-name="T29">.</text:span></text:p>
      <text:p text:style-name="P11"><text:span text:style-name="T21"><text:line-break/></text:span><text:span text:style-name="T29">9. last_call_et </text:span><text:span text:style-name="T29">该</text:span><text:span text:style-name="T30">session idle</text:span><text:span text:style-name="T29">的时间</text:span><text:span text:style-name="T30">, </text:span><text:span text:style-name="T29">每</text:span><text:span text:style-name="T30">3</text:span><text:span text:style-name="T29">秒中更新一次</text:span></text:p>
      <text:p text:style-name="P11"><text:span text:style-name="T21"><text:line-break/>last_call_et </text:span><text:span text:style-name="T21">也是一个很有意义的参数，他是在该</text:span><text:span text:style-name="T20">SESSION</text:span><text:span text:style-name="T21">下用户最后一条语句执行完毕到当 前的时间，单位为秒。</text:span><text:span text:style-name="T22">每次用户执行一个新的语句后，该字段复位为</text:span><text:span text:style-name="T20">0</text:span><text:span text:style-name="T22">，重 新开始记数。我们可以通过该字段来获得一个连接用户最后一次操作数据库后的空闲时，所以通过</text:span><text:span text:style-name="T20">v$session</text:span><text:span text:style-name="T22">和</text:span><text:span text:style-name="T20">last_call_et </text:span><text:span text:style-name="T21">可 以很容易判断那些会话长期没有活动了，可以断开这样的会话，以减少资源利用</text:span></text:p>
      <text:p text:style-name="P3"/>
      <text:p text:style-name="P5"/>
      <text:p text:style-name="P6"><text:soft-page-break/>Oracle PGA参数 PGA: 程序全局区，服务器进程使用的内存区域，包括特定服务器进程的数据和控制信息，例如使用的操作系统资源等。 </text:p>
      <text:p text:style-name="P6"><text:line-break/>UGA: 用户全局区，特定Session使用的内存区域，例如Session的SQL工作区、登陆认证信息等。Session的SQL工作区大小对查询性能的影响 比较关键，shared server模式时UGA从SGA的large pool（如果有设置）或者shared pool（没有设置large pool）中分配，dedicated server模式时UGA从PGA中分配。 </text:p>
      <text:p text:style-name="P6"><text:line-break/>CGA: 调用全局区，存放调用过程中需要的数据，例如parse调用、executive调用、fetch调用等。调用过程中实际需要的数据，例如SQL Area、Sort Area等位于UGA中，CGA存放的只是调用过程中的临时处理数据，例如I/O缓存、临时堆栈空间等。CGA位于PGA中（PGA是集中管理这些资源的 地方），在调用开始时创建，调用执行过程中动态分配，调用结束后释放。</text:p>
      <text:p text:style-name="P7"/>
      <text:p text:style-name="P4"/>
      <text:p text:style-name="P4"/>
      <text:p text:style-name="P4"/>
      <text:p text:style-name="P4"/>
      <text:p text:style-name="P4"/>
      <text:p text:style-name="P4"/>
      <text:h text:style-name="P84" text:outline-level="3">Oracle10g:v$session_wait_history视图</text:h>
      <text:p text:style-name="P16"/>
      <text:p text:style-name="P16"/>
      <text:p text:style-name="P11">为了更有效的保留Session信息，Oracle10g新增加了一个v$session_wait_history视图<text:line-break/>该视图用以记录活动 Session的最近10次等待事件。</text:p>
      <text:p text:style-name="P83">SQL&gt; select event,p1text,p1,p2text,p2,p3text,p3,wait_time<text:line-break/>  2  from v$session_wait_history where sid=120;</text:p>
      <text:p text:style-name="P83">EVENT                         P1TEXT         P1 P2TEXT                 P2 P3TEXT   P3  WAIT_TIME<text:line-break/>---------------------------- -------- -------- --------------- ---------- -------- -- ----------<text:line-break/>db file sequential read      file#          14 block#               97456 blocks    1          0<text:line-break/>row cache lock            cache id          11 mode                     0 request   3         49<text:line-break/>row cache lock            cache id          11 mode                     0 request   3          0<text:line-break/>db file sequential read      file#          10 block#              260171 blocks    1          <text:soft-page-break/>1<text:line-break/>db file sequential read      file#          14 block#              570536 blocks    1         10<text:line-break/>db file sequential read      file#          14 block#                6363 blocks    1         12<text:line-break/>db file sequential read      file#          14 block#               35285 blocks    1          9<text:line-break/>db file sequential read      file#          14 block#               40674 blocks    1          9<text:line-break/>db file sequential read      file#          14 block#               69631 blocks    1          1<text:line-break/>db file sequential read      file#          14 block#               82498 blocks    1          3</text:p>
      <text:p text:style-name="P83">10 rows selected</text:p>
      <text:p text:style-name="P11"><text:line-break/>通过这个视图，Oracle将V$SESSION_WAIT延伸，从而可以获取更多的相关信息辅助数据库问题诊断。<text:line-break/>这是 Oracle10g中在ASH之 外对于等待事件诊断的一个有益小改进。</text:p>
      <text:p text:style-name="P4"/>
      <text:p text:style-name="P4"/>
      <text:p text:style-name="P4"/>
      <text:p text:style-name="P4"/>
      <text:p text:style-name="P4">Oracle中的<text:span text:style-name="T27">CBO</text:span><text:span text:style-name="T28">方式</text:span> </text:p>
      <text:p text:style-name="P4">　　Oracle的优化器有两种优化方式,即基于规则的优化方式(Rule-Based Optimization，简称为RBO)和基于代价的优化方式(Cost-Based Optimization，简称为CBO)，在Oracle8及以后的版本,Oracle强列推荐用CBO的方式 </text:p>
      <text:p text:style-name="P4">　　<text:span text:style-name="T27">RBO</text:span><text:span text:style-name="T28">方式：</text:span>优化器在分析SQL语句时,所遵循的是Oracle内部预定的一些 规则。比如我们常见的，当一个where子句中的一列有索引时去走索引。 </text:p>
      <text:p text:style-name="P4">　　<text:span text:style-name="T27">CBO</text:span><text:span text:style-name="T28">方式：</text:span>它是看语句的代价(Cost),这里的代价主要指Cpu和内存。优 化器在判断是否用这种方式时,主要参照的是表及索引的统计信息。统计信息给出表的大小、有少行、每行的长度等信息。这些统计信息起初在库内是没有的，是做 analyze后才出现的，很多的时候过期统计信息会令优化器做出一个错误的执行计划,因些应及时更新这些信息。 </text:p>
      <text:p text:style-name="P4"/>
      <text:p text:style-name="P4"/>
      <text:p text:style-name="P9"><text:soft-page-break/>从Oracle Database 10g开始，Oracle在建库后就默认创建了一个名为GATHER_STATS_JOB的定时任务，用于自动收集CBO的统计信息。</text:p>
      <text:p text:style-name="P11">这个自动任务默认情况下在工作日晚上10：00-6：00和周末全天开启。调用 DBMS_STATS.GATHER_DATABASE_STATS_JOB_PROC收集统计信息。该过程首先检测统计信息缺失和陈旧的对象。然后确定 优先级，再开始进行统计信息。</text:p>
      <text:p text:style-name="P11">可以通过以下查询这个JOB的运行情况：</text:p>
      <text:p text:style-name="P83">select * from Dba_Scheduler_Jobs where JOB_NAME ='GATHER_STATS_JOB'</text:p>
      <text:p text:style-name="P11">其实同在10点运行的Job还有一个AUTO_SPACE_ADVISOR_JOB：</text:p>
      <text:p text:style-name="P83">SQL&gt; select JOB_NAME,LAST_START_DATE from dba_scheduler_jobs; </text:p>
      <text:p text:style-name="P83">JOB_NAME                      LAST_START_DATE<text:line-break/>------------------------------ ----------------------------------------<text:line-break/>AUTO_SPACE_ADVISOR_JOB        04-DEC-07 10.00.00.692269 PM +08:00<text:line-break/>GATHER_STATS_JOB              04-DEC-07 10.00.00.701152 PM +08:00<text:line-break/>FGR$AUTOPURGE_JOB<text:line-break/>PURGE_LOG                      05-DEC-07 03.00.00.169059 AM PRC</text:p>
      <text:p text:style-name="P11">然而这个自动化功能已经影响了很多系统的正常运行，晚上10点对于大部分生产系统也并非空闲时段。<text:line-break/>而自动分析可能导致极为严重的闩锁竞争，进而可能导致数据库Hang或者Crash。</text:p>
      <text:p text:style-name="P11">所以建议最好关闭这个自动统计信息收集功能：</text:p>
      <text:p text:style-name="P83">exec DBMS_SCHEDULER.DISABLE('GATHER_STATS_JOB')</text:p>
      <text:p text:style-name="P83"/>
      <text:p text:style-name="P83"/>
      <text:p text:style-name="P83"/>
      <text:p text:style-name="P17">1. 监控事例的等待 </text:p>
      <text:p text:style-name="P12">select event,sum(decode(wait_Time,0,0,1)) "Prev", </text:p>
      <text:p text:style-name="P12">sum(decode(wait_Time,0,1,0)) "Curr",count(*) "Tot" </text:p>
      <text:p text:style-name="P12">from v$session_Wait </text:p>
      <text:p text:style-name="P12">group by event order by 4; </text:p>
      <text:p text:style-name="P12"><text:soft-page-break/></text:p>
      <text:p text:style-name="P12"/>
      <text:p text:style-name="P15">2. 回滚段的争用情况 </text:p>
      <text:p text:style-name="P15"/>
      <text:p text:style-name="P12">select name, waits, gets, waits/gets "Ratio" </text:p>
      <text:p text:style-name="P12">from v$rollstat a, v$rollname b </text:p>
      <text:p text:style-name="P12">where a.usn = b.usn; </text:p>
      <text:p text:style-name="P12"/>
      <text:p text:style-name="P15">3. 监控表空间的 I/O 比例 </text:p>
      <text:p text:style-name="P12">select df.tablespace_name name,df.file_name "file",f.phyrds pyr, </text:p>
      <text:p text:style-name="P12">f.phyblkrd pbr,f.phywrts pyw, f.phyblkwrt pbw </text:p>
      <text:p text:style-name="P12">from v$filestat f, dba_data_files df </text:p>
      <text:p text:style-name="P12">where f.file# = df.file_id </text:p>
      <text:p text:style-name="P12">order by df.tablespace_name; </text:p>
      <text:p text:style-name="P12"/>
      <text:p text:style-name="P15">4. 监控文件系统的 I/O 比例 </text:p>
      <text:p text:style-name="P13"/>
      <text:p text:style-name="P12">select substr(a.file#,1,2) "#", substr(a.name,1,30) "Name", </text:p>
      <text:p text:style-name="P12">a.status, a.bytes, b.phyrds, b.phywrts </text:p>
      <text:p text:style-name="P12">from v$datafile a, v$filestat b </text:p>
      <text:p text:style-name="P12">where a.file# = b.file#; </text:p>
      <text:p text:style-name="P12"/>
      <text:p text:style-name="P15">5.在某个用户下找所有的索引 </text:p>
      <text:p text:style-name="P15"/>
      <text:p text:style-name="P12">select user_indexes.table_name, user_indexes.index_name,uniqueness, column_name </text:p>
      <text:p text:style-name="P12">from user_ind_columns, user_indexes </text:p>
      <text:p text:style-name="P12">where user_ind_columns.index_name = user_indexes.index_name </text:p>
      <text:p text:style-name="P12">and user_ind_columns.table_name = user_indexes.table_name </text:p>
      <text:p text:style-name="P12"><text:soft-page-break/>order by user_indexes.table_type, user_indexes.table_name, </text:p>
      <text:p text:style-name="P12">user_indexes.index_name, column_position; </text:p>
      <text:p text:style-name="P12"/>
      <text:p text:style-name="P15">6. 监控 SGA 的命中率 </text:p>
      <text:p text:style-name="P12">select a.value + b.value "logical_reads", c.value "phys_reads", </text:p>
      <text:p text:style-name="P12">round(100 * ((a.value+b.value)-c.value) / (a.value+b.value)) "BUFFER HIT RATIO" </text:p>
      <text:p text:style-name="P12">from v$sysstat a, v$sysstat b, v$sysstat c </text:p>
      <text:p text:style-name="P12">where a.statistic# = 38 and b.statistic# = 39 </text:p>
      <text:p text:style-name="P12">and c.statistic# = 40; </text:p>
      <text:p text:style-name="P12"/>
      <text:p text:style-name="P15">7. 监控 SGA 中字典缓冲区的命中率 </text:p>
      <text:p text:style-name="P15"/>
      <text:p text:style-name="P12">select parameter, gets,Getmisses , getmisses/(gets+getmisses)*100 "miss ratio", </text:p>
      <text:p text:style-name="P12">(1-(sum(getmisses)/ (sum(gets)+sum(getmisses))))*100 "Hit ratio" </text:p>
      <text:p text:style-name="P12">from v$rowcache </text:p>
      <text:p text:style-name="P12">where gets+getmisses &lt;&gt;;0 </text:p>
      <text:p text:style-name="P12">group by parameter, gets, getmisses; </text:p>
      <text:p text:style-name="P12"/>
      <text:p text:style-name="P15">8. 监控 SGA 中共享缓存区的命中率，应该小于1% </text:p>
      <text:p text:style-name="P12">select sum(pins) "Total Pins", sum(reloads) "Total Reloads", </text:p>
      <text:p text:style-name="P12">sum(reloads)/sum(pins) *100 libcache </text:p>
      <text:p text:style-name="P12">from v$librarycache; </text:p>
      <text:p text:style-name="P12">select sum(pinhits-reloads)/sum(pins) "hit radio",sum(reloads)/sum(pins) "reload percent" </text:p>
      <text:p text:style-name="P12">from v$librarycache;</text:p>
      <text:p text:style-name="P12"/>
      <text:p text:style-name="P15">9. 显示所有数据库对象的类别和大小 </text:p>
      <text:p text:style-name="P13"/>
      <text:p text:style-name="P12">select count(name) num_instances ,type ,sum(source_size) source_size , </text:p>
      <text:p text:style-name="P12"><text:soft-page-break/>sum(parsed_size) parsed_size ,sum(code_size) code_size ,sum(error_size) error_size, </text:p>
      <text:p text:style-name="P12">sum(source_size) +sum(parsed_size) +sum(code_size) +sum(error_size) size_required </text:p>
      <text:p text:style-name="P12">from dba_object_size </text:p>
      <text:p text:style-name="P12">group by type order by 2; </text:p>
      <text:p text:style-name="P12"/>
      <text:p text:style-name="P15">10. 监控 SGA 中重做日志缓存区的命中率，应该小于1% </text:p>
      <text:p text:style-name="P15"/>
      <text:p text:style-name="P12">SELECT name, gets, misses, immediate_gets, immediate_misses, </text:p>
      <text:p text:style-name="P12">Decode(gets,0,0,misses/gets*100) ratio1, </text:p>
      <text:p text:style-name="P12">Decode(immediate_gets+immediate_misses,0,0, </text:p>
      <text:p text:style-name="P12">immediate_misses/(immediate_gets+immediate_misses)*100) ratio2 </text:p>
      <text:p text:style-name="P12">FROM v$latch WHERE name IN ('redo allocation', 'redo copy'); </text:p>
      <text:p text:style-name="P12"/>
      <text:p text:style-name="P15">11. 监控内存和硬盘的排序比率，最好使它小于 .10，增加 sort_area_size </text:p>
      <text:p text:style-name="P12">SELECT name, value FROM v$sysstat WHERE name IN ('sorts (memory)', 'sorts (disk)'); </text:p>
      <text:p text:style-name="P12"/>
      <text:p text:style-name="P15">12. 监控当前数据库谁在运行什么SQL语句 </text:p>
      <text:p text:style-name="P15"/>
      <text:p text:style-name="P14">SELECT osuser, username, sql_text from v$session a, v$sqltext b </text:p>
      <text:p text:style-name="P14">where a.sql_address =b.address order by address, piece; </text:p>
      <text:p text:style-name="P14"/>
      <text:p text:style-name="P15">13. 监控字典缓冲区 </text:p>
      <text:p text:style-name="P12">SELECT (SUM(PINS - RELOADS)) / SUM(PINS) "LIB CACHE" FROM V$LIBRARYCACHE; </text:p>
      <text:p text:style-name="P12">SELECT (SUM(GETS - GETMISSES - USAGE - FIXED)) / SUM(GETS) "ROW CACHE" FROM V$ROWCACHE; </text:p>
      <text:p text:style-name="P11">SELECT SUM(PINS) "EXECUTIONS", SU<text:span text:style-name="T9"> </text:span></text:p>
      <text:p text:style-name="P21"><text:span text:style-name="T33">第一篇</text:span><text:span text:style-name="T35">--v$sysstat  2007.5.23</text:span></text:p>
      <text:p text:style-name="P20"><text:soft-page-break/><text:span text:style-name="T16">　　按照</text:span><text:span text:style-name="T12">OracleDocument</text:span><text:span text:style-name="T16">中的描述，</text:span><text:span text:style-name="T12">v$sysstat</text:span><text:span text:style-name="T16">存储自数据库实例运行那 刻起就开始累计全实例</text:span><text:span text:style-name="T12">(instance-wide)</text:span><text:span text:style-name="T16">的资源使用情况。</text:span></text:p>
      <text:p text:style-name="P20"><text:span text:style-name="T17">类似于</text:span><text:span text:style-name="T13">v$sesstat</text:span><text:span text:style-name="T17">，该视图存储下列的统计信息：</text:span></text:p>
      <text:p text:style-name="P56"><text:span text:style-name="T12">1&gt;.</text:span><text:span text:style-name="T16">事件发生次数的统计</text:span><text:span text:style-name="T12">(</text:span><text:span text:style-name="T16">如：</text:span><text:span text:style-name="T12">user commits)</text:span></text:p>
      <text:p text:style-name="P56"><text:span text:style-name="T12">2&gt;.</text:span><text:span text:style-name="T16">数据产生，存取或者操作的</text:span><text:span text:style-name="T12">total</text:span><text:span text:style-name="T16">列</text:span><text:span text:style-name="T12">(</text:span><text:span text:style-name="T16">如：</text:span><text:span text:style-name="T12">redo size)</text:span></text:p>
      <text:p text:style-name="P56"><text:span text:style-name="T12">3&gt;.</text:span><text:span text:style-name="T16">如果</text:span><text:span text:style-name="T12">TIMED_STATISTICS</text:span><text:span text:style-name="T16">值为</text:span><text:span text:style-name="T12">true,</text:span><text:span text:style-name="T16">则统计花费在执行操作上的总时间</text:span><text:span text:style-name="T12">(</text:span><text:span text:style-name="T16">如：</text:span><text:span text:style-name="T12">CPU used by this session)</text:span></text:p>
      <text:p text:style-name="P20"><text:span text:style-name="T13">v$sysstat</text:span><text:span text:style-name="T17">视图常用列介绍：</text:span></text:p>
      <text:p text:style-name="P67"><text:span text:style-name="T12">l</text:span><text:span text:style-name="T39">         </text:span><text:span text:style-name="T12">STATISTIC#: </text:span><text:span text:style-name="T16">标识</text:span></text:p>
      <text:p text:style-name="P67"><text:span text:style-name="T12">l</text:span><text:span text:style-name="T39">         </text:span><text:span text:style-name="T12">NAME: </text:span><text:span text:style-name="T16">统计项名称</text:span></text:p>
      <text:p text:style-name="P67"><text:span text:style-name="T12">l</text:span><text:span text:style-name="T39">         </text:span><text:span text:style-name="T12">VALUE: </text:span><text:span text:style-name="T16">资源使用量</text:span></text:p>
      <text:p text:style-name="P56"><text:span text:style-name="T16">该视图还有一列</text:span><text:span text:style-name="T12">class-</text:span><text:span text:style-name="T16">统计类别但极少会被使用，各类 信息如下：</text:span></text:p>
      <text:p text:style-name="P56"><text:span text:style-name="T12">1 </text:span><text:span text:style-name="T16">代表事例活动</text:span></text:p>
      <text:p text:style-name="P56"><text:span text:style-name="T12">2 </text:span><text:span text:style-name="T16">代表</text:span><text:span text:style-name="T12">Redo buffer</text:span><text:span text:style-name="T16">活动</text:span></text:p>
      <text:p text:style-name="P56"><text:span text:style-name="T12">4 </text:span><text:span text:style-name="T16">代表锁</text:span></text:p>
      <text:p text:style-name="P56"><text:span text:style-name="T12">8 </text:span><text:span text:style-name="T16">代表数据缓冲活动</text:span></text:p>
      <text:p text:style-name="P56"><text:span text:style-name="T12">16 </text:span><text:span text:style-name="T16">代表</text:span><text:span text:style-name="T12">OS</text:span><text:span text:style-name="T16">活动</text:span></text:p>
      <text:p text:style-name="P56"><text:span text:style-name="T12">32 </text:span><text:span text:style-name="T16">代表并行活动</text:span></text:p>
      <text:p text:style-name="P56"><text:span text:style-name="T12">64 </text:span><text:span text:style-name="T16">代表表访问</text:span></text:p>
      <text:p text:style-name="P56"><text:span text:style-name="T12">128 </text:span><text:span text:style-name="T16">代表调试信息</text:span></text:p>
      <text:p text:style-name="P20"><text:span text:style-name="T16">注意：</text:span><text:span text:style-name="T12">Statistic#</text:span><text:span text:style-name="T16">的值在不同版本中各不相 同，使用时要用</text:span><text:span text:style-name="T12">Name</text:span><text:span text:style-name="T16">做为查询条件而不要以</text:span><text:span text:style-name="T12">statistic#</text:span><text:span text:style-name="T16">的值做为条件。</text:span></text:p>
      <text:p text:style-name="P20"><text:span text:style-name="T17">使用</text:span><text:span text:style-name="T13">v$sysstat</text:span><text:span text:style-name="T17">中的数据</text:span></text:p>
      <text:p text:style-name="P20"><text:span text:style-name="T16">　　该视图中数据常被用于监控系统性能。如</text:span><text:span text:style-name="T12">buffer cache</text:span><text:span text:style-name="T16">命中率、软解析率 等都可从该视图数据计算得出。</text:span></text:p>
      <text:p text:style-name="P20"><text:span text:style-name="T16">　　该视图中的数据也被用于监控系统资源使用情况，以 及系统资源利用率的变化。正因如此多的性能数据，检查某区间内系统资源使用情况可以这样做，在一个时间段开始时创建一个视图数据快照，结束时再创建一个， 二者之间各统计项值的不同</text:span><text:span text:style-name="T12">(end value - begin value)</text:span><text:span text:style-name="T16">即是这一时间段内的资源消耗情况。这是</text:span><text:span text:style-name="T12">oracle</text:span><text:span text:style-name="T16">工具的常用方法，诸如</text:span><text:span text:style-name="T12">Statspack</text:span><text:span text:style-name="T16">以及</text:span><text:span text:style-name="T12">BSTAT/ESTAT</text:span><text:span text:style-name="T16">都是如此。</text:span></text:p>
      <text:p text:style-name="P22">　　为了对比某个区间段的数据，源 数据可以被格式化（每次事务，每次执行，每秒钟或每次登陆），格式化后数据更容易从两者中鉴别出差异。这类的对比在升级前，升级后或仅仅想看看一段时间内 用户数量增长或数据增加如何影响资源使用方面更加实用。</text:p>
      <text:p text:style-name="P20"><text:span text:style-name="T16">　　你也可以使用</text:span><text:span text:style-name="T12">v$sysstat</text:span><text:span text:style-name="T16">数据通过查询</text:span><text:span text:style-name="T12">v$system_event</text:span><text:span text:style-name="T16">视图来检查资 源消耗和资源回收。</text:span></text:p>
      <text:p text:style-name="P20"><text:span text:style-name="T13">V$SYSSTAT</text:span><text:span text:style-name="T17">中的常用统计</text:span></text:p>
      <text:p text:style-name="P20"><text:soft-page-break/><text:span text:style-name="T16">　　</text:span><text:span text:style-name="T12">V$SYSSTAT</text:span><text:span text:style-name="T16">中包含多个统计项，这部分 介绍了一些关键的</text:span><text:span text:style-name="T12">v$sysstat</text:span><text:span text:style-name="T16">统计项，在调优方面相当有用。下列按字母先后排序：</text:span></text:p>
      <text:p text:style-name="P22">数据库使用状态的一些关键指标：</text:p>
      <text:p text:style-name="P20"><text:span text:style-name="T12">l</text:span><text:span text:style-name="T39">         </text:span><text:span text:style-name="T12">CPU used by this session</text:span><text:span text:style-name="T16">：所有</text:span><text:span text:style-name="T12">session</text:span><text:span text:style-name="T16">的</text:span><text:span text:style-name="T12">cpu</text:span><text:span text:style-name="T16">占用量，不包括后台进程。这项统计的单位是百分之</text:span><text:span text:style-name="T12">x</text:span><text:span text:style-name="T16">秒</text:span><text:span text:style-name="T12">.</text:span><text:span text:style-name="T16">完全调用一次不超过</text:span><text:span text:style-name="T12">10ms</text:span></text:p>
      <text:p text:style-name="P20"><text:span text:style-name="T12">l</text:span><text:span text:style-name="T39">         </text:span><text:span text:style-name="T12">db block changes</text:span><text:span text:style-name="T16">：那部分造成</text:span><text:span text:style-name="T12">SGA</text:span><text:span text:style-name="T16">中数据块变化的</text:span><text:span text:style-name="T12">insert,update</text:span><text:span text:style-name="T16">或</text:span><text:span text:style-name="T12">delete</text:span><text:span text:style-name="T16">操作数</text:span> <text:span text:style-name="T16">这项统计可以大概 看出整体数据库状态。在各项事务级别，这项统计指出脏缓存比率。</text:span></text:p>
      <text:p text:style-name="P20"><text:span text:style-name="T12">l</text:span><text:span text:style-name="T39">         </text:span><text:span text:style-name="T12">execute count</text:span><text:span text:style-name="T16">：执行的</text:span><text:span text:style-name="T12">sql</text:span><text:span text:style-name="T16">语句数量</text:span><text:span text:style-name="T12">(</text:span><text:span text:style-name="T16">包括递归</text:span><text:span text:style-name="T12">sql)</text:span></text:p>
      <text:p text:style-name="P20"><text:span text:style-name="T12">l</text:span><text:span text:style-name="T39">         </text:span><text:span text:style-name="T12">logons current</text:span><text:span text:style-name="T16">：当前连 接到实例的</text:span><text:span text:style-name="T12">Sessions</text:span><text:span text:style-name="T16">。如果当前有两个快照则取平均值。</text:span></text:p>
      <text:p text:style-name="P20"><text:span text:style-name="T12">l</text:span><text:span text:style-name="T39">         </text:span><text:span text:style-name="T12">logons cumulative</text:span><text:span text:style-name="T16">： 自实例启动后的总登陆次数。</text:span></text:p>
      <text:p text:style-name="P20"><text:span text:style-name="T12">l</text:span><text:span text:style-name="T39">         </text:span><text:span text:style-name="T12">parse count (hard)</text:span><text:span text:style-name="T16">： 在</text:span><text:span text:style-name="T12">shared pool</text:span><text:span text:style-name="T16">中解析调用的未命中次数。当</text:span><text:span text:style-name="T12">sql</text:span><text:span text:style-name="T16">语句执行并且该语句不在</text:span><text:span text:style-name="T12">shared pool</text:span><text:span text:style-name="T16">或虽然在</text:span><text:span text:style-name="T12">shared pool</text:span><text:span text:style-name="T16">但因为两者存在部分差异而不能被使用时产生硬解析。如果一条</text:span><text:span text:style-name="T12">sql</text:span><text:span text:style-name="T16">语句原文与当前存在的相同，但查询表不同则认为它们是两条不同语句，则硬解析即会发生。硬解析会带来</text:span><text:span text:style-name="T12">cpu</text:span><text:span text:style-name="T16">和资源使用的高昂开销，因为它需要</text:span><text:span text:style-name="T12">oracle</text:span><text:span text:style-name="T16">在</text:span><text:span text:style-name="T12">shared pool</text:span><text:span text:style-name="T16">中重新分配内存，然后再确定执行计划，最终语句才会被执行。</text:span></text:p>
      <text:p text:style-name="P20"><text:span text:style-name="T12">l</text:span><text:span text:style-name="T39">         </text:span><text:span text:style-name="T12">parse count (total)</text:span><text:span text:style-name="T16">：解析调用总数，包括软解析和硬解析。当</text:span><text:span text:style-name="T12">session</text:span><text:span text:style-name="T16">执行了一条</text:span><text:span text:style-name="T12">sql</text:span><text:span text:style-name="T16">语句，该语句已经存在于</text:span><text:span text:style-name="T12">shared pool</text:span><text:span text:style-name="T16">并且可以被使用则 产生软解析。当语句被使用</text:span><text:span text:style-name="T12">(</text:span><text:span text:style-name="T16">即共享</text:span><text:span text:style-name="T12">) </text:span><text:span text:style-name="T16">所有数据相关的现有</text:span><text:span text:style-name="T12">sql</text:span><text:span text:style-name="T16">语 句</text:span><text:span text:style-name="T12">(</text:span><text:span text:style-name="T16">如最优化的执行计划</text:span><text:span text:style-name="T12">)</text:span><text:span text:style-name="T16">必须同样适用于当前的声明。这两项统计可被用于计算软解析命中率。</text:span></text:p>
      <text:p text:style-name="P20"><text:span text:style-name="T12">l</text:span><text:span text:style-name="T39">         </text:span><text:span text:style-name="T12">parse time cpu</text:span><text:span text:style-name="T16">：总</text:span><text:span text:style-name="T12">cpu</text:span><text:span text:style-name="T16">解析时间</text:span><text:span text:style-name="T12">(</text:span><text:span text:style-name="T16">单位：</text:span><text:span text:style-name="T12">10ms)</text:span><text:span text:style-name="T16">。包括硬解析和软解析。</text:span></text:p>
      <text:p text:style-name="P20"><text:span text:style-name="T12">l</text:span><text:span text:style-name="T39">         </text:span><text:span text:style-name="T12">parse time elapsed</text:span><text:span text:style-name="T16">： 完成解析调用的总时间花费。</text:span></text:p>
      <text:p text:style-name="P20"><text:span text:style-name="T12">l</text:span><text:span text:style-name="T39">         </text:span><text:span text:style-name="T12">physical reads</text:span><text:span text:style-name="T16">：</text:span><text:span text:style-name="T12">OS blocks read</text:span><text:span text:style-name="T16">数。包括插入到</text:span><text:span text:style-name="T12">SGA</text:span><text:span text:style-name="T16">缓存区的物理读以及</text:span><text:span text:style-name="T12">PGA</text:span><text:span text:style-name="T16">中 的直读这项统计并非</text:span><text:span text:style-name="T12">i/o</text:span><text:span text:style-name="T16">请求数。</text:span></text:p>
      <text:p text:style-name="P20"><text:span text:style-name="T12">l</text:span><text:span text:style-name="T39">         </text:span><text:span text:style-name="T12">physical writes</text:span><text:span text:style-name="T16">：从</text:span><text:span text:style-name="T12">SGA</text:span><text:span text:style-name="T16">缓存区被</text:span><text:span text:style-name="T12">DBWR</text:span><text:span text:style-name="T16">写到磁盘的数据块以及</text:span><text:span text:style-name="T12">PGA</text:span><text:span text:style-name="T16">进程直写的数据块数量。</text:span></text:p>
      <text:p text:style-name="P20"><text:span text:style-name="T12">l</text:span><text:span text:style-name="T39">         </text:span><text:span text:style-name="T12">redo log space requests</text:span><text:span text:style-name="T16">：在</text:span><text:span text:style-name="T12">redo logs</text:span><text:span text:style-name="T16">中服务进程的等待空间，表示需要更长时间的</text:span><text:span text:style-name="T12">log switch</text:span><text:span text:style-name="T16">。</text:span></text:p>
      <text:p text:style-name="P20"><text:span text:style-name="T12">l</text:span><text:span text:style-name="T39">         </text:span><text:span text:style-name="T12">redo size</text:span><text:span text:style-name="T16">：</text:span><text:span text:style-name="T12">redo</text:span><text:span text:style-name="T16">发生的总次数</text:span><text:span text:style-name="T12">(</text:span><text:span text:style-name="T16">以及 因此写入</text:span><text:span text:style-name="T12">log buffer)</text:span><text:span text:style-name="T16">，以</text:span><text:span text:style-name="T12">byte</text:span><text:span text:style-name="T16">为单位。这项统计显示出</text:span><text:span text:style-name="T12">update</text:span><text:span text:style-name="T16">活跃性。</text:span></text:p>
      <text:p text:style-name="P20"><text:span text:style-name="T12">l</text:span><text:span text:style-name="T39">         </text:span><text:span text:style-name="T12">session logical reads</text:span><text:span text:style-name="T16">：逻辑读请求数。</text:span></text:p>
      <text:p text:style-name="P20"><text:span text:style-name="T12">l</text:span><text:span text:style-name="T39">         </text:span><text:span text:style-name="T12">sorts (memory) and sorts (disk)</text:span><text:span text:style-name="T16">：</text:span><text:span text:style-name="T12">sorts(memory)</text:span><text:span text:style-name="T16">是适于在</text:span><text:span text:style-name="T12">SORT_AREA_SIZE(</text:span><text:span text:style-name="T16">因此不需要在磁盘进行排序</text:span><text:span text:style-name="T12">)</text:span><text:span text:style-name="T16">的排序操作的数量。</text:span><text:span text:style-name="T12">sorts(disk)</text:span><text:span text:style-name="T16">则是由于排序所需空间太大，</text:span><text:span text:style-name="T12">SORT_AREA_SIZE</text:span><text:span text:style-name="T16">不能满足而不得不在磁盘进行排序操作的数量。这两项统计通常用于计 算</text:span><text:span text:style-name="T12">in-memory sort ratio</text:span><text:span text:style-name="T16">。</text:span></text:p>
      <text:p text:style-name="P20"><text:span text:style-name="T12">l</text:span><text:span text:style-name="T39">         </text:span><text:span text:style-name="T12">sorts (rows): </text:span><text:span text:style-name="T16">列排序 总数。这项统计可被</text:span><text:span text:style-name="T12">'sorts (total)'</text:span><text:span text:style-name="T16">统计项除尽以确定每次排序的列。该项可指出数据卷和应用特征。</text:span></text:p>
      <text:p text:style-name="P20"><text:soft-page-break/><text:span text:style-name="T12">l</text:span><text:span text:style-name="T39">         </text:span><text:span text:style-name="T12">table fetch by rowid</text:span><text:span text:style-name="T16">：使用</text:span><text:span text:style-name="T12">ROWID</text:span><text:span text:style-name="T16">返回的总列数</text:span><text:span text:style-name="T12">(</text:span><text:span text:style-name="T16">由于索引访问或</text:span><text:span text:style-name="T12">sql</text:span><text:span text:style-name="T16">语 句中使用了</text:span><text:span text:style-name="T12">'where rowid=&amp;rowid'</text:span><text:span text:style-name="T16">而产生</text:span><text:span text:style-name="T12">)</text:span></text:p>
      <text:p text:style-name="P20"><text:span text:style-name="T12">l</text:span><text:span text:style-name="T39">         </text:span><text:span text:style-name="T12">table scans (rows gotten)</text:span><text:span text:style-name="T16">：全表扫描中读取的总列数</text:span></text:p>
      <text:p text:style-name="P20"><text:span text:style-name="T12">l</text:span><text:span text:style-name="T39">         </text:span><text:span text:style-name="T12">table scans (blocks gotten)</text:span><text:span text:style-name="T16">：全表扫描中读取的总块数，不包括那些</text:span><text:span text:style-name="T12">split</text:span><text:span text:style-name="T16">的列。</text:span></text:p>
      <text:p text:style-name="P20"><text:span text:style-name="T12">l</text:span><text:span text:style-name="T39">         </text:span><text:span text:style-name="T12">user commits + user rollbacks</text:span><text:span text:style-name="T16">：系统事务起用次数。当需要计算其它统计中每项事务比率时该项可以被做为除数。例如，计算事务中逻辑读，可以使用下列公式：</text:span><text:span text:style-name="T12">session logical reads / (user commits + user rollbacks)</text:span><text:span text:style-name="T16">。</text:span></text:p>
      <text:p text:style-name="P56"><text:span text:style-name="T16">注：</text:span><text:span text:style-name="T12">SQL</text:span><text:span text:style-name="T16">语句的解析有软解析</text:span><text:span text:style-name="T12">soft parse</text:span><text:span text:style-name="T16">与硬解析</text:span><text:span text:style-name="T12">hard parse</text:span><text:span text:style-name="T16">之说，以下是</text:span><text:span text:style-name="T12">5</text:span><text:span text:style-name="T16">个步骤：</text:span></text:p>
      <text:p text:style-name="P56"><text:span text:style-name="T12">1</text:span><text:span text:style-name="T16">：语法是否合法</text:span><text:span text:style-name="T12">(sql</text:span><text:span text:style-name="T16">写法</text:span><text:span text:style-name="T12">)</text:span></text:p>
      <text:p text:style-name="P56"><text:span text:style-name="T12">2</text:span><text:span text:style-name="T16">：语义是否合法</text:span><text:span text:style-name="T12">(</text:span><text:span text:style-name="T16">权限，对象是否存在</text:span><text:span text:style-name="T12">)</text:span></text:p>
      <text:p text:style-name="P56"><text:span text:style-name="T12">3</text:span><text:span text:style-name="T16">：检查该</text:span><text:span text:style-name="T12">sql</text:span><text:span text:style-name="T16">是否在公享池中存在</text:span></text:p>
      <text:p text:style-name="P56"><text:span text:style-name="T12">-- </text:span><text:span text:style-name="T16">如果存在</text:span><text:span text:style-name="T12">,</text:span><text:span text:style-name="T16">直接跳过</text:span><text:span text:style-name="T12">4</text:span><text:span text:style-name="T16">和</text:span><text:span text:style-name="T12">5,</text:span><text:span text:style-name="T16">运行</text:span><text:span text:style-name="T12">sql. </text:span><text:span text:style-name="T16">此时算</text:span><text:span text:style-name="T12">soft parse</text:span></text:p>
      <text:p text:style-name="P56"><text:span text:style-name="T12">4</text:span><text:span text:style-name="T16">：选择执行计划</text:span></text:p>
      <text:p text:style-name="P56"><text:span text:style-name="T12">5</text:span><text:span text:style-name="T16">：产生执行计划</text:span></text:p>
      <text:p text:style-name="P56"><text:span text:style-name="T12">-- </text:span><text:span text:style-name="T16">如果</text:span><text:span text:style-name="T12">5</text:span><text:span text:style-name="T16">个步骤全做</text:span><text:span text:style-name="T12">,</text:span><text:span text:style-name="T16">这就叫</text:span><text:span text:style-name="T12">hard parse.</text:span></text:p>
      <text:p text:style-name="P20"><text:span text:style-name="T17">注意物理</text:span><text:span text:style-name="T13">I/O</text:span></text:p>
      <text:p text:style-name="P20"><text:span text:style-name="T16">　　</text:span><text:span text:style-name="T12">oracle</text:span><text:span text:style-name="T16">报告物理读也许并未导致实际物理 磁盘</text:span><text:span text:style-name="T12">I/O</text:span><text:span text:style-name="T16">操作。 这完全有可能因为多数操作系统都有缓存文件，可能是那些块在被读取。块也可能存于磁盘或控制级缓存以再次避免实际</text:span><text:span text:style-name="T12">I/O</text:span><text:span text:style-name="T16">。</text:span><text:span text:style-name="T12">Oracle</text:span><text:span text:style-name="T16">报告有物理读也许仅仅表示被请求 的块并不在缓存中。</text:span></text:p>
      <text:p text:style-name="P20"><text:span text:style-name="T17">由</text:span><text:span text:style-name="T13">V$SYSSTAT</text:span><text:span text:style-name="T17">得出实例效率比</text:span><text:span text:style-name="T13">(Instance Efficiency Ratios)</text:span></text:p>
      <text:p text:style-name="P20"><text:span text:style-name="T16">下列是些典型的</text:span><text:span text:style-name="T12">instance efficiency ratios </text:span><text:span text:style-name="T16">由</text:span><text:span text:style-name="T12">v$sysstat</text:span><text:span text:style-name="T16">数据计算得来，每项比率值应该尽可</text:span><text:span text:style-name="T16">能接近</text:span><text:span text:style-name="T12">1</text:span><text:span text:style-name="T16">：</text:span></text:p>
      <text:p text:style-name="P20"><text:span text:style-name="T12">l</text:span><text:span text:style-name="T39">         </text:span><text:span text:style-name="T13">Buffer cache hit ratio</text:span><text:span text:style-name="T16">：该项显示</text:span><text:span text:style-name="T12">buffer cache</text:span><text:span text:style-name="T16">大小是否合适。</text:span></text:p>
      <text:p text:style-name="P20"><text:span text:style-name="T16">公式：</text:span><text:span text:style-name="T12">1-((physical reads-physical reads direct-physical reads direct (lob)) / session logical reads)</text:span></text:p>
      <text:p text:style-name="P22">执行：</text:p>
      <text:p text:style-name="P42"><text:span text:style-name="T46">select</text:span><text:span text:style-name="T49"> </text:span><text:span text:style-name="T58">1</text:span><text:span text:style-name="T53">-((a.</text:span><text:span text:style-name="T46">value</text:span><text:span text:style-name="T53">-b.</text:span><text:span text:style-name="T46">value</text:span><text:span text:style-name="T53">-c.</text:span><text:span text:style-name="T46">value</text:span><text:span text:style-name="T53">)/d.</text:span><text:span text:style-name="T46">value</text:span><text:span text:style-name="T53">) </text:span></text:p>
      <text:p text:style-name="P43"><text:span text:style-name="T49">  </text:span><text:span text:style-name="T45">from</text:span><text:span text:style-name="T50"> </text:span><text:span text:style-name="T52">v$sysstat a,v$sysstat b,v$sysstat c,v$sysstat d </text:span></text:p>
      <text:p text:style-name="P43"><text:span text:style-name="T49">  </text:span><text:span text:style-name="T45">where</text:span><text:span text:style-name="T50"> </text:span><text:span text:style-name="T52">a.</text:span><text:span text:style-name="T45">name</text:span><text:span text:style-name="T52">=</text:span><text:span text:style-name="T57">'physical reads'</text:span><text:span text:style-name="T50"> </text:span><text:span text:style-name="T45">and</text:span></text:p>
      <text:p text:style-name="P43"><text:span text:style-name="T49">         </text:span><text:span text:style-name="T52">b.</text:span><text:span text:style-name="T45">name</text:span><text:span text:style-name="T52">=</text:span><text:span text:style-name="T57">'physical reads direct'</text:span><text:span text:style-name="T50"> </text:span><text:span text:style-name="T45">and</text:span></text:p>
      <text:p text:style-name="P43"><text:span text:style-name="T49">         </text:span><text:span text:style-name="T52">c.</text:span><text:span text:style-name="T45">name</text:span><text:span text:style-name="T52">=</text:span><text:span text:style-name="T57">'physical reads direct (lob)'</text:span><text:span text:style-name="T50"> </text:span><text:span text:style-name="T45">and</text:span></text:p>
      <text:p text:style-name="P43"><text:span text:style-name="T49">         </text:span><text:span text:style-name="T52">d.</text:span><text:span text:style-name="T45">name</text:span><text:span text:style-name="T52">=</text:span><text:span text:style-name="T57">'session logical reads';</text:span></text:p>
      <text:p text:style-name="P20"><text:span text:style-name="T15">l</text:span><text:span text:style-name="T40">         </text:span><text:span text:style-name="T14">Buffer hit ratio</text:span><text:span text:style-name="T47">：该项显示</text:span><text:span text:style-name="T15">buffer</text:span><text:span text:style-name="T47">命中 率。</text:span></text:p>
      <text:p text:style-name="P20"><text:span text:style-name="T47">公式：</text:span><text:span text:style-name="T15">1-(physical reads/ (db block gets+consistent gets)) </text:span></text:p>
      <text:p text:style-name="P26">执行：</text:p>
      <text:p text:style-name="P42"><text:span text:style-name="T46">select</text:span><text:span text:style-name="T49"> </text:span><text:span text:style-name="T58">1</text:span><text:span text:style-name="T49"> </text:span><text:span text:style-name="T53">- (</text:span><text:span text:style-name="T46">sum</text:span><text:span text:style-name="T53">(decode(</text:span><text:span text:style-name="T46">name</text:span><text:span text:style-name="T53">, </text:span><text:span text:style-name="T58">'physical reads'</text:span><text:span text:style-name="T53">, </text:span><text:span text:style-name="T46">value</text:span><text:span text:style-name="T53">, </text:span><text:span text:style-name="T58">0</text:span><text:span text:style-name="T53">)) /</text:span></text:p>
      <text:p text:style-name="P43"><text:soft-page-break/><text:span text:style-name="T49">       </text:span><text:span text:style-name="T52">(</text:span><text:span text:style-name="T45">sum</text:span><text:span text:style-name="T52">(decode(</text:span><text:span text:style-name="T45">name</text:span><text:span text:style-name="T52">, </text:span><text:span text:style-name="T57">'db block gets'</text:span><text:span text:style-name="T52">, </text:span><text:span text:style-name="T45">value</text:span><text:span text:style-name="T52">, </text:span><text:span text:style-name="T57">0</text:span><text:span text:style-name="T52">)) +</text:span></text:p>
      <text:p text:style-name="P43"><text:span text:style-name="T49">       </text:span><text:span text:style-name="T45">sum</text:span><text:span text:style-name="T52">(decode(</text:span><text:span text:style-name="T45">name</text:span><text:span text:style-name="T52">, </text:span><text:span text:style-name="T57">'consistent gets'</text:span><text:span text:style-name="T52">, </text:span><text:span text:style-name="T45">value</text:span><text:span text:style-name="T52">, </text:span><text:span text:style-name="T57">0</text:span><text:span text:style-name="T52">)))) </text:span></text:p>
      <text:p text:style-name="P43"><text:span text:style-name="T49">       </text:span><text:span text:style-name="T52">"Buffer Hit Ratio"</text:span></text:p>
      <text:p text:style-name="P42"><text:span text:style-name="T46">from</text:span><text:span text:style-name="T49"> </text:span><text:span text:style-name="T53">v$sysstat;</text:span></text:p>
      <text:p text:style-name="P20"><text:span text:style-name="T12">l</text:span><text:span text:style-name="T39">         </text:span><text:span text:style-name="T13">Soft parse ratio</text:span><text:span text:style-name="T16">：这项将显示系统是否有太多硬解析。该值将会与原始统计数据对比以确保精确。例如，软解析率仅为</text:span><text:span text:style-name="T12">0.2</text:span><text:span text:style-name="T16">则表示硬解析率太高。不过，如果总解析量</text:span><text:span text:style-name="T12">(parse count total)</text:span><text:span text:style-name="T16">偏低，这项值可以被忽略。</text:span></text:p>
      <text:p text:style-name="P20"><text:span text:style-name="T16">公式：</text:span><text:span text:style-name="T12">1 - ( parse count (hard) / parse count (total) )</text:span></text:p>
      <text:p text:style-name="P22">执行：</text:p>
      <text:p text:style-name="P42"><text:span text:style-name="T46">select</text:span><text:span text:style-name="T49"> </text:span><text:span text:style-name="T58">1</text:span><text:span text:style-name="T53">-(a.</text:span><text:span text:style-name="T46">value</text:span><text:span text:style-name="T53">/b.</text:span><text:span text:style-name="T46">value</text:span><text:span text:style-name="T53">)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43"> </text:span><text:span text:style-name="T52">a.</text:span><text:span text:style-name="T45">name</text:span><text:span text:style-name="T52">=</text:span><text:span text:style-name="T57">'parse count (hard)'</text:span><text:span text:style-name="T50"> </text:span><text:span text:style-name="T45">and</text:span><text:span text:style-name="T50"> </text:span><text:span text:style-name="T52">b.</text:span><text:span text:style-name="T45">name</text:span><text:span text:style-name="T52">=</text:span><text:span text:style-name="T57">'parse count (total)'</text:span><text:span text:style-name="T52">;</text:span></text:p>
      <text:p text:style-name="P20"><text:span text:style-name="T12">l</text:span><text:span text:style-name="T39">         </text:span><text:span text:style-name="T13">In-memory sort ratio</text:span><text:span text:style-name="T16">：该项显示内存中完成的排序所占比例。最理想状态下，在</text:span><text:span text:style-name="T12">OLTP</text:span><text:span text:style-name="T16">系统中，大部分排序不仅小并且能够完全在内存里完成排序。</text:span></text:p>
      <text:p text:style-name="P20"><text:span text:style-name="T16">公式：</text:span><text:span text:style-name="T12">sorts (memory) / ( sorts (memory) + sorts (disk) )</text:span></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53">+c.</text:span><text:span text:style-name="T46">value</text:span><text:span text:style-name="T53">) </text:span></text:p>
      <text:p text:style-name="P43"><text:span text:style-name="T49">  </text:span><text:span text:style-name="T45">from</text:span><text:span text:style-name="T50"> </text:span><text:span text:style-name="T52">v$sysstat a,v$sysstat b,v$sysstat c </text:span></text:p>
      <text:p text:style-name="P43"><text:span text:style-name="T49">  </text:span><text:span text:style-name="T45">where</text:span><text:span text:style-name="T50"> </text:span><text:span text:style-name="T52">a.</text:span><text:span text:style-name="T45">name</text:span><text:span text:style-name="T52">=</text:span><text:span text:style-name="T57">'sorts (memory)'</text:span><text:span text:style-name="T50"> </text:span><text:span text:style-name="T45">and</text:span><text:span text:style-name="T50"> </text:span></text:p>
      <text:p text:style-name="P43"><text:span text:style-name="T49">         </text:span><text:span text:style-name="T52">b.</text:span><text:span text:style-name="T45">name</text:span><text:span text:style-name="T52">=</text:span><text:span text:style-name="T57">'sorts (memory)'</text:span><text:span text:style-name="T50"> </text:span><text:span text:style-name="T45">and</text:span><text:span text:style-name="T43"> </text:span><text:span text:style-name="T52">c.</text:span><text:span text:style-name="T45">name</text:span><text:span text:style-name="T52">=</text:span><text:span text:style-name="T57">'sorts (disk)'</text:span><text:span text:style-name="T52">;</text:span></text:p>
      <text:p text:style-name="P20"><text:span text:style-name="T12">l</text:span><text:span text:style-name="T39">         </text:span><text:span text:style-name="T13">Parse to execute ratio</text:span><text:span text:style-name="T16">：在生产环境，最理想状态是一条</text:span><text:span text:style-name="T12">sql</text:span><text:span text:style-name="T16">语句一次解析多数运行。</text:span></text:p>
      <text:p text:style-name="P20"><text:span text:style-name="T16">公式：</text:span><text:span text:style-name="T12">1 - (parse count/execute count)</text:span></text:p>
      <text:p text:style-name="P22">执行：</text:p>
      <text:p text:style-name="P42"><text:span text:style-name="T46">select</text:span><text:span text:style-name="T49"> </text:span><text:span text:style-name="T58">1</text:span><text:span text:style-name="T53">-(a.</text:span><text:span text:style-name="T46">value</text:span><text:span text:style-name="T53">/b.</text:span><text:span text:style-name="T46">value</text:span><text:span text:style-name="T53">)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50"> </text:span><text:span text:style-name="T52">a.</text:span><text:span text:style-name="T45">name</text:span><text:span text:style-name="T52">=</text:span><text:span text:style-name="T57">'parse count (total)'</text:span><text:span text:style-name="T50"> </text:span><text:span text:style-name="T45">and</text:span><text:span text:style-name="T50"> </text:span><text:span text:style-name="T52">b.</text:span><text:span text:style-name="T45">name</text:span><text:span text:style-name="T52">=</text:span><text:span text:style-name="T57">'execute count'</text:span><text:span text:style-name="T52">;</text:span></text:p>
      <text:p text:style-name="P20"><text:span text:style-name="T12">l</text:span><text:span text:style-name="T39">         </text:span><text:span text:style-name="T13">Parse CPU to total CPU ratio</text:span><text:span text:style-name="T16">：该项显示总的</text:span><text:span text:style-name="T12">CPU</text:span><text:span text:style-name="T16">花费在执行及解析上的比率。如果这项比率较低，说明系统执行了太多的解析。</text:span></text:p>
      <text:p text:style-name="P20"><text:span text:style-name="T16">公式：</text:span><text:span text:style-name="T12">1 - (parse time cpu / CPU used by this session)</text:span></text:p>
      <text:p text:style-name="P22">执行：</text:p>
      <text:p text:style-name="P42"><text:span text:style-name="T46">select</text:span><text:span text:style-name="T49"> </text:span><text:span text:style-name="T58">1</text:span><text:span text:style-name="T53">-(a.</text:span><text:span text:style-name="T46">value</text:span><text:span text:style-name="T53">/b.</text:span><text:span text:style-name="T46">value</text:span><text:span text:style-name="T53">)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50"> </text:span><text:span text:style-name="T52">a.</text:span><text:span text:style-name="T45">name</text:span><text:span text:style-name="T52">=</text:span><text:span text:style-name="T57">'parse time cpu'</text:span><text:span text:style-name="T50"> </text:span><text:span text:style-name="T45">and</text:span></text:p>
      <text:p text:style-name="P43"><text:span text:style-name="T42">        </text:span><text:span text:style-name="T49"> </text:span><text:span text:style-name="T52">b.</text:span><text:span text:style-name="T45">name</text:span><text:span text:style-name="T52">=</text:span><text:span text:style-name="T57">'CPU used by this session'</text:span><text:span text:style-name="T52">;</text:span></text:p>
      <text:p text:style-name="P20"><text:span text:style-name="T12">l</text:span><text:span text:style-name="T39">         </text:span><text:span text:style-name="T13">Parse time CPU to parse time elapsed</text:span><text:span text:style-name="T16">：通常，该项显示锁竞争比率。这项比率计算</text:span></text:p>
      <text:p text:style-name="P20"><text:soft-page-break/><text:span text:style-name="T16">是否时间花费在解析分配给</text:span><text:span text:style-name="T12">CPU</text:span><text:span text:style-name="T16">进行周期运算</text:span><text:span text:style-name="T12">(</text:span><text:span text:style-name="T16">即生产工作</text:span><text:span text:style-name="T12">)</text:span><text:span text:style-name="T16">。解析时间花费不在</text:span><text:span text:style-name="T12">CPU</text:span><text:span text:style-name="T16">周期运算通常表示由于锁竞争导致了时 间花费</text:span></text:p>
      <text:p text:style-name="P20"><text:span text:style-name="T16">公式：</text:span><text:span text:style-name="T12">parse time cpu / parse time elapsed</text:span></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49">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50"> </text:span><text:span text:style-name="T52">a.</text:span><text:span text:style-name="T45">name</text:span><text:span text:style-name="T52">=</text:span><text:span text:style-name="T57">'parse time cpu'</text:span><text:span text:style-name="T50"> </text:span><text:span text:style-name="T45">and</text:span><text:span text:style-name="T50"> </text:span><text:span text:style-name="T52">b.</text:span><text:span text:style-name="T45">name</text:span><text:span text:style-name="T52">=</text:span><text:span text:style-name="T57">'parse time elapsed'</text:span><text:span text:style-name="T52">;</text:span></text:p>
      <text:p text:style-name="P20"><text:span text:style-name="T17">从</text:span><text:span text:style-name="T13">V$SYSSTAT</text:span><text:span text:style-name="T17">获取负载间档</text:span><text:span text:style-name="T13">(Load Profile)</text:span><text:span text:style-name="T17">数据</text:span></text:p>
      <text:p text:style-name="P20"><text:span text:style-name="T16">　　负载间档是监控系统吞吐量和负载变化的重要部分， 该部分提供如下每秒和每个事务的统计信息：</text:span><text:span text:style-name="T12">logons cumulative, parse count (total), parse count (hard), executes, physical reads, physical writes, block changes, and redo size.</text:span></text:p>
      <text:p text:style-name="P20"><text:span text:style-name="T16">　　被格式化的数据可检查</text:span><text:span text:style-name="T12">'rates'</text:span><text:span text:style-name="T16">是否过高，或用于对比其它基线 数据设置为识别</text:span><text:span text:style-name="T12">system profile</text:span><text:span text:style-name="T16">在期间如何变化。例如，计算每个事务中</text:span><text:span text:style-name="T12">block changes</text:span><text:span text:style-name="T16">可用如下公式：</text:span></text:p>
      <text:p text:style-name="P32">db block changes / ( user commits + user rollbacks )</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53">+c.</text:span><text:span text:style-name="T46">value</text:span><text:span text:style-name="T53">) </text:span></text:p>
      <text:p text:style-name="P43"><text:span text:style-name="T49">  </text:span><text:span text:style-name="T45">from</text:span><text:span text:style-name="T50"> </text:span><text:span text:style-name="T52">v$sysstat a,v$sysstat b,v$sysstat c </text:span></text:p>
      <text:p text:style-name="P43"><text:span text:style-name="T49">  </text:span><text:span text:style-name="T45">where</text:span><text:span text:style-name="T50"> </text:span><text:span text:style-name="T52">a.</text:span><text:span text:style-name="T45">name</text:span><text:span text:style-name="T52">=</text:span><text:span text:style-name="T57">'db block changes'</text:span><text:span text:style-name="T50"> </text:span><text:span text:style-name="T45">and</text:span></text:p>
      <text:p text:style-name="P43"><text:span text:style-name="T42">        </text:span><text:span text:style-name="T49"> </text:span><text:span text:style-name="T52">b.</text:span><text:span text:style-name="T45">name</text:span><text:span text:style-name="T52">=</text:span><text:span text:style-name="T57">'user commits'</text:span><text:span text:style-name="T50"> </text:span><text:span text:style-name="T45">and</text:span><text:span text:style-name="T43"> </text:span><text:span text:style-name="T52">c.</text:span><text:span text:style-name="T45">name</text:span><text:span text:style-name="T52">=</text:span><text:span text:style-name="T57">'user rollbacks'</text:span><text:span text:style-name="T52">;</text:span></text:p>
      <text:p text:style-name="P22">其它计算统计以衡量负载方式，如 下：</text:p>
      <text:p text:style-name="P20"><text:span text:style-name="T12">l</text:span><text:span text:style-name="T39">         </text:span><text:span text:style-name="T12">Blocks changed for each read</text:span><text:span text:style-name="T16">：这项显示出</text:span><text:span text:style-name="T12">block changes</text:span><text:span text:style-name="T16">在</text:span><text:span text:style-name="T12">block reads</text:span><text:span text:style-name="T16">中的比例。</text:span><text:span text:style-name="T16">它将指出是否系统主要用于只读访问或是主要进行诸多数据操 作</text:span><text:span text:style-name="T12">(</text:span><text:span text:style-name="T16">如：</text:span><text:span text:style-name="T12">inserts/updates/deletes)</text:span></text:p>
      <text:p text:style-name="P20"><text:span text:style-name="T16">公式：</text:span><text:span text:style-name="T12">db block changes / session logical reads</text:span></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49">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50"> </text:span><text:span text:style-name="T52">a.</text:span><text:span text:style-name="T45">name</text:span><text:span text:style-name="T52">=</text:span><text:span text:style-name="T57">'db block changes'</text:span><text:span text:style-name="T50"> </text:span><text:span text:style-name="T45">and</text:span><text:span text:style-name="T50"> </text:span></text:p>
      <text:p text:style-name="P43"><text:span text:style-name="T49">         </text:span><text:span text:style-name="T52">b.</text:span><text:span text:style-name="T45">name</text:span><text:span text:style-name="T52">=</text:span><text:span text:style-name="T57">'session logical reads'</text:span><text:span text:style-name="T50"> </text:span><text:span text:style-name="T52">;</text:span></text:p>
      <text:p text:style-name="P20"><text:span text:style-name="T12">l</text:span><text:span text:style-name="T39">         </text:span><text:span text:style-name="T12">Rows for each sort</text:span><text:span text:style-name="T16">：</text:span></text:p>
      <text:p text:style-name="P20"><text:span text:style-name="T16">公式：</text:span><text:span text:style-name="T12">sorts (rows) / ( sorts (memory) + sorts (disk) )</text:span></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53">+c.</text:span><text:span text:style-name="T46">value</text:span><text:span text:style-name="T53">) </text:span></text:p>
      <text:p text:style-name="P43"><text:span text:style-name="T49">  </text:span><text:span text:style-name="T45">from</text:span><text:span text:style-name="T50"> </text:span><text:span text:style-name="T52">v$sysstat a,v$sysstat b,v$sysstat c </text:span></text:p>
      <text:p text:style-name="P43"><text:span text:style-name="T49">  </text:span><text:span text:style-name="T45">where</text:span><text:span text:style-name="T50"> </text:span><text:span text:style-name="T52">a.</text:span><text:span text:style-name="T45">name</text:span><text:span text:style-name="T52">=</text:span><text:span text:style-name="T57">'sorts (rows)'</text:span><text:span text:style-name="T50"> </text:span><text:span text:style-name="T45">and</text:span><text:span text:style-name="T50"> </text:span></text:p>
      <text:p text:style-name="P43"><text:span text:style-name="T49">         </text:span><text:span text:style-name="T52">b.</text:span><text:span text:style-name="T45">name</text:span><text:span text:style-name="T52">=</text:span><text:span text:style-name="T57">'sorts (memory)'</text:span><text:span text:style-name="T50"> </text:span><text:span text:style-name="T45">and</text:span><text:span text:style-name="T43"> </text:span><text:span text:style-name="T52">c.</text:span><text:span text:style-name="T45">name</text:span><text:span text:style-name="T52">=</text:span><text:span text:style-name="T57">'sorts (disk)'</text:span><text:span text:style-name="T52">;</text:span></text:p>
      <text:p text:style-name="P43"><text:soft-page-break/> </text:p>
      <text:p text:style-name="P43"> </text:p>
      <text:p text:style-name="P29"><text:s/></text:p>
      <text:p text:style-name="P30"><text:span text:style-name="T34">第二篇</text:span><text:span text:style-name="T35">--v$sesstat  2007.5.25</text:span></text:p>
      <text:p text:style-name="P53"><text:span text:style-name="T18">　　按照</text:span><text:span text:style-name="T12">OracleOnlineBook</text:span><text:span text:style-name="T18">中的描述，</text:span><text:span text:style-name="T12">v$sesstat</text:span><text:span text:style-name="T18">存储</text:span><text:span text:style-name="T12">session</text:span><text:span text:style-name="T18">从</text:span><text:span text:style-name="T12">login</text:span><text:span text:style-name="T18">到</text:span><text:span text:style-name="T12">logout</text:span><text:span text:style-name="T18">的详细资源使用统计。</text:span></text:p>
      <text:p text:style-name="P25"><text:span text:style-name="T18">　　类似于</text:span><text:span text:style-name="T12">v$sysstat,</text:span><text:span text:style-name="T18">该视图存储下列类别的统计：</text:span></text:p>
      <text:p text:style-name="P69"><text:span text:style-name="T12">l</text:span><text:span text:style-name="T38">         </text:span><text:span text:style-name="T18">事件发生次数的统计，如用户提交数。</text:span></text:p>
      <text:p text:style-name="P69"><text:span text:style-name="T12">l</text:span><text:span text:style-name="T38">         </text:span><text:span text:style-name="T18">数据产生，存取或者操作的</text:span><text:span text:style-name="T12">total</text:span><text:span text:style-name="T18">列</text:span><text:span text:style-name="T12">(</text:span><text:span text:style-name="T18">如：</text:span><text:span text:style-name="T12">redo size)</text:span></text:p>
      <text:p text:style-name="P69"><text:span text:style-name="T12">l</text:span><text:span text:style-name="T38">         </text:span><text:span text:style-name="T18">执行操作所花费的时间累积，例如</text:span><text:span text:style-name="T12">session CPU</text:span><text:span text:style-name="T18">占用</text:span><text:span text:style-name="T12">(</text:span><text:span text:style-name="T18">如果</text:span><text:span text:style-name="T12">TIMED_STATISTICS</text:span><text:span text:style-name="T18">值 为</text:span><text:span text:style-name="T12">true)</text:span></text:p>
      <text:p text:style-name="P73">注意：</text:p>
      <text:p text:style-name="P72"><text:span text:style-name="T18">如果初始参数</text:span><text:span text:style-name="T12">STATISTICS_LEVEL</text:span><text:span text:style-name="T18">被设置为</text:span><text:span text:style-name="T12">TYPICAL</text:span><text:span text:style-name="T18">或</text:span><text:span text:style-name="T12">ALL</text:span><text:span text:style-name="T18">，时间统计被数据库自动收集如果</text:span><text:span text:style-name="T12">STATISTICS_LEVEL</text:span><text:span text:style-name="T18">被设置为</text:span><text:span text:style-name="T12">BASIC</text:span><text:span text:style-name="T18">，你必须设置</text:span><text:span text:style-name="T12">TIMED_STATISTICS</text:span><text:span text:style-name="T18">值为</text:span><text:span text:style-name="T12">TRUE</text:span><text:span text:style-name="T18">以打开收集功能。</text:span></text:p>
      <text:p text:style-name="P72"><text:span text:style-name="T18">如果你已设置了</text:span><text:span text:style-name="T12">DB_CACHE_ADVICE,TIMED_STATISTICS</text:span><text:span text:style-name="T18">或</text:span><text:span text:style-name="T12">TIMED_OS_STATISTICS</text:span><text:span text:style-name="T18">，或在初始参数文件或使用</text:span><text:span text:style-name="T12">ALTER_SYSTEM</text:span><text:span text:style-name="T18">或</text:span><text:span text:style-name="T12">ALTER SESSION</text:span><text:span text:style-name="T18">，那么 你所设定的值的值将覆盖</text:span><text:span text:style-name="T12">STATISTICS_LEVEL</text:span><text:span text:style-name="T18">的值。</text:span></text:p>
      <text:p text:style-name="P25"><text:span text:style-name="T12">v$sysstat</text:span><text:span text:style-name="T18">和</text:span><text:span text:style-name="T12">v$sesstat</text:span><text:span text:style-name="T18">差别如下：</text:span></text:p>
      <text:p text:style-name="P69"><text:span text:style-name="T12">n</text:span><text:span text:style-name="T38">         </text:span><text:span text:style-name="T12">v$sesstat</text:span><text:span text:style-name="T18">只保存</text:span><text:span text:style-name="T12">session</text:span><text:span text:style-name="T18">数据，而</text:span><text:span text:style-name="T12">v$sysstat</text:span><text:span text:style-name="T18">则保存所有</text:span><text:span text:style-name="T12">sessions</text:span><text:span text:style-name="T18">的累积值。</text:span></text:p>
      <text:p text:style-name="P69"><text:span text:style-name="T12">n</text:span><text:span text:style-name="T38">         </text:span><text:span text:style-name="T12">v$sesstat</text:span><text:span text:style-name="T18">只是暂存数据，</text:span><text:span text:style-name="T12">session</text:span><text:span text:style-name="T18">退出后数据即清空。</text:span><text:span text:style-name="T12">v$sysstat</text:span><text:span text:style-name="T18">则是累积的，只有当实例被</text:span><text:span text:style-name="T12">shutdown</text:span><text:span text:style-name="T18">才会清空。</text:span></text:p>
      <text:p text:style-name="P69"><text:span text:style-name="T12">n</text:span><text:span text:style-name="T38">         </text:span><text:span text:style-name="T12">v$sesstat</text:span><text:span text:style-name="T18">不包括统计项名称，如果要获得统计项名称则必须与</text:span><text:span text:style-name="T12">v$sysstat</text:span><text:span text:style-name="T18">或</text:span><text:span text:style-name="T12">v$statname</text:span><text:span text:style-name="T18">连接查询获得。</text:span></text:p>
      <text:p text:style-name="P25"><text:span text:style-name="T12">v$sesstat</text:span><text:span text:style-name="T18">可被用于找出如下类型</text:span><text:span text:style-name="T12">session</text:span><text:span text:style-name="T18">：</text:span></text:p>
      <text:p text:style-name="P69"><text:span text:style-name="T12">n</text:span><text:span text:style-name="T38">         </text:span><text:span text:style-name="T18">高资源占用</text:span></text:p>
      <text:p text:style-name="P69"><text:span text:style-name="T12">n</text:span><text:span text:style-name="T38">         </text:span><text:span text:style-name="T18">高平均资源占用比</text:span><text:span text:style-name="T12">(</text:span><text:span text:style-name="T18">登陆后资源使用率</text:span><text:span text:style-name="T12">)</text:span></text:p>
      <text:p text:style-name="P69"><text:span text:style-name="T12">n</text:span><text:span text:style-name="T38">         </text:span><text:span text:style-name="T18">默认资源占用比</text:span><text:span text:style-name="T12">(</text:span><text:span text:style-name="T18">两快照之间</text:span><text:span text:style-name="T12">)</text:span></text:p>
      <text:p text:style-name="P25"><text:span text:style-name="T19">在</text:span><text:span text:style-name="T13">V$SESSTAT</text:span><text:span text:style-name="T19">中使用统计</text:span></text:p>
      <text:p text:style-name="P25"><text:span text:style-name="T18">　　多数</text:span><text:span text:style-name="T12">v$sesstat</text:span><text:span text:style-name="T18">中的统计参考是</text:span><text:span text:style-name="T12">v$sysstat</text:span><text:span text:style-name="T18">描述的子集，包括</text:span><text:span text:style-name="T12">session logical reads, CPU used by this session, db block changes, redo size, physical writes, parse count (hard), parse count (total), sorts (memory), and sorts (disk).</text:span></text:p>
      <text:p text:style-name="P25"><text:span text:style-name="T13">V$SESSTAT</text:span><text:span text:style-name="T19">常用列说明</text:span></text:p>
      <text:p text:style-name="P69"><text:span text:style-name="T12">n</text:span><text:span text:style-name="T38">         </text:span><text:span text:style-name="T12">SID</text:span><text:span text:style-name="T18">：</text:span><text:span text:style-name="T12">session</text:span><text:span text:style-name="T18">唯一</text:span><text:span text:style-name="T12">ID</text:span></text:p>
      <text:p text:style-name="P69"><text:span text:style-name="T12">n</text:span><text:span text:style-name="T38">         </text:span><text:span text:style-name="T12">STATISTIC#</text:span><text:span text:style-name="T18">：资源唯一</text:span><text:span text:style-name="T12">ID</text:span></text:p>
      <text:p text:style-name="P69"><text:soft-page-break/><text:span text:style-name="T12">n</text:span><text:span text:style-name="T38">         </text:span><text:span text:style-name="T12">VALUE</text:span><text:span text:style-name="T18">： 资源使用</text:span></text:p>
      <text:p text:style-name="P25"><text:span text:style-name="T19">示例</text:span><text:span text:style-name="T13">1</text:span><text:span text:style-name="T19">：下列找出当前</text:span><text:span text:style-name="T13">session</text:span><text:span text:style-name="T19">中最高的</text:span><text:span text:style-name="T13">logical</text:span><text:span text:style-name="T19">和</text:span><text:span text:style-name="T13">Physical I/O</text:span><text:span text:style-name="T19">比率</text:span><text:span text:style-name="T13">.</text:span></text:p>
      <text:p text:style-name="P25"><text:span text:style-name="T18">　　下列</text:span><text:span text:style-name="T12">SQL</text:span><text:span text:style-name="T18">语 句显示了所有连接到数据库的</text:span><text:span text:style-name="T12">session</text:span><text:span text:style-name="T18">逻辑、物理读比率</text:span><text:span text:style-name="T12">(</text:span><text:span text:style-name="T18">每秒</text:span><text:span text:style-name="T12">)</text:span><text:span text:style-name="T18">。</text:span><text:span text:style-name="T12">logical</text:span><text:span text:style-name="T18">和</text:span><text:span text:style-name="T12">physical I/O</text:span><text:span text:style-name="T18">比率是通过自登陆后的时间消耗计算得出。对于</text:span><text:span text:style-name="T12">sessions</text:span><text:span text:style-name="T18">连接到数据库这种长周期操作而言也许不够精确，不过做个示例却足够了。</text:span></text:p>
      <text:p text:style-name="P25"><text:span text:style-name="T18">先获得</text:span><text:span text:style-name="T12">session</text:span><text:span text:style-name="T18">逻辑读和物理读统 计项的</text:span><text:span text:style-name="T12">STATISTIC#</text:span><text:span text:style-name="T18">值：</text:span></text:p>
      <text:p text:style-name="P39"><text:span text:style-name="T41">SELECT</text:span> <text:span text:style-name="T41">name</text:span>, statistic# </text:p>
      <text:p text:style-name="P40">  <text:span text:style-name="T44">FROM</text:span><text:span text:style-name="T12"> V$STATNAME </text:span></text:p>
      <text:p text:style-name="P40"><text:span text:style-name="T41">  </text:span><text:span text:style-name="T44">WHERE</text:span><text:span text:style-name="T12"> </text:span><text:span text:style-name="T44">name</text:span><text:span text:style-name="T12"> </text:span><text:span text:style-name="T44">IN</text:span><text:span text:style-name="T12"> (</text:span><text:span text:style-name="T56">'session logical reads'</text:span><text:span text:style-name="T12">,</text:span><text:span text:style-name="T56">'physical reads'</text:span><text:span text:style-name="T12">) ;</text:span></text:p>
      <text:p text:style-name="P54">NAME                           STATISTIC#</text:p>
      <text:p text:style-name="P54">------------------------------ ----------</text:p>
      <text:p text:style-name="P54">session logical reads                   9</text:p>
      <text:p text:style-name="P54">physical reads                         40</text:p>
      <text:p text:style-name="P25"><text:span text:style-name="T18">通过上面获得的</text:span><text:span text:style-name="T12">STATISTIC#</text:span><text:span text:style-name="T18">值执行下列语句：</text:span></text:p>
      <text:p text:style-name="P33">SELECT ses.sid</text:p>
      <text:p text:style-name="P25">     <text:span text:style-name="T12">, DECODE(ses.action,NULL,'online','batch')          "User"</text:span></text:p>
      <text:p text:style-name="P25">     <text:span text:style-name="T12">, MAX(DECODE(sta.statistic#,9,sta.value,0))</text:span></text:p>
      <text:p text:style-name="P25">       <text:span text:style-name="T12">/greatest(3600*24*(sysdate-ses.logon_time),1)     "Log IO/s"</text:span></text:p>
      <text:p text:style-name="P25">     <text:span text:style-name="T12">, MAX(DECODE(sta.statistic#,40,sta.value,0))</text:span></text:p>
      <text:p text:style-name="P25">       <text:span text:style-name="T12">/greatest(3600*24*(sysdate-ses.logon_time),1)     "Phy IO/s"</text:span></text:p>
      <text:p text:style-name="P25">     <text:span text:style-name="T12">, 60*24*(sysdate-ses.logon_time)                    "Minutes"</text:span></text:p>
      <text:p text:style-name="P25"> <text:span text:style-name="T12">FROM V$SESSION ses</text:span></text:p>
      <text:p text:style-name="P25">    <text:span text:style-name="T12">, V$SESSTAT sta</text:span></text:p>
      <text:p text:style-name="P33">WHERE ses.status     = 'ACTIVE'</text:p>
      <text:p text:style-name="P25">  <text:span text:style-name="T12">AND sta.sid        = ses.sid</text:span></text:p>
      <text:p text:style-name="P25">  <text:span text:style-name="T12">AND sta.statistic# IN (9,40)</text:span></text:p>
      <text:p text:style-name="P33">GROUP BY ses.sid, ses.action, ses.logon_time</text:p>
      <text:p text:style-name="P33">ORDER BY</text:p>
      <text:p text:style-name="P25">        <text:span text:style-name="T12">SUM( DECODE(sta.statistic#,40,100*sta.value,sta.value) )</text:span></text:p>
      <text:p text:style-name="P25">      <text:span text:style-name="T12">/ greatest(3600*24*(sysdate-ses.logon_time),1)  DESC;</text:span></text:p>
      <text:p text:style-name="P25">  <text:span text:style-name="T12">SID User   Log IO/s Phy IO/s Minutes</text:span></text:p>
      <text:p text:style-name="P33">----- ------ -------- -------- -------</text:p>
      <text:p text:style-name="P25"> <text:span text:style-name="T12">1951 batch       291    257.3       1</text:span></text:p>
      <text:p text:style-name="P25">  <text:span text:style-name="T12">470 online    6,161     62.9       0</text:span></text:p>
      <text:p text:style-name="P25"><text:soft-page-break/>  <text:span text:style-name="T12">730 batch     7,568     43.2     197</text:span></text:p>
      <text:p text:style-name="P25"> <text:span text:style-name="T12">2153 online    1,482     98.9      10</text:span></text:p>
      <text:p text:style-name="P25"> <text:span text:style-name="T12">2386 batch     7,620     35.6      35</text:span></text:p>
      <text:p text:style-name="P25"> <text:span text:style-name="T12">1815 batch     7,503     35.5      26</text:span></text:p>
      <text:p text:style-name="P25"> <text:span text:style-name="T12">1965 online    4,879     42.9      19</text:span></text:p>
      <text:p text:style-name="P25"> <text:span text:style-name="T12">1668 online    4,318     44.5       1</text:span></text:p>
      <text:p text:style-name="P25"> <text:span text:style-name="T12">1142 online      955     69.2      35</text:span></text:p>
      <text:p text:style-name="P25"> <text:span text:style-name="T12">1855 batch       573     70.5       8</text:span></text:p>
      <text:p text:style-name="P25"> <text:span text:style-name="T12">1971 online    1,138     56.6       1</text:span></text:p>
      <text:p text:style-name="P25"> <text:span text:style-name="T12">1323 online    3,263     32.4       5</text:span></text:p>
      <text:p text:style-name="P25"> <text:span text:style-name="T12">1479 batch     2,857     35.1       3</text:span></text:p>
      <text:p text:style-name="P25">  <text:span text:style-name="T12">421 online    1,322     46.8      15</text:span></text:p>
      <text:p text:style-name="P25"> <text:span text:style-name="T12">2405 online      258     50.4       8</text:span></text:p>
      <text:p text:style-name="P25"><text:span text:style-name="T19">示例</text:span><text:span text:style-name="T13">2</text:span><text:span text:style-name="T19">：又例如通过</text:span><text:span text:style-name="T13">v$sesstat</text:span><text:span text:style-name="T19">和</text:span><text:span text:style-name="T13">v$statname</text:span><text:span text:style-name="T19">连接查询某个</text:span><text:span text:style-name="T13">SID</text:span><text:span text:style-name="T19">各项信息。</text:span></text:p>
      <text:p text:style-name="P39"><text:span text:style-name="T41">select</text:span> a.*,b.<text:span text:style-name="T41">name</text:span> </text:p>
      <text:p text:style-name="P40">  <text:span text:style-name="T44">from</text:span><text:span text:style-name="T12"> v$sesstat a,v$statname b </text:span></text:p>
      <text:p text:style-name="P40">  <text:span text:style-name="T44">where</text:span><text:span text:style-name="T12"> a.sid=</text:span><text:span text:style-name="T56">10</text:span><text:span text:style-name="T12"> </text:span><text:span text:style-name="T44">and</text:span><text:span text:style-name="T12"> a.statistic#=b.statistic#;</text:span></text:p>
      <text:p text:style-name="P29"><text:s/></text:p>
      <text:p text:style-name="P30"><text:span text:style-name="T34">第三篇</text:span><text:span text:style-name="T35">-(1)-v$sql  2007.5.25</text:span></text:p>
      <text:p text:style-name="P57"><text:span text:style-name="T12">V$SQL</text:span><text:span text:style-name="T18">中存储具体的</text:span><text:span text:style-name="T12">SQL</text:span><text:span text:style-name="T18">语 句。</text:span></text:p>
      <text:p text:style-name="P25"><text:span text:style-name="T18">　　一条语句可以映射多个</text:span><text:span text:style-name="T12">cursor,</text:span><text:span text:style-name="T18">因为对象所指的</text:span><text:span text:style-name="T12">cursor</text:span><text:span text:style-name="T18">可以有不同用户</text:span><text:span text:style-name="T12">(</text:span><text:span text:style-name="T18">如例</text:span><text:span text:style-name="T12">1)</text:span><text:span text:style-name="T18">。如果有多个</text:span><text:span text:style-name="T12">cursor(</text:span><text:span text:style-name="T18">子游标</text:span><text:span text:style-name="T12">)</text:span><text:span text:style-name="T18">存在，在</text:span><text:span text:style-name="T12">V$SQLAREA</text:span><text:span text:style-name="T18">为所有</text:span><text:span text:style-name="T12">cursor</text:span><text:span text:style-name="T18">提供集合信息。</text:span></text:p>
      <text:p text:style-name="P64"><text:span text:style-name="T19">例</text:span><text:span text:style-name="T13">1</text:span><text:span text:style-name="T19">：</text:span></text:p>
      <text:p text:style-name="P64"><text:span text:style-name="T18">这里介绍以下</text:span><text:span text:style-name="T12">child cursor </text:span></text:p>
      <text:p text:style-name="P66">user A: select * from tbl </text:p>
      <text:p text:style-name="P66">user B: select * from tbl </text:p>
      <text:p text:style-name="P65">大家认为这两条语句是不是一样的啊，可能会有很多人会说是一样的，但我告诉你不一定，那为什么呢？ </text:p>
      <text:p text:style-name="P64"><text:span text:style-name="T18">这个</text:span><text:span text:style-name="T12">tblA</text:span><text:span text:style-name="T18">看起来是一样的，但是不一 定哦，一个是</text:span><text:span text:style-name="T12">A</text:span><text:span text:style-name="T18">用户的</text:span><text:span text:style-name="T12">, </text:span><text:span text:style-name="T18">一个是</text:span><text:span text:style-name="T12">B</text:span><text:span text:style-name="T18">用户的，这时他们的执行计划分析代码差别可能就大了哦，改下写法大家就明白了</text:span><text:span text:style-name="T12">: </text:span></text:p>
      <text:p text:style-name="P66">select * from A.tbl</text:p>
      <text:p text:style-name="P66">select * from B.tbl </text:p>
      <text:p text:style-name="P25"><text:span text:style-name="T18">　　在个别</text:span><text:span text:style-name="T12">cursor</text:span><text:span text:style-name="T18">上，</text:span><text:span text:style-name="T12">v$sql</text:span><text:span text:style-name="T18">可被使用。该视图包含</text:span><text:span text:style-name="T12">cursor</text:span><text:span text:style-name="T18">级别资料。当试图定位</text:span><text:span text:style-name="T12">session</text:span><text:span text:style-name="T18">或用户以分析</text:span><text:span text:style-name="T12">cursor</text:span><text:span text:style-name="T18">时被使用。</text:span></text:p>
      <text:p text:style-name="P25"><text:span text:style-name="T18">　　</text:span><text:span text:style-name="T12">PLAN_HASH_VALUE</text:span><text:span text:style-name="T18">列 存储的是数值表示的</text:span><text:span text:style-name="T12">cursor</text:span><text:span text:style-name="T18">执行计划。可被用来对比执行计</text:span><text:soft-page-break/><text:span text:style-name="T18">划。</text:span><text:span text:style-name="T12">PLAN_HASH_VALUE</text:span><text:span text:style-name="T18">让你不必一行一行对比即可轻松鉴别两条执行计划是否相同。</text:span></text:p>
      <text:p text:style-name="P25"><text:span text:style-name="T13">V$SQL</text:span><text:span text:style-name="T19">中的列说明：</text:span></text:p>
      <text:p text:style-name="P69"><text:span text:style-name="T12">l</text:span><text:span text:style-name="T38">         </text:span><text:span text:style-name="T12">SQL_TEXT</text:span><text:span text:style-name="T18">：</text:span><text:span text:style-name="T12">SQL</text:span><text:span text:style-name="T18">文本的前</text:span><text:span text:style-name="T12">1000</text:span><text:span text:style-name="T18">个 字符</text:span></text:p>
      <text:p text:style-name="P69"><text:span text:style-name="T12">l</text:span><text:span text:style-name="T38">         </text:span><text:span text:style-name="T12">SHARABLE_MEM</text:span><text:span text:style-name="T18">：占用的共享内存大小</text:span><text:span text:style-name="T12">(</text:span><text:span text:style-name="T18">单位：</text:span><text:span text:style-name="T12">byte)</text:span></text:p>
      <text:p text:style-name="P69"><text:span text:style-name="T12">l</text:span><text:span text:style-name="T38">         </text:span><text:span text:style-name="T12">PERSISTENT_MEM</text:span><text:span text:style-name="T18">：生命期内的固定内存大小</text:span><text:span text:style-name="T12">(</text:span><text:span text:style-name="T18">单位：</text:span><text:span text:style-name="T12">byte)</text:span></text:p>
      <text:p text:style-name="P69"><text:span text:style-name="T12">l</text:span><text:span text:style-name="T38">         </text:span><text:span text:style-name="T12">RUNTIME_MEM</text:span><text:span text:style-name="T18">：执行期内的固定内存大小</text:span></text:p>
      <text:p text:style-name="P69"><text:span text:style-name="T12">l</text:span><text:span text:style-name="T38">         </text:span><text:span text:style-name="T12">SORTS</text:span><text:span text:style-name="T18">： 完成的排序数</text:span></text:p>
      <text:p text:style-name="P69"><text:span text:style-name="T12">l</text:span><text:span text:style-name="T38">         </text:span><text:span text:style-name="T12">LOADED_VERSIONS</text:span><text:span text:style-name="T18">：显示上下文堆是否载入，</text:span><text:span text:style-name="T12">1</text:span><text:span text:style-name="T18">是</text:span><text:span text:style-name="T12">0</text:span><text:span text:style-name="T18">否</text:span></text:p>
      <text:p text:style-name="P69"><text:span text:style-name="T12">l</text:span><text:span text:style-name="T38">         </text:span><text:span text:style-name="T12">OPEN_VERSIONS</text:span><text:span text:style-name="T18">：显示子游标是否被锁，</text:span><text:span text:style-name="T12">1</text:span><text:span text:style-name="T18">是</text:span><text:span text:style-name="T12">0</text:span><text:span text:style-name="T18">否</text:span></text:p>
      <text:p text:style-name="P69"><text:span text:style-name="T12">l</text:span><text:span text:style-name="T38">         </text:span><text:span text:style-name="T12">USERS_OPENING</text:span><text:span text:style-name="T18">：执行语句的用户数</text:span></text:p>
      <text:p text:style-name="P69"><text:span text:style-name="T12">l</text:span><text:span text:style-name="T38">         </text:span><text:span text:style-name="T12">FETCHES</text:span><text:span text:style-name="T18">：</text:span><text:span text:style-name="T12">SQL</text:span><text:span text:style-name="T18">语句的</text:span><text:span text:style-name="T12">fetch</text:span><text:span text:style-name="T18">数。</text:span></text:p>
      <text:p text:style-name="P69"><text:span text:style-name="T12">l</text:span><text:span text:style-name="T38">         </text:span><text:span text:style-name="T12">EXECUTIONS</text:span><text:span text:style-name="T18">：自它被载入缓存库后的执行次数</text:span></text:p>
      <text:p text:style-name="P69"><text:span text:style-name="T12">l</text:span><text:span text:style-name="T38">         </text:span><text:span text:style-name="T12">USERS_EXECUTING</text:span><text:span text:style-name="T18">：执行语句的用户数</text:span></text:p>
      <text:p text:style-name="P69"><text:span text:style-name="T12">l</text:span><text:span text:style-name="T38">         </text:span><text:span text:style-name="T12">LOADS</text:span><text:span text:style-name="T18">： 对象被载入过的次数</text:span></text:p>
      <text:p text:style-name="P69"><text:span text:style-name="T12">l</text:span><text:span text:style-name="T38">         </text:span><text:span text:style-name="T12">FIRST_LOAD_TIME</text:span><text:span text:style-name="T18">：初次载入时间</text:span></text:p>
      <text:p text:style-name="P69"><text:span text:style-name="T12">l</text:span><text:span text:style-name="T38">         </text:span><text:span text:style-name="T12">INVALIDATIONS</text:span><text:span text:style-name="T18">：无效的次数</text:span></text:p>
      <text:p text:style-name="P69"><text:span text:style-name="T12">l</text:span><text:span text:style-name="T38">         </text:span><text:span text:style-name="T12">PARSE_CALLS</text:span><text:span text:style-name="T18">：解析调用次数</text:span></text:p>
      <text:p text:style-name="P69"><text:span text:style-name="T12">l</text:span><text:span text:style-name="T38">         </text:span><text:span text:style-name="T12">DISK_READS</text:span><text:span text:style-name="T18">：读磁盘次数</text:span></text:p>
      <text:p text:style-name="P69"><text:span text:style-name="T12">l</text:span><text:span text:style-name="T38">         </text:span><text:span text:style-name="T12">BUFFER_GETS</text:span><text:span text:style-name="T18">：读缓存区次数</text:span></text:p>
      <text:p text:style-name="P69"><text:span text:style-name="T12">l</text:span><text:span text:style-name="T38">         </text:span><text:span text:style-name="T12">ROWS_PROCESSED</text:span><text:span text:style-name="T18">：解析</text:span><text:span text:style-name="T12">SQL</text:span><text:span text:style-name="T18">语句返回的总列数</text:span></text:p>
      <text:p text:style-name="P69"><text:span text:style-name="T12">l</text:span><text:span text:style-name="T38">         </text:span><text:span text:style-name="T12">COMMAND_TYPE</text:span><text:span text:style-name="T18">：命令类型代号</text:span></text:p>
      <text:p text:style-name="P69"><text:span text:style-name="T12">l</text:span><text:span text:style-name="T38">         </text:span><text:span text:style-name="T12">OPTIMIZER_MODE</text:span><text:span text:style-name="T18">：</text:span><text:span text:style-name="T12">SQL</text:span><text:span text:style-name="T18">语句的优化器模型</text:span></text:p>
      <text:p text:style-name="P69"><text:span text:style-name="T12">l</text:span><text:span text:style-name="T38">         </text:span><text:span text:style-name="T12">OPTIMIZER_COST</text:span><text:span text:style-name="T18">：优化器给出的本次查询成本</text:span></text:p>
      <text:p text:style-name="P69"><text:span text:style-name="T12">l</text:span><text:span text:style-name="T38">         </text:span><text:span text:style-name="T12">PARSING_USER_ID</text:span><text:span text:style-name="T18">：第一个解析的用户</text:span><text:span text:style-name="T12">ID</text:span></text:p>
      <text:p text:style-name="P69"><text:span text:style-name="T12">l</text:span><text:span text:style-name="T38">         </text:span><text:span text:style-name="T12">PARSING_SCHEMA_ID</text:span><text:span text:style-name="T18">：第一个解析的计划</text:span><text:span text:style-name="T12">ID</text:span></text:p>
      <text:p text:style-name="P69"><text:span text:style-name="T12">l</text:span><text:span text:style-name="T38">         </text:span><text:span text:style-name="T12">KEPT_VERSIONS</text:span><text:span text:style-name="T18">：指出是否当前子游标被使用</text:span><text:span text:style-name="T12">DBMS_SHARED_POOL</text:span><text:span text:style-name="T18">包标记为常驻内存</text:span></text:p>
      <text:p text:style-name="P69"><text:span text:style-name="T12">l</text:span><text:span text:style-name="T38">         </text:span><text:span text:style-name="T12">ADDRESS</text:span><text:span text:style-name="T18">：当前游标父句柄地址</text:span></text:p>
      <text:p text:style-name="P69"><text:span text:style-name="T12">l</text:span><text:span text:style-name="T38">         </text:span><text:span text:style-name="T12">TYPE_CHK_HEAP</text:span><text:span text:style-name="T18">：当前堆类型检查说明</text:span></text:p>
      <text:p text:style-name="P69"><text:span text:style-name="T12">l</text:span><text:span text:style-name="T38">         </text:span><text:span text:style-name="T12">HASH_VALUE</text:span><text:span text:style-name="T18">：缓存库中父语句的</text:span><text:span text:style-name="T12">Hash</text:span><text:span text:style-name="T18">值</text:span></text:p>
      <text:p text:style-name="P69"><text:span text:style-name="T12">l</text:span><text:span text:style-name="T38">         </text:span><text:span text:style-name="T12">PLAN_HASH_VALUE</text:span><text:span text:style-name="T18">：数值表示的执行计划。</text:span></text:p>
      <text:p text:style-name="P69"><text:span text:style-name="T12">l</text:span><text:span text:style-name="T38">         </text:span><text:span text:style-name="T12">CHILD_NUMBER</text:span><text:span text:style-name="T18">：子游标数量</text:span></text:p>
      <text:p text:style-name="P69"><text:span text:style-name="T12">l</text:span><text:span text:style-name="T38">         </text:span><text:span text:style-name="T12">MODULE</text:span><text:span text:style-name="T18">：在第一次解析这条语句是通过调用</text:span><text:span text:style-name="T12">DBMS_APPLICATION_INFO.SET_MODULE</text:span><text:span text:style-name="T18">设置的模块名称。</text:span></text:p>
      <text:p text:style-name="P69"><text:span text:style-name="T12">l</text:span><text:span text:style-name="T38">         </text:span><text:span text:style-name="T12">ACTION</text:span><text:span text:style-name="T18">：在第一次解析这条语句是通过调用</text:span><text:span text:style-name="T12">DBMS_APPLICATION_INFO.SET_ACTION</text:span><text:span text:style-name="T18">设置的动作名称。</text:span></text:p>
      <text:p text:style-name="P69"><text:soft-page-break/><text:span text:style-name="T12">l</text:span><text:span text:style-name="T38">         </text:span><text:span text:style-name="T12">SERIALIZABLE_ABORTS</text:span><text:span text:style-name="T18">：事务未能序列化次数</text:span></text:p>
      <text:p text:style-name="P69"><text:span text:style-name="T12">l</text:span><text:span text:style-name="T38">         </text:span><text:span text:style-name="T12">OUTLINE_CATEGORY</text:span><text:span text:style-name="T18">：如果</text:span><text:span text:style-name="T12">outline</text:span><text:span text:style-name="T18">在解释</text:span><text:span text:style-name="T12">cursor</text:span><text:span text:style-name="T18">期间被应用，那么本列将显示出</text:span><text:span text:style-name="T12">outline</text:span><text:span text:style-name="T18">各类，否则本列为空</text:span></text:p>
      <text:p text:style-name="P69"><text:span text:style-name="T12">l</text:span><text:span text:style-name="T38">         </text:span><text:span text:style-name="T12">CPU_TIME</text:span><text:span text:style-name="T18">：解析</text:span><text:span text:style-name="T12">/</text:span><text:span text:style-name="T18">执行</text:span><text:span text:style-name="T12">/</text:span><text:span text:style-name="T18">取得等</text:span><text:span text:style-name="T12">CPU</text:span><text:span text:style-name="T18">使用时间</text:span><text:span text:style-name="T12">(</text:span><text:span text:style-name="T18">单位，毫秒</text:span><text:span text:style-name="T12">)</text:span></text:p>
      <text:p text:style-name="P69"><text:span text:style-name="T12">l</text:span><text:span text:style-name="T38">         </text:span><text:span text:style-name="T12">ELAPSED_TIME</text:span><text:span text:style-name="T18">：解析</text:span><text:span text:style-name="T12">/</text:span><text:span text:style-name="T18">执行</text:span><text:span text:style-name="T12">/</text:span><text:span text:style-name="T18">取得等消耗时间</text:span><text:span text:style-name="T12">(</text:span><text:span text:style-name="T18">单位， 毫秒</text:span><text:span text:style-name="T12">)</text:span></text:p>
      <text:p text:style-name="P69"><text:span text:style-name="T12">l</text:span><text:span text:style-name="T38">         </text:span><text:span text:style-name="T12">OUTLINE_SID</text:span><text:span text:style-name="T18">：</text:span><text:span text:style-name="T12">outline session</text:span><text:span text:style-name="T18">标 识</text:span></text:p>
      <text:p text:style-name="P69"><text:span text:style-name="T12">l</text:span><text:span text:style-name="T38">         </text:span><text:span text:style-name="T12">CHILD_ADDRESS</text:span><text:span text:style-name="T18">：子游标地址</text:span></text:p>
      <text:p text:style-name="P69"><text:span text:style-name="T12">l</text:span><text:span text:style-name="T38">         </text:span><text:span text:style-name="T12">SQLTYPE</text:span><text:span text:style-name="T18">：指出当前语句使用的</text:span><text:span text:style-name="T12">SQL</text:span><text:span text:style-name="T18">语言版本</text:span></text:p>
      <text:p text:style-name="P69"><text:span text:style-name="T12">l</text:span><text:span text:style-name="T38">         </text:span><text:span text:style-name="T12">REMOTE</text:span><text:span text:style-name="T18">：指出是否游标是一个远程映象</text:span><text:span text:style-name="T12">(Y/N)</text:span></text:p>
      <text:p text:style-name="P69"><text:span text:style-name="T12">l</text:span><text:span text:style-name="T38">         </text:span><text:span text:style-name="T12">OBJECT_STATUS</text:span><text:span text:style-name="T18">：对象状态</text:span><text:span text:style-name="T12">(VALID or INVALID)</text:span></text:p>
      <text:p text:style-name="P69"><text:span text:style-name="T12">l</text:span><text:span text:style-name="T38">         </text:span><text:span text:style-name="T12">IS_OBSOLETE</text:span><text:span text:style-name="T18">：当子游标的数量太多的时候，指出游标是否被废弃</text:span><text:span text:style-name="T12">(Y/N)</text:span></text:p>
      <text:p text:style-name="P30"><text:span text:style-name="T34">第三篇</text:span><text:span text:style-name="T35">-(2)-V$SQL_PLAN  2007.5.28</text:span></text:p>
      <text:p text:style-name="P25"><text:span text:style-name="T18">　　本视图提供了一种方式检查那些执行过的并且仍在缓存中的</text:span><text:span text:style-name="T12">cursor</text:span><text:span text:style-name="T18">的执行计划。</text:span></text:p>
      <text:p text:style-name="P25"><text:span text:style-name="T18">　　通常，本视图提供的信息与打印出的</text:span><text:span text:style-name="T12">EXPLAIN PLAN</text:span><text:span text:style-name="T18">非常相似，不过，</text:span><text:span text:style-name="T12">EXPLAIN PLAN</text:span><text:span text:style-name="T18">显示的是理论上的计划，并不一定在执行的时候就会被使用，但</text:span><text:span text:style-name="T12">V$SQL_PLAN</text:span><text:span text:style-name="T18">中包括的是实际被使用的计划。获自</text:span><text:span text:style-name="T12">EXPLAIN PLAN</text:span><text:span text:style-name="T18">语句的执行计划跟具体执行的计划可以不同，因为</text:span><text:span text:style-name="T12">cursor</text:span><text:span text:style-name="T18">可能被不同的</text:span><text:span text:style-name="T12">session</text:span><text:span text:style-name="T18">参数值编译</text:span><text:span text:style-name="T12">(</text:span><text:span text:style-name="T18">如，</text:span><text:span text:style-name="T12">HASH_AREA_SIZE)</text:span><text:span text:style-name="T18">。</text:span></text:p>
      <text:p text:style-name="P25"><text:span text:style-name="T13">V$SQL_PLAN</text:span><text:span text:style-name="T19">中数据可以：</text:span></text:p>
      <text:p text:style-name="P69"><text:span text:style-name="T12">l</text:span><text:span text:style-name="T38">         </text:span><text:span text:style-name="T18">确认当前的执行计划</text:span></text:p>
      <text:p text:style-name="P69"><text:span text:style-name="T12">l</text:span><text:span text:style-name="T38">         </text:span><text:span text:style-name="T18">鉴别创建表索引效果</text:span></text:p>
      <text:p text:style-name="P69"><text:span text:style-name="T12">l</text:span><text:span text:style-name="T38">         </text:span><text:span text:style-name="T18">寻找</text:span><text:span text:style-name="T12">cursor</text:span><text:span text:style-name="T18">包括的存取路径</text:span><text:span text:style-name="T12">(</text:span><text:span text:style-name="T18">例如， 全表查询或范围索引查询</text:span><text:span text:style-name="T12">)</text:span></text:p>
      <text:p text:style-name="P69"><text:span text:style-name="T12">l</text:span><text:span text:style-name="T38">         </text:span><text:span text:style-name="T18">鉴别索引的选择是否最优</text:span></text:p>
      <text:p text:style-name="P69"><text:span text:style-name="T12">l</text:span><text:span text:style-name="T38">         </text:span><text:span text:style-name="T18">决定是否最优化选择的详细执行计划</text:span><text:span text:style-name="T12">(</text:span><text:span text:style-name="T18">如，</text:span><text:span text:style-name="T12">nested loops join)</text:span><text:span text:style-name="T18">如开发者所愿。</text:span></text:p>
      <text:p text:style-name="P27">　　本视图同时也可被用于当成一种关键机制在计划对比 中。计划对比通常用于下列各项发生改变时：</text:p>
      <text:p text:style-name="P69"><text:span text:style-name="T12">l</text:span><text:span text:style-name="T38">         </text:span><text:span text:style-name="T18">删除和新建索引</text:span></text:p>
      <text:p text:style-name="P69"><text:span text:style-name="T12">l</text:span><text:span text:style-name="T38">         </text:span><text:span text:style-name="T18">在数据库对象上执行分析语句</text:span></text:p>
      <text:p text:style-name="P69"><text:span text:style-name="T12">l</text:span><text:span text:style-name="T38">         </text:span><text:span text:style-name="T18">修改初始参数值</text:span></text:p>
      <text:p text:style-name="P69"><text:span text:style-name="T12">l</text:span><text:span text:style-name="T38">         </text:span><text:span text:style-name="T18">从</text:span><text:span text:style-name="T12">rule-based</text:span><text:span text:style-name="T18">切换至</text:span><text:span text:style-name="T12">cost-based</text:span><text:span text:style-name="T18">优化方式</text:span></text:p>
      <text:p text:style-name="P69"><text:span text:style-name="T12">l</text:span><text:span text:style-name="T38">         </text:span><text:span text:style-name="T18">升级应用程序或数据库到新版本之后</text:span></text:p>
      <text:p text:style-name="P25"><text:span text:style-name="T18">　　如果之前的计划仍然在</text:span><text:span text:style-name="T12">(</text:span><text:span text:style-name="T18">例如， 从</text:span><text:span text:style-name="T12">V$SQL_PLAN</text:span><text:span text:style-name="T18">选择出记录并保存到</text:span><text:span text:style-name="T12">oracle</text:span><text:span text:style-name="T18">表中供参考</text:span><text:span text:style-name="T12">)</text:span><text:span text:style-name="T18">，那么就有可能去鉴别一条</text:span><text:span text:style-name="T12">SQL</text:span><text:span text:style-name="T18">语 句在执行计划改变后性能方面有什么变化。</text:span></text:p>
      <text:p text:style-name="P45">注意：</text:p>
      <text:p text:style-name="P44"><text:span text:style-name="T12">Oracle</text:span><text:span text:style-name="T18">公司强烈推荐你使用</text:span><text:span text:style-name="T12">DBMS_STATS</text:span><text:span text:style-name="T18">包而非</text:span><text:span text:style-name="T12">ANALYZE</text:span><text:span text:style-name="T18">收集优化统计。该 包可以让你平行地搜集统计项，收集分区对象</text:span><text:span text:style-name="T12">(partitioned objects)</text:span><text:span text:style-name="T18">的 全集统计，并且通过其它方式更</text:span><text:soft-page-break/><text:span text:style-name="T18">好的调整你的统计收集方式。此处，</text:span><text:span text:style-name="T12">cost-based</text:span><text:span text:style-name="T18">优化器将最终使用被</text:span><text:span text:style-name="T12">DBMS_STATS</text:span><text:span text:style-name="T18">收集的统计项。浏览</text:span><text:span text:style-name="T12">Oracle9i Supplied PL/SQL</text:span><text:span text:style-name="T18">包和类型参考以获得关于此包的更多信息。</text:span></text:p>
      <text:p text:style-name="P44"><text:span text:style-name="T18">不过，你必 须使用</text:span><text:span text:style-name="T12">ANALYZE</text:span><text:span text:style-name="T18">语句而非</text:span><text:span text:style-name="T12">DBMS_STATS</text:span><text:span text:style-name="T18">进行统计收集，不涉及</text:span><text:span text:style-name="T12">cost-based</text:span><text:span text:style-name="T18">优化器，就像：</text:span></text:p>
      <text:p text:style-name="P64"><text:span text:style-name="T12">·</text:span><text:span text:style-name="T18">使用</text:span><text:span text:style-name="T12">VALIDATE</text:span><text:span text:style-name="T18">或</text:span><text:span text:style-name="T12">LIST CHAINED ROWS</text:span><text:span text:style-name="T18">子句</text:span></text:p>
      <text:p text:style-name="P64"><text:span text:style-name="T12">·</text:span><text:span text:style-name="T18">在</text:span><text:span text:style-name="T12">freelist blocks</text:span><text:span text:style-name="T18">上 收集信息。</text:span></text:p>
      <text:p text:style-name="P25"><text:span text:style-name="T13">V$SQL_PLAN</text:span><text:span text:style-name="T19">中的常用列：</text:span></text:p>
      <text:p text:style-name="P25"><text:span text:style-name="T18">除了一些新加列，本视图几乎包括所有的</text:span><text:span text:style-name="T12">PLAN_TABLE</text:span><text:span text:style-name="T18">列，那些同样存在于</text:span><text:span text:style-name="T12">PLAN_TABLE</text:span><text:span text:style-name="T18">中的列拥有相同的值：</text:span></text:p>
      <text:p text:style-name="P69"><text:span text:style-name="T12">l</text:span><text:span text:style-name="T38">         </text:span><text:span text:style-name="T12">ADDRESS</text:span><text:span text:style-name="T18">：当前</text:span><text:span text:style-name="T12">cursor</text:span><text:span text:style-name="T18">父句柄位置</text:span></text:p>
      <text:p text:style-name="P69"><text:span text:style-name="T12">l</text:span><text:span text:style-name="T38">         </text:span><text:span text:style-name="T12">HASH_VALUE</text:span><text:span text:style-name="T18">：在</text:span><text:span text:style-name="T12">library cache</text:span><text:span text:style-name="T18">中父语句的</text:span><text:span text:style-name="T12">HASH</text:span><text:span text:style-name="T18">值。</text:span></text:p>
      <text:p text:style-name="P25"><text:span text:style-name="T12">ADDRESS</text:span><text:span text:style-name="T18">和</text:span><text:span text:style-name="T12">HASH_VALUE</text:span><text:span text:style-name="T18">这两列可以被 用于连接</text:span><text:span text:style-name="T12">v$sqlarea</text:span><text:span text:style-name="T18">查询 </text:span><text:span text:style-name="T12">cursor-specific </text:span><text:span text:style-name="T18">信 息。</text:span></text:p>
      <text:p text:style-name="P57"><text:span text:style-name="T12">l</text:span><text:span text:style-name="T38">         </text:span><text:span text:style-name="T12">CHILD_NUMBER</text:span><text:span text:style-name="T18">：使用这个执行计 划的子</text:span><text:span text:style-name="T12">cursor</text:span><text:span text:style-name="T18">数</text:span></text:p>
      <text:p text:style-name="P25"><text:span text:style-name="T18">列</text:span><text:span text:style-name="T12">ADDRESS,HASH_VALUE</text:span><text:span text:style-name="T18">以及</text:span><text:span text:style-name="T12">CHILD_NUMBER</text:span><text:span text:style-name="T18">可被用于连接</text:span><text:span text:style-name="T12">v$sql</text:span><text:span text:style-name="T18">查 询子</text:span><text:span text:style-name="T12">cursor</text:span><text:span text:style-name="T18">信息。</text:span></text:p>
      <text:p text:style-name="P69"><text:span text:style-name="T12">l</text:span><text:span text:style-name="T38">         </text:span><text:span text:style-name="T12">OPERATION: </text:span><text:span text:style-name="T18">在各步骤执行内部操作的名称，例如：</text:span><text:span text:style-name="T12">TABLE ACCESS</text:span></text:p>
      <text:p text:style-name="P69"><text:span text:style-name="T12">l</text:span><text:span text:style-name="T38">         </text:span><text:span text:style-name="T12">OPTIONS: </text:span><text:span text:style-name="T18">描述列</text:span><text:span text:style-name="T12">OPERATION</text:span><text:span text:style-name="T18">在操作上的变种，例如：</text:span><text:span text:style-name="T12">FULL</text:span></text:p>
      <text:p text:style-name="P69"><text:span text:style-name="T12">l</text:span><text:span text:style-name="T38">         </text:span><text:span text:style-name="T12">OBJECT_NODE: </text:span><text:span text:style-name="T18">用于访问对象的数据库链接</text:span><text:span text:style-name="T12">database link </text:span><text:span text:style-name="T18">的名称对于使用并行执行的本地查询该列能够描述操作中输出的次序。</text:span></text:p>
      <text:p text:style-name="P69"><text:span text:style-name="T12">l</text:span><text:span text:style-name="T38">         </text:span><text:span text:style-name="T12">OBJECT#: </text:span><text:span text:style-name="T18">表或索引对象数量</text:span></text:p>
      <text:p text:style-name="P69"><text:span text:style-name="T12">l</text:span><text:span text:style-name="T38">         </text:span><text:span text:style-name="T12">OBJECT_OWNER: </text:span><text:span text:style-name="T18">对于包含有表或索引的架构</text:span><text:span text:style-name="T12">schema </text:span><text:span text:style-name="T18">给出其所有者的名称</text:span></text:p>
      <text:p text:style-name="P69"><text:span text:style-name="T12">l</text:span><text:span text:style-name="T38">         </text:span><text:span text:style-name="T12">OBJECT_NAME: </text:span><text:span text:style-name="T18">表或索引名</text:span></text:p>
      <text:p text:style-name="P69"><text:span text:style-name="T12">l</text:span><text:span text:style-name="T38">         </text:span><text:span text:style-name="T12">OPTIMIZER: </text:span><text:span text:style-name="T18">执行计划中首列的默认优化模式；例如，</text:span><text:span text:style-name="T12">CHOOSE</text:span><text:span text:style-name="T18">。比如业务是个存储数据库，它将告知是否对象是最优化的。</text:span></text:p>
      <text:p text:style-name="P69"><text:span text:style-name="T12">l</text:span><text:span text:style-name="T38">         </text:span><text:span text:style-name="T12">ID: </text:span><text:span text:style-name="T18">在 执行计划中分派到每一步的序号。</text:span></text:p>
      <text:p text:style-name="P69"><text:span text:style-name="T12">l</text:span><text:span text:style-name="T38">         </text:span><text:span text:style-name="T12">PARENT_ID: </text:span><text:span text:style-name="T18">对</text:span><text:span text:style-name="T12">ID </text:span><text:span text:style-name="T18">步骤的输出进行操作的下一个 执行步骤的</text:span><text:span text:style-name="T12">ID</text:span><text:span text:style-name="T18">。</text:span></text:p>
      <text:p text:style-name="P69"><text:span text:style-name="T12">l</text:span><text:span text:style-name="T38">         </text:span><text:span text:style-name="T12">DEPTH: </text:span><text:span text:style-name="T18">业务树深度</text:span><text:span text:style-name="T12">(</text:span><text:span text:style-name="T18">或级</text:span><text:span text:style-name="T12">)</text:span><text:span text:style-name="T18">。</text:span></text:p>
      <text:p text:style-name="P69"><text:span text:style-name="T12">l</text:span><text:span text:style-name="T38">         </text:span><text:span text:style-name="T12">POSITION: </text:span><text:span text:style-name="T18">对于具有相同</text:span><text:span text:style-name="T12">PARENT_ID </text:span><text:span text:style-name="T18">的操作其相应的处理次序。</text:span></text:p>
      <text:p text:style-name="P69"><text:span text:style-name="T12">l</text:span><text:span text:style-name="T38">         </text:span><text:span text:style-name="T12">COST: cost-based</text:span><text:span text:style-name="T18">方式优化的操作开销的评估，如果语句使用</text:span><text:span text:style-name="T12">rule-based</text:span><text:span text:style-name="T18">方式，本列将为空。</text:span></text:p>
      <text:p text:style-name="P69"><text:span text:style-name="T12">l</text:span><text:span text:style-name="T38">         </text:span><text:span text:style-name="T12">CARDINALITY: </text:span><text:span text:style-name="T18">根据</text:span><text:span text:style-name="T12">cost-based</text:span><text:span text:style-name="T18">方式操作所访 问的行数的评估。</text:span></text:p>
      <text:p text:style-name="P69"><text:span text:style-name="T12">l</text:span><text:span text:style-name="T38">         </text:span><text:span text:style-name="T12">BYTES: </text:span><text:span text:style-name="T18">根据</text:span><text:span text:style-name="T12">cost-based</text:span><text:span text:style-name="T18">方式操作产生的字节的评估，。</text:span></text:p>
      <text:p text:style-name="P69"><text:span text:style-name="T12">l</text:span><text:span text:style-name="T38">         </text:span><text:span text:style-name="T12">OTHER_TAG: </text:span><text:span text:style-name="T18">其它列的内容说明。</text:span></text:p>
      <text:p text:style-name="P69"><text:span text:style-name="T12">l</text:span><text:span text:style-name="T38">         </text:span><text:span text:style-name="T12">PARTITION_START: </text:span><text:span text:style-name="T18">范围存取分区中的开始分区。</text:span></text:p>
      <text:p text:style-name="P69"><text:span text:style-name="T12">l</text:span><text:span text:style-name="T38">         </text:span><text:span text:style-name="T12">PARTITION_STOP: </text:span><text:span text:style-name="T18">范围存取分区中的停止分区。</text:span></text:p>
      <text:p text:style-name="P69"><text:soft-page-break/><text:span text:style-name="T12">l</text:span><text:span text:style-name="T38">         </text:span><text:span text:style-name="T12">PARTITION_ID: </text:span><text:span text:style-name="T18">计算</text:span><text:span text:style-name="T12">PARTITION_START</text:span><text:span text:style-name="T18">和</text:span><text:span text:style-name="T12">PARTITION_STOP</text:span><text:span text:style-name="T18">这对列值的步数</text:span></text:p>
      <text:p text:style-name="P69"><text:span text:style-name="T12">l</text:span><text:span text:style-name="T38">         </text:span><text:span text:style-name="T12">OTHER: </text:span><text:span text:style-name="T18">其它信息即执行步骤细节，供用户参考。</text:span></text:p>
      <text:p text:style-name="P69"><text:span text:style-name="T12">l</text:span><text:span text:style-name="T38">         </text:span><text:span text:style-name="T12">DISTRIBUTION: </text:span><text:span text:style-name="T18">为了并行查询，存储用于从生产服务器到消费服务器分配列的方法</text:span></text:p>
      <text:p text:style-name="P69"><text:span text:style-name="T12">l</text:span><text:span text:style-name="T38">         </text:span><text:span text:style-name="T12">CPU_COST: </text:span><text:span text:style-name="T18">根据</text:span><text:span text:style-name="T12">cost-based</text:span><text:span text:style-name="T18">方式</text:span><text:span text:style-name="T12">CPU</text:span><text:span text:style-name="T18">操作开销的评估。如果语句使 用</text:span><text:span text:style-name="T12">rule-based</text:span><text:span text:style-name="T18">方式，本列为空。</text:span></text:p>
      <text:p text:style-name="P69"><text:span text:style-name="T12">l</text:span><text:span text:style-name="T38">         </text:span><text:span text:style-name="T12">IO_COST: </text:span><text:span text:style-name="T18">根据</text:span><text:span text:style-name="T12">cost-based</text:span><text:span text:style-name="T18">方式</text:span><text:span text:style-name="T12">I/O</text:span><text:span text:style-name="T18">操作开销的评估。如果语句使 用</text:span><text:span text:style-name="T12">rule-based</text:span><text:span text:style-name="T18">方式，本列为空。</text:span></text:p>
      <text:p text:style-name="P69"><text:span text:style-name="T12">l</text:span><text:span text:style-name="T38">         </text:span><text:span text:style-name="T12">TEMP_SPACE: cost-based</text:span><text:span text:style-name="T18">方式操作</text:span><text:span text:style-name="T12">(sort or hash-join)</text:span><text:span text:style-name="T18">的临时空间占用评估。如果语句使用</text:span><text:span text:style-name="T12">rule-based</text:span><text:span text:style-name="T18">方式，本列为空。</text:span></text:p>
      <text:p text:style-name="P69"><text:span text:style-name="T12">l</text:span><text:span text:style-name="T38">         </text:span><text:span text:style-name="T12">ACCESS_PREDICATES: </text:span><text:span text:style-name="T18">指明以便在存取结构中定位列，例如，在范围索引查询中的开始或者结束位置。</text:span></text:p>
      <text:p text:style-name="P69"><text:span text:style-name="T12">l</text:span><text:span text:style-name="T38">         </text:span><text:span text:style-name="T12">FILTER_PREDICATES: </text:span><text:span text:style-name="T18">在生成数据之前即指明过滤列。</text:span></text:p>
      <text:p text:style-name="P25"><text:span text:style-name="T12">CONNECT BY</text:span><text:span text:style-name="T18">操作产生</text:span><text:span text:style-name="T12">DEPTH</text:span><text:span text:style-name="T18">列 替换</text:span><text:span text:style-name="T12">LEVEL</text:span><text:span text:style-name="T18">伪列，有时被用于在</text:span><text:span text:style-name="T12">SQL</text:span><text:span text:style-name="T18">脚 本中帮助</text:span><text:span text:style-name="T12">indent PLAN_TABLE</text:span><text:span text:style-name="T18">数据</text:span></text:p>
      <text:p text:style-name="P25"><text:span text:style-name="T13">V$SQL_PLAN</text:span><text:span text:style-name="T19">中的连接列</text:span></text:p>
      <text:p text:style-name="P25"><text:span text:style-name="T18">　　列</text:span><text:span text:style-name="T12">ADDRESS,HASH_VALUE</text:span><text:span text:style-name="T18">和</text:span><text:span text:style-name="T12">CHILD_NUMBER</text:span><text:span text:style-name="T18">被用于连接</text:span><text:span text:style-name="T12">V$SQL</text:span><text:span text:style-name="T18">或</text:span><text:span text:style-name="T12">V$SQLAREA</text:span><text:span text:style-name="T18">来获取</text:span><text:span text:style-name="T12">cursor-specific</text:span><text:span text:style-name="T18">信 息，例如，</text:span><text:span text:style-name="T12">BUFFER_GET,</text:span><text:span text:style-name="T18">或连接</text:span><text:span text:style-name="T12">V$SQLTEXT</text:span><text:span text:style-name="T18">获取完整的</text:span><text:span text:style-name="T12">SQL</text:span><text:span text:style-name="T18">语句。</text:span></text:p>
      <text:p text:style-name="P36">Column View                                                            Joined                 Column(s) </text:p>
      <text:p text:style-name="P36">ADDRESS, HASH_VALUE                                    V$SQLAREA    ADDRESS, HASH_VALUE</text:p>
      <text:p text:style-name="P36">ADDRESS,HASH_VALUE,CHILD_NUMBER      V$SQL       ADDRESS,HASH_VALUE,CHILD_NUMBER</text:p>
      <text:p text:style-name="P36">ADDRESS, HASH_VALUE                                     V$SQLTEXT      ADDRESS, HASH_VALUE</text:p>
      <text:p text:style-name="P25"><text:span text:style-name="T19">确认</text:span><text:span text:style-name="T13">SQL</text:span><text:span text:style-name="T19">语句的优化计划</text:span></text:p>
      <text:p text:style-name="P25"><text:span text:style-name="T18">　　下列语句显示一条指定</text:span><text:span text:style-name="T12">SQL</text:span><text:span text:style-name="T18">语 句的执行计划。查看一条</text:span><text:span text:style-name="T12">SQL</text:span><text:span text:style-name="T18">语句的执行计划是调整优化</text:span><text:span text:style-name="T12">SQL</text:span><text:span text:style-name="T18">语 句的第一步。这条被查询到执行计划的</text:span><text:span text:style-name="T12">SQL</text:span><text:span text:style-name="T18">语句是通过语句的</text:span><text:span text:style-name="T12">HASH_VALUE</text:span><text:span text:style-name="T18">和</text:span><text:span text:style-name="T12">ADDRESS</text:span><text:span text:style-name="T18">列识别。分两步执行：</text:span></text:p>
      <text:p text:style-name="P33">1.SELECT sql_text, address, hash_value FROM v$sql </text:p>
      <text:p text:style-name="P25"> <text:span text:style-name="T12">WHERE sql_text like '%TAG%';</text:span></text:p>
      <text:p text:style-name="P33">SQL_TEXT   ADDRESS  HASH_VALUE</text:p>
      <text:p text:style-name="P33">--------  --------  ----------</text:p>
      <text:p text:style-name="P25">          <text:span text:style-name="T12">82157784  1224822469</text:span></text:p>
      <text:p text:style-name="P33">2.SELECT operation, options, object_name, cost FROM v$sql_plan </text:p>
      <text:p text:style-name="P25"> <text:span text:style-name="T12">WHERE address = '82157784' AND hash_value = 1224822469;</text:span></text:p>
      <text:p text:style-name="P33">OPERATION            OPTIONS       OBJECT_NAME        COST</text:p>
      <text:p text:style-name="P33">-------------------- ------------- ------------------ ----</text:p>
      <text:p text:style-name="P33"><text:soft-page-break/>SELECT STATEMENT                                         5</text:p>
      <text:p text:style-name="P25">  <text:span text:style-name="T12">SORT</text:span></text:p>
      <text:p text:style-name="P25">    <text:span text:style-name="T12">AGGREGATE</text:span></text:p>
      <text:p text:style-name="P25">      <text:span text:style-name="T12">HASH JOIN                                          5</text:span></text:p>
      <text:p text:style-name="P25">      <text:span text:style-name="T12">TABLE ACCESS   FULL          DEPARTMENTS           2</text:span></text:p>
      <text:p text:style-name="P25">      <text:span text:style-name="T12">TABLE ACCESS   FULL          EMPLOYEES             2</text:span></text:p>
      <text:p text:style-name="P29"><text:s/></text:p>
      <text:p text:style-name="P30"><text:span text:style-name="T34">第四篇</text:span><text:span text:style-name="T35">-(1)-V$SQLTEXT  2007.5.29</text:span></text:p>
      <text:p text:style-name="P25"><text:span text:style-name="T18">　　本视图包括</text:span><text:span text:style-name="T12">Shared pool</text:span><text:span text:style-name="T18">中</text:span><text:span text:style-name="T12">SQL</text:span><text:span text:style-name="T18">语句的完整文本，一条</text:span><text:span text:style-name="T12">SQL</text:span><text:span text:style-name="T18">语句可能分成多个块被保存于多个记录内。</text:span></text:p>
      <text:p text:style-name="P25"><text:span text:style-name="T18">　　注：</text:span><text:span text:style-name="T12">V$SQLAREA</text:span><text:span text:style-name="T18">只包括头</text:span><text:span text:style-name="T12">1000</text:span><text:span text:style-name="T18">个字符。</text:span></text:p>
      <text:p text:style-name="P25"><text:span text:style-name="T13">V$SQLTEXT</text:span><text:span text:style-name="T19">中的常用列</text:span></text:p>
      <text:p text:style-name="P69"><text:span text:style-name="T12">l</text:span><text:span text:style-name="T38">         </text:span><text:span text:style-name="T12">HASH_VALUE</text:span><text:span text:style-name="T18">：</text:span><text:span text:style-name="T12">SQL</text:span><text:span text:style-name="T18">语句的</text:span><text:span text:style-name="T12">Hash</text:span><text:span text:style-name="T18">值</text:span></text:p>
      <text:p text:style-name="P69"><text:span text:style-name="T12">l</text:span><text:span text:style-name="T38">         </text:span><text:span text:style-name="T12">ADDRESS</text:span><text:span text:style-name="T18">：</text:span><text:span text:style-name="T12">sql</text:span><text:span text:style-name="T18">语句在</text:span><text:span text:style-name="T12">SGA</text:span><text:span text:style-name="T18">中的地址</text:span></text:p>
      <text:p text:style-name="P69"><text:span text:style-name="T12">l</text:span><text:span text:style-name="T38">         </text:span><text:span text:style-name="T12">SQL_TEXT</text:span><text:span text:style-name="T18">：</text:span><text:span text:style-name="T12">SQL</text:span><text:span text:style-name="T18">文本。</text:span></text:p>
      <text:p text:style-name="P69"><text:span text:style-name="T12">l</text:span><text:span text:style-name="T38">         </text:span><text:span text:style-name="T12">PIECE</text:span><text:span text:style-name="T18">：</text:span><text:span text:style-name="T12">SQL</text:span><text:span text:style-name="T18">语句块的序号</text:span></text:p>
      <text:p text:style-name="P25"><text:span text:style-name="T13">V$SQLTEXT</text:span><text:span text:style-name="T19">中的连接列</text:span></text:p>
      <text:p text:style-name="P60">Column                                          View                                     Joined Column(s) </text:p>
      <text:p text:style-name="P60">HASH_VALUE, ADDRESS          V$SQL, V$SESSION            HASH_VALUE, ADDRESS</text:p>
      <text:p text:style-name="P60">HASH_VALUE. ADDRESS          V$SESSION                          SQL_HASH_VALUE, SQL_ADDRESS</text:p>
      <text:p text:style-name="P25"><text:span text:style-name="T18">示例：已知</text:span><text:span text:style-name="T12">hash_value:3111103299</text:span><text:span text:style-name="T18">，查询</text:span><text:span text:style-name="T12">sql</text:span><text:span text:style-name="T18">语句：</text:span></text:p>
      <text:p text:style-name="P39"><text:span text:style-name="T41">select</text:span> * <text:span text:style-name="T41">from</text:span> v$sqltext </text:p>
      <text:p text:style-name="P63"><text:span text:style-name="T41">where</text:span> hash_value=<text:span text:style-name="T55">'3111103299'</text:span> </text:p>
      <text:p text:style-name="P63"><text:span text:style-name="T41">order</text:span> <text:span text:style-name="T41">by</text:span> piece </text:p>
      <text:p text:style-name="P30"><text:span text:style-name="T34">第四篇</text:span><text:span text:style-name="T35">-(2)-V$SQLAREA  2007.5.29</text:span></text:p>
      <text:p text:style-name="P25"><text:span text:style-name="T18">　　本视图持续跟踪所有</text:span><text:span text:style-name="T12">shared pool</text:span><text:span text:style-name="T18">中的共享</text:span><text:span text:style-name="T12">cursor</text:span><text:span text:style-name="T18">，在</text:span><text:span text:style-name="T12">shared pool</text:span><text:span text:style-name="T18">中的每一条</text:span><text:span text:style-name="T12">SQL</text:span><text:span text:style-name="T18">语 句都对应一列。本视图在分析</text:span><text:span text:style-name="T12">SQL</text:span><text:span text:style-name="T18">语句资源使用方面非常重要。</text:span></text:p>
      <text:p text:style-name="P25"><text:span text:style-name="T13">V$SQLAREA</text:span><text:span text:style-name="T19">中的信息列</text:span></text:p>
      <text:p text:style-name="P69"><text:span text:style-name="T12">l</text:span><text:span text:style-name="T38">         </text:span><text:span text:style-name="T12">HASH_VALUE</text:span><text:span text:style-name="T18">：</text:span><text:span text:style-name="T12">SQL</text:span><text:span text:style-name="T18">语句的</text:span><text:span text:style-name="T12">Hash</text:span><text:span text:style-name="T18">值。</text:span></text:p>
      <text:p text:style-name="P69"><text:span text:style-name="T12">l</text:span><text:span text:style-name="T38">         </text:span><text:span text:style-name="T12">ADDRESS</text:span><text:span text:style-name="T18">：</text:span><text:span text:style-name="T12">SQL</text:span><text:span text:style-name="T18">语句在</text:span><text:span text:style-name="T12">SGA</text:span><text:span text:style-name="T18">中的地址。</text:span></text:p>
      <text:p text:style-name="P25"><text:span text:style-name="T18">这两列被用于鉴别</text:span><text:span text:style-name="T12">SQL</text:span><text:span text:style-name="T18">语 句，有时，两条不同的语句可能</text:span><text:span text:style-name="T12">hash</text:span><text:span text:style-name="T18">值相同。这时候，必须连同</text:span><text:span text:style-name="T12">ADDRESS</text:span><text:span text:style-name="T18">一同使用来确认</text:span><text:span text:style-name="T12">SQL</text:span><text:span text:style-name="T18">语句。</text:span></text:p>
      <text:p text:style-name="P69"><text:span text:style-name="T12">l</text:span><text:span text:style-name="T38">         </text:span><text:span text:style-name="T12">PARSING_USER_ID</text:span><text:span text:style-name="T18">：为语句解析第一条</text:span><text:span text:style-name="T12">CURSOR</text:span><text:span text:style-name="T18">的用户</text:span></text:p>
      <text:p text:style-name="P69"><text:span text:style-name="T12">l</text:span><text:span text:style-name="T38">         </text:span><text:span text:style-name="T12">VERSION_COUNT</text:span><text:span text:style-name="T18">：语句</text:span><text:span text:style-name="T12">cursor</text:span><text:span text:style-name="T18">的数量</text:span></text:p>
      <text:p text:style-name="P69"><text:span text:style-name="T12">l</text:span><text:span text:style-name="T38">         </text:span><text:span text:style-name="T12">KEPT_VERSIONS</text:span><text:span text:style-name="T18">：</text:span></text:p>
      <text:p text:style-name="P69"><text:span text:style-name="T12">l</text:span><text:span text:style-name="T38">         </text:span><text:span text:style-name="T12">SHARABLE_MEMORY</text:span><text:span text:style-name="T18">：</text:span><text:span text:style-name="T12">cursor</text:span><text:span text:style-name="T18">使用的共享内存总数</text:span></text:p>
      <text:p text:style-name="P69"><text:soft-page-break/><text:span text:style-name="T12">l</text:span><text:span text:style-name="T38">         </text:span><text:span text:style-name="T12">PERSISTENT_MEMORY</text:span><text:span text:style-name="T18">：</text:span><text:span text:style-name="T12">cursor</text:span><text:span text:style-name="T18">使用的常驻内存总数</text:span></text:p>
      <text:p text:style-name="P69"><text:span text:style-name="T12">l</text:span><text:span text:style-name="T38">         </text:span><text:span text:style-name="T12">RUNTIME_MEMORY</text:span><text:span text:style-name="T18">：</text:span><text:span text:style-name="T12">cursor</text:span><text:span text:style-name="T18">使用的运行时内存总 数。</text:span></text:p>
      <text:p text:style-name="P69"><text:span text:style-name="T12">l</text:span><text:span text:style-name="T38">         </text:span><text:span text:style-name="T12">SQL_TEXT</text:span><text:span text:style-name="T18">：</text:span><text:span text:style-name="T12">SQL</text:span><text:span text:style-name="T18">语句的文本（最大只能保存该语句的前</text:span><text:span text:style-name="T12">1000</text:span><text:span text:style-name="T18">个 字符）。</text:span></text:p>
      <text:p text:style-name="P69"><text:span text:style-name="T12">l</text:span><text:span text:style-name="T38">         </text:span><text:span text:style-name="T12">MODULE,ACTION</text:span><text:span text:style-name="T18">：使用了</text:span><text:span text:style-name="T12">DBMS_APPLICATION_INFO</text:span><text:span text:style-name="T18">时</text:span><text:span text:style-name="T12">session</text:span><text:span text:style-name="T18">解析第一条</text:span><text:span text:style-name="T12">cursor</text:span><text:span text:style-name="T18">时的信息</text:span></text:p>
      <text:p text:style-name="P25"><text:span text:style-name="T13">V$SQLAREA</text:span><text:span text:style-name="T19">中的其它常用列</text:span></text:p>
      <text:p text:style-name="P69"><text:span text:style-name="T12">l</text:span><text:span text:style-name="T38">         </text:span><text:span text:style-name="T12">SORTS: </text:span><text:span text:style-name="T18">语句的排序数</text:span></text:p>
      <text:p text:style-name="P69"><text:span text:style-name="T12">l</text:span><text:span text:style-name="T38">         </text:span><text:span text:style-name="T12">CPU_TIME: </text:span><text:span text:style-name="T18">语句被解析和执行的</text:span><text:span text:style-name="T12">CPU</text:span><text:span text:style-name="T18">时间</text:span></text:p>
      <text:p text:style-name="P69"><text:span text:style-name="T12">l</text:span><text:span text:style-name="T38">         </text:span><text:span text:style-name="T12">ELAPSED_TIME: </text:span><text:span text:style-name="T18">语句被解析和执行的共用时间</text:span></text:p>
      <text:p text:style-name="P69"><text:span text:style-name="T12">l</text:span><text:span text:style-name="T38">         </text:span><text:span text:style-name="T12">PARSE_CALLS: </text:span><text:span text:style-name="T18">语句的解析调用</text:span><text:span text:style-name="T12">(</text:span><text:span text:style-name="T18">软、硬</text:span><text:span text:style-name="T12">)</text:span><text:span text:style-name="T18">次数</text:span></text:p>
      <text:p text:style-name="P69"><text:span text:style-name="T12">l</text:span><text:span text:style-name="T38">         </text:span><text:span text:style-name="T12">EXECUTIONS: </text:span><text:span text:style-name="T18">语句的执行次数</text:span></text:p>
      <text:p text:style-name="P69"><text:span text:style-name="T12">l</text:span><text:span text:style-name="T38">         </text:span><text:span text:style-name="T12">INVALIDATIONS: </text:span><text:span text:style-name="T18">语句的</text:span><text:span text:style-name="T12">cursor</text:span><text:span text:style-name="T18">失效次数</text:span></text:p>
      <text:p text:style-name="P69"><text:span text:style-name="T12">l</text:span><text:span text:style-name="T38">         </text:span><text:span text:style-name="T12">LOADS: </text:span><text:span text:style-name="T18">语句载入</text:span><text:span text:style-name="T12">(</text:span><text:span text:style-name="T18">载出</text:span><text:span text:style-name="T12">)</text:span><text:span text:style-name="T18">数量</text:span></text:p>
      <text:p text:style-name="P69"><text:span text:style-name="T12">l</text:span><text:span text:style-name="T38">         </text:span><text:span text:style-name="T12">ROWS_PROCESSED: </text:span><text:span text:style-name="T18">语句返回的列总数</text:span></text:p>
      <text:p text:style-name="P25"><text:span text:style-name="T13">V$SQLAREA</text:span><text:span text:style-name="T19">中的连接列</text:span></text:p>
      <text:p text:style-name="P36">Column                                          View                                                                Joined Column(s)</text:p>
      <text:p text:style-name="P36">HASH_VALUE, ADDRESS          V$SESSION                                                     SQL_HASH_VALUE, SQL_ADDRESS</text:p>
      <text:p text:style-name="P36">HASH_VALUE, ADDRESS          V$SQLTEXT, V$SQL, V$OPEN_CURSOR   HASH_VALUE, ADDRESS</text:p>
      <text:p text:style-name="P36">SQL_TEXT                                   V$DB_OBJECT_CACHE                               NAME</text:p>
      <text:p text:style-name="P28">示例：</text:p>
      <text:p text:style-name="P25"><text:span text:style-name="T12">1.</text:span><text:span text:style-name="T18">查看消耗资源最多的</text:span><text:span text:style-name="T12">SQL</text:span><text:span text:style-name="T18">：</text:span></text:p>
      <text:p text:style-name="P39"><text:span text:style-name="T41">SELECT</text:span> hash_value, executions, buffer_gets, disk_reads, parse_calls</text:p>
      <text:p text:style-name="P40">  <text:span text:style-name="T44">FROM</text:span><text:span text:style-name="T12"> V$SQLAREA</text:span></text:p>
      <text:p text:style-name="P40"> <text:span text:style-name="T44">WHERE</text:span><text:span text:style-name="T12"> buffer_gets &gt; </text:span><text:span text:style-name="T56">10000000</text:span><text:span text:style-name="T12"> </text:span><text:span text:style-name="T44">OR</text:span><text:span text:style-name="T12"> disk_reads &gt; </text:span><text:span text:style-name="T56">1000000</text:span></text:p>
      <text:p text:style-name="P40"> <text:span text:style-name="T44">ORDER</text:span><text:span text:style-name="T12"> </text:span><text:span text:style-name="T44">BY</text:span><text:span text:style-name="T12"> buffer_gets + </text:span><text:span text:style-name="T56">100</text:span><text:span text:style-name="T12"> * disk_reads </text:span><text:span text:style-name="T44">DESC</text:span><text:span text:style-name="T12">;</text:span></text:p>
      <text:p text:style-name="P25"><text:span text:style-name="T12">2.</text:span><text:span text:style-name="T18">查看某条</text:span><text:span text:style-name="T12">SQL</text:span><text:span text:style-name="T18">语句的资源消耗：</text:span></text:p>
      <text:p text:style-name="P39"><text:span text:style-name="T41">SELECT</text:span> hash_value, buffer_gets, disk_reads, executions, parse_calls</text:p>
      <text:p text:style-name="P40">  <text:span text:style-name="T44">FROM</text:span><text:span text:style-name="T12"> V$SQLAREA</text:span></text:p>
      <text:p text:style-name="P40"> <text:span text:style-name="T44">WHERE</text:span><text:span text:style-name="T12"> hash_Value = </text:span><text:span text:style-name="T56">228801498</text:span><text:span text:style-name="T12"> </text:span><text:span text:style-name="T44">AND</text:span><text:span text:style-name="T12"> address = hextoraw(</text:span><text:span text:style-name="T56">'CBD8E4B0'</text:span><text:span text:style-name="T12">);</text:span></text:p>
      <text:p text:style-name="P29"><text:s/></text:p>
      <text:p text:style-name="P30"><text:span text:style-name="T34">第五篇</text:span><text:span text:style-name="T35">--V$SESSION  2007.5.29</text:span></text:p>
      <text:p text:style-name="P25"><text:span text:style-name="T18">　　在本视图中，每一个连接到数据库实例中的</text:span><text:span text:style-name="T12">session</text:span><text:span text:style-name="T18">都拥有一条记录。包括用户</text:span><text:span text:style-name="T12">session</text:span><text:span text:style-name="T18">及后台进程如</text:span><text:span text:style-name="T12">DBWR</text:span><text:span text:style-name="T18">，</text:span><text:span text:style-name="T12">LGWR</text:span><text:span text:style-name="T18">，</text:span><text:span text:style-name="T12">arcchiver</text:span><text:span text:style-name="T18">等等。</text:span></text:p>
      <text:p text:style-name="P40"> </text:p>
      <text:p text:style-name="P25"><text:span text:style-name="T13">V$SESSION</text:span><text:span text:style-name="T19">中的常用列</text:span></text:p>
      <text:p text:style-name="P57"><text:span text:style-name="T12">V$SESSION</text:span><text:span text:style-name="T18">是基础信息视图，用于找寻用户</text:span><text:span text:style-name="T12">SID</text:span><text:span text:style-name="T18">或</text:span><text:span text:style-name="T12">SADDR</text:span><text:span text:style-name="T18">。不过，它也有一些列会</text:span><text:soft-page-break/><text:span text:style-name="T18">动态的变化，可用于检查用户。如例：</text:span></text:p>
      <text:p text:style-name="P57"><text:span text:style-name="T12">SQL_HASH_VALUE</text:span><text:span text:style-name="T18">，</text:span><text:span text:style-name="T12">SQL_ADDRESS</text:span><text:span text:style-name="T18">：这两列用 于鉴别默认被</text:span><text:span text:style-name="T12">session</text:span><text:span text:style-name="T18">执行的</text:span><text:span text:style-name="T12">SQL</text:span><text:span text:style-name="T18">语句。如果为</text:span><text:span text:style-name="T12">null</text:span><text:span text:style-name="T18">或</text:span><text:span text:style-name="T12">0</text:span><text:span text:style-name="T18">，那就说明这个</text:span><text:span text:style-name="T12">session</text:span><text:span text:style-name="T18">没有执行任何</text:span><text:span text:style-name="T12">SQL</text:span><text:span text:style-name="T18">语 句。</text:span><text:span text:style-name="T12">PREV_HASH_VALUE</text:span><text:span text:style-name="T18">和</text:span><text:span text:style-name="T12">PREV_ADDRESS</text:span><text:span text:style-name="T18">两列用来 鉴别被</text:span><text:span text:style-name="T12">session</text:span><text:span text:style-name="T18">执行的上一条语句。</text:span></text:p>
      <text:p text:style-name="P64"><text:span text:style-name="T18">注意：当使用</text:span><text:span text:style-name="T12">SQL*Plus</text:span><text:span text:style-name="T18">进行选择时，确认你重定义的列宽不小于</text:span><text:span text:style-name="T12">11</text:span><text:span text:style-name="T18">以便看到完整的数值。</text:span></text:p>
      <text:p text:style-name="P57"><text:span text:style-name="T12">STATUS</text:span><text:span text:style-name="T18">：这列用来判断</text:span><text:span text:style-name="T12">session</text:span><text:span text:style-name="T18">状态是：</text:span></text:p>
      <text:p text:style-name="P75"><text:span text:style-name="T12">l</text:span><text:span text:style-name="T38">         </text:span><text:span text:style-name="T12">Achtive</text:span><text:span text:style-name="T18">：正执行</text:span><text:span text:style-name="T12">SQL</text:span><text:span text:style-name="T18">语句</text:span><text:span text:style-name="T12">(waiting for/using a resource)</text:span></text:p>
      <text:p text:style-name="P75"><text:span text:style-name="T12">l</text:span><text:span text:style-name="T38">         </text:span><text:span text:style-name="T12">Inactive</text:span><text:span text:style-name="T18">：等待操作</text:span><text:span text:style-name="T12">(</text:span><text:span text:style-name="T18">即等待需要执行的</text:span><text:span text:style-name="T12">SQL</text:span><text:span text:style-name="T18">语 句</text:span><text:span text:style-name="T12">)</text:span></text:p>
      <text:p text:style-name="P75"><text:span text:style-name="T12">l</text:span><text:span text:style-name="T38">         </text:span><text:span text:style-name="T12">Killed</text:span><text:span text:style-name="T18">：被标注为删除</text:span></text:p>
      <text:p text:style-name="P57"><text:span text:style-name="T18">下列各列提供</text:span><text:span text:style-name="T12">session</text:span><text:span text:style-name="T18">的信息，可被用于当一个或多个</text:span><text:span text:style-name="T12">combination</text:span><text:span text:style-name="T18">未知时找到</text:span><text:span text:style-name="T12">session</text:span><text:span text:style-name="T18">。</text:span></text:p>
      <text:p text:style-name="P57"><text:span text:style-name="T13">Session</text:span><text:span text:style-name="T19">信息</text:span></text:p>
      <text:p text:style-name="P75"><text:span text:style-name="T12">l</text:span><text:span text:style-name="T38">         </text:span><text:span text:style-name="T12">SID</text:span><text:span text:style-name="T18">：</text:span><text:span text:style-name="T12">SESSION</text:span><text:span text:style-name="T18">标识，常用于连接其它列</text:span></text:p>
      <text:p text:style-name="P75"><text:span text:style-name="T12">l</text:span><text:span text:style-name="T38">         </text:span><text:span text:style-name="T12">SERIAL#</text:span><text:span text:style-name="T18">：如果某个</text:span><text:span text:style-name="T12">SID</text:span><text:span text:style-name="T18">又被其它的</text:span><text:span text:style-name="T12">session</text:span><text:span text:style-name="T18">使用的话则此数值自增加</text:span><text:span text:style-name="T12">(</text:span><text:span text:style-name="T18">当一个        </text:span><text:span text:style-name="T12">SESSION</text:span><text:span text:style-name="T18">结束，另一个</text:span><text:span text:style-name="T12">SESSION</text:span><text:span text:style-name="T18">开始并使用了同一个</text:span><text:span text:style-name="T12">SID)</text:span><text:span text:style-name="T18">。</text:span></text:p>
      <text:p text:style-name="P75"><text:span text:style-name="T12">l</text:span><text:span text:style-name="T38">         </text:span><text:span text:style-name="T12">AUDSID</text:span><text:span text:style-name="T18">：审查</text:span><text:span text:style-name="T12">session ID</text:span><text:span text:style-name="T18">唯一性，确认它通常也用于当寻找并行查询模式</text:span></text:p>
      <text:p text:style-name="P75"><text:span text:style-name="T12">l</text:span><text:span text:style-name="T38">         </text:span><text:span text:style-name="T12">USERNAME</text:span><text:span text:style-name="T18">：当前</text:span><text:span text:style-name="T12">session</text:span><text:span text:style-name="T18">在</text:span><text:span text:style-name="T12">oracle</text:span><text:span text:style-name="T18">中的用户名。</text:span></text:p>
      <text:p text:style-name="P57"><text:span text:style-name="T13">Client</text:span><text:span text:style-name="T19">信息</text:span></text:p>
      <text:p text:style-name="P77"><text:span text:style-name="T18">数据库</text:span><text:span text:style-name="T12">session</text:span><text:span text:style-name="T18">被一个运行在数据库服务器上或从中间服务器甚至桌面通过</text:span><text:span text:style-name="T12">SQL*Net</text:span><text:span text:style-name="T18">连接到数据库的客户端进程启动，下列各列提供这个客户端的信息</text:span></text:p>
      <text:p text:style-name="P75"><text:span text:style-name="T12">l</text:span><text:span text:style-name="T38">         </text:span><text:span text:style-name="T12">OSUSER</text:span><text:span text:style-name="T18">：客户端操作系统用户名</text:span></text:p>
      <text:p text:style-name="P75"><text:span text:style-name="T12">l</text:span><text:span text:style-name="T38">         </text:span><text:span text:style-name="T12">MACHINE</text:span><text:span text:style-name="T18">：客户端执行的机器</text:span></text:p>
      <text:p text:style-name="P75"><text:span text:style-name="T12">l</text:span><text:span text:style-name="T38">         </text:span><text:span text:style-name="T12">TERMINAL</text:span><text:span text:style-name="T18">：客户端运行的终端</text:span></text:p>
      <text:p text:style-name="P75"><text:span text:style-name="T12">l</text:span><text:span text:style-name="T38">         </text:span><text:span text:style-name="T12">PROCESS</text:span><text:span text:style-name="T18">：客户端进程的</text:span><text:span text:style-name="T12">ID</text:span></text:p>
      <text:p text:style-name="P75"><text:span text:style-name="T12">l</text:span><text:span text:style-name="T38">         </text:span><text:span text:style-name="T12">PROGRAM</text:span><text:span text:style-name="T18">：客户端执行的客户端程序</text:span></text:p>
      <text:p text:style-name="P77"><text:span text:style-name="T18">要显示用户所连接</text:span><text:span text:style-name="T12">PC</text:span><text:span text:style-name="T18">的 </text:span><text:span text:style-name="T12">TERMINAL</text:span><text:span text:style-name="T18">、</text:span><text:span text:style-name="T12">OSUSER</text:span><text:span text:style-name="T18">，需在该</text:span><text:span text:style-name="T12">PC</text:span><text:span text:style-name="T18">的</text:span><text:span text:style-name="T12">ORACLE.INI</text:span><text:span text:style-name="T18">或</text:span><text:span text:style-name="T12">Windows</text:span><text:span text:style-name="T18">中设置关键字</text:span><text:span text:style-name="T12">TERMINAL</text:span><text:span text:style-name="T18">，</text:span><text:span text:style-name="T12">USERNAME</text:span><text:span text:style-name="T18">。</text:span></text:p>
      <text:p text:style-name="P57"><text:span text:style-name="T13">Application</text:span><text:span text:style-name="T19">信息</text:span></text:p>
      <text:p text:style-name="P77"><text:span text:style-name="T18">调用</text:span><text:span text:style-name="T12">DBMS_APPLICATION_INFO</text:span><text:span text:style-name="T18">包以设置一些信息区分用户。这将显示下列各列。</text:span></text:p>
      <text:p text:style-name="P75"><text:span text:style-name="T12">l</text:span><text:span text:style-name="T38">         </text:span><text:span text:style-name="T12">CLIENT_INFO</text:span><text:span text:style-name="T18">：</text:span><text:span text:style-name="T12">DBMS_APPLICATION_INFO</text:span><text:span text:style-name="T18">中设置</text:span></text:p>
      <text:p text:style-name="P75"><text:span text:style-name="T12">l</text:span><text:span text:style-name="T38">         </text:span><text:span text:style-name="T12">ACTION</text:span><text:span text:style-name="T18">：</text:span><text:span text:style-name="T12">DBMS_APPLICATION_INFO</text:span><text:span text:style-name="T18">中设置</text:span></text:p>
      <text:p text:style-name="P75"><text:span text:style-name="T12">l</text:span><text:span text:style-name="T38">         </text:span><text:span text:style-name="T12">MODULE</text:span><text:span text:style-name="T18">：</text:span><text:span text:style-name="T12">DBMS_APPLICATION_INFO</text:span><text:span text:style-name="T18">中设置</text:span></text:p>
      <text:p text:style-name="P75"><text:span text:style-name="T18">下列</text:span><text:span text:style-name="T12">V$SESSION</text:span><text:span text:style-name="T18">列同样可能会被用到：</text:span></text:p>
      <text:p text:style-name="P76"><text:soft-page-break/>l<text:span text:style-name="T36">         </text:span>ROW_WAIT_OBJ#</text:p>
      <text:p text:style-name="P76">l<text:span text:style-name="T36">         </text:span>ROW_WAIT_FILE#</text:p>
      <text:p text:style-name="P76">l<text:span text:style-name="T36">         </text:span>ROW_WAIT_BLOCK#</text:p>
      <text:p text:style-name="P76">l<text:span text:style-name="T36">         </text:span>ROW_WAIT_ROW#</text:p>
      <text:p text:style-name="P25"><text:span text:style-name="T13">V$SESSION</text:span><text:span text:style-name="T19">中的连接列</text:span></text:p>
      <text:p text:style-name="P37">Column                                                            View                                               Joined Column(s) </text:p>
      <text:p text:style-name="P38">SID             V$SESSION_WAIT,,V$SESSTAT,,V$LOCK,V$SESSION_EVENT,V$OPEN_CURSOR                 SID</text:p>
      <text:p text:style-name="P38">(SQL_HASH_VALUE, SQL_ADDRESS)                  V$SQLTEXT, V$SQLAREA, V$SQL    (HASH_VALUE, ADDRESS)</text:p>
      <text:p text:style-name="P38">(PREV_HASH_VALUE, PREV_SQL_ADDRESS)     V$SQLTEXT, V$SQLAREA, V$SQL    (HASH_VALUE, ADDRESS)</text:p>
      <text:p text:style-name="P38">TADDR                                                             V$TRANSACTION                                    ADDR</text:p>
      <text:p text:style-name="P38">PADDR                                                              V$PROCESS                                             ADDR</text:p>
      <text:p text:style-name="P28">示例：</text:p>
      <text:p text:style-name="P25"><text:span text:style-name="T12">1.</text:span><text:span text:style-name="T18">查找你的</text:span><text:span text:style-name="T12">session</text:span><text:span text:style-name="T18">信息</text:span></text:p>
      <text:p text:style-name="P39"><text:span text:style-name="T41">SELECT</text:span> SID, OSUSER, USERNAME, MACHINE, PROCESS</text:p>
      <text:p text:style-name="P40">  <text:span text:style-name="T44">FROM</text:span><text:span text:style-name="T12"> V$SESSION </text:span><text:span text:style-name="T44">WHERE</text:span><text:span text:style-name="T12"> audsid = userenv(</text:span><text:span text:style-name="T56">'SESSIONID'</text:span><text:span text:style-name="T12">);</text:span></text:p>
      <text:p text:style-name="P25"><text:span text:style-name="T12">2.</text:span><text:span text:style-name="T18">当</text:span><text:span text:style-name="T12">machine</text:span><text:span text:style-name="T18">已知的情况下查找</text:span><text:span text:style-name="T12">session</text:span></text:p>
      <text:p text:style-name="P39"><text:span text:style-name="T41">SELECT</text:span> SID, OSUSER, USERNAME, MACHINE, TERMINAL</text:p>
      <text:p text:style-name="P40">  <text:span text:style-name="T44">FROM</text:span><text:span text:style-name="T12"> V$SESSION</text:span></text:p>
      <text:p text:style-name="P40"> <text:span text:style-name="T44">WHERE</text:span><text:span text:style-name="T12"> terminal = </text:span><text:span text:style-name="T56">'pts/tl'</text:span><text:span text:style-name="T12"> </text:span><text:span text:style-name="T44">AND</text:span><text:span text:style-name="T12"> machine = </text:span><text:span text:style-name="T56">'rgmdbs1'</text:span><text:span text:style-name="T12">;</text:span></text:p>
      <text:p text:style-name="P25"><text:span text:style-name="T12">3.</text:span><text:span text:style-name="T18">查找当前被某个指定</text:span><text:span text:style-name="T12">session</text:span><text:span text:style-name="T18">正在运行的</text:span><text:span text:style-name="T12">sql</text:span><text:span text:style-name="T18">语 句。假设</text:span><text:span text:style-name="T12">sessionID</text:span><text:span text:style-name="T18">为</text:span><text:span text:style-name="T12">100</text:span></text:p>
      <text:p text:style-name="P39"><text:span text:style-name="T41">select</text:span> b.sql_text </text:p>
      <text:p text:style-name="P40">  <text:span text:style-name="T44">from</text:span><text:span text:style-name="T12"> v$session a,v$sqlarea b </text:span></text:p>
      <text:p text:style-name="P40">  <text:span text:style-name="T44">where</text:span><text:span text:style-name="T12"> a.sql_hash_value=b.hash_value </text:span><text:span text:style-name="T44">and</text:span><text:span text:style-name="T12"> a.sid=</text:span><text:span text:style-name="T56">100</text:span></text:p>
      <text:p text:style-name="P25"><text:span text:style-name="T18">寻找被指定</text:span><text:span text:style-name="T12">session</text:span><text:span text:style-name="T18">执行的</text:span><text:span text:style-name="T12">SQL</text:span><text:span text:style-name="T18">语句是一个公共需求，如果</text:span><text:span text:style-name="T12">session</text:span><text:span text:style-name="T18">是瓶颈的主要原因，那根据其当前在执行的语句可以查看</text:span><text:span text:style-name="T12">session</text:span><text:span text:style-name="T18">在做些什么。</text:span></text:p>
      <text:p text:style-name="P29"><text:s/></text:p>
      <text:p text:style-name="P30"><text:span text:style-name="T34">第六篇</text:span><text:span text:style-name="T35">-(1)-V$SESSION_WAIT  2007.5.30</text:span></text:p>
      <text:p text:style-name="P25"><text:span text:style-name="T18">　　这是一个寻找性能瓶颈的关键视图。它提供了任何情况下</text:span><text:span text:style-name="T12">session</text:span><text:span text:style-name="T18">在数据库中当前正在等待什么</text:span><text:span text:style-name="T12">(</text:span><text:span text:style-name="T18">如果</text:span><text:span text:style-name="T12">session</text:span><text:span text:style-name="T18">当前什么也没在做，则显示它最后的等待事件</text:span><text:span text:style-name="T12">)</text:span><text:span text:style-name="T18">。当 系统存在性能问题时，本视图可以做为一个起点指明探寻问题的方向。</text:span></text:p>
      <text:p text:style-name="P25"><text:span text:style-name="T18">　　</text:span><text:span text:style-name="T12">V$SESSION_WAIT</text:span><text:span text:style-name="T18">中， 每一个连接到实例的</text:span><text:span text:style-name="T12">session</text:span><text:span text:style-name="T18">都对应一条记录。</text:span></text:p>
      <text:p text:style-name="P25"><text:span text:style-name="T13">V$SESSION_WAIT</text:span><text:span text:style-name="T19">中的常用列</text:span></text:p>
      <text:p text:style-name="P69"><text:span text:style-name="T12">l</text:span><text:span text:style-name="T38">         </text:span><text:span text:style-name="T12">SID: session</text:span><text:span text:style-name="T18">标识</text:span></text:p>
      <text:p text:style-name="P69"><text:span text:style-name="T12">l</text:span><text:span text:style-name="T38">         </text:span><text:span text:style-name="T12">EVENT: session</text:span><text:span text:style-name="T18">当前等待的事件，或者最后一次等待事件。</text:span></text:p>
      <text:p text:style-name="P69"><text:span text:style-name="T12">l</text:span><text:span text:style-name="T38">         </text:span><text:span text:style-name="T12">WAIT_TIME: session</text:span><text:span text:style-name="T18">等待事件的时间</text:span><text:span text:style-name="T12">(</text:span><text:span text:style-name="T18">单位， 百分之一秒</text:span><text:span text:style-name="T12">)</text:span><text:span text:style-name="T18">如果本列为</text:span><text:span text:style-name="T12">0</text:span><text:span text:style-name="T18">，说明</text:span><text:span text:style-name="T12">session</text:span><text:span text:style-name="T18">当前</text:span><text:span text:style-name="T12">session</text:span><text:span text:style-name="T18">还未有任何等待。</text:span></text:p>
      <text:p text:style-name="P69"><text:span text:style-name="T12">l</text:span><text:span text:style-name="T38">         </text:span><text:span text:style-name="T12">SEQ#: session</text:span><text:span text:style-name="T18">等待事件将触发其值自增长</text:span></text:p>
      <text:p text:style-name="P69"><text:span text:style-name="T12">l</text:span><text:span text:style-name="T38">         </text:span><text:span text:style-name="T12">P1, P2, P3: </text:span><text:span text:style-name="T18">等待事件中等待的详细资料</text:span></text:p>
      <text:p text:style-name="P69"><text:soft-page-break/><text:span text:style-name="T12">l</text:span><text:span text:style-name="T38">         </text:span><text:span text:style-name="T12">P1TEXT, P2TEXT, P3TEXT: </text:span><text:span text:style-name="T18">解释说明</text:span><text:span text:style-name="T12">p1,p2,p3</text:span><text:span text:style-name="T18">事件</text:span></text:p>
      <text:p text:style-name="P59">附注：</text:p>
      <text:p text:style-name="P57"><text:span text:style-name="T12">1.State</text:span><text:span text:style-name="T18">字段有四种含义﹕</text:span></text:p>
      <text:p text:style-name="P72"><text:span text:style-name="T12">(1)Waiting</text:span><text:span text:style-name="T18">：</text:span><text:span text:style-name="T12">SESSION</text:span><text:span text:style-name="T18">正等待这个事件。</text:span></text:p>
      <text:p text:style-name="P72"><text:span text:style-name="T12">(2)Waited unknown time</text:span><text:span text:style-name="T18">：由于设置了</text:span><text:span text:style-name="T12">timed_statistics</text:span><text:span text:style-name="T18">值为</text:span><text:span text:style-name="T12">false</text:span><text:span text:style-name="T18">，导致不能得到时间信 息。表示发生了等待，但时间很短。</text:span></text:p>
      <text:p text:style-name="P72"><text:span text:style-name="T12">(3)Wait short time</text:span><text:span text:style-name="T18">：表示发生了等待，但由于时间非常短不超过一个时间单位，所以没有记录。</text:span></text:p>
      <text:p text:style-name="P72"><text:span text:style-name="T12">(4)Waited knnow time</text:span><text:span text:style-name="T18">：如果</text:span><text:span text:style-name="T12">session</text:span><text:span text:style-name="T18">等待然后得到了所需资源，那么将从</text:span><text:span text:style-name="T12">waiting</text:span><text:span text:style-name="T18">进入本状态。</text:span></text:p>
      <text:p text:style-name="P57"><text:span text:style-name="T12">2.Wait_time</text:span><text:span text:style-name="T18">值也有四 种含义：</text:span></text:p>
      <text:p text:style-name="P57"><text:span text:style-name="T12">(1)</text:span><text:span text:style-name="T18">值</text:span><text:span text:style-name="T12">&gt;0</text:span><text:span text:style-name="T18">：最后一次等待时间</text:span><text:span text:style-name="T12">(</text:span><text:span text:style-name="T18">单位：</text:span><text:span text:style-name="T12">10ms)</text:span><text:span text:style-name="T18">，当前未在等待状态。</text:span></text:p>
      <text:p text:style-name="P57"><text:span text:style-name="T12">(2)</text:span><text:span text:style-name="T18">值</text:span><text:span text:style-name="T12">=0</text:span><text:span text:style-name="T18">：</text:span><text:span text:style-name="T12">session</text:span><text:span text:style-name="T18">正在等待当前的事件。</text:span></text:p>
      <text:p text:style-name="P57"><text:span text:style-name="T12">(3)</text:span><text:span text:style-name="T18">值</text:span><text:span text:style-name="T12">=-1</text:span><text:span text:style-name="T18">：最后一次等待时间小于</text:span><text:span text:style-name="T12">1</text:span><text:span text:style-name="T18">个统计单位，当前未在等待状态。</text:span></text:p>
      <text:p text:style-name="P57"><text:span text:style-name="T12">(4)</text:span><text:span text:style-name="T18">值</text:span><text:span text:style-name="T12">=-2</text:span><text:span text:style-name="T18">：时间统计状态未置为可用， 当前未在等待状态。</text:span></text:p>
      <text:p text:style-name="P57"><text:span text:style-name="T12">3.Wait_time</text:span><text:span text:style-name="T18">和</text:span><text:span text:style-name="T12">Second_in_wait</text:span><text:span text:style-name="T18">字段 值与</text:span><text:span text:style-name="T12">state</text:span><text:span text:style-name="T18">相关</text:span><text:span text:style-name="T12">:</text:span></text:p>
      <text:p text:style-name="P72"><text:span text:style-name="T12">(1)</text:span><text:span text:style-name="T18">如果</text:span><text:span text:style-name="T12">state</text:span><text:span text:style-name="T18">值为</text:span><text:span text:style-name="T12">Waiting</text:span><text:span text:style-name="T18">，那么</text:span><text:span text:style-name="T12">wait_time</text:span><text:span text:style-name="T18">值无用。</text:span><text:span text:style-name="T12">Second_in_wait</text:span><text:span text:style-name="T18">值是实际的等待时间</text:span><text:span text:style-name="T12">(</text:span><text:span text:style-name="T18">单位： 秒</text:span><text:span text:style-name="T12">)</text:span><text:span text:style-name="T18">。</text:span></text:p>
      <text:p text:style-name="P72"><text:span text:style-name="T12">(2)</text:span><text:span text:style-name="T18">如果</text:span><text:span text:style-name="T12">state</text:span><text:span text:style-name="T18">值为</text:span><text:span text:style-name="T12">Wait unknow time</text:span><text:span text:style-name="T18">，那么</text:span><text:span text:style-name="T12">wait_time</text:span><text:span text:style-name="T18">值和</text:span><text:span text:style-name="T12">Second_in_wait</text:span><text:span text:style-name="T18">值都无用。</text:span></text:p>
      <text:p text:style-name="P72"><text:span text:style-name="T12">(3)</text:span><text:span text:style-name="T18">如果</text:span><text:span text:style-name="T12">state</text:span><text:span text:style-name="T18">值为</text:span><text:span text:style-name="T12">Wait short time</text:span><text:span text:style-name="T18">，那么</text:span><text:span text:style-name="T12">wait_time</text:span><text:span text:style-name="T18">值和</text:span><text:span text:style-name="T12">Second_in_wait</text:span><text:span text:style-name="T18">值都无用。</text:span></text:p>
      <text:p text:style-name="P72"><text:span text:style-name="T12">(4)</text:span><text:span text:style-name="T18">如果</text:span><text:span text:style-name="T12">state</text:span><text:span text:style-name="T18">值为</text:span><text:span text:style-name="T12">Waiting known time</text:span><text:span text:style-name="T18">，那么</text:span><text:span text:style-name="T12">wait_time</text:span><text:span text:style-name="T18">值就是实际等 待时间</text:span><text:span text:style-name="T12">(</text:span><text:span text:style-name="T18">单位：秒</text:span><text:span text:style-name="T12">)</text:span><text:span text:style-name="T18">，</text:span><text:span text:style-name="T12">Second_in_wait</text:span><text:span text:style-name="T18">值无用。</text:span></text:p>
      <text:p text:style-name="P25"><text:span text:style-name="T13">V$SESSION_WAIT</text:span><text:span text:style-name="T19">中的连接列</text:span></text:p>
      <text:p text:style-name="P34">Column         View                     Joined Column(s) </text:p>
      <text:p text:style-name="P33">SID               V$SESSION          SID</text:p>
      <text:p text:style-name="P28">示例：</text:p>
      <text:p text:style-name="P25"><text:span text:style-name="T12">1.</text:span><text:span text:style-name="T18">列 出当前系统的等待事件</text:span></text:p>
      <text:p text:style-name="P33"><text:span text:style-name="T41">SELECT</text:span><text:span text:style-name="T48"> event,</text:span></text:p>
      <text:p text:style-name="P25"><text:span text:style-name="T48">       </text:span><text:span text:style-name="T44">sum</text:span><text:span text:style-name="T51">(decode(wait_time,</text:span><text:span text:style-name="T56">0</text:span><text:span text:style-name="T51">,</text:span><text:span text:style-name="T56">1</text:span><text:span text:style-name="T51">,</text:span><text:span text:style-name="T56">0</text:span><text:span text:style-name="T51">)) "Curr",</text:span></text:p>
      <text:p text:style-name="P25"><text:span text:style-name="T48">       </text:span><text:span text:style-name="T44">sum</text:span><text:span text:style-name="T51">(decode(wait_time,</text:span><text:span text:style-name="T56">0</text:span><text:span text:style-name="T51">,</text:span><text:span text:style-name="T56">0</text:span><text:span text:style-name="T51">,</text:span><text:span text:style-name="T56">1</text:span><text:span text:style-name="T51">)) "Prev",</text:span></text:p>
      <text:p text:style-name="P25"><text:span text:style-name="T48">       </text:span><text:span text:style-name="T44">count</text:span><text:span text:style-name="T51">(*)"Total"</text:span></text:p>
      <text:p text:style-name="P25"><text:span text:style-name="T48">  </text:span><text:span text:style-name="T44">FROM</text:span><text:span text:style-name="T51"> v$session_wait </text:span><text:span text:style-name="T44">GROUP</text:span><text:span text:style-name="T51"> </text:span><text:span text:style-name="T44">BY</text:span><text:span text:style-name="T51"> event </text:span><text:span text:style-name="T44">ORDER</text:span><text:span text:style-name="T51"> </text:span><text:span text:style-name="T44">BY</text:span><text:span text:style-name="T51"> </text:span><text:span text:style-name="T44">count</text:span><text:span text:style-name="T51">(*);</text:span></text:p>
      <text:p text:style-name="P33">EVENT                                             Prev        Curr        Tot</text:p>
      <text:p text:style-name="P33">---------------------------------------------       ----         -----        -----</text:p>
      <text:p text:style-name="P33">PL/SQL lock timer                              0            1            1</text:p>
      <text:p text:style-name="P33">SQL*Net more data from client           0            1            1</text:p>
      <text:p text:style-name="P33"><text:soft-page-break/>smon timer                                        0            1            1</text:p>
      <text:p text:style-name="P33">pmon timer                                        0            1            1</text:p>
      <text:p text:style-name="P33">SQL*Net message to client                  2            0            2</text:p>
      <text:p text:style-name="P33">db file scattered read                           2            0            2</text:p>
      <text:p text:style-name="P33">rdbms ipc message                             0            7            7</text:p>
      <text:p text:style-name="P33">Enqueue                                            0            12           12</text:p>
      <text:p text:style-name="P33">pipe get                                             0            12           12</text:p>
      <text:p text:style-name="P33">db file sequential read                          3            10           13</text:p>
      <text:p text:style-name="P33">latch free                                           9            6            15</text:p>
      <text:p text:style-name="P33">SQL*Net message from client             835         1380       2215</text:p>
      <text:p text:style-name="P25"><text:span text:style-name="T18">这个按事件和</text:span><text:span text:style-name="T12">wait_time</text:span><text:span text:style-name="T18">的分组查询列出下列的信息：</text:span></text:p>
      <text:p text:style-name="P68"><text:span text:style-name="T12">l</text:span><text:span text:style-name="T38">         </text:span><text:span text:style-name="T18">多数的</text:span><text:span text:style-name="T12">session</text:span><text:span text:style-name="T18">都是空闲事件如：</text:span><text:span text:style-name="T12">SQL*Net message from client, pipe get, PMON timer</text:span><text:span text:style-name="T18">等。</text:span></text:p>
      <text:p text:style-name="P68"><text:span text:style-name="T12">l</text:span><text:span text:style-name="T38">         </text:span><text:span text:style-name="T12">session</text:span><text:span text:style-name="T18">的</text:span><text:span text:style-name="T12">cpu</text:span><text:span text:style-name="T18">占用可以通过上次</text:span><text:span text:style-name="T12">session</text:span><text:span text:style-name="T18">的非等待事件大致算出，除此问题外：看起来多数</text:span><text:span text:style-name="T12">session</text:span><text:span text:style-name="T18">没有在等待什么事情</text:span><text:span text:style-name="T12">(</text:span><text:span text:style-name="T18">难道他们都在干活？</text:span><text:span text:style-name="T12">)</text:span><text:span text:style-name="T18">但其最 后等待事件都是</text:span><text:span text:style-name="T12">SQL*Net message from client</text:span><text:span text:style-name="T18">。</text:span></text:p>
      <text:p text:style-name="P25"><text:span text:style-name="T12">2.</text:span><text:span text:style-name="T18">列出指定</text:span><text:span text:style-name="T12">ID</text:span><text:span text:style-name="T18">的等 待事件</text:span></text:p>
      <text:p text:style-name="P33"><text:span text:style-name="T41">select</text:span><text:span text:style-name="T48"> * </text:span><text:span text:style-name="T41">from</text:span><text:span text:style-name="T48"> v$session_wait </text:span><text:span text:style-name="T41">where</text:span><text:span text:style-name="T48"> sid=10</text:span><text:span text:style-name="T55">0;</text:span></text:p>
      <text:p text:style-name="P25"><text:span text:style-name="T12">3.</text:span><text:span text:style-name="T18">应用</text:span><text:span text:style-name="T12">p1,p2,p3</text:span><text:span text:style-name="T18">进行等待事件的分 析</text:span></text:p>
      <text:p text:style-name="P57"><text:span text:style-name="T12">v$session_wait</text:span><text:span text:style-name="T18">视图的列代表的缓冲区忙等待事件如下： </text:span></text:p>
      <text:p text:style-name="P57"><text:span text:style-name="T12">P1</text:span><text:span text:style-name="T12">—</text:span><text:span text:style-name="T18">与等待相关的数据文件的全部文件数量。 </text:span></text:p>
      <text:p text:style-name="P57"><text:span text:style-name="T12">P2</text:span><text:span text:style-name="T12">—</text:span><text:span text:style-name="T12">P1</text:span><text:span text:style-name="T18">中的数据文件的块数量。 </text:span></text:p>
      <text:p text:style-name="P57"><text:span text:style-name="T12">P3</text:span><text:span text:style-name="T12">—</text:span><text:span text:style-name="T18">描述等待产生原因的代码。 </text:span></text:p>
      <text:p text:style-name="P25"><text:span text:style-name="T18">例：</text:span><text:span text:style-name="T44">select</text:span><text:span text:style-name="T51"> p1 "File #", p2 "Block #", p3 "Reason Code"</text:span></text:p>
      <text:p text:style-name="P25"><text:span text:style-name="T54">　　</text:span><text:span text:style-name="T44">from</text:span><text:span text:style-name="T51"> v$session_wait</text:span></text:p>
      <text:p text:style-name="P25"><text:span text:style-name="T54">　　</text:span><text:span text:style-name="T44">where</text:span><text:span text:style-name="T51"> event = </text:span><text:span text:style-name="T56">'buffer busy waits'</text:span><text:span text:style-name="T51">;</text:span></text:p>
      <text:p text:style-name="P27">如果以上查询的结果显示一个块在忙等待，以下的查询将显示这一块的名称和类型：</text:p>
      <text:p text:style-name="P33"><text:span text:style-name="T41">select</text:span><text:span text:style-name="T48"> owner, segment_name, segment_type</text:span></text:p>
      <text:p text:style-name="P25"><text:span text:style-name="T54">　</text:span><text:span text:style-name="T44">from</text:span><text:span text:style-name="T51"> dba_extents</text:span></text:p>
      <text:p text:style-name="P25"><text:span text:style-name="T54">　</text:span><text:span text:style-name="T44">where</text:span><text:span text:style-name="T51"> file_id = &amp;P1</text:span><text:span text:style-name="T54">　</text:span><text:span text:style-name="T44">and</text:span><text:span text:style-name="T51"> &amp;P2 </text:span><text:span text:style-name="T44">between</text:span><text:span text:style-name="T51"> block_id </text:span><text:span text:style-name="T44">and</text:span><text:span text:style-name="T51"> block_id + blocks -</text:span><text:span text:style-name="T56">1;</text:span></text:p>
      <text:p text:style-name="P25"><text:span text:style-name="T18">　　我们也可以查询</text:span><text:span text:style-name="T12">dba_data_files</text:span><text:span text:style-name="T18">以确定等待的文件的</text:span><text:span text:style-name="T12">file_name</text:span><text:span text:style-name="T18">，方法是使用</text:span><text:span text:style-name="T12">v$session_wait</text:span><text:span text:style-name="T18">中的</text:span><text:span text:style-name="T12">P1</text:span><text:span text:style-name="T18">。 </text:span></text:p>
      <text:p text:style-name="P25"><text:span text:style-name="T18">　　从</text:span><text:span text:style-name="T12">v$session_wait</text:span><text:span text:style-name="T18">中查 询</text:span><text:span text:style-name="T12">P3(</text:span><text:span text:style-name="T18">原因编码</text:span><text:span text:style-name="T12">)</text:span><text:span text:style-name="T18">的值可 以知道</text:span><text:span text:style-name="T12">session</text:span><text:span text:style-name="T18">等待的原因。原因编码的范围从</text:span><text:span text:style-name="T12">0</text:span><text:span text:style-name="T18">到</text:span><text:span text:style-name="T12">300</text:span><text:span text:style-name="T18">，下列为部分编码所代表的事项： </text:span></text:p>
      <text:p text:style-name="P57"><text:span text:style-name="T12">0 </text:span><text:span text:style-name="T18">块被读入缓冲区。 </text:span></text:p>
      <text:p text:style-name="P57"><text:span text:style-name="T12">100 </text:span><text:span text:style-name="T18">我们想要</text:span><text:span text:style-name="T12">NEW(</text:span><text:span text:style-name="T18">创建</text:span><text:span text:style-name="T12">)</text:span><text:span text:style-name="T18">一个块，但这一块当前被另一</text:span><text:span text:style-name="T12">session</text:span><text:span text:style-name="T18">读入。 </text:span></text:p>
      <text:p text:style-name="P57"><text:soft-page-break/><text:span text:style-name="T12">110 </text:span><text:span text:style-name="T18">我们想将当前块设为共享，但这一块被另一</text:span><text:span text:style-name="T12">session</text:span><text:span text:style-name="T18">读入，所以我们必须等待</text:span><text:span text:style-name="T12">read()</text:span><text:span text:style-name="T18">结束。 </text:span></text:p>
      <text:p text:style-name="P57"><text:span text:style-name="T12">120 </text:span><text:span text:style-name="T18">我们想获得当前的块，但其他人已经将这一块读入缓冲区，所以我们只能等待他人的读入结束。 </text:span></text:p>
      <text:p text:style-name="P57"><text:span text:style-name="T12">130 </text:span><text:span text:style-name="T18">块被另一</text:span><text:span text:style-name="T12">session</text:span><text:span text:style-name="T18">读入，而且没有找 到其它协调的块，所以我们必须等待读的结束。缓冲区死锁后这种情况也有可能产生。所以必须读入块的</text:span><text:span text:style-name="T12">CR</text:span><text:span text:style-name="T18">。 </text:span></text:p>
      <text:p text:style-name="P57"><text:span text:style-name="T12">200 </text:span><text:span text:style-name="T18">我们想新创建一个</text:span><text:span text:style-name="T12">block</text:span><text:span text:style-name="T18">， 但其他人在使用，所以我们只好等待他人使用结束。 </text:span></text:p>
      <text:p text:style-name="P57"><text:span text:style-name="T12">210 Session</text:span><text:span text:style-name="T18">想读入</text:span><text:span text:style-name="T12">SCUR</text:span><text:span text:style-name="T18">或</text:span><text:span text:style-name="T12">XCUR</text:span><text:span text:style-name="T18">中的块，如果块交换或者</text:span><text:span text:style-name="T12">session</text:span><text:span text:style-name="T18">处于非连续的</text:span><text:span text:style-name="T12">TX</text:span><text:span text:style-name="T18">模式，所以等待可能需要很长的时间。 </text:span></text:p>
      <text:p text:style-name="P57"><text:span text:style-name="T12">220 </text:span><text:span text:style-name="T18">在缓冲区查询一个块的当前版本，但有人以不合法的模式使用这一块，所以我们只能等待。 </text:span></text:p>
      <text:p text:style-name="P57"><text:span text:style-name="T12">230 </text:span><text:span text:style-name="T18">以</text:span><text:span text:style-name="T12">CR/CRX</text:span><text:span text:style-name="T18">方式获得一个块，但块 中的更改开始并且没有结束。 </text:span></text:p>
      <text:p text:style-name="P57"><text:span text:style-name="T12">231 CR/CRX</text:span><text:span text:style-name="T18">扫描找到当前块，但块中的更改开始并且没有结束。 </text:span></text:p>
      <text:p text:style-name="P30"><text:span text:style-name="T34">第六篇</text:span><text:span text:style-name="T35">-(2)-V$SESSION_EVENT  2007.5.30</text:span></text:p>
      <text:p text:style-name="P25"><text:span text:style-name="T18">　　本视图记录了每个</text:span><text:span text:style-name="T12">session</text:span><text:span text:style-name="T18">的每一项等待事件。由上文所知</text:span><text:span text:style-name="T12">V$SESSION_WAIT</text:span><text:span text:style-name="T18">显示了</text:span><text:span text:style-name="T12">session</text:span><text:span text:style-name="T18">的当前等待事件，而</text:span><text:span text:style-name="T12">V$SESSION_EVENT</text:span><text:span text:style-name="T18">则记录了</text:span><text:span text:style-name="T12">session</text:span><text:span text:style-name="T18">自启动起所有的事 件。</text:span></text:p>
      <text:p text:style-name="P25"><text:span text:style-name="T13">V$SESSION_EVENT</text:span><text:span text:style-name="T19">中的常用列</text:span></text:p>
      <text:p text:style-name="P69"><text:span text:style-name="T12">l</text:span><text:span text:style-name="T38">         </text:span><text:span text:style-name="T12">SID</text:span><text:span text:style-name="T18">：</text:span><text:span text:style-name="T12">session</text:span><text:span text:style-name="T18">标识</text:span></text:p>
      <text:p text:style-name="P69"><text:span text:style-name="T12">l</text:span><text:span text:style-name="T38">         </text:span><text:span text:style-name="T12">EVENT</text:span><text:span text:style-name="T18">：</text:span><text:span text:style-name="T12">session</text:span><text:span text:style-name="T18">等待的事件</text:span></text:p>
      <text:p text:style-name="P69"><text:span text:style-name="T12">l</text:span><text:span text:style-name="T38">         </text:span><text:span text:style-name="T12">TOTAL_WAITS</text:span><text:span text:style-name="T18">：此</text:span><text:span text:style-name="T12">session</text:span><text:span text:style-name="T18">当前事件的总等待数</text:span></text:p>
      <text:p text:style-name="P69"><text:span text:style-name="T12">l</text:span><text:span text:style-name="T38">         </text:span><text:span text:style-name="T12">TIME_WAITED</text:span><text:span text:style-name="T18">：此</text:span><text:span text:style-name="T12">session</text:span><text:span text:style-name="T18">总等待时间</text:span><text:span text:style-name="T12">(</text:span><text:span text:style-name="T18">单位，百分之一秒</text:span><text:span text:style-name="T12">)</text:span></text:p>
      <text:p text:style-name="P69"><text:span text:style-name="T12">l</text:span><text:span text:style-name="T38">         </text:span><text:span text:style-name="T12">AVERAGE_WAIT</text:span><text:span text:style-name="T18">：此</text:span><text:span text:style-name="T12">session</text:span><text:span text:style-name="T18">当前事件平均等待时 间</text:span><text:span text:style-name="T12">(</text:span><text:span text:style-name="T18">单位，百分之一秒</text:span><text:span text:style-name="T12">)</text:span></text:p>
      <text:p text:style-name="P69"><text:span text:style-name="T12">l</text:span><text:span text:style-name="T38">         </text:span><text:span text:style-name="T12">TOTAL_TIMEOUTS</text:span><text:span text:style-name="T18">：等待超时次数</text:span></text:p>
      <text:p text:style-name="P25"><text:span text:style-name="T18">其它用法与</text:span><text:span text:style-name="T12">V$SESSION_WAIT</text:span><text:span text:style-name="T18">相似，不详述了</text:span></text:p>
      <text:p text:style-name="P31">附注：</text:p>
      <text:p text:style-name="P25"><text:span text:style-name="T12">Oracle</text:span><text:span text:style-name="T18">的等待事件是衡量</text:span><text:span text:style-name="T12">Oracle</text:span><text:span text:style-name="T18">运行状况的重要依据及指标。等待事件的概念是在</text:span><text:span text:style-name="T12">Oracle.2</text:span><text:span text:style-name="T18">中引入的，大致有</text:span><text:span text:style-name="T12">100</text:span><text:span text:style-name="T18">个 等待事件。在</text:span><text:span text:style-name="T12">Oracle 8.0</text:span><text:span text:style-name="T18">中这个数目增加到了大约</text:span><text:span text:style-name="T12">150</text:span><text:span text:style-name="T18">个， 在</text:span><text:span text:style-name="T12">Oracle8i</text:span><text:span text:style-name="T18">中大约有</text:span><text:span text:style-name="T12">200</text:span><text:span text:style-name="T18">个 事件</text:span><text:span text:style-name="T12">,</text:span><text:span text:style-name="T18">在</text:span><text:span text:style-name="T12">Oracle9i</text:span><text:span text:style-name="T18">中大约有</text:span><text:span text:style-name="T12">360</text:span><text:span text:style-name="T18">个等待事件。主要有两种类别的等待事件，即空闲</text:span><text:span text:style-name="T12">(idle)</text:span><text:span text:style-name="T18">等待事件和非空闲</text:span><text:span text:style-name="T12">(non-idle)</text:span><text:span text:style-name="T18">等待事件。</text:span></text:p>
      <text:p text:style-name="P25"><text:span text:style-name="T18">关于空闲事件和非空闲事件目前通过</text:span><text:span text:style-name="T12">google</text:span><text:span text:style-name="T18">可以搜索到非常多详尽的相关信息，同时</text:span></text:p>
      <text:p text:style-name="P25"><text:span text:style-name="T12">Oracle Database Performance Tuning Guide and Reference</text:span><text:span text:style-name="T18">中关于</text:span><text:span text:style-name="T12">Wait Events</text:span><text:span text:style-name="T18">也有非常详尽的描述，在此就不多费口舌了。不过我在</text:span><text:span text:style-name="T12">itpub</text:span><text:span text:style-name="T18">论坛看到有热心人整理的</text:span><text:span text:style-name="T12">chm</text:span><text:span text:style-name="T18">格 式非空闲事件说明，有兴趣的朋友可以下载，链接如下：</text:span></text:p>
      <text:p text:style-name="P31">非空闲事件说明</text:p>
      <text:p text:style-name="P25"><text:soft-page-break/><text:span text:style-name="T18">详见：</text:span><text:span text:style-name="T12">http://www.itpub.net/728733.html</text:span></text:p>
      <text:p text:style-name="P29"><text:s/></text:p>
      <text:p text:style-name="P30"><text:span text:style-name="T34">第七篇</text:span><text:span text:style-name="T35">--V$PROCESS  2007.5.30</text:span></text:p>
      <text:p text:style-name="P25"><text:span text:style-name="T18">　　本视图包含当前系统</text:span><text:span text:style-name="T12">oracle</text:span><text:span text:style-name="T18">运行的所有进程信息。常被用于将</text:span><text:span text:style-name="T12">oracle</text:span><text:span text:style-name="T18">或服务进程的操作系统进程</text:span><text:span text:style-name="T12">ID</text:span><text:span text:style-name="T18">与数据库</text:span><text:span text:style-name="T12">session</text:span><text:span text:style-name="T18">之间建立联系。在 某些情况下非常有用：</text:span></text:p>
      <text:p text:style-name="P78"><text:span text:style-name="T12">1.</text:span><text:span text:style-name="T38">         </text:span><text:span text:style-name="T18">如果数据库 瓶颈是系统资源</text:span><text:span text:style-name="T12">(</text:span><text:span text:style-name="T18">如：</text:span><text:span text:style-name="T12">cpu,</text:span><text:span text:style-name="T18">内存</text:span><text:span text:style-name="T12">)</text:span><text:span text:style-name="T18">，并且占用资源最多的用户总是停留在某几个服务进程，那么进行如下诸项：</text:span></text:p>
      <text:p text:style-name="P79"><text:span text:style-name="T12">l</text:span><text:span text:style-name="T38">         </text:span><text:span text:style-name="T18">找出资源进程</text:span></text:p>
      <text:p text:style-name="P79"><text:span text:style-name="T12">l</text:span><text:span text:style-name="T38">         </text:span><text:span text:style-name="T18">找出它们的</text:span><text:span text:style-name="T12">session,</text:span><text:span text:style-name="T18">你必须将进程与会话联系起来。</text:span></text:p>
      <text:p text:style-name="P79"><text:span text:style-name="T12">l</text:span><text:span text:style-name="T38">         </text:span><text:span text:style-name="T18">找出为什么</text:span><text:span text:style-name="T12">session</text:span><text:span text:style-name="T18">占用了如此多的资源</text:span></text:p>
      <text:p text:style-name="P78"><text:span text:style-name="T12">2.</text:span><text:span text:style-name="T38">         </text:span><text:span text:style-name="T12">SQL</text:span><text:span text:style-name="T18">跟踪文件名是基于服务进程的操作系统进程</text:span><text:span text:style-name="T12">ID</text:span><text:span text:style-name="T18">。 要找出</text:span><text:span text:style-name="T12">session</text:span><text:span text:style-name="T18">的跟踪文件，你必须将</text:span><text:span text:style-name="T12">session</text:span><text:span text:style-name="T18">与服务进程联系起来。</text:span></text:p>
      <text:p text:style-name="P78"><text:span text:style-name="T12">3.</text:span><text:span text:style-name="T38">         </text:span><text:span text:style-name="T18">某些事件， 如</text:span><text:span text:style-name="T12">rdbms ipc reply</text:span><text:span text:style-name="T18">，鉴别</text:span><text:span text:style-name="T12">session</text:span><text:span text:style-name="T18">进程的</text:span><text:span text:style-name="T12">Oracle</text:span><text:span text:style-name="T18">进程</text:span><text:span text:style-name="T12">ID</text:span><text:span text:style-name="T18">在等什么。要发现这些进程在做 什么，你必须找出它们的</text:span><text:span text:style-name="T12">session</text:span><text:span text:style-name="T18">。</text:span></text:p>
      <text:p text:style-name="P78"><text:span text:style-name="T12">4.</text:span><text:span text:style-name="T38">         </text:span><text:span text:style-name="T18">你所看到的 服务器上的后台进程</text:span><text:span text:style-name="T12">(DBWR,LGWR,PMON</text:span><text:span text:style-name="T18">等</text:span><text:span text:style-name="T12">)</text:span><text:span text:style-name="T18">都是服务进程。要想知道他们在做 什么，你必须找到他们的</text:span><text:span text:style-name="T12">session</text:span><text:span text:style-name="T18">。</text:span></text:p>
      <text:p text:style-name="P25"><text:span text:style-name="T13">V$PROCESS</text:span><text:span text:style-name="T19">中的常用列</text:span></text:p>
      <text:p text:style-name="P69"><text:span text:style-name="T12">l</text:span><text:span text:style-name="T38">         </text:span><text:span text:style-name="T12">ADDR</text:span><text:span text:style-name="T18">：进程对象地址</text:span></text:p>
      <text:p text:style-name="P69"><text:span text:style-name="T12">l</text:span><text:span text:style-name="T38">         </text:span><text:span text:style-name="T12">PID</text:span><text:span text:style-name="T18">：</text:span><text:span text:style-name="T12">oracle</text:span><text:span text:style-name="T18">进程</text:span><text:span text:style-name="T12">ID</text:span></text:p>
      <text:p text:style-name="P69"><text:span text:style-name="T12">l</text:span><text:span text:style-name="T38">         </text:span><text:span text:style-name="T12">SPID</text:span><text:span text:style-name="T18">：操作系统进程</text:span><text:span text:style-name="T12">ID</text:span></text:p>
      <text:p text:style-name="P25"><text:span text:style-name="T13">V$PROCESS</text:span><text:span text:style-name="T19">中的连接列</text:span></text:p>
      <text:p text:style-name="P34">Column                       View                            Joined Column(s) </text:p>
      <text:p text:style-name="P33">ADDR                          V$SESSION                 PADDR</text:p>
      <text:p text:style-name="P28">示例：</text:p>
      <text:p text:style-name="P80"><text:span text:style-name="T12">1.</text:span><text:span text:style-name="T38">         </text:span><text:span text:style-name="T18">查找指定系 统用户在</text:span><text:span text:style-name="T12">oracle</text:span><text:span text:style-name="T18">中的</text:span><text:span text:style-name="T12">session</text:span><text:span text:style-name="T18">信息及进程</text:span><text:span text:style-name="T12">id</text:span><text:span text:style-name="T18">，假设操作系统用户为：</text:span><text:span text:style-name="T12">junsansi</text:span></text:p>
      <text:p text:style-name="P33"><text:span text:style-name="T41">select</text:span><text:span text:style-name="T48"> s.sid,s.SERIAL#, s.username,p.spid</text:span></text:p>
      <text:p text:style-name="P25"><text:span text:style-name="T48">  </text:span><text:span text:style-name="T44">from</text:span><text:span text:style-name="T51"> v$session s, v$process p</text:span></text:p>
      <text:p text:style-name="P25"><text:span text:style-name="T48"> </text:span><text:span text:style-name="T44">where</text:span><text:span text:style-name="T51"> s.osuser = </text:span><text:span text:style-name="T56">'junsansi'</text:span></text:p>
      <text:p text:style-name="P25"><text:span text:style-name="T41">   </text:span><text:span text:style-name="T44">and</text:span><text:span text:style-name="T51"> s.PADDR = p.ADDR</text:span></text:p>
      <text:p text:style-name="P80"><text:span text:style-name="T12">2.</text:span><text:span text:style-name="T38">         </text:span><text:span text:style-name="T18">查看锁和等 待</text:span></text:p>
      <text:p text:style-name="P33"><text:span text:style-name="T41">SELECT</text:span><text:span text:style-name="T48"> </text:span><text:span text:style-name="T59">/*+ rule */</text:span></text:p>
      <text:p text:style-name="P25"><text:span text:style-name="T48"> </text:span><text:span text:style-name="T51">lpad(</text:span><text:span text:style-name="T56">' '</text:span><text:span text:style-name="T51">, decode(l.xidusn, </text:span><text:span text:style-name="T56">0</text:span><text:span text:style-name="T51">, </text:span><text:span text:style-name="T56">3</text:span><text:span text:style-name="T51">, </text:span><text:span text:style-name="T56">0</text:span><text:span text:style-name="T51">)) || l.oracle_username User_name,</text:span></text:p>
      <text:p text:style-name="P40"> <text:span text:style-name="T12">o.owner,o.object_name,o.object_type,s.sid,s.serial#,p.spid</text:span></text:p>
      <text:p text:style-name="P25"><text:span text:style-name="T48">  </text:span><text:span text:style-name="T44">FROM</text:span><text:span text:style-name="T51"> v$locked_object l, dba_objects o, v$session s, v$process p</text:span></text:p>
      <text:p text:style-name="P25"><text:soft-page-break/><text:span text:style-name="T48"> </text:span><text:span text:style-name="T44">WHERE</text:span><text:span text:style-name="T51"> l.object_id = o.object_id</text:span></text:p>
      <text:p text:style-name="P25"><text:span text:style-name="T48">   </text:span><text:span text:style-name="T44">AND</text:span><text:span text:style-name="T51"> l.session_id = s.sid </text:span><text:span text:style-name="T44">and</text:span><text:span text:style-name="T51"> s.paddr = p.addr</text:span></text:p>
      <text:p text:style-name="P25"><text:span text:style-name="T48"> </text:span><text:span text:style-name="T44">ORDER</text:span><text:span text:style-name="T51"> </text:span><text:span text:style-name="T44">BY</text:span><text:span text:style-name="T51"> o.object_id, xidusn </text:span><text:span text:style-name="T44">DESC</text:span></text:p>
      <text:p text:style-name="P81">3.<text:span text:style-name="T36">         </text:span></text:p>
      <text:p text:style-name="P28">附注：</text:p>
      <text:p text:style-name="P25"><text:span text:style-name="T18">　　在</text:span><text:span text:style-name="T12">linux</text:span><text:span text:style-name="T18">环境可以通过</text:span><text:span text:style-name="T12">ps</text:span><text:span text:style-name="T18">查看进程信息包括</text:span><text:span text:style-name="T12">pid,windows</text:span><text:span text:style-name="T18">中任务管理器的</text:span><text:span text:style-name="T12">PID</text:span><text:span text:style-name="T18">与</text:span><text:span text:style-name="T12">v$process</text:span><text:span text:style-name="T18">中</text:span><text:span text:style-name="T12">pid</text:span><text:span text:style-name="T18">不能一一对应，这块在</text:span><text:span text:style-name="T12">oracleDocument</text:span><text:span text:style-name="T18">中也没有找到介绍，后来</text:span><text:span text:style-name="T12">google</text:span><text:span text:style-name="T18">了一下，有资料介绍说是由于</text:span><text:span text:style-name="T12">windows</text:span><text:span text:style-name="T18">是多线程服务器</text:span><text:span text:style-name="T12">,</text:span><text:span text:style-name="T18">每个进 程包含一系列线程。这点于</text:span><text:span text:style-name="T12">unix</text:span><text:span text:style-name="T18">等不同，</text:span><text:span text:style-name="T12">Unix</text:span><text:span text:style-name="T18">每 个</text:span><text:span text:style-name="T12">Oralce</text:span><text:span text:style-name="T18">进程独立存在，在</text:span><text:span text:style-name="T12">Nt</text:span><text:span text:style-name="T18">上所 有线程由</text:span><text:span text:style-name="T12">Oralce</text:span><text:span text:style-name="T18">进程衍生。</text:span></text:p>
      <text:p text:style-name="P25"><text:span text:style-name="T18">　　要在</text:span><text:span text:style-name="T12">windows</text:span><text:span text:style-name="T18">中显示</text:span><text:span text:style-name="T12">oracle</text:span><text:span text:style-name="T18">相关进程</text:span><text:span text:style-name="T12">pid</text:span><text:span text:style-name="T18">，我们可以通过一个简单的</text:span><text:span text:style-name="T12">sql</text:span><text:span text:style-name="T18">语句来实现。</text:span></text:p>
      <text:p text:style-name="P33"><text:span text:style-name="T41">SELECT</text:span><text:span text:style-name="T48"> s.SID, p.pid, p.spid signaled, s.osuser, s.program</text:span></text:p>
      <text:p text:style-name="P25"><text:span text:style-name="T48">  </text:span><text:span text:style-name="T44">FROM</text:span><text:span text:style-name="T51"> v$process p, v$session s</text:span></text:p>
      <text:p text:style-name="P25"><text:span text:style-name="T48"> </text:span><text:span text:style-name="T44">WHERE</text:span><text:span text:style-name="T51"> p.addr = s.paddr;</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6">SID</text:p>
          </table:table-cell>
          <table:table-cell table:style-name="Table1.A1" office:value-type="string">
            <text:p text:style-name="P46">PID</text:p>
          </table:table-cell>
          <table:table-cell table:style-name="Table1.A1" office:value-type="string">
            <text:p text:style-name="P46">SIGNALED</text:p>
          </table:table-cell>
          <table:table-cell table:style-name="Table1.A1" office:value-type="string">
            <text:p text:style-name="P46">OSUSER</text:p>
          </table:table-cell>
          <table:table-cell table:style-name="Table1.A1" office:value-type="string">
            <text:p text:style-name="P46">PROGRAM</text:p>
          </table:table-cell>
        </table:table-row>
        <table:table-row>
          <table:table-cell table:style-name="Table1.A1" office:value-type="string">
            <text:p text:style-name="P46">1</text:p>
          </table:table-cell>
          <table:table-cell table:style-name="Table1.A1" office:value-type="string">
            <text:p text:style-name="P46">2</text:p>
          </table:table-cell>
          <table:table-cell table:style-name="Table1.A1" office:value-type="string">
            <text:p text:style-name="P46">2452</text:p>
          </table:table-cell>
          <table:table-cell table:style-name="Table1.A1" office:value-type="string">
            <text:p text:style-name="P46">SYSTEM</text:p>
          </table:table-cell>
          <table:table-cell table:style-name="Table1.A1" office:value-type="string">
            <text:p text:style-name="P46">ORACLE.EXE</text:p>
          </table:table-cell>
        </table:table-row>
        <table:table-row>
          <table:table-cell table:style-name="Table1.A1" office:value-type="string">
            <text:p text:style-name="P46">2</text:p>
          </table:table-cell>
          <table:table-cell table:style-name="Table1.A1" office:value-type="string">
            <text:p text:style-name="P46">3</text:p>
          </table:table-cell>
          <table:table-cell table:style-name="Table1.A1" office:value-type="string">
            <text:p text:style-name="P46">2460</text:p>
          </table:table-cell>
          <table:table-cell table:style-name="Table1.A1" office:value-type="string">
            <text:p text:style-name="P46">SYSTEM</text:p>
          </table:table-cell>
          <table:table-cell table:style-name="Table1.A1" office:value-type="string">
            <text:p text:style-name="P46">ORACLE.EXE</text:p>
          </table:table-cell>
        </table:table-row>
        <table:table-row>
          <table:table-cell table:style-name="Table1.A1" office:value-type="string">
            <text:p text:style-name="P46">3</text:p>
          </table:table-cell>
          <table:table-cell table:style-name="Table1.A1" office:value-type="string">
            <text:p text:style-name="P46">4</text:p>
          </table:table-cell>
          <table:table-cell table:style-name="Table1.A1" office:value-type="string">
            <text:p text:style-name="P46">2472</text:p>
          </table:table-cell>
          <table:table-cell table:style-name="Table1.A1" office:value-type="string">
            <text:p text:style-name="P46">SYSTEM</text:p>
          </table:table-cell>
          <table:table-cell table:style-name="Table1.A1" office:value-type="string">
            <text:p text:style-name="P46">ORACLE.EXE</text:p>
          </table:table-cell>
        </table:table-row>
        <table:table-row>
          <table:table-cell table:style-name="Table1.A1" office:value-type="string">
            <text:p text:style-name="P46">4</text:p>
          </table:table-cell>
          <table:table-cell table:style-name="Table1.A1" office:value-type="string">
            <text:p text:style-name="P46">5</text:p>
          </table:table-cell>
          <table:table-cell table:style-name="Table1.A1" office:value-type="string">
            <text:p text:style-name="P46">2492</text:p>
          </table:table-cell>
          <table:table-cell table:style-name="Table1.A1" office:value-type="string">
            <text:p text:style-name="P46">SYSTEM</text:p>
          </table:table-cell>
          <table:table-cell table:style-name="Table1.A1" office:value-type="string">
            <text:p text:style-name="P46">ORACLE.EXE</text:p>
          </table:table-cell>
        </table:table-row>
        <table:table-row>
          <table:table-cell table:style-name="Table1.A1" office:value-type="string">
            <text:p text:style-name="P46">5</text:p>
          </table:table-cell>
          <table:table-cell table:style-name="Table1.A1" office:value-type="string">
            <text:p text:style-name="P46">6</text:p>
          </table:table-cell>
          <table:table-cell table:style-name="Table1.A1" office:value-type="string">
            <text:p text:style-name="P46">2496</text:p>
          </table:table-cell>
          <table:table-cell table:style-name="Table1.A1" office:value-type="string">
            <text:p text:style-name="P46">SYSTEM</text:p>
          </table:table-cell>
          <table:table-cell table:style-name="Table1.A1" office:value-type="string">
            <text:p text:style-name="P46">ORACLE.EXE</text:p>
          </table:table-cell>
        </table:table-row>
        <table:table-row>
          <table:table-cell table:style-name="Table1.A1" office:value-type="string">
            <text:p text:style-name="P46">6</text:p>
          </table:table-cell>
          <table:table-cell table:style-name="Table1.A1" office:value-type="string">
            <text:p text:style-name="P46">7</text:p>
          </table:table-cell>
          <table:table-cell table:style-name="Table1.A1" office:value-type="string">
            <text:p text:style-name="P46">2508</text:p>
          </table:table-cell>
          <table:table-cell table:style-name="Table1.A1" office:value-type="string">
            <text:p text:style-name="P46">SYSTEM</text:p>
          </table:table-cell>
          <table:table-cell table:style-name="Table1.A1" office:value-type="string">
            <text:p text:style-name="P46">ORACLE.EXE</text:p>
          </table:table-cell>
        </table:table-row>
        <table:table-row>
          <table:table-cell table:style-name="Table1.A1" office:value-type="string">
            <text:p text:style-name="P46">7</text:p>
          </table:table-cell>
          <table:table-cell table:style-name="Table1.A1" office:value-type="string">
            <text:p text:style-name="P46">8</text:p>
          </table:table-cell>
          <table:table-cell table:style-name="Table1.A1" office:value-type="string">
            <text:p text:style-name="P46">2520</text:p>
          </table:table-cell>
          <table:table-cell table:style-name="Table1.A1" office:value-type="string">
            <text:p text:style-name="P46">SYSTEM</text:p>
          </table:table-cell>
          <table:table-cell table:style-name="Table1.A1" office:value-type="string">
            <text:p text:style-name="P46">ORACLE.EXE</text:p>
          </table:table-cell>
        </table:table-row>
        <table:table-row>
          <table:table-cell table:style-name="Table1.A1" office:value-type="string">
            <text:p text:style-name="P46">8</text:p>
          </table:table-cell>
          <table:table-cell table:style-name="Table1.A1" office:value-type="string">
            <text:p text:style-name="P46">9</text:p>
          </table:table-cell>
          <table:table-cell table:style-name="Table1.A1" office:value-type="string">
            <text:p text:style-name="P46">2524</text:p>
          </table:table-cell>
          <table:table-cell table:style-name="Table1.A1" office:value-type="string">
            <text:p text:style-name="P46">SYSTEM</text:p>
          </table:table-cell>
          <table:table-cell table:style-name="Table1.A1" office:value-type="string">
            <text:p text:style-name="P46">ORACLE.EXE</text:p>
          </table:table-cell>
        </table:table-row>
        <table:table-row>
          <table:table-cell table:style-name="Table1.A1" office:value-type="string">
            <text:p text:style-name="P46">10</text:p>
          </table:table-cell>
          <table:table-cell table:style-name="Table1.A1" office:value-type="string">
            <text:p text:style-name="P46">12</text:p>
          </table:table-cell>
          <table:table-cell table:style-name="Table1.A1" office:value-type="string">
            <text:p text:style-name="P46">1316</text:p>
          </table:table-cell>
          <table:table-cell table:style-name="Table1.A1" office:value-type="string">
            <text:p text:style-name="P46">JSS\junsansi</text:p>
          </table:table-cell>
          <table:table-cell table:style-name="Table1.A1" office:value-type="string">
            <text:p text:style-name="P46">PlSqlDev.exe</text:p>
          </table:table-cell>
        </table:table-row>
        <table:table-row>
          <table:table-cell table:style-name="Table1.A1" office:value-type="string">
            <text:p text:style-name="P46">9</text:p>
          </table:table-cell>
          <table:table-cell table:style-name="Table1.A1" office:value-type="string">
            <text:p text:style-name="P46">13</text:p>
          </table:table-cell>
          <table:table-cell table:style-name="Table1.A1" office:value-type="string">
            <text:p text:style-name="P46">3420</text:p>
          </table:table-cell>
          <table:table-cell table:style-name="Table1.A1" office:value-type="string">
            <text:p text:style-name="P46">JSS\junsansi</text:p>
          </table:table-cell>
          <table:table-cell table:style-name="Table1.A1" office:value-type="string">
            <text:p text:style-name="P46">PlSqlDev.exe</text:p>
          </table:table-cell>
        </table:table-row>
        <table:table-row>
          <table:table-cell table:style-name="Table1.A1" office:value-type="string">
            <text:p text:style-name="P46">13</text:p>
          </table:table-cell>
          <table:table-cell table:style-name="Table1.A1" office:value-type="string">
            <text:p text:style-name="P46">14</text:p>
          </table:table-cell>
          <table:table-cell table:style-name="Table1.A1" office:value-type="string">
            <text:p text:style-name="P46">660</text:p>
          </table:table-cell>
          <table:table-cell table:style-name="Table1.A1" office:value-type="string">
            <text:p text:style-name="P46">JSS\junsansi</text:p>
          </table:table-cell>
          <table:table-cell table:style-name="Table1.A1" office:value-type="string">
            <text:p text:style-name="P46">PlSqlDev.exe</text:p>
          </table:table-cell>
        </table:table-row>
      </table:table>
      <text:p text:style-name="P25"><text:span text:style-name="T18">还可以通过和 </text:span><text:span text:style-name="T12">v$bgprocess </text:span><text:span text:style-name="T18">连接查询到后台进程的名字： </text:span></text:p>
      <text:p text:style-name="P33"><text:span text:style-name="T41">SELECT</text:span><text:span text:style-name="T48"> s.SID SID, p.spid threadid, p.program processname, bg.</text:span><text:span text:style-name="T41">NAME</text:span><text:span text:style-name="T48"> </text:span><text:span text:style-name="T41">NAME</text:span></text:p>
      <text:p text:style-name="P25"><text:span text:style-name="T48">  </text:span><text:span text:style-name="T44">FROM</text:span><text:span text:style-name="T51"> v$process p, v$session s, v$bgprocess bg</text:span></text:p>
      <text:p text:style-name="P25"><text:span text:style-name="T48"> </text:span><text:span text:style-name="T44">WHERE</text:span><text:span text:style-name="T51"> p.addr = s.paddr</text:span></text:p>
      <text:p text:style-name="P25"><text:span text:style-name="T48">   </text:span><text:span text:style-name="T44">AND</text:span><text:span text:style-name="T51"> p.addr = bg.paddr</text:span></text:p>
      <text:p text:style-name="P25"><text:span text:style-name="T48">   </text:span><text:span text:style-name="T44">AND</text:span><text:span text:style-name="T51"> bg.paddr &lt;&gt; </text:span><text:span text:style-name="T56">'00'</text:span><text:span text:style-name="T51">;</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6">SID</text:p>
          </table:table-cell>
          <table:table-cell table:style-name="Table2.A1" office:value-type="string">
            <text:p text:style-name="P46">THREADID</text:p>
          </table:table-cell>
          <table:table-cell table:style-name="Table2.A1" office:value-type="string">
            <text:p text:style-name="P46">PROCESSNAME</text:p>
          </table:table-cell>
          <table:table-cell table:style-name="Table2.A1" office:value-type="string">
            <text:p text:style-name="P46">NAME</text:p>
          </table:table-cell>
        </table:table-row>
        <table:table-row>
          <table:table-cell table:style-name="Table2.A1" office:value-type="string">
            <text:p text:style-name="P46">1</text:p>
          </table:table-cell>
          <table:table-cell table:style-name="Table2.A1" office:value-type="string">
            <text:p text:style-name="P46">2452</text:p>
          </table:table-cell>
          <table:table-cell table:style-name="Table2.A1" office:value-type="string">
            <text:p text:style-name="P46">ORACLE.EXE</text:p>
          </table:table-cell>
          <table:table-cell table:style-name="Table2.A1" office:value-type="string">
            <text:p text:style-name="P46">PMON</text:p>
          </table:table-cell>
        </table:table-row>
        <table:table-row>
          <table:table-cell table:style-name="Table2.A1" office:value-type="string">
            <text:p text:style-name="P46">2</text:p>
          </table:table-cell>
          <table:table-cell table:style-name="Table2.A1" office:value-type="string">
            <text:p text:style-name="P46">2460</text:p>
          </table:table-cell>
          <table:table-cell table:style-name="Table2.A1" office:value-type="string">
            <text:p text:style-name="P46">ORACLE.EXE</text:p>
          </table:table-cell>
          <table:table-cell table:style-name="Table2.A1" office:value-type="string">
            <text:p text:style-name="P46">DBW0</text:p>
          </table:table-cell>
        </table:table-row>
        <table:table-row>
          <table:table-cell table:style-name="Table2.A1" office:value-type="string">
            <text:p text:style-name="P46">3</text:p>
          </table:table-cell>
          <table:table-cell table:style-name="Table2.A1" office:value-type="string">
            <text:p text:style-name="P46">2472</text:p>
          </table:table-cell>
          <table:table-cell table:style-name="Table2.A1" office:value-type="string">
            <text:p text:style-name="P46">ORACLE.EXE</text:p>
          </table:table-cell>
          <table:table-cell table:style-name="Table2.A1" office:value-type="string">
            <text:p text:style-name="P46">LGWR</text:p>
          </table:table-cell>
        </table:table-row>
        <table:table-row>
          <table:table-cell table:style-name="Table2.A1" office:value-type="string">
            <text:p text:style-name="P46">4</text:p>
          </table:table-cell>
          <table:table-cell table:style-name="Table2.A1" office:value-type="string">
            <text:p text:style-name="P46">2492</text:p>
          </table:table-cell>
          <table:table-cell table:style-name="Table2.A1" office:value-type="string">
            <text:p text:style-name="P46">ORACLE.EXE</text:p>
          </table:table-cell>
          <table:table-cell table:style-name="Table2.A1" office:value-type="string">
            <text:p text:style-name="P46">CKPT</text:p>
          </table:table-cell>
        </table:table-row>
        <text:soft-page-break/>
        <table:table-row>
          <table:table-cell table:style-name="Table2.A1" office:value-type="string">
            <text:p text:style-name="P46">5</text:p>
          </table:table-cell>
          <table:table-cell table:style-name="Table2.A1" office:value-type="string">
            <text:p text:style-name="P46">2496</text:p>
          </table:table-cell>
          <table:table-cell table:style-name="Table2.A1" office:value-type="string">
            <text:p text:style-name="P46">ORACLE.EXE</text:p>
          </table:table-cell>
          <table:table-cell table:style-name="Table2.A1" office:value-type="string">
            <text:p text:style-name="P46">SMON</text:p>
          </table:table-cell>
        </table:table-row>
        <table:table-row>
          <table:table-cell table:style-name="Table2.A1" office:value-type="string">
            <text:p text:style-name="P46">6</text:p>
          </table:table-cell>
          <table:table-cell table:style-name="Table2.A1" office:value-type="string">
            <text:p text:style-name="P46">2508</text:p>
          </table:table-cell>
          <table:table-cell table:style-name="Table2.A1" office:value-type="string">
            <text:p text:style-name="P46">ORACLE.EXE</text:p>
          </table:table-cell>
          <table:table-cell table:style-name="Table2.A1" office:value-type="string">
            <text:p text:style-name="P46">RECO</text:p>
          </table:table-cell>
        </table:table-row>
        <table:table-row>
          <table:table-cell table:style-name="Table2.A1" office:value-type="string">
            <text:p text:style-name="P46">7</text:p>
          </table:table-cell>
          <table:table-cell table:style-name="Table2.A1" office:value-type="string">
            <text:p text:style-name="P46">2520</text:p>
          </table:table-cell>
          <table:table-cell table:style-name="Table2.A1" office:value-type="string">
            <text:p text:style-name="P46">ORACLE.EXE</text:p>
          </table:table-cell>
          <table:table-cell table:style-name="Table2.A1" office:value-type="string">
            <text:p text:style-name="P46">CJQ0</text:p>
          </table:table-cell>
        </table:table-row>
        <table:table-row>
          <table:table-cell table:style-name="Table2.A1" office:value-type="string">
            <text:p text:style-name="P46">8</text:p>
          </table:table-cell>
          <table:table-cell table:style-name="Table2.A1" office:value-type="string">
            <text:p text:style-name="P46">2524</text:p>
          </table:table-cell>
          <table:table-cell table:style-name="Table2.A1" office:value-type="string">
            <text:p text:style-name="P46">ORACLE.EXE</text:p>
          </table:table-cell>
          <table:table-cell table:style-name="Table2.A1" office:value-type="string">
            <text:p text:style-name="P46">QMN0</text:p>
          </table:table-cell>
        </table:table-row>
      </table:table>
      <text:p text:style-name="P25"><text:span text:style-name="T12">Eygle</text:span><text:span text:style-name="T18">大师写了一段</text:span><text:span text:style-name="T12">sql</text:span><text:span text:style-name="T18">脚本</text:span><text:span text:style-name="T12">getsql.sql</text:span><text:span text:style-name="T18">，用来获取指 定</text:span><text:span text:style-name="T12">pid</text:span><text:span text:style-name="T18">正在执行的</text:span><text:span text:style-name="T12">sql</text:span><text:span text:style-name="T18">语 句，在此也附注上来。</text:span></text:p>
      <text:p text:style-name="P51">REM getsql.sql</text:p>
      <text:p text:style-name="P51">REM author eygle</text:p>
      <text:p text:style-name="P52"><text:span text:style-name="T12">REM </text:span><text:span text:style-name="T18">在</text:span><text:span text:style-name="T12">windows</text:span><text:span text:style-name="T18">上</text:span><text:span text:style-name="T12">,</text:span><text:span text:style-name="T18">已知进程</text:span><text:span text:style-name="T12">ID,</text:span><text:span text:style-name="T18">得到当前正在执行的语句</text:span></text:p>
      <text:p text:style-name="P52"><text:span text:style-name="T12">REM </text:span><text:span text:style-name="T18">在</text:span><text:span text:style-name="T12">windows</text:span><text:span text:style-name="T18">上</text:span><text:span text:style-name="T12">,</text:span><text:span text:style-name="T18">进程</text:span><text:span text:style-name="T12">ID</text:span><text:span text:style-name="T18">为</text:span><text:span text:style-name="T12">16</text:span><text:span text:style-name="T18">进制</text:span><text:span text:style-name="T12">,</text:span><text:span text:style-name="T18">需要转换</text:span><text:span text:style-name="T12">,</text:span><text:span text:style-name="T18">在</text:span><text:span text:style-name="T12">UNIX</text:span><text:span text:style-name="T18">直接为</text:span><text:span text:style-name="T12">10</text:span><text:span text:style-name="T18">进制</text:span></text:p>
      <text:p text:style-name="P51">SELECT   /*+ ORDERED */</text:p>
      <text:p text:style-name="P52">         <text:span text:style-name="T12">sql_text</text:span></text:p>
      <text:p text:style-name="P52">    <text:span text:style-name="T12">FROM v$sqltext a</text:span></text:p>
      <text:p text:style-name="P52">   <text:span text:style-name="T12">WHERE (a.hash_value, a.address) IN (</text:span></text:p>
      <text:p text:style-name="P52">            <text:span text:style-name="T12">SELECT DECODE (sql_hash_value,</text:span></text:p>
      <text:p text:style-name="P52">                           <text:span text:style-name="T12">0, prev_hash_value,</text:span></text:p>
      <text:p text:style-name="P52">                           <text:span text:style-name="T12">sql_hash_value</text:span></text:p>
      <text:p text:style-name="P52">                          <text:span text:style-name="T12">),</text:span></text:p>
      <text:p text:style-name="P52">                   <text:span text:style-name="T12">DECODE (sql_hash_value, 0, prev_sql_addr, sql_address)</text:span></text:p>
      <text:p text:style-name="P52">              <text:span text:style-name="T12">FROM v$session b</text:span></text:p>
      <text:p text:style-name="P52">             <text:span text:style-name="T12">WHERE b.paddr = (SELECT addr</text:span></text:p>
      <text:p text:style-name="P52">                                <text:span text:style-name="T12">FROM v$process c</text:span></text:p>
      <text:p text:style-name="P52">                               <text:span text:style-name="T12">WHERE c.spid = TO_NUMBER ('&amp;pid', 'xxxx')))</text:span></text:p>
      <text:p text:style-name="P51">ORDER BY piece ASC</text:p>
      <text:p text:style-name="P51">/</text:p>
      <text:p text:style-name="P19">  </text:p>
      <text:p text:style-name="P29"><text:s/></text:p>
      <text:p text:style-name="P30"><text:span text:style-name="T34">第八篇</text:span><text:span text:style-name="T35">-(1)-V$LOCK  2007.5.31</text:span></text:p>
      <text:p text:style-name="P25"><text:span text:style-name="T18">　　这个视图列出</text:span><text:span text:style-name="T12">Oracle </text:span><text:span text:style-name="T18">服务器当前拥有的锁以及未完成的锁或栓锁请求。如果你觉着</text:span><text:span text:style-name="T12">session</text:span><text:span text:style-name="T18">在等待等待事件队列那你应该检查本视图。如果你发现</text:span><text:span text:style-name="T12">session</text:span><text:span text:style-name="T18">在等待一个锁。那 么按如下先后顺序：</text:span></text:p>
      <text:p text:style-name="P82"><text:span text:style-name="T4">1.</text:span><text:span text:style-name="T37">         </text:span><text:span text:style-name="T8">使用</text:span><text:span text:style-name="T4">V$LOCK</text:span><text:span text:style-name="T8">找出</text:span><text:span text:style-name="T4">session</text:span><text:span text:style-name="T8">持有的锁。</text:span></text:p>
      <text:p text:style-name="P82"><text:span text:style-name="T4">2.</text:span><text:span text:style-name="T37">         </text:span><text:span text:style-name="T8">使用</text:span><text:span text:style-name="T4">V$SESSION</text:span><text:span text:style-name="T8">找出持有锁或等待锁的</text:span><text:span text:style-name="T4">session</text:span><text:span text:style-name="T8">执行的</text:span><text:span text:style-name="T4">sql</text:span><text:span text:style-name="T8">语句。</text:span></text:p>
      <text:p text:style-name="P82"><text:span text:style-name="T4">3.</text:span><text:span text:style-name="T37">         </text:span><text:span text:style-name="T8">使用</text:span><text:span text:style-name="T4">V$SESSION_WAIT</text:span><text:span text:style-name="T8">找出什么原因导致</text:span><text:span text:style-name="T4">session</text:span><text:span text:style-name="T8">持有锁堵塞。</text:span></text:p>
      <text:p text:style-name="P82"><text:span text:style-name="T4">4.</text:span><text:span text:style-name="T37">         </text:span><text:span text:style-name="T8">使用</text:span><text:span text:style-name="T4">V$SESSION</text:span><text:span text:style-name="T8">获取关于持有锁的程序和用户的更多信息。</text:span></text:p>
      <text:p text:style-name="P25"><text:soft-page-break/><text:span text:style-name="T13">V$LOCK</text:span><text:span text:style-name="T19">中的常用列</text:span></text:p>
      <text:p text:style-name="P69"><text:span text:style-name="T12">l</text:span><text:span text:style-name="T38">         </text:span><text:span text:style-name="T12">SID</text:span><text:span text:style-name="T18">： 表示持有锁的会话信息。</text:span></text:p>
      <text:p text:style-name="P69"><text:span text:style-name="T12">l</text:span><text:span text:style-name="T38">         </text:span><text:span text:style-name="T12">TYPE</text:span><text:span text:style-name="T18">： 表示锁的类型。值包括</text:span><text:span text:style-name="T12">TM</text:span><text:span text:style-name="T18">和</text:span><text:span text:style-name="T12">TX</text:span><text:span text:style-name="T18">等。</text:span></text:p>
      <text:p text:style-name="P69"><text:span text:style-name="T12">l</text:span><text:span text:style-name="T38">         </text:span><text:span text:style-name="T12">LMODE</text:span><text:span text:style-name="T18">： 表示会话等待的锁模式的信息。用数字</text:span><text:span text:style-name="T12">0</text:span><text:span text:style-name="T18">－</text:span><text:span text:style-name="T12">6</text:span><text:span text:style-name="T18">表示，和表</text:span><text:span text:style-name="T12">1</text:span><text:span text:style-name="T18">相对应。</text:span></text:p>
      <text:p text:style-name="P69"><text:span text:style-name="T12">l</text:span><text:span text:style-name="T38">         </text:span><text:span text:style-name="T12">REQUEST</text:span><text:span text:style-name="T18">：表示</text:span><text:span text:style-name="T12">session</text:span><text:span text:style-name="T18">请求的锁模式的信息。</text:span></text:p>
      <text:p text:style-name="P69"><text:span text:style-name="T12">l</text:span><text:span text:style-name="T38">         </text:span><text:span text:style-name="T12">ID1,ID2</text:span><text:span text:style-name="T18">：表示锁的对象标识。</text:span></text:p>
      <text:p text:style-name="P28">公共锁类型</text:p>
      <text:p text:style-name="P25"><text:span text:style-name="T18">　　在</text:span><text:span text:style-name="T12">Oracle</text:span><text:span text:style-name="T18">数据库中，</text:span><text:span text:style-name="T12">DML</text:span><text:span text:style-name="T18">锁主要包括</text:span><text:span text:style-name="T12">TM</text:span><text:span text:style-name="T18">锁和</text:span><text:span text:style-name="T12">TX</text:span><text:span text:style-name="T18">锁，其中</text:span><text:span text:style-name="T12">TM</text:span><text:span text:style-name="T18">锁称为表级锁，</text:span><text:span text:style-name="T12">TX</text:span><text:span text:style-name="T18">锁称为事务锁或行级锁。</text:span></text:p>
      <text:p text:style-name="P25"><text:span text:style-name="T18">　　当</text:span><text:span text:style-name="T12">Oracle</text:span><text:span text:style-name="T18">执行</text:span><text:span text:style-name="T12">DML</text:span><text:span text:style-name="T18">语句时，系统自动在所要操作的表上申请</text:span><text:span text:style-name="T12">TM</text:span><text:span text:style-name="T18">类 型的锁。当</text:span><text:span text:style-name="T12">TM</text:span><text:span text:style-name="T18">锁获得后，系统再自动申请</text:span><text:span text:style-name="T12">TX</text:span><text:span text:style-name="T18">类型 的锁，并将实际锁定的数据行的锁标志位进行置位。这样在事务加锁前检查</text:span><text:span text:style-name="T12">TX</text:span><text:span text:style-name="T18">锁相 容性时就不用再逐行检查锁标志，而只需检查</text:span><text:span text:style-name="T12">TM</text:span><text:span text:style-name="T18">锁模式的相容性即可，大大提高了系统的 效率。</text:span><text:span text:style-name="T12">TM</text:span><text:span text:style-name="T18">锁包括了</text:span><text:span text:style-name="T12">SS</text:span><text:span text:style-name="T18">、</text:span><text:span text:style-name="T12">SX</text:span><text:span text:style-name="T18">、</text:span><text:span text:style-name="T12">S</text:span><text:span text:style-name="T18">、</text:span><text:span text:style-name="T12">X</text:span><text:span text:style-name="T18">等多种模式，在数据库中用</text:span><text:span text:style-name="T12">0</text:span><text:span text:style-name="T18">－</text:span><text:span text:style-name="T12">6</text:span><text:span text:style-name="T18">来表示。不同的</text:span><text:span text:style-name="T12">SQL</text:span><text:span text:style-name="T18">操 作产生不同类型的</text:span><text:span text:style-name="T12">TM</text:span><text:span text:style-name="T18">锁，如下表</text:span><text:span text:style-name="T12">1</text:span><text:span text:style-name="T18">。</text:span></text:p>
      <text:p text:style-name="P25"><text:span text:style-name="T13">TX</text:span><text:span text:style-name="T19">：行级锁，事务锁</text:span></text:p>
      <text:p text:style-name="P69"><text:span text:style-name="T12">l</text:span><text:span text:style-name="T38">         </text:span><text:span text:style-name="T18">在改变数据时必须是排它模式</text:span><text:span text:style-name="T12">(mode 6)</text:span><text:span text:style-name="T18">。</text:span></text:p>
      <text:p text:style-name="P69"><text:span text:style-name="T12">l</text:span><text:span text:style-name="T38">         </text:span><text:span text:style-name="T18">每一个活动事务都拥有一个锁。它将在事务结束</text:span><text:span text:style-name="T12">(commit/rollback)</text:span><text:span text:style-name="T18">时 释放。</text:span></text:p>
      <text:p text:style-name="P69"><text:span text:style-name="T12">l</text:span><text:span text:style-name="T38">         </text:span><text:span text:style-name="T18">如果一个块包括的列被改变而没有</text:span><text:span text:style-name="T12">ITL(interested transaction list)</text:span><text:span text:style-name="T18">槽位</text:span><text:span text:style-name="T12">(entries)</text:span><text:span text:style-name="T18">，那么</text:span><text:span text:style-name="T12">session</text:span><text:span text:style-name="T18">将锁置于共享模式</text:span><text:span text:style-name="T12">(mode 4)</text:span><text:span text:style-name="T18">。当</text:span><text:span text:style-name="T12">session</text:span><text:span text:style-name="T18">获得块的</text:span><text:span text:style-name="T12">ITL</text:span><text:span text:style-name="T18">槽 位时释放。</text:span></text:p>
      <text:p text:style-name="P69"><text:span text:style-name="T12">l</text:span><text:span text:style-name="T38">         </text:span><text:span text:style-name="T18">当一个事务首次发起一个</text:span><text:span text:style-name="T12">DML</text:span><text:span text:style-name="T18">语句时就获得一个</text:span><text:span text:style-name="T12">TX</text:span><text:span text:style-name="T18">锁， 该锁保持到事务被提交或回滚。当两个或多个会话在表的同一条记录上执行</text:span><text:span text:style-name="T12">DML</text:span><text:span text:style-name="T18">语 句时，第一个会话在该条记录上加锁，其他的会话处于等待状态。当第一个会话提交后，</text:span><text:span text:style-name="T12">TX</text:span><text:span text:style-name="T18">锁被 释放，其他会话才可以加锁。</text:span></text:p>
      <text:p text:style-name="P69"><text:span text:style-name="T12">l</text:span><text:span text:style-name="T38">         </text:span><text:span text:style-name="T18">指出回滚段和事务表项</text:span></text:p>
      <text:p text:style-name="P58">按下列项以避免竞争：</text:p>
      <text:p text:style-name="P75"><text:span text:style-name="T12">l</text:span><text:span text:style-name="T38">         </text:span><text:span text:style-name="T18">避免</text:span><text:span text:style-name="T12">TX</text:span><text:span text:style-name="T18">－</text:span><text:span text:style-name="T12">6</text:span><text:span text:style-name="T18">类型竞争，需要根据您的应用而 定。</text:span></text:p>
      <text:p text:style-name="P75"><text:span text:style-name="T12">l</text:span><text:span text:style-name="T38">         </text:span><text:span text:style-name="T18">避免</text:span><text:span text:style-name="T12">TX</text:span><text:span text:style-name="T18">－</text:span><text:span text:style-name="T12">4</text:span><text:span text:style-name="T18">类型竞争，可以考虑增加对象</text:span><text:span text:style-name="T12">INITRANS</text:span><text:span text:style-name="T18">参数值。</text:span></text:p>
      <text:p text:style-name="P25"><text:span text:style-name="T13">TM</text:span><text:span text:style-name="T19">：表级锁</text:span></text:p>
      <text:p text:style-name="P69"><text:span text:style-name="T12">n</text:span><text:span text:style-name="T38">         </text:span><text:span text:style-name="T18">数据库执行任何</text:span><text:span text:style-name="T12">DDL</text:span><text:span text:style-name="T18">语句时必须是排它模式；例如，</text:span><text:span text:style-name="T12">alter table,drop table</text:span><text:span text:style-name="T18">。</text:span></text:p>
      <text:p text:style-name="P69"><text:span text:style-name="T12">n</text:span><text:span text:style-name="T38">         </text:span><text:span text:style-name="T18">执行像</text:span><text:span text:style-name="T12">insert,update,delete</text:span><text:span text:style-name="T18">这类</text:span><text:span text:style-name="T12">DML</text:span><text:span text:style-name="T18">语句时处于共享模式。它防止 其它</text:span><text:span text:style-name="T12">session</text:span><text:span text:style-name="T18">对同一个对象同时执行</text:span><text:span text:style-name="T12">ddl</text:span><text:span text:style-name="T18">语 句。</text:span></text:p>
      <text:p text:style-name="P69"><text:span text:style-name="T12">n</text:span><text:span text:style-name="T38">         </text:span><text:span text:style-name="T18">任何对象拥有正被改变的数据，</text:span><text:span text:style-name="T12">TM</text:span><text:span text:style-name="T18">锁都将必须存在。</text:span></text:p>
      <text:p text:style-name="P69"><text:span text:style-name="T12">n</text:span><text:span text:style-name="T38">         </text:span><text:span text:style-name="T18">锁指向对象。</text:span></text:p>
      <text:p text:style-name="P57"><text:span text:style-name="T18">在</text:span><text:span text:style-name="T12">TM</text:span><text:span text:style-name="T18">队列避免竞争，可以考虑屏蔽对象表级锁，屏蔽表级锁防止对象执行任何</text:span><text:span text:style-name="T12">ddl</text:span><text:span text:style-name="T18">语句。</text:span></text:p>
      <text:p text:style-name="P25"><text:span text:style-name="T13">ST</text:span><text:span text:style-name="T19">：空间事务锁</text:span></text:p>
      <text:p text:style-name="P69"><text:soft-page-break/><text:span text:style-name="T12">l</text:span><text:span text:style-name="T38">         </text:span><text:span text:style-name="T18">每个数据库</text:span><text:span text:style-name="T12">(</text:span><text:span text:style-name="T18">非实例</text:span><text:span text:style-name="T12">)</text:span><text:span text:style-name="T18">拥有一个</text:span><text:span text:style-name="T12">ST</text:span><text:span text:style-name="T18">锁。</text:span></text:p>
      <text:p text:style-name="P69"><text:span text:style-name="T12">l</text:span><text:span text:style-name="T38">         </text:span><text:span text:style-name="T18">除了本地管理表空间，在</text:span><text:span text:style-name="T12">space</text:span><text:span text:style-name="T18">管理操作</text:span><text:span text:style-name="T12">(</text:span><text:span text:style-name="T18">新建或 删除</text:span><text:span text:style-name="T12">extents)</text:span><text:span text:style-name="T18">时必须是排它模式。</text:span></text:p>
      <text:p text:style-name="P69"><text:span text:style-name="T12">l</text:span><text:span text:style-name="T38">         </text:span><text:span text:style-name="T18">对象</text:span><text:span text:style-name="T12">creation, dropping, extension, </text:span><text:span text:style-name="T18">以及</text:span><text:span text:style-name="T12">truncation</text:span><text:span text:style-name="T18">都处于这种锁</text:span></text:p>
      <text:p text:style-name="P69"><text:span text:style-name="T12">l</text:span><text:span text:style-name="T38">         </text:span><text:span text:style-name="T18">多数公共原因的争夺，是在磁盘排序</text:span><text:span text:style-name="T12">(</text:span><text:span text:style-name="T18">并非使用真正的临时表空间</text:span><text:span text:style-name="T12">)</text:span><text:span text:style-name="T18">或回滚段扩展或收缩。</text:span></text:p>
      <text:p text:style-name="P58">按如下项以避免竞争：</text:p>
      <text:p text:style-name="P79"><text:span text:style-name="T12">l</text:span><text:span text:style-name="T38">         </text:span><text:span text:style-name="T18">使用真正的临时表空间</text:span><text:span text:style-name="T12">(true temporary tablespaces)</text:span><text:span text:style-name="T18">，利用临 时文件。临时段在磁盘排序之后并不创建或删除。</text:span></text:p>
      <text:p text:style-name="P79"><text:span text:style-name="T12">l</text:span><text:span text:style-name="T38">         </text:span><text:span text:style-name="T18">使用本地管理表空间。</text:span></text:p>
      <text:p text:style-name="P79"><text:span text:style-name="T12">l</text:span><text:span text:style-name="T38">         </text:span><text:span text:style-name="T18">指定回滚段避免动态扩展和收缩，或使用自动</text:span><text:span text:style-name="T12">undo management</text:span><text:span text:style-name="T18">。</text:span></text:p>
      <text:p text:style-name="P79"><text:span text:style-name="T12">l</text:span><text:span text:style-name="T38">         </text:span><text:span text:style-name="T18">避免应用执行创建或删除数据库对象。</text:span></text:p>
      <text:p text:style-name="P25"><text:span text:style-name="T13">UL</text:span><text:span text:style-name="T19">：用户定义锁</text:span></text:p>
      <text:p text:style-name="P27">用户可以自定义锁。内容较多并与此节关系不大，略过。</text:p>
      <text:p text:style-name="P25"><text:span text:style-name="T13">V$LOCK</text:span><text:span text:style-name="T19">中的连接列</text:span></text:p>
      <text:p text:style-name="P61">Column                                     View                                   Joined Column(s) </text:p>
      <text:p text:style-name="P62">SID                                           V$SESSION                        SID</text:p>
      <text:p text:style-name="P62">ID1, ID2, TYPE                          V$LOCK                             ID1, ID2, TYPE</text:p>
      <text:p text:style-name="P62">ID1                                            DBA_OBJECTS                   OBJECT_ID</text:p>
      <text:p text:style-name="P62">TRUNCID1/65536)                     V$ROLLNAME                    USN</text:p>
      <text:p text:style-name="P74"><text:span text:style-name="T4">1.</text:span><text:span text:style-name="T37">         </text:span><text:span text:style-name="T8">如果</text:span><text:span text:style-name="T4">session</text:span><text:span text:style-name="T8">在等待锁，这可被用于找出</text:span><text:span text:style-name="T4">session</text:span><text:span text:style-name="T8">持有的锁，。</text:span></text:p>
      <text:p text:style-name="P74"><text:span text:style-name="T4">2.</text:span><text:span text:style-name="T37">         </text:span><text:span text:style-name="T8">可被用于找出</text:span><text:span text:style-name="T4">DML</text:span><text:span text:style-name="T8">锁类型的被锁对象</text:span><text:span text:style-name="T4">(type='TM')</text:span></text:p>
      <text:p text:style-name="P74"><text:span text:style-name="T4">3.</text:span><text:span text:style-name="T37">         </text:span><text:span text:style-name="T8">可被用于找出行级事务锁</text:span><text:span text:style-name="T4">(TYPE='TX')</text:span><text:span text:style-name="T8">使用中的回滚段，不过，需要通过</text:span><text:span text:style-name="T4">V$TRANSACTION</text:span><text:span text:style-name="T8">连接查询得到。</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47"><text:span text:style-name="T16">表</text:span><text:span text:style-name="T12">1 Oracle</text:span><text:span text:style-name="T16">的</text:span><text:span text:style-name="T12">TM</text:span><text:span text:style-name="T16">锁类型</text:span></text:p>
          </table:table-cell>
          <table:covered-table-cell/>
          <table:covered-table-cell/>
          <table:covered-table-cell/>
        </table:table-row>
        <table:table-row>
          <table:table-cell table:style-name="Table3.A1" office:value-type="string">
            <text:p text:style-name="P48">锁模式</text:p>
          </table:table-cell>
          <table:table-cell table:style-name="Table3.A1" office:value-type="string">
            <text:p text:style-name="P48">锁描述</text:p>
          </table:table-cell>
          <table:table-cell table:style-name="Table3.A1" office:value-type="string">
            <text:p text:style-name="P48">解释</text:p>
          </table:table-cell>
          <table:table-cell table:style-name="Table3.A1" office:value-type="string">
            <text:p text:style-name="P50"><text:span text:style-name="T4">SQL</text:span><text:span text:style-name="T6">操作</text:span></text:p>
          </table:table-cell>
        </table:table-row>
        <table:table-row>
          <table:table-cell table:style-name="Table3.A1" office:value-type="string">
            <text:p text:style-name="P49">0</text:p>
          </table:table-cell>
          <table:table-cell table:style-name="Table3.A1" office:value-type="string">
            <text:p text:style-name="P49">none</text:p>
          </table:table-cell>
          <table:table-cell table:style-name="Table3.A1" office:value-type="string">
            <text:p text:style-name="P47"> </text:p>
          </table:table-cell>
          <table:table-cell table:style-name="Table3.A1" office:value-type="string">
            <text:p text:style-name="P47"> </text:p>
          </table:table-cell>
        </table:table-row>
        <table:table-row>
          <table:table-cell table:style-name="Table3.A1" office:value-type="string">
            <text:p text:style-name="P49">1</text:p>
          </table:table-cell>
          <table:table-cell table:style-name="Table3.A1" office:value-type="string">
            <text:p text:style-name="P49">NULL</text:p>
          </table:table-cell>
          <table:table-cell table:style-name="Table3.A1" office:value-type="string">
            <text:p text:style-name="P48">空</text:p>
          </table:table-cell>
          <table:table-cell table:style-name="Table3.A1" office:value-type="string">
            <text:p text:style-name="P49">Select</text:p>
          </table:table-cell>
        </table:table-row>
        <table:table-row>
          <table:table-cell table:style-name="Table3.A1" office:value-type="string">
            <text:p text:style-name="P49">2</text:p>
          </table:table-cell>
          <table:table-cell table:style-name="Table3.A1" office:value-type="string">
            <text:p text:style-name="P49">SS(Row-S)</text:p>
          </table:table-cell>
          <table:table-cell table:style-name="Table3.A1" office:value-type="string">
            <text:p text:style-name="P48">行级共享锁，其他对象只能查询这些 数据行</text:p>
          </table:table-cell>
          <table:table-cell table:style-name="Table3.A1" office:value-type="string">
            <text:p text:style-name="P50"><text:span text:style-name="T4">Select for update</text:span><text:span text:style-name="T6">、</text:span><text:span text:style-name="T4">Lock for update</text:span><text:span text:style-name="T6">、</text:span><text:span text:style-name="T4">Lock row share</text:span></text:p>
          </table:table-cell>
        </table:table-row>
        <table:table-row>
          <table:table-cell table:style-name="Table3.A1" office:value-type="string">
            <text:p text:style-name="P49">3</text:p>
          </table:table-cell>
          <table:table-cell table:style-name="Table3.A1" office:value-type="string">
            <text:p text:style-name="P49">SX(Row-X)</text:p>
          </table:table-cell>
          <table:table-cell table:style-name="Table3.A1" office:value-type="string">
            <text:p text:style-name="P47"><text:span text:style-name="T16">行级排它锁，在提交前不允许做</text:span><text:span text:style-name="T12">DML</text:span><text:span text:style-name="T16">操作</text:span></text:p>
          </table:table-cell>
          <table:table-cell table:style-name="Table3.A1" office:value-type="string">
            <text:p text:style-name="P50"><text:span text:style-name="T4">Insert</text:span><text:span text:style-name="T6">、</text:span><text:span text:style-name="T4">Update</text:span><text:span text:style-name="T6">、</text:span><text:span text:style-name="T4">Delete</text:span><text:span text:style-name="T6">、</text:span><text:span text:style-name="T4">Lock row share</text:span></text:p>
          </table:table-cell>
        </table:table-row>
        <table:table-row>
          <table:table-cell table:style-name="Table3.A1" office:value-type="string">
            <text:p text:style-name="P49">4</text:p>
          </table:table-cell>
          <table:table-cell table:style-name="Table3.A1" office:value-type="string">
            <text:p text:style-name="P49">S(Share)</text:p>
          </table:table-cell>
          <table:table-cell table:style-name="Table3.A1" office:value-type="string">
            <text:p text:style-name="P48">共享锁</text:p>
          </table:table-cell>
          <table:table-cell table:style-name="Table3.A1" office:value-type="string">
            <text:p text:style-name="P50"><text:span text:style-name="T4">Create index</text:span><text:span text:style-name="T6">、</text:span><text:span text:style-name="T4">Lock share</text:span></text:p>
          </table:table-cell>
        </table:table-row>
        <table:table-row>
          <table:table-cell table:style-name="Table3.A1" office:value-type="string">
            <text:p text:style-name="P49">5</text:p>
          </table:table-cell>
          <table:table-cell table:style-name="Table3.A1" office:value-type="string">
            <text:p text:style-name="P49">SSX(S/Row-X)</text:p>
          </table:table-cell>
          <table:table-cell table:style-name="Table3.A1" office:value-type="string">
            <text:p text:style-name="P48">共享行级排它锁</text:p>
          </table:table-cell>
          <table:table-cell table:style-name="Table3.A1" office:value-type="string">
            <text:p text:style-name="P49">Lock share row exclusive</text:p>
          </table:table-cell>
        </table:table-row>
        <table:table-row>
          <table:table-cell table:style-name="Table3.A1" office:value-type="string">
            <text:p text:style-name="P49">6</text:p>
          </table:table-cell>
          <table:table-cell table:style-name="Table3.A1" office:value-type="string">
            <text:p text:style-name="P49">X(Exclusive)</text:p>
          </table:table-cell>
          <table:table-cell table:style-name="Table3.A1" office:value-type="string">
            <text:p text:style-name="P48">排它锁</text:p>
          </table:table-cell>
          <table:table-cell table:style-name="Table3.A1" office:value-type="string">
            <text:p text:style-name="P50"><text:span text:style-name="T4">Alter table</text:span><text:span text:style-name="T6">、</text:span><text:span text:style-name="T4">Drop able</text:span><text:span text:style-name="T6">、</text:span><text:span text:style-name="T4">Drop index</text:span><text:span text:style-name="T6">、</text:span><text:span text:style-name="T4">Truncate table </text:span><text:span text:style-name="T6">、</text:span><text:span text:style-name="T4">Lock exclusive</text:span></text:p>
          </table:table-cell>
        </table:table-row>
      </table:table>
      <text:p text:style-name="P25"><text:soft-page-break/><text:span text:style-name="T18">　　数字越大锁级别越高</text:span><text:span text:style-name="T12">, </text:span><text:span text:style-name="T18">影响 的操作越多。一般的查询语句如</text:span><text:span text:style-name="T12">select ... from ... ;</text:span><text:span text:style-name="T18">是小于</text:span><text:span text:style-name="T12">2</text:span><text:span text:style-name="T18">的锁</text:span><text:span text:style-name="T12">, </text:span><text:span text:style-name="T18">有时会在</text:span><text:span text:style-name="T12">v$locked_object</text:span><text:span text:style-name="T18">出现。</text:span><text:span text:style-name="T12">select ... from ... for update; </text:span><text:span text:style-name="T18">是</text:span><text:span text:style-name="T12">2</text:span><text:span text:style-name="T18">的锁。</text:span></text:p>
      <text:p text:style-name="P25"><text:span text:style-name="T18">　　当对话使用</text:span><text:span text:style-name="T12">for update</text:span><text:span text:style-name="T18">子串打开一个游标时，所有返回集中的数据行都将处于行级</text:span><text:span text:style-name="T12">(Row-X)</text:span><text:span text:style-name="T18">独占式锁定，其他对象只能查询这些数据行，不能进行</text:span><text:span text:style-name="T12">update</text:span><text:span text:style-name="T18">、</text:span><text:span text:style-name="T12">delete</text:span><text:span text:style-name="T18">或</text:span><text:span text:style-name="T12">select...for update</text:span><text:span text:style-name="T18">操作。</text:span><text:span text:style-name="T12">insert / update / delete ... ;     </text:span><text:span text:style-name="T18">是</text:span><text:span text:style-name="T12">3</text:span><text:span text:style-name="T18">的锁。    </text:span></text:p>
      <text:p text:style-name="P25"><text:span text:style-name="T18">　　没有</text:span><text:span text:style-name="T12">commit</text:span><text:span text:style-name="T18">之前插入同样的一条记录会没有反应</text:span><text:span text:style-name="T12">, </text:span><text:span text:style-name="T18">因为后一个</text:span><text:span text:style-name="T12">3</text:span><text:span text:style-name="T18">的锁会一直等待上一个</text:span><text:span text:style-name="T12">3</text:span><text:span text:style-name="T18">的锁</text:span><text:span text:style-name="T12">, </text:span><text:span text:style-name="T18">我们必须释放掉上一个才能继续工作。</text:span></text:p>
      <text:p text:style-name="P25"><text:span text:style-name="T18">　　创建索引的时候也会产生</text:span><text:span text:style-name="T12">3,4</text:span><text:span text:style-name="T18">级 别的锁。</text:span><text:span text:style-name="T12">locked_mode</text:span><text:span text:style-name="T18">为</text:span><text:span text:style-name="T12">2,3,4</text:span><text:span text:style-name="T18">不影响</text:span><text:span text:style-name="T12">DML(insert,delete,update,select)</text:span><text:span text:style-name="T18">操作</text:span><text:span text:style-name="T12">,        </text:span><text:span text:style-name="T18">但</text:span><text:span text:style-name="T12">DDL(alter,drop</text:span><text:span text:style-name="T18">等</text:span><text:span text:style-name="T12">)</text:span><text:span text:style-name="T18">操作会提示</text:span><text:span text:style-name="T12">ora-00054</text:span><text:span text:style-name="T18">错误。有主外键约束时 </text:span><text:span text:style-name="T12">update / delete ... ; </text:span><text:span text:style-name="T18">可能会产生</text:span><text:span text:style-name="T12">4,5</text:span><text:span text:style-name="T18">的锁。</text:span><text:span text:style-name="T12">DDL</text:span><text:span text:style-name="T18">语句时是</text:span><text:span text:style-name="T12">6</text:span><text:span text:style-name="T18">的锁。</text:span></text:p>
      <text:p text:style-name="P25"><text:span text:style-name="T18">　　如果出现了锁的问题</text:span><text:span text:style-name="T12">, </text:span><text:span text:style-name="T18">某个</text:span><text:span text:style-name="T12">DML</text:span><text:span text:style-name="T18">操作可能等待很久没有反应。当你采用的是直接连接数据库的方式，也不要用</text:span><text:span text:style-name="T12">OS</text:span><text:span text:style-name="T18">系统命令 </text:span><text:span text:style-name="T12">$kill process_num </text:span><text:span text:style-name="T18">或者 </text:span><text:span text:style-name="T12">$kill -9 process_num</text:span><text:span text:style-name="T18">来终止用户连接，因为一个用户进程 可能产生一个以上的锁</text:span><text:span text:style-name="T12">, </text:span><text:span text:style-name="T18">杀</text:span><text:span text:style-name="T12">OS</text:span><text:span text:style-name="T18">进程并不能彻底清除锁的问题。 记得在数据库级别用</text:span><text:span text:style-name="T12">alter system kill session 'sid,serial#';</text:span><text:span text:style-name="T18">杀掉不正常的锁。</text:span></text:p>
      <text:p text:style-name="P28">示例：</text:p>
      <text:p text:style-name="P25"><text:span text:style-name="T18">我按照自己的理解演示的</text:span><text:span text:style-name="T12">TX,TM</text:span><text:span text:style-name="T18">锁 如下：</text:span></text:p>
      <text:p text:style-name="P25"><text:span text:style-name="T12">1.create table TMP1(col1  VARCHAR2(50));--</text:span><text:span text:style-name="T18">创建临时表</text:span></text:p>
      <text:p text:style-name="P25"><text:span text:style-name="T12">2.select * from v$lock;--</text:span><text:span text:style-name="T18">关掉当前锁信息</text:span></text:p>
      <text:p text:style-name="P25"><text:span text:style-name="T12">3.select * from tmp1 for update; --</text:span><text:span text:style-name="T18">加锁</text:span></text:p>
      <text:p text:style-name="P25"><text:span text:style-name="T12">4.select * from v$lock;   ---</text:span><text:span text:style-name="T18">看看现在的 锁列表，是不是多了两条记录。</text:span><text:span text:style-name="T12">Type</text:span><text:span text:style-name="T18">分别为</text:span><text:span text:style-name="T12">tx,tm</text:span><text:span text:style-name="T18">，对照表</text:span><text:span text:style-name="T12">1</text:span><text:span text:style-name="T18">。</text:span></text:p>
      <text:p text:style-name="P25"><text:span text:style-name="T12">5.</text:span><text:span text:style-name="T18">新开一个连接，然后</text:span></text:p>
      <text:p text:style-name="P25"><text:span text:style-name="T12">select * from tmp1 for update;  --</text:span><text:span text:style-name="T18">呵呵，等待状态了吧</text:span></text:p>
      <text:p text:style-name="P25"><text:span text:style-name="T12">6.select * from v$lock;  --</text:span><text:span text:style-name="T18">又新增了两条记录，其它一条</text:span><text:span text:style-name="T12">type=tx,lmode=0</text:span></text:p>
      <text:p text:style-name="P25"><text:span text:style-name="T12">7.</text:span><text:span text:style-name="T18">查看当前被锁的</text:span><text:span text:style-name="T12">session</text:span><text:span text:style-name="T18">正在执行的</text:span><text:span text:style-name="T12">sql</text:span><text:span text:style-name="T18">语 句</text:span></text:p>
      <text:p text:style-name="P33">select /*+ NO_MERGE(a) NO_MERGE(b) NO_MERGE(c) */ a.username, a.machine, a.sid, a.serial#, a.last_call_et "Seconds", b.id1, c.sql_text "SQL"</text:p>
      <text:p text:style-name="P33">from v$session a, v$lock b, v$sqltext c</text:p>
      <text:p text:style-name="P33">where a.username is not null and a.lockwait = b.kaddr and c.hash_value =a.sql_hash_value</text:p>
      <text:p text:style-name="P25"><text:span text:style-name="T12">8.</text:span><text:span text:style-name="T18">将之前的</text:span><text:span text:style-name="T12">for update</text:span><text:span text:style-name="T18">语句</text:span><text:span text:style-name="T12">commit</text:span><text:span text:style-name="T18">或者</text:span><text:span text:style-name="T12">rollback</text:span><text:span text:style-name="T18">，然后新开连接的</text:span><text:span text:style-name="T12">session</text:span><text:span text:style-name="T18">拥有锁。有兴趣的朋友还可以试试两条</text:span><text:span text:style-name="T12">for update</text:span><text:span text:style-name="T18">的时候，关闭先执行的那个窗口，看看</text:span><text:span text:style-name="T12">oracle</text:span><text:span text:style-name="T18">会给出什么样的响应。</text:span></text:p>
      <text:p text:style-name="P25"><text:span text:style-name="T18">　　这一节是我在自整理</text:span><text:span text:style-name="T12">v$</text:span><text:span text:style-name="T18">系列 视图以来花费时间和精力最多的一个，我反复看了</text:span><text:span text:style-name="T12">document</text:span><text:span text:style-name="T18">，又从网上搜索了各种资料 实际使用案例等，就是不开窍。这一节至今我也仍未有把握说尽在掌握，所以在上述文字中除了例子，我如实贴出了收集来的内容，未加任何自</text:span><text:soft-page-break/><text:span text:style-name="T18">我理解，就是担心万 一我的理解有误，会对其它浏览本文的人造成困扰。同时我把在收集过程中自我感觉对理解</text:span><text:span text:style-name="T12">v$lock</text:span><text:span text:style-name="T18">可能有帮助的资料地址列出，供有心人参考：</text:span></text:p>
      <text:p text:style-name="P25"><text:span text:style-name="T12">Oracle</text:span><text:span text:style-name="T18">数据库中的锁机制研究</text:span></text:p>
      <text:p text:style-name="P33">http://soft.zdnet.com.cn/software_zone/2007/0208/377403.shtml</text:p>
      <text:p text:style-name="P25"><text:span text:style-name="T12">DB2</text:span><text:span text:style-name="T18">和 </text:span><text:span text:style-name="T12">Oracle</text:span><text:span text:style-name="T18">的并发控制（锁）比 较</text:span></text:p>
      <text:p text:style-name="P33">http://www.ibm.com/developerworks/cn/db2/library/techarticles/dm-0512niuxzh/</text:p>
      <text:p text:style-name="P25"><text:span text:style-name="T12">Itpub</text:span><text:span text:style-name="T18">论坛的</text:span><text:span text:style-name="T12">oracle</text:span><text:span text:style-name="T18">专题深入讨论区也有一 篇非常精彩的讨论，地址如下：</text:span></text:p>
      <text:p text:style-name="P25"><text:span text:style-name="T18">我对</text:span><text:span text:style-name="T12">ORACLE</text:span><text:span text:style-name="T18">数据锁的一点体会</text:span></text:p>
      <text:p text:style-name="P33">http://www.itpub.net/270059.html</text:p>
      <text:p text:style-name="P29"><text:s/></text:p>
      <text:p text:style-name="P30"><text:span text:style-name="T34">第八篇</text:span><text:span text:style-name="T35">-(2)-V$LOCKED_OBJECT  2007.6.4</text:span></text:p>
      <text:p text:style-name="P27">　　本视图列出系统上的每个事务处理所获得的所有锁。</text:p>
      <text:p text:style-name="P25"><text:span text:style-name="T13">V$LOCKED_OBJECT</text:span><text:span text:style-name="T19">中的列说明：</text:span></text:p>
      <text:p text:style-name="P69"><text:span text:style-name="T12">l</text:span><text:span text:style-name="T38">         </text:span><text:span text:style-name="T12">XIDUSN</text:span><text:span text:style-name="T18">：回滚段号</text:span></text:p>
      <text:p text:style-name="P69"><text:span text:style-name="T12">l</text:span><text:span text:style-name="T38">         </text:span><text:span text:style-name="T12">XIDSLOT</text:span><text:span text:style-name="T18">：槽号</text:span></text:p>
      <text:p text:style-name="P69"><text:span text:style-name="T12">l</text:span><text:span text:style-name="T38">         </text:span><text:span text:style-name="T12">XIDSQN</text:span><text:span text:style-name="T18">：序列号</text:span></text:p>
      <text:p text:style-name="P69"><text:span text:style-name="T12">l</text:span><text:span text:style-name="T38">         </text:span><text:span text:style-name="T12">OBJECT_ID</text:span><text:span text:style-name="T18">：被锁对象</text:span><text:span text:style-name="T12">ID</text:span></text:p>
      <text:p text:style-name="P69"><text:span text:style-name="T12">l</text:span><text:span text:style-name="T38">         </text:span><text:span text:style-name="T12">SESSION_ID</text:span><text:span text:style-name="T18">：持有锁的</text:span><text:span text:style-name="T12">sessionID</text:span></text:p>
      <text:p text:style-name="P69"><text:span text:style-name="T12">l</text:span><text:span text:style-name="T38">         </text:span><text:span text:style-name="T12">ORACLE_USERNAME</text:span><text:span text:style-name="T18">：持有锁的</text:span><text:span text:style-name="T12">Oracle </text:span><text:span text:style-name="T18">用户名</text:span></text:p>
      <text:p text:style-name="P69"><text:span text:style-name="T12">l</text:span><text:span text:style-name="T38">         </text:span><text:span text:style-name="T12">OS_USER_NAME</text:span><text:span text:style-name="T18">：持有锁的操作系统 用户名</text:span></text:p>
      <text:p text:style-name="P69"><text:span text:style-name="T12">l</text:span><text:span text:style-name="T38">         </text:span><text:span text:style-name="T12">PROCESS</text:span><text:span text:style-name="T18">：操作系统进程号</text:span></text:p>
      <text:p text:style-name="P69"><text:span text:style-name="T12">l</text:span><text:span text:style-name="T38">         </text:span><text:span text:style-name="T12">LOCKED_MODE</text:span><text:span text:style-name="T18">：锁模式，值同上表</text:span><text:span text:style-name="T12">1</text:span></text:p>
      <text:p text:style-name="P28">示例：</text:p>
      <text:p text:style-name="P25"><text:span text:style-name="T12">1.</text:span><text:span text:style-name="T18">以</text:span><text:span text:style-name="T12">DBA</text:span><text:span text:style-name="T18">角色</text:span><text:span text:style-name="T12">, </text:span><text:span text:style-name="T18">查看当前数据库里锁的情况可以用如下</text:span><text:span text:style-name="T12">SQL</text:span><text:span text:style-name="T18">语 句：</text:span></text:p>
      <text:p text:style-name="P39"><text:span text:style-name="T41">select</text:span> object_id,session_id,locked_mode <text:span text:style-name="T41">from</text:span> v$locked_object;</text:p>
      <text:p text:style-name="P39"><text:span text:style-name="T41">select</text:span> t2.username, t2.sid, t2.serial#, t2.logon_time</text:p>
      <text:p text:style-name="P40">  <text:span text:style-name="T44">from</text:span><text:span text:style-name="T12"> v$locked_object t1, v$session t2</text:span></text:p>
      <text:p text:style-name="P40"> <text:span text:style-name="T44">where</text:span><text:span text:style-name="T12"> t1.session_id = t2.sid </text:span><text:span text:style-name="T44">order</text:span><text:span text:style-name="T12"> </text:span><text:span text:style-name="T44">by</text:span><text:span text:style-name="T12"> t2.logon_time;</text:span></text:p>
      <text:p text:style-name="P25"><text:span text:style-name="T18">如果有长期出现的一列，可能是没有释放的锁。我们可以用下面</text:span><text:span text:style-name="T12">SQL</text:span><text:span text:style-name="T18">语句杀掉长期没有释放非正常的锁：</text:span></text:p>
      <text:p text:style-name="P33">alter system kill session 'sid,serial#';</text:p>
      <text:p text:style-name="P29"><text:s/></text:p>
      <text:p text:style-name="P30"><text:span text:style-name="T34">第九篇</text:span><text:span text:style-name="T35">--V$FILESTAT  2007.6.5</text:span></text:p>
      <text:p text:style-name="P25"><text:span text:style-name="T18">　　本视图记录各文件物理</text:span><text:span text:style-name="T12">I/O</text:span><text:span text:style-name="T18">信 息。如果瓶颈与</text:span><text:span text:style-name="T12">I/O</text:span><text:span text:style-name="T18">相关，可用于分析发生的活动</text:span><text:span text:style-name="T12">I/O</text:span><text:span text:style-name="T18">事 件。</text:span><text:span text:style-name="T12">V$FILESTAT</text:span><text:span text:style-name="T18">显示出数据库</text:span><text:span text:style-name="T12">I/O</text:span><text:span text:style-name="T18">的 下列信息</text:span><text:span text:style-name="T12">(</text:span><text:span text:style-name="T18">不包括日志文件</text:span><text:span text:style-name="T12">)</text:span><text:span text:style-name="T18">：</text:span></text:p>
      <text:p text:style-name="P69"><text:soft-page-break/><text:span text:style-name="T12">l</text:span><text:span text:style-name="T38">         </text:span><text:span text:style-name="T18">物理读写数</text:span></text:p>
      <text:p text:style-name="P69"><text:span text:style-name="T12">l</text:span><text:span text:style-name="T38">         </text:span><text:span text:style-name="T18">块读写数</text:span></text:p>
      <text:p text:style-name="P69"><text:span text:style-name="T12">l</text:span><text:span text:style-name="T38">         </text:span><text:span text:style-name="T12">I/O</text:span><text:span text:style-name="T18">读 写总耗时</text:span></text:p>
      <text:p text:style-name="P25"><text:span text:style-name="T18">　　以上数值自实例启动即开始记录。如果获取了两个快照，那么二者之间的差异即是这一时间段内活动</text:span><text:span text:style-name="T12">I/O</text:span><text:span text:style-name="T18">统计。</text:span></text:p>
      <text:p text:style-name="P25"><text:span text:style-name="T13">V$FILESTAT</text:span><text:span text:style-name="T19">中的常用列：</text:span></text:p>
      <text:p text:style-name="P69"><text:span text:style-name="T12">l</text:span><text:span text:style-name="T38">         </text:span><text:span text:style-name="T12">FILE#</text:span><text:span text:style-name="T18">： 文件序号；</text:span></text:p>
      <text:p text:style-name="P69"><text:span text:style-name="T12">l</text:span><text:span text:style-name="T38">         </text:span><text:span text:style-name="T12">PHYRDS</text:span><text:span text:style-name="T18">：已完成的物理读次数；</text:span></text:p>
      <text:p text:style-name="P69"><text:span text:style-name="T12">l</text:span><text:span text:style-name="T38">         </text:span><text:span text:style-name="T12">PHYBLKRD</text:span><text:span text:style-name="T18">：块读取数；</text:span></text:p>
      <text:p text:style-name="P69"><text:span text:style-name="T12">l</text:span><text:span text:style-name="T38">         </text:span><text:span text:style-name="T12">PHYWRTS</text:span><text:span text:style-name="T18">：</text:span><text:span text:style-name="T12">DBWR</text:span><text:span text:style-name="T18">完成的物理写次数；</text:span></text:p>
      <text:p text:style-name="P69"><text:span text:style-name="T12">l</text:span><text:span text:style-name="T38">         </text:span><text:span text:style-name="T12">PHYBLKWRT</text:span><text:span text:style-name="T18">：写入磁盘的块数；</text:span></text:p>
      <text:p text:style-name="P25"><text:span text:style-name="T13">V$FILESTAT</text:span><text:span text:style-name="T19">注意项：</text:span></text:p>
      <text:p text:style-name="P69"><text:span text:style-name="T12">l</text:span><text:span text:style-name="T38">         </text:span><text:span text:style-name="T18">因为</text:span><text:span text:style-name="T12">multiblock</text:span><text:span text:style-name="T18">读调用，物理读数和数据块读数有可能不同；</text:span></text:p>
      <text:p text:style-name="P69"><text:span text:style-name="T12">l</text:span><text:span text:style-name="T38">         </text:span><text:span text:style-name="T18">因为进程直写，物理写和数据块写也可能不一致；</text:span></text:p>
      <text:p text:style-name="P69"><text:span text:style-name="T12">l</text:span><text:span text:style-name="T38">         </text:span><text:span text:style-name="T12">Sum(physical blocks read) </text:span><text:span text:style-name="T18">近似于</text:span><text:span text:style-name="T12">v$sysstat</text:span><text:span text:style-name="T18">中的</text:span><text:span text:style-name="T12">physical reads</text:span><text:span text:style-name="T18">；</text:span></text:p>
      <text:p text:style-name="P69"><text:span text:style-name="T12">l</text:span><text:span text:style-name="T38">         </text:span><text:span text:style-name="T12">Sum(physical blocks written) </text:span><text:span text:style-name="T18">近似于</text:span><text:span text:style-name="T12">v$sysstat</text:span><text:span text:style-name="T18">中的</text:span><text:span text:style-name="T12">physical writes</text:span><text:span text:style-name="T18">；</text:span></text:p>
      <text:p text:style-name="P69"><text:span text:style-name="T12">l</text:span><text:span text:style-name="T38">         </text:span><text:span text:style-name="T18">数据读</text:span><text:span text:style-name="T12">(</text:span><text:span text:style-name="T18">由缓存读比直读好</text:span><text:span text:style-name="T12">)</text:span><text:span text:style-name="T18">由服务 进程处理。从</text:span><text:span text:style-name="T12">buffer cache</text:span><text:span text:style-name="T18">写只能由</text:span><text:span text:style-name="T12">DBWR</text:span><text:span text:style-name="T18">进行，直写由服务进程处理。</text:span></text:p>
      <text:p text:style-name="P25"><text:span text:style-name="T13">V$FILESTAT</text:span><text:span text:style-name="T19">中的连接列</text:span></text:p>
      <text:p text:style-name="P61">Column                              View                                          Joined Column(s) </text:p>
      <text:p text:style-name="P61">-----------                                   -------------------------                  -------------------------</text:p>
      <text:p text:style-name="P62">FILE#                                 DBA_DATA_FILES                     FILE_ID</text:p>
      <text:p text:style-name="P62">FILE#                                 V$DATAFILE                             FILE#</text:p>
      <text:p text:style-name="P28">示例：</text:p>
      <text:p text:style-name="P25"><text:span text:style-name="T12">1.</text:span><text:span text:style-name="T18">获得数据文件物理读写和数据块读写信息：</text:span></text:p>
      <text:p text:style-name="P39"><text:span text:style-name="T41">select</text:span> df.tablespace_name <text:span text:style-name="T41">name</text:span>,</text:p>
      <text:p text:style-name="P40">       <text:span text:style-name="T12">df.file_name       "file",</text:span></text:p>
      <text:p text:style-name="P40">       <text:span text:style-name="T12">f.phyrds           pyr,</text:span></text:p>
      <text:p text:style-name="P40">       <text:span text:style-name="T12">f.phyblkrd         pbr,</text:span></text:p>
      <text:p text:style-name="P40">       <text:span text:style-name="T12">f.phywrts          pyw,</text:span></text:p>
      <text:p text:style-name="P40">       <text:span text:style-name="T12">f.phyblkwrt        pbw</text:span></text:p>
      <text:p text:style-name="P40">  <text:span text:style-name="T44">from</text:span><text:span text:style-name="T12"> v$filestat f, dba_data_files df </text:span><text:span text:style-name="T44">where</text:span><text:span text:style-name="T12"> f.file# = df.file_id</text:span></text:p>
      <text:p text:style-name="P40"> <text:span text:style-name="T44">order</text:span><text:span text:style-name="T12"> </text:span><text:span text:style-name="T44">by</text:span><text:span text:style-name="T12"> df.tablespace_name;</text:span></text:p>
      <text:p text:style-name="P25"><text:span text:style-name="T18">注 意：尽管</text:span><text:span text:style-name="T12">oracle</text:span><text:span text:style-name="T18">记录的 读写次数非常精确，但如果数据库运行在</text:span><text:span text:style-name="T12">Unix</text:span><text:span text:style-name="T18">文件系 统</text:span><text:span text:style-name="T12">(UFS)</text:span><text:span text:style-name="T18">有可能 不能表现真实的磁盘读写，例如，读次数可能并非真实的磁盘读，而是</text:span><text:span text:style-name="T12">UFS</text:span><text:span text:style-name="T18">缓 存。不过裸设备的读写次数应该是比较精准的。</text:span></text:p>
      <text:p text:style-name="P33"><text:soft-page-break/>2.</text:p>
      <text:p text:style-name="P29"><text:s/></text:p>
      <text:p text:style-name="P30"><text:span text:style-name="T34">第十篇</text:span><text:span text:style-name="T35">--V$SESSION_LONGOPS  2007.6.7</text:span></text:p>
      <text:p text:style-name="P25"><text:span text:style-name="T18">本视图显示运行超过</text:span><text:span text:style-name="T12">6</text:span><text:span text:style-name="T18">秒的操 作的状态。包括备份，恢复，统计信息收集，查询等等。</text:span></text:p>
      <text:p text:style-name="P25"><text:span text:style-name="T18">要监控查询执行进展状况，你必须使用</text:span><text:span text:style-name="T12">cost-based</text:span><text:span text:style-name="T18">优化方式，并且：</text:span></text:p>
      <text:p text:style-name="P69"><text:span text:style-name="T12">l</text:span><text:span text:style-name="T38">         </text:span><text:span text:style-name="T18">设置</text:span><text:span text:style-name="T12">TIMED_STATISTICS</text:span><text:span text:style-name="T18">或</text:span><text:span text:style-name="T12">SQL_TRACE</text:span><text:span text:style-name="T18">参数值为</text:span><text:span text:style-name="T12">true</text:span><text:span text:style-name="T18">。</text:span></text:p>
      <text:p text:style-name="P69"><text:span text:style-name="T12">l</text:span><text:span text:style-name="T38">         </text:span><text:span text:style-name="T18">通过</text:span><text:span text:style-name="T12">ANALYZE</text:span><text:span text:style-name="T18">或</text:span><text:span text:style-name="T12">DBMS_STATS</text:span><text:span text:style-name="T18">数据包收集对 象统计信息。</text:span></text:p>
      <text:p text:style-name="P25"><text:span text:style-name="T18">你可以通过</text:span><text:span text:style-name="T12">DBMS_APPLICATION_INFO.SET_SESSION_LONGOPS</text:span><text:span text:style-name="T18">过程添加</text:span><text:span text:style-name="T12">application-specific</text:span><text:span text:style-name="T18">长运行操作信息到本视图。关于</text:span><text:span text:style-name="T12">DBMS_APPLICATION_INFO.SET_SESSION_LONGOPS</text:span><text:span text:style-name="T18">的更多信息可以浏览：</text:span><text:span text:style-name="T12">Oracle Supplied PL/SQL Packages and Types Reference</text:span><text:span text:style-name="T18">。</text:span></text:p>
      <text:p text:style-name="P25"><text:span text:style-name="T13">V$SESSION_LONGOPS</text:span><text:span text:style-name="T19">列说明</text:span></text:p>
      <text:p text:style-name="P69"><text:span text:style-name="T12">l</text:span><text:span text:style-name="T38">         </text:span><text:span text:style-name="T12">SID</text:span><text:span text:style-name="T18">：</text:span><text:span text:style-name="T12">Session</text:span><text:span text:style-name="T18">标识</text:span></text:p>
      <text:p text:style-name="P69"><text:span text:style-name="T12">l</text:span><text:span text:style-name="T38">         </text:span><text:span text:style-name="T12">SERIAL#</text:span><text:span text:style-name="T18">：</text:span><text:span text:style-name="T12">Session</text:span><text:span text:style-name="T18">串号</text:span></text:p>
      <text:p text:style-name="P69"><text:span text:style-name="T12">l</text:span><text:span text:style-name="T38">         </text:span><text:span text:style-name="T12">OPNAME</text:span><text:span text:style-name="T18">：操作简要说明</text:span></text:p>
      <text:p text:style-name="P69"><text:span text:style-name="T12">l</text:span><text:span text:style-name="T38">         </text:span><text:span text:style-name="T12">TARGET</text:span><text:span text:style-name="T18">：操作运行所在的对象</text:span></text:p>
      <text:p text:style-name="P69"><text:span text:style-name="T12">l</text:span><text:span text:style-name="T38">         </text:span><text:span text:style-name="T12">TARGET_DESC</text:span><text:span text:style-name="T18">：目标对象说明</text:span></text:p>
      <text:p text:style-name="P69"><text:span text:style-name="T12">l</text:span><text:span text:style-name="T38">         </text:span><text:span text:style-name="T12">SOFAR</text:span><text:span text:style-name="T18">： 至今为止完成的工作量</text:span></text:p>
      <text:p text:style-name="P69"><text:span text:style-name="T12">l</text:span><text:span text:style-name="T38">         </text:span><text:span text:style-name="T12">TOTALWORK</text:span><text:span text:style-name="T18">：总工作量</text:span></text:p>
      <text:p text:style-name="P69"><text:span text:style-name="T12">l</text:span><text:span text:style-name="T38">         </text:span><text:span text:style-name="T12">UNITS</text:span><text:span text:style-name="T18">： 工作量单位</text:span></text:p>
      <text:p text:style-name="P69"><text:span text:style-name="T12">l</text:span><text:span text:style-name="T38">         </text:span><text:span text:style-name="T12">START_TIME</text:span><text:span text:style-name="T18">：操作开始时间</text:span></text:p>
      <text:p text:style-name="P69"><text:span text:style-name="T12">l</text:span><text:span text:style-name="T38">         </text:span><text:span text:style-name="T12">LAST_UPDATE_TIME</text:span><text:span text:style-name="T18">：统计项最后更新时间</text:span></text:p>
      <text:p text:style-name="P69"><text:span text:style-name="T12">l</text:span><text:span text:style-name="T38">         </text:span><text:span text:style-name="T12">TIME_REMAINING</text:span><text:span text:style-name="T18">：预计完成操作的剩余时间</text:span><text:span text:style-name="T12">(</text:span><text:span text:style-name="T18">秒</text:span><text:span text:style-name="T12">)</text:span></text:p>
      <text:p text:style-name="P69"><text:span text:style-name="T12">l</text:span><text:span text:style-name="T38">         </text:span><text:span text:style-name="T12">ELAPSED_SECONDS</text:span><text:span text:style-name="T18">：从操作开始总花费时间</text:span><text:span text:style-name="T12">(</text:span><text:span text:style-name="T18">秒</text:span><text:span text:style-name="T12">)</text:span></text:p>
      <text:p text:style-name="P69"><text:span text:style-name="T12">l</text:span><text:span text:style-name="T38">         </text:span><text:span text:style-name="T12">CONTEXT</text:span><text:span text:style-name="T18">：前后关系</text:span></text:p>
      <text:p text:style-name="P69"><text:span text:style-name="T12">l</text:span><text:span text:style-name="T38">         </text:span><text:span text:style-name="T12">MESSAGE</text:span><text:span text:style-name="T18">：统计项的完整描述</text:span></text:p>
      <text:p text:style-name="P69"><text:span text:style-name="T12">l</text:span><text:span text:style-name="T38">         </text:span><text:span text:style-name="T12">USERNAME</text:span><text:span text:style-name="T18">：执行操作的用户</text:span><text:span text:style-name="T12">ID</text:span></text:p>
      <text:p text:style-name="P69"><text:span text:style-name="T12">l</text:span><text:span text:style-name="T38">         </text:span><text:span text:style-name="T12">SQL_ADDRESS</text:span><text:span text:style-name="T18">：用于连接查询的列</text:span></text:p>
      <text:p text:style-name="P69"><text:span text:style-name="T12">l</text:span><text:span text:style-name="T38">         </text:span><text:span text:style-name="T12">SQL_HASH_VALUE</text:span><text:span text:style-name="T18">：用于连接查询的列</text:span></text:p>
      <text:p text:style-name="P69"><text:span text:style-name="T12">l</text:span><text:span text:style-name="T38">         </text:span><text:span text:style-name="T12">QCSID</text:span><text:span text:style-name="T18">：</text:span></text:p>
      <text:p text:style-name="P28">示例：</text:p>
      <text:p text:style-name="P25"><text:span text:style-name="T18">找一较大表，确认该表查询将超过</text:span><text:span text:style-name="T12">6</text:span><text:span text:style-name="T18">秒， 哎呀让它快咱没把握，让它慢这可是我的强项啊</text:span><text:span text:style-name="T12">~~</text:span></text:p>
      <text:p text:style-name="P39">SQL&gt; set timing on</text:p>
      <text:p text:style-name="P40"><text:span text:style-name="T12">SQL&gt; create table ttt as select level lv,rownum rn from dual connect by level&lt;10000000;   </text:span><text:soft-page-break/><text:span text:style-name="T12">--</text:span><text:span text:style-name="T18">创建一个临时表</text:span></text:p>
      <text:p text:style-name="P39">Table created</text:p>
      <text:p text:style-name="P39">Executed in 19.5 seconds</text:p>
      <text:p text:style-name="P39">SQL&gt; commit;</text:p>
      <text:p text:style-name="P39">Commit complete</text:p>
      <text:p text:style-name="P39">Executed in 0 seconds</text:p>
      <text:p text:style-name="P40"><text:span text:style-name="T12">SQL&gt; select * from (select * from ttt order by lv desc) where rownum&lt;2;    --</text:span><text:span text:style-name="T18">执行一个费时的查询</text:span></text:p>
      <text:p text:style-name="P40"> </text:p>
      <text:p text:style-name="P40">        <text:span text:style-name="T12">LV         RN</text:span></text:p>
      <text:p text:style-name="P39">---------- ----------</text:p>
      <text:p text:style-name="P40">   <text:span text:style-name="T12">9999999    9999999</text:span></text:p>
      <text:p text:style-name="P40"><text:span text:style-name="T12">Executed in 9.766 seconds   --</text:span><text:span text:style-name="T18">哈哈，成功超过</text:span><text:span text:style-name="T12">6</text:span><text:span text:style-name="T18">秒</text:span></text:p>
      <text:p text:style-name="P40"><text:span text:style-name="T12">SQL&gt; select sid,opname,sofar,totalwork,units,sql_hash_value from v$session_longops;      ----</text:span><text:span text:style-name="T18">看看</text:span><text:span text:style-name="T12">v$session_longops</text:span><text:span text:style-name="T18">中是不是已经有记录了</text:span></text:p>
      <text:p text:style-name="P40"> </text:p>
      <text:p text:style-name="P40">       <text:span text:style-name="T12">SID OPNAME                                                                SOFAR  TOTALWORK UNITS                            SQL_HASH_VALUE</text:span></text:p>
      <text:p text:style-name="P39">---------- ---------------------------------------------------------------- ---------- ---------- -------------------------------- --------------</text:p>
      <text:p text:style-name="P40">        <text:span text:style-name="T12">10 Table Scan                                                            47276      47276 Blocks                               2583310173</text:span></text:p>
      <text:p text:style-name="P39">Executed in 0.047 seconds</text:p>
      <text:p text:style-name="P40"> </text:p>
      <text:p text:style-name="P40"><text:span text:style-name="T12">SQL&gt; select a.sql_text from v$sqlarea a,v$session_longops b where a.HASH_VALUE=b.SQL_HASH_VALUE;   --</text:span><text:span text:style-name="T18">通过</text:span><text:span text:style-name="T12">hash_value</text:span><text:span text:style-name="T18">联系查询出刚执行的查询语句。</text:span></text:p>
      <text:p text:style-name="P40"> </text:p>
      <text:p text:style-name="P39">SQL_TEXT</text:p>
      <text:p text:style-name="P39">--------------------------------------------------------------------------------</text:p>
      <text:p text:style-name="P40"> <text:span text:style-name="T12">select * from (select * from ttt order by lv desc) where rownum&lt;2</text:span></text:p>
      <text:p text:style-name="P39">Executed in 0.063 seconds</text:p>
      <text:p text:style-name="P12">M(RELOADS) "CACHE MISSES WHILE EXECUTING" FROM V$LIBRARYCACHE; </text:p>
      <text:p text:style-name="P11">后者除以前者,此比率小于1%,接近0%为好。 </text:p>
      <text:p text:style-name="P15">14. 找ORACLE字符集 </text:p>
      <text:p text:style-name="P15"><text:soft-page-break/></text:p>
      <text:p text:style-name="P12">select * from sys.props$ where name='NLS_CHARACTERSET'; </text:p>
      <text:p text:style-name="P12"/>
      <text:p text:style-name="P15">15. 监控 MTS <text:s text:c="2"/></text:p>
      <text:p text:style-name="P15">MTS（Multi-Threaded Server）是ORACLE SERVER的一个可选的配置选择，是相对DEDICATE方式而言，它最大的优点是在以不用增加物理资源（内存）的前提下支持更多的并发的连接。换句话 说，如果你只有2G的物理内存，而你又想支持2000个连接，在获取最好性能的前提下，你就应该选择MTS了</text:p>
      <text:p text:style-name="P12">select busy/(busy+idle) "shared servers busy" from v$dispatcher; </text:p>
      <text:p text:style-name="P12">此值大于0.5时，参数需加大 </text:p>
      <text:p text:style-name="P12">select sum(wait)/sum(totalq) "dispatcher waits" from v$queue where type='dispatcher'; </text:p>
      <text:p text:style-name="P12">select count(*) from v$dispatcher; </text:p>
      <text:p text:style-name="P12">select servers_highwater from v$mts; </text:p>
      <text:p text:style-name="P12">servers_highwater接近mts_max_servers时，参数需 加大 </text:p>
      <text:p text:style-name="P12"/>
      <text:p text:style-name="P15">16. 碎片程度 </text:p>
      <text:p text:style-name="P12">select tablespace_name,count(tablespace_name) from dba_free_space group by tablespace_name </text:p>
      <text:p text:style-name="P12">having count(tablespace_name)&gt;;10; </text:p>
      <text:p text:style-name="P12">alter tablespace name coalesce; </text:p>
      <text:p text:style-name="P12">alter table name deallocate unused; </text:p>
      <text:p text:style-name="P12">create or replace view ts_blocks_v as </text:p>
      <text:p text:style-name="P12">select tablespace_name,block_id,bytes,blocks,'free space' segment_name from dba_free_space </text:p>
      <text:p text:style-name="P12">union all </text:p>
      <text:p text:style-name="P12">select tablespace_name,block_id,bytes,blocks,segment_name from dba_extents; </text:p>
      <text:p text:style-name="P12">select * from ts_blocks_v; </text:p>
      <text:p text:style-name="P12">select tablespace_name,sum(bytes),max(bytes),count(block_id) from dba_free_space </text:p>
      <text:p text:style-name="P12">group by tablespace_name; </text:p>
      <text:p text:style-name="P12"><text:soft-page-break/></text:p>
      <text:p text:style-name="P15">查看碎片程度高的表 </text:p>
      <text:p text:style-name="P15"/>
      <text:p text:style-name="P12">SELECT segment_name table_name , COUNT(*) extents </text:p>
      <text:p text:style-name="P12">FROM dba_segments WHERE owner NOT IN ('SYS', 'SYSTEM') GROUP BY segment_name </text:p>
      <text:p text:style-name="P12">HAVING COUNT(*) = (SELECT MAX( COUNT(*) ) FROM dba_segments GROUP BY segment_name); </text:p>
      <text:p text:style-name="P12"/>
      <text:p text:style-name="P15">17. 表、索引的存储情况检查 </text:p>
      <text:p text:style-name="P15"/>
      <text:p text:style-name="P12">select segment_name,sum(bytes),count(*) ext_quan from dba_extents where </text:p>
      <text:p text:style-name="P12">tablespace_name='&amp;tablespace_name' and segment_type='TABLE' group by tablespace_name,segment_name; </text:p>
      <text:p text:style-name="P12">select segment_name,count(*) from dba_extents where segment_type='INDEX' and owner='&amp;owner' </text:p>
      <text:p text:style-name="P12">group by segment_name; </text:p>
      <text:p text:style-name="P12"/>
      <text:p text:style-name="P15">18、找使用CPU多的用户session </text:p>
      <text:p text:style-name="P12">select a.sid,spid,status,substr(a.program,1,40) prog,a.terminal,osuser,value/60/100 value </text:p>
      <text:p text:style-name="P12">from v$session a,v$process b,v$sesstat c </text:p>
      <text:p text:style-name="P12">where c.statistic#=12 and c.sid=a.sid and a.paddr=b.addr order by value desc;</text:p>
      <text:p text:style-name="P18"/>
      <text:p text:style-name="P4"/>
      <text:p text:style-name="P4"/>
      <text:p text:style-name="P4"/>
      <text:p text:style-name="P4"/>
      <text:p text:style-name="P24"><text:s/></text:p>
      <text:p text:style-name="P21"><text:span text:style-name="T33">第一篇</text:span><text:span text:style-name="T35">--v$sysstat  2007.5.23</text:span></text:p>
      <text:p text:style-name="P20"><text:soft-page-break/><text:span text:style-name="T16">　　按照</text:span><text:span text:style-name="T12">OracleDocument</text:span><text:span text:style-name="T16">中的描述，</text:span><text:span text:style-name="T12">v$sysstat</text:span><text:span text:style-name="T16">存储自数据库实例运行那 刻起就开始累计全实例</text:span><text:span text:style-name="T12">(instance-wide)</text:span><text:span text:style-name="T16">的资源使用情况。</text:span></text:p>
      <text:p text:style-name="P20"><text:span text:style-name="T17">类似于</text:span><text:span text:style-name="T13">v$sesstat</text:span><text:span text:style-name="T17">，该视图存储下列的统计信息：</text:span></text:p>
      <text:p text:style-name="P56"><text:span text:style-name="T12">1&gt;.</text:span><text:span text:style-name="T16">事件发生次数的统计</text:span><text:span text:style-name="T12">(</text:span><text:span text:style-name="T16">如：</text:span><text:span text:style-name="T12">user commits)</text:span></text:p>
      <text:p text:style-name="P56"><text:span text:style-name="T12">2&gt;.</text:span><text:span text:style-name="T16">数据产生，存取或者操作的</text:span><text:span text:style-name="T12">total</text:span><text:span text:style-name="T16">列</text:span><text:span text:style-name="T12">(</text:span><text:span text:style-name="T16">如：</text:span><text:span text:style-name="T12">redo size)</text:span></text:p>
      <text:p text:style-name="P56"><text:span text:style-name="T12">3&gt;.</text:span><text:span text:style-name="T16">如果</text:span><text:span text:style-name="T12">TIMED_STATISTICS</text:span><text:span text:style-name="T16">值为</text:span><text:span text:style-name="T12">true,</text:span><text:span text:style-name="T16">则统计花费在执行操作上的总时间</text:span><text:span text:style-name="T12">(</text:span><text:span text:style-name="T16">如：</text:span><text:span text:style-name="T12">CPU used by this session)</text:span></text:p>
      <text:p text:style-name="P20"><text:span text:style-name="T13">v$sysstat</text:span><text:span text:style-name="T17">视图常用列介绍：</text:span></text:p>
      <text:p text:style-name="P67"><text:span text:style-name="T12">l</text:span><text:span text:style-name="T39">         </text:span><text:span text:style-name="T12">STATISTIC#: </text:span><text:span text:style-name="T16">标识</text:span></text:p>
      <text:p text:style-name="P67"><text:span text:style-name="T12">l</text:span><text:span text:style-name="T39">         </text:span><text:span text:style-name="T12">NAME: </text:span><text:span text:style-name="T16">统计项名称</text:span></text:p>
      <text:p text:style-name="P67"><text:span text:style-name="T12">l</text:span><text:span text:style-name="T39">         </text:span><text:span text:style-name="T12">VALUE: </text:span><text:span text:style-name="T16">资源使用量</text:span></text:p>
      <text:p text:style-name="P56"><text:span text:style-name="T16">该视图还有一列</text:span><text:span text:style-name="T12">class-</text:span><text:span text:style-name="T16">统计类别但极少会被使用，各类 信息如下：</text:span></text:p>
      <text:p text:style-name="P56"><text:span text:style-name="T12">1 </text:span><text:span text:style-name="T16">代表事例活动</text:span></text:p>
      <text:p text:style-name="P56"><text:span text:style-name="T12">2 </text:span><text:span text:style-name="T16">代表</text:span><text:span text:style-name="T12">Redo buffer</text:span><text:span text:style-name="T16">活动</text:span></text:p>
      <text:p text:style-name="P56"><text:span text:style-name="T12">4 </text:span><text:span text:style-name="T16">代表锁</text:span></text:p>
      <text:p text:style-name="P56"><text:span text:style-name="T12">8 </text:span><text:span text:style-name="T16">代表数据缓冲活动</text:span></text:p>
      <text:p text:style-name="P56"><text:span text:style-name="T12">16 </text:span><text:span text:style-name="T16">代表</text:span><text:span text:style-name="T12">OS</text:span><text:span text:style-name="T16">活动</text:span></text:p>
      <text:p text:style-name="P56"><text:span text:style-name="T12">32 </text:span><text:span text:style-name="T16">代表并行活动</text:span></text:p>
      <text:p text:style-name="P56"><text:span text:style-name="T12">64 </text:span><text:span text:style-name="T16">代表表访问</text:span></text:p>
      <text:p text:style-name="P56"><text:span text:style-name="T12">128 </text:span><text:span text:style-name="T16">代表调试信息</text:span></text:p>
      <text:p text:style-name="P20"><text:span text:style-name="T16">注意：</text:span><text:span text:style-name="T12">Statistic#</text:span><text:span text:style-name="T16">的值在不同版本中各不相 同，使用时要用</text:span><text:span text:style-name="T12">Name</text:span><text:span text:style-name="T16">做为查询条件而不要以</text:span><text:span text:style-name="T12">statistic#</text:span><text:span text:style-name="T16">的值做为条件。</text:span></text:p>
      <text:p text:style-name="P20"><text:span text:style-name="T17">使用</text:span><text:span text:style-name="T13">v$sysstat</text:span><text:span text:style-name="T17">中的数据</text:span></text:p>
      <text:p text:style-name="P20"><text:span text:style-name="T16">　　该视图中数据常被用于监控系统性能。如</text:span><text:span text:style-name="T12">buffer cache</text:span><text:span text:style-name="T16">命中率、软解析率 等都可从该视图数据计算得出。</text:span></text:p>
      <text:p text:style-name="P20"><text:span text:style-name="T16">　　该视图中的数据也被用于监控系统资源使用情况，以 及系统资源利用率的变化。正因如此多的性能数据，检查某区间内系统资源使用情况可以这样做，在一个时间段开始时创建一个视图数据快照，结束时再创建一个， 二者之间各统计项值的不同</text:span><text:span text:style-name="T12">(end value - begin value)</text:span><text:span text:style-name="T16">即是这一时间段内的资源消耗情况。这是</text:span><text:span text:style-name="T12">oracle</text:span><text:span text:style-name="T16">工具的常用方法，诸如</text:span><text:span text:style-name="T12">Statspack</text:span><text:span text:style-name="T16">以及</text:span><text:span text:style-name="T12">BSTAT/ESTAT</text:span><text:span text:style-name="T16">都是如此。</text:span></text:p>
      <text:p text:style-name="P22">　　为了对比某个区间段的数据，源 数据可以被格式化（每次事务，每次执行，每秒钟或每次登陆），格式化后数据更容易从两者中鉴别出差异。这类的对比在升级前，升级后或仅仅想看看一段时间内 用户数量增长或数据增加如何影响资源使用方面更加实用。</text:p>
      <text:p text:style-name="P20"><text:span text:style-name="T16">　　你也可以使用</text:span><text:span text:style-name="T12">v$sysstat</text:span><text:span text:style-name="T16">数据通过查询</text:span><text:span text:style-name="T12">v$system_event</text:span><text:span text:style-name="T16">视图来检查资 源消耗和资源回收。</text:span></text:p>
      <text:p text:style-name="P20"><text:span text:style-name="T13">V$SYSSTAT</text:span><text:span text:style-name="T17">中的常用统计</text:span></text:p>
      <text:p text:style-name="P20"><text:soft-page-break/><text:span text:style-name="T16">　　</text:span><text:span text:style-name="T12">V$SYSSTAT</text:span><text:span text:style-name="T16">中包含多个统计项，这部分 介绍了一些关键的</text:span><text:span text:style-name="T12">v$sysstat</text:span><text:span text:style-name="T16">统计项，在调优方面相当有用。下列按字母先后排序：</text:span></text:p>
      <text:p text:style-name="P22">数据库使用状态的一些关键指标：</text:p>
      <text:p text:style-name="P20"><text:span text:style-name="T12">l</text:span><text:span text:style-name="T39">         </text:span><text:span text:style-name="T12">CPU used by this session</text:span><text:span text:style-name="T16">：所有</text:span><text:span text:style-name="T12">session</text:span><text:span text:style-name="T16">的</text:span><text:span text:style-name="T12">cpu</text:span><text:span text:style-name="T16">占用量，不包括后台进程。这项统计的单位是百分之</text:span><text:span text:style-name="T12">x</text:span><text:span text:style-name="T16">秒</text:span><text:span text:style-name="T12">.</text:span><text:span text:style-name="T16">完全调用一次不超过</text:span><text:span text:style-name="T12">10ms</text:span></text:p>
      <text:p text:style-name="P20"><text:span text:style-name="T12">l</text:span><text:span text:style-name="T39">         </text:span><text:span text:style-name="T12">db block changes</text:span><text:span text:style-name="T16">：那部分造成</text:span><text:span text:style-name="T12">SGA</text:span><text:span text:style-name="T16">中数据块变化的</text:span><text:span text:style-name="T12">insert,update</text:span><text:span text:style-name="T16">或</text:span><text:span text:style-name="T12">delete</text:span><text:span text:style-name="T16">操作数</text:span> <text:span text:style-name="T16">这项统计可以大概 看出整体数据库状态。在各项事务级别，这项统计指出脏缓存比率。</text:span></text:p>
      <text:p text:style-name="P20"><text:span text:style-name="T12">l</text:span><text:span text:style-name="T39">         </text:span><text:span text:style-name="T12">execute count</text:span><text:span text:style-name="T16">：执行的</text:span><text:span text:style-name="T12">sql</text:span><text:span text:style-name="T16">语句数量</text:span><text:span text:style-name="T12">(</text:span><text:span text:style-name="T16">包括递归</text:span><text:span text:style-name="T12">sql)</text:span></text:p>
      <text:p text:style-name="P20"><text:span text:style-name="T12">l</text:span><text:span text:style-name="T39">         </text:span><text:span text:style-name="T12">logons current</text:span><text:span text:style-name="T16">：当前连 接到实例的</text:span><text:span text:style-name="T12">Sessions</text:span><text:span text:style-name="T16">。如果当前有两个快照则取平均值。</text:span></text:p>
      <text:p text:style-name="P20"><text:span text:style-name="T12">l</text:span><text:span text:style-name="T39">         </text:span><text:span text:style-name="T12">logons cumulative</text:span><text:span text:style-name="T16">： 自实例启动后的总登陆次数。</text:span></text:p>
      <text:p text:style-name="P20"><text:span text:style-name="T12">l</text:span><text:span text:style-name="T39">         </text:span><text:span text:style-name="T12">parse count (hard)</text:span><text:span text:style-name="T16">： 在</text:span><text:span text:style-name="T12">shared pool</text:span><text:span text:style-name="T16">中解析调用的未命中次数。当</text:span><text:span text:style-name="T12">sql</text:span><text:span text:style-name="T16">语句执行并且该语句不在</text:span><text:span text:style-name="T12">shared pool</text:span><text:span text:style-name="T16">或虽然在</text:span><text:span text:style-name="T12">shared pool</text:span><text:span text:style-name="T16">但因为两者存在部分差异而不能被使用时产生硬解析。如果一条</text:span><text:span text:style-name="T12">sql</text:span><text:span text:style-name="T16">语句原文与当前存在的相同，但查询表不同则认为它们是两条不同语句，则硬解析即会发生。硬解析会带来</text:span><text:span text:style-name="T12">cpu</text:span><text:span text:style-name="T16">和资源使用的高昂开销，因为它需要</text:span><text:span text:style-name="T12">oracle</text:span><text:span text:style-name="T16">在</text:span><text:span text:style-name="T12">shared pool</text:span><text:span text:style-name="T16">中重新分配内存，然后再确定执行计划，最终语句才会被执行。</text:span></text:p>
      <text:p text:style-name="P20"><text:span text:style-name="T12">l</text:span><text:span text:style-name="T39">         </text:span><text:span text:style-name="T12">parse count (total)</text:span><text:span text:style-name="T16">：解析调用总数，包括软解析和硬解析。当</text:span><text:span text:style-name="T12">session</text:span><text:span text:style-name="T16">执行了一条</text:span><text:span text:style-name="T12">sql</text:span><text:span text:style-name="T16">语句，该语句已经存在于</text:span><text:span text:style-name="T12">shared pool</text:span><text:span text:style-name="T16">并且可以被使用则 产生软解析。当语句被使用</text:span><text:span text:style-name="T12">(</text:span><text:span text:style-name="T16">即共享</text:span><text:span text:style-name="T12">) </text:span><text:span text:style-name="T16">所有数据相关的现有</text:span><text:span text:style-name="T12">sql</text:span><text:span text:style-name="T16">语 句</text:span><text:span text:style-name="T12">(</text:span><text:span text:style-name="T16">如最优化的执行计划</text:span><text:span text:style-name="T12">)</text:span><text:span text:style-name="T16">必须同样适用于当前的声明。这两</text:span><text:span text:style-name="T16">项统计可被用于计算软解析命中率。</text:span></text:p>
      <text:p text:style-name="P20"><text:span text:style-name="T12">l</text:span><text:span text:style-name="T39">         </text:span><text:span text:style-name="T12">parse time cpu</text:span><text:span text:style-name="T16">：总</text:span><text:span text:style-name="T12">cpu</text:span><text:span text:style-name="T16">解析时间</text:span><text:span text:style-name="T12">(</text:span><text:span text:style-name="T16">单位：</text:span><text:span text:style-name="T12">10ms)</text:span><text:span text:style-name="T16">。包括硬解析和软解析。</text:span></text:p>
      <text:p text:style-name="P20"><text:span text:style-name="T12">l</text:span><text:span text:style-name="T39">         </text:span><text:span text:style-name="T12">parse time elapsed</text:span><text:span text:style-name="T16">： 完成解析调用的总时间花费。</text:span></text:p>
      <text:p text:style-name="P20"><text:span text:style-name="T12">l</text:span><text:span text:style-name="T39">         </text:span><text:span text:style-name="T12">physical reads</text:span><text:span text:style-name="T16">：</text:span><text:span text:style-name="T12">OS blocks read</text:span><text:span text:style-name="T16">数。包括插入到</text:span><text:span text:style-name="T12">SGA</text:span><text:span text:style-name="T16">缓存区的物理读以及</text:span><text:span text:style-name="T12">PGA</text:span><text:span text:style-name="T16">中 的直读这项统计并非</text:span><text:span text:style-name="T12">i/o</text:span><text:span text:style-name="T16">请求数。</text:span></text:p>
      <text:p text:style-name="P20"><text:span text:style-name="T12">l</text:span><text:span text:style-name="T39">         </text:span><text:span text:style-name="T12">physical writes</text:span><text:span text:style-name="T16">：从</text:span><text:span text:style-name="T12">SGA</text:span><text:span text:style-name="T16">缓存区被</text:span><text:span text:style-name="T12">DBWR</text:span><text:span text:style-name="T16">写到磁盘的数据块以及</text:span><text:span text:style-name="T12">PGA</text:span><text:span text:style-name="T16">进程直写的数据块数量。</text:span></text:p>
      <text:p text:style-name="P20"><text:span text:style-name="T12">l</text:span><text:span text:style-name="T39">         </text:span><text:span text:style-name="T12">redo log space requests</text:span><text:span text:style-name="T16">：在</text:span><text:span text:style-name="T12">redo logs</text:span><text:span text:style-name="T16">中服务进程的等待空间，表示需要更长时间的</text:span><text:span text:style-name="T12">log switch</text:span><text:span text:style-name="T16">。</text:span></text:p>
      <text:p text:style-name="P20"><text:span text:style-name="T12">l</text:span><text:span text:style-name="T39">         </text:span><text:span text:style-name="T12">redo size</text:span><text:span text:style-name="T16">：</text:span><text:span text:style-name="T12">redo</text:span><text:span text:style-name="T16">发生的总次数</text:span><text:span text:style-name="T12">(</text:span><text:span text:style-name="T16">以及 因此写入</text:span><text:span text:style-name="T12">log buffer)</text:span><text:span text:style-name="T16">，以</text:span><text:span text:style-name="T12">byte</text:span><text:span text:style-name="T16">为单位。这项统计显示出</text:span><text:span text:style-name="T12">update</text:span><text:span text:style-name="T16">活跃性。</text:span></text:p>
      <text:p text:style-name="P20"><text:span text:style-name="T12">l</text:span><text:span text:style-name="T39">         </text:span><text:span text:style-name="T12">session logical reads</text:span><text:span text:style-name="T16">：逻辑读请求数。</text:span></text:p>
      <text:p text:style-name="P20"><text:span text:style-name="T12">l</text:span><text:span text:style-name="T39">         </text:span><text:span text:style-name="T12">sorts (memory) and sorts (disk)</text:span><text:span text:style-name="T16">：</text:span><text:span text:style-name="T12">sorts(memory)</text:span><text:span text:style-name="T16">是适于在</text:span><text:span text:style-name="T12">SORT_AREA_SIZE(</text:span><text:span text:style-name="T16">因此不需要在磁盘进行排序</text:span><text:span text:style-name="T12">)</text:span><text:span text:style-name="T16">的排序操作的数量。</text:span><text:span text:style-name="T12">sorts(disk)</text:span><text:span text:style-name="T16">则是由于排序所需空间太大，</text:span><text:span text:style-name="T12">SORT_AREA_SIZE</text:span><text:span text:style-name="T16">不能满足而不得不在磁盘进行排序操作的数量。这两项统计通常用于计 算</text:span><text:span text:style-name="T12">in-memory sort ratio</text:span><text:span text:style-name="T16">。</text:span></text:p>
      <text:p text:style-name="P20"><text:span text:style-name="T12">l</text:span><text:span text:style-name="T39">         </text:span><text:span text:style-name="T12">sorts (rows): </text:span><text:span text:style-name="T16">列排序 总数。这项统计可被</text:span><text:span text:style-name="T12">'sorts (total)'</text:span><text:span text:style-name="T16">统计项除尽以确定每次排序的列。该项可指出数据卷和应用特征。</text:span></text:p>
      <text:p text:style-name="P20"><text:soft-page-break/><text:span text:style-name="T12">l</text:span><text:span text:style-name="T39">         </text:span><text:span text:style-name="T12">table fetch by rowid</text:span><text:span text:style-name="T16">：使用</text:span><text:span text:style-name="T12">ROWID</text:span><text:span text:style-name="T16">返回的总列数</text:span><text:span text:style-name="T12">(</text:span><text:span text:style-name="T16">由于索引访问或</text:span><text:span text:style-name="T12">sql</text:span><text:span text:style-name="T16">语 句中使用了</text:span><text:span text:style-name="T12">'where rowid=&amp;rowid'</text:span><text:span text:style-name="T16">而产生</text:span><text:span text:style-name="T12">)</text:span></text:p>
      <text:p text:style-name="P20"><text:span text:style-name="T12">l</text:span><text:span text:style-name="T39">         </text:span><text:span text:style-name="T12">table scans (rows gotten)</text:span><text:span text:style-name="T16">：全表扫描中读取的总列数</text:span></text:p>
      <text:p text:style-name="P20"><text:span text:style-name="T12">l</text:span><text:span text:style-name="T39">         </text:span><text:span text:style-name="T12">table scans (blocks gotten)</text:span><text:span text:style-name="T16">：全表扫描中读取的总块数，不包括那些</text:span><text:span text:style-name="T12">split</text:span><text:span text:style-name="T16">的列。</text:span></text:p>
      <text:p text:style-name="P20"><text:span text:style-name="T12">l</text:span><text:span text:style-name="T39">         </text:span><text:span text:style-name="T12">user commits + user rollbacks</text:span><text:span text:style-name="T16">：系统事务起用次数。当需要计算其它统计中每项事务比率时该项可以被做为除数。例如，计算事务中逻辑读，可以使用下列公式：</text:span><text:span text:style-name="T12">session logical reads / (user commits + user rollbacks)</text:span><text:span text:style-name="T16">。</text:span></text:p>
      <text:p text:style-name="P56"><text:span text:style-name="T16">注：</text:span><text:span text:style-name="T12">SQL</text:span><text:span text:style-name="T16">语句的解析有软解析</text:span><text:span text:style-name="T12">soft parse</text:span><text:span text:style-name="T16">与硬解析</text:span><text:span text:style-name="T12">hard parse</text:span><text:span text:style-name="T16">之说，以下是</text:span><text:span text:style-name="T12">5</text:span><text:span text:style-name="T16">个步骤：</text:span></text:p>
      <text:p text:style-name="P56"><text:span text:style-name="T12">1</text:span><text:span text:style-name="T16">：语法是否合法</text:span><text:span text:style-name="T12">(sql</text:span><text:span text:style-name="T16">写法</text:span><text:span text:style-name="T12">)</text:span></text:p>
      <text:p text:style-name="P56"><text:span text:style-name="T12">2</text:span><text:span text:style-name="T16">：语义是否合法</text:span><text:span text:style-name="T12">(</text:span><text:span text:style-name="T16">权限，对象是否存在</text:span><text:span text:style-name="T12">)</text:span></text:p>
      <text:p text:style-name="P56"><text:span text:style-name="T12">3</text:span><text:span text:style-name="T16">：检查该</text:span><text:span text:style-name="T12">sql</text:span><text:span text:style-name="T16">是否在公享池中存在</text:span></text:p>
      <text:p text:style-name="P56"><text:span text:style-name="T12">-- </text:span><text:span text:style-name="T16">如果存在</text:span><text:span text:style-name="T12">,</text:span><text:span text:style-name="T16">直接跳过</text:span><text:span text:style-name="T12">4</text:span><text:span text:style-name="T16">和</text:span><text:span text:style-name="T12">5,</text:span><text:span text:style-name="T16">运行</text:span><text:span text:style-name="T12">sql. </text:span><text:span text:style-name="T16">此时算</text:span><text:span text:style-name="T12">soft parse</text:span></text:p>
      <text:p text:style-name="P56"><text:span text:style-name="T12">4</text:span><text:span text:style-name="T16">：选择执行计划</text:span></text:p>
      <text:p text:style-name="P56"><text:span text:style-name="T12">5</text:span><text:span text:style-name="T16">：产生执行计划</text:span></text:p>
      <text:p text:style-name="P56"><text:span text:style-name="T12">-- </text:span><text:span text:style-name="T16">如果</text:span><text:span text:style-name="T12">5</text:span><text:span text:style-name="T16">个步骤全做</text:span><text:span text:style-name="T12">,</text:span><text:span text:style-name="T16">这就叫</text:span><text:span text:style-name="T12">hard parse.</text:span></text:p>
      <text:p text:style-name="P20"><text:span text:style-name="T17">注意物理</text:span><text:span text:style-name="T13">I/O</text:span></text:p>
      <text:p text:style-name="P20"><text:span text:style-name="T16">　　</text:span><text:span text:style-name="T12">oracle</text:span><text:span text:style-name="T16">报告物理读也许并未导致实际物理 磁盘</text:span><text:span text:style-name="T12">I/O</text:span><text:span text:style-name="T16">操作。 这完全有可能因为多数操作系统都有缓存文件，可能是那些块在被读取。块也可能存于磁盘或控制级缓存以再次避免实</text:span><text:span text:style-name="T16">际</text:span><text:span text:style-name="T12">I/O</text:span><text:span text:style-name="T16">。</text:span><text:span text:style-name="T12">Oracle</text:span><text:span text:style-name="T16">报告有物理读也许仅仅表示被请求 的块并不在缓存中。</text:span></text:p>
      <text:p text:style-name="P20"><text:span text:style-name="T17">由</text:span><text:span text:style-name="T13">V$SYSSTAT</text:span><text:span text:style-name="T17">得出实例效率比</text:span><text:span text:style-name="T13">(Instance Efficiency Ratios)</text:span></text:p>
      <text:p text:style-name="P20"><text:span text:style-name="T16">下列是些典型的</text:span><text:span text:style-name="T12">instance efficiency ratios </text:span><text:span text:style-name="T16">由</text:span><text:span text:style-name="T12">v$sysstat</text:span><text:span text:style-name="T16">数据计算得来，每项比率值应该尽可能接近</text:span><text:span text:style-name="T12">1</text:span><text:span text:style-name="T16">：</text:span></text:p>
      <text:p text:style-name="P20"><text:span text:style-name="T12">l</text:span><text:span text:style-name="T39">         </text:span><text:span text:style-name="T13">Buffer cache hit ratio</text:span><text:span text:style-name="T16">：该项显示</text:span><text:span text:style-name="T12">buffer cache</text:span><text:span text:style-name="T16">大小是否合适。</text:span></text:p>
      <text:p text:style-name="P20"><text:span text:style-name="T16">公式：</text:span><text:span text:style-name="T12">1-((physical reads-physical reads direct-physical reads direct (lob)) / session logical reads)</text:span></text:p>
      <text:p text:style-name="P22">执行：</text:p>
      <text:p text:style-name="P42"><text:span text:style-name="T46">select</text:span><text:span text:style-name="T49"> </text:span><text:span text:style-name="T58">1</text:span><text:span text:style-name="T53">-((a.</text:span><text:span text:style-name="T46">value</text:span><text:span text:style-name="T53">-b.</text:span><text:span text:style-name="T46">value</text:span><text:span text:style-name="T53">-c.</text:span><text:span text:style-name="T46">value</text:span><text:span text:style-name="T53">)/d.</text:span><text:span text:style-name="T46">value</text:span><text:span text:style-name="T53">) </text:span></text:p>
      <text:p text:style-name="P43"><text:span text:style-name="T49">  </text:span><text:span text:style-name="T45">from</text:span><text:span text:style-name="T50"> </text:span><text:span text:style-name="T52">v$sysstat a,v$sysstat b,v$sysstat c,v$sysstat d </text:span></text:p>
      <text:p text:style-name="P43"><text:span text:style-name="T49">  </text:span><text:span text:style-name="T45">where</text:span><text:span text:style-name="T50"> </text:span><text:span text:style-name="T52">a.</text:span><text:span text:style-name="T45">name</text:span><text:span text:style-name="T52">=</text:span><text:span text:style-name="T57">'physical reads'</text:span><text:span text:style-name="T50"> </text:span><text:span text:style-name="T45">and</text:span></text:p>
      <text:p text:style-name="P43"><text:span text:style-name="T49">         </text:span><text:span text:style-name="T52">b.</text:span><text:span text:style-name="T45">name</text:span><text:span text:style-name="T52">=</text:span><text:span text:style-name="T57">'physical reads direct'</text:span><text:span text:style-name="T50"> </text:span><text:span text:style-name="T45">and</text:span></text:p>
      <text:p text:style-name="P43"><text:span text:style-name="T49">         </text:span><text:span text:style-name="T52">c.</text:span><text:span text:style-name="T45">name</text:span><text:span text:style-name="T52">=</text:span><text:span text:style-name="T57">'physical reads direct (lob)'</text:span><text:span text:style-name="T50"> </text:span><text:span text:style-name="T45">and</text:span></text:p>
      <text:p text:style-name="P43"><text:span text:style-name="T49">         </text:span><text:span text:style-name="T52">d.</text:span><text:span text:style-name="T45">name</text:span><text:span text:style-name="T52">=</text:span><text:span text:style-name="T57">'session logical reads';</text:span></text:p>
      <text:p text:style-name="P20"><text:span text:style-name="T15">l</text:span><text:span text:style-name="T40">         </text:span><text:span text:style-name="T14">Buffer hit ratio</text:span><text:span text:style-name="T47">：该项显示</text:span><text:span text:style-name="T15">buffer</text:span><text:span text:style-name="T47">命中 率。</text:span></text:p>
      <text:p text:style-name="P20"><text:span text:style-name="T47">公式：</text:span><text:span text:style-name="T15">1-(physical reads/ (db block gets+consistent gets)) </text:span></text:p>
      <text:p text:style-name="P26">执行：</text:p>
      <text:p text:style-name="P42"><text:span text:style-name="T46">select</text:span><text:span text:style-name="T49"> </text:span><text:span text:style-name="T58">1</text:span><text:span text:style-name="T49"> </text:span><text:span text:style-name="T53">- (</text:span><text:span text:style-name="T46">sum</text:span><text:span text:style-name="T53">(decode(</text:span><text:span text:style-name="T46">name</text:span><text:span text:style-name="T53">, </text:span><text:span text:style-name="T58">'physical reads'</text:span><text:span text:style-name="T53">, </text:span><text:span text:style-name="T46">value</text:span><text:span text:style-name="T53">, </text:span><text:span text:style-name="T58">0</text:span><text:span text:style-name="T53">)) /</text:span></text:p>
      <text:p text:style-name="P43"><text:soft-page-break/><text:span text:style-name="T49">       </text:span><text:span text:style-name="T52">(</text:span><text:span text:style-name="T45">sum</text:span><text:span text:style-name="T52">(decode(</text:span><text:span text:style-name="T45">name</text:span><text:span text:style-name="T52">, </text:span><text:span text:style-name="T57">'db block gets'</text:span><text:span text:style-name="T52">, </text:span><text:span text:style-name="T45">value</text:span><text:span text:style-name="T52">, </text:span><text:span text:style-name="T57">0</text:span><text:span text:style-name="T52">)) +</text:span></text:p>
      <text:p text:style-name="P43"><text:span text:style-name="T49">       </text:span><text:span text:style-name="T45">sum</text:span><text:span text:style-name="T52">(decode(</text:span><text:span text:style-name="T45">name</text:span><text:span text:style-name="T52">, </text:span><text:span text:style-name="T57">'consistent gets'</text:span><text:span text:style-name="T52">, </text:span><text:span text:style-name="T45">value</text:span><text:span text:style-name="T52">, </text:span><text:span text:style-name="T57">0</text:span><text:span text:style-name="T52">)))) </text:span></text:p>
      <text:p text:style-name="P43"><text:span text:style-name="T49">       </text:span><text:span text:style-name="T52">"Buffer Hit Ratio"</text:span></text:p>
      <text:p text:style-name="P42"><text:span text:style-name="T46">from</text:span><text:span text:style-name="T49"> </text:span><text:span text:style-name="T53">v$sysstat;</text:span></text:p>
      <text:p text:style-name="P20"><text:span text:style-name="T12">l</text:span><text:span text:style-name="T39">         </text:span><text:span text:style-name="T13">Soft parse ratio</text:span><text:span text:style-name="T16">：这项将显示系统是否有太多硬解析。该值将会与原始统计数据对比以确保精确。例如，软解析率仅为</text:span><text:span text:style-name="T12">0.2</text:span><text:span text:style-name="T16">则表示硬解析率太高。不过，如果总解析量</text:span><text:span text:style-name="T12">(parse count total)</text:span><text:span text:style-name="T16">偏低，这项值可以被忽略。</text:span></text:p>
      <text:p text:style-name="P20"><text:span text:style-name="T16">公式：</text:span><text:span text:style-name="T12">1 - ( parse count (hard) / parse count (total) )</text:span></text:p>
      <text:p text:style-name="P22">执行：</text:p>
      <text:p text:style-name="P42"><text:span text:style-name="T46">select</text:span><text:span text:style-name="T49"> </text:span><text:span text:style-name="T58">1</text:span><text:span text:style-name="T53">-(a.</text:span><text:span text:style-name="T46">value</text:span><text:span text:style-name="T53">/b.</text:span><text:span text:style-name="T46">value</text:span><text:span text:style-name="T53">)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43"> </text:span><text:span text:style-name="T52">a.</text:span><text:span text:style-name="T45">name</text:span><text:span text:style-name="T52">=</text:span><text:span text:style-name="T57">'parse count (hard)'</text:span><text:span text:style-name="T50"> </text:span><text:span text:style-name="T45">and</text:span><text:span text:style-name="T50"> </text:span><text:span text:style-name="T52">b.</text:span><text:span text:style-name="T45">name</text:span><text:span text:style-name="T52">=</text:span><text:span text:style-name="T57">'parse count (total)'</text:span><text:span text:style-name="T52">;</text:span></text:p>
      <text:p text:style-name="P20"><text:span text:style-name="T12">l</text:span><text:span text:style-name="T39">         </text:span><text:span text:style-name="T13">In-memory sort ratio</text:span><text:span text:style-name="T16">：该项显示内存中完成的排序所占比例。最理想状态下，在</text:span><text:span text:style-name="T12">OLTP</text:span><text:span text:style-name="T16">系统中，大部分排序不仅小并且能够完全在内存里完成排序。</text:span></text:p>
      <text:p text:style-name="P20"><text:span text:style-name="T16">公式：</text:span><text:span text:style-name="T12">sorts (memory) / ( sorts (memory) + sorts (disk) )</text:span></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53">+c.</text:span><text:span text:style-name="T46">value</text:span><text:span text:style-name="T53">) </text:span></text:p>
      <text:p text:style-name="P43"><text:span text:style-name="T49">  </text:span><text:span text:style-name="T45">from</text:span><text:span text:style-name="T50"> </text:span><text:span text:style-name="T52">v$sysstat a,v$sysstat b,v$sysstat c </text:span></text:p>
      <text:p text:style-name="P43"><text:span text:style-name="T49">  </text:span><text:span text:style-name="T45">where</text:span><text:span text:style-name="T50"> </text:span><text:span text:style-name="T52">a.</text:span><text:span text:style-name="T45">name</text:span><text:span text:style-name="T52">=</text:span><text:span text:style-name="T57">'sorts (memory)'</text:span><text:span text:style-name="T50"> </text:span><text:span text:style-name="T45">and</text:span><text:span text:style-name="T50"> </text:span></text:p>
      <text:p text:style-name="P43"><text:span text:style-name="T49">         </text:span><text:span text:style-name="T52">b.</text:span><text:span text:style-name="T45">name</text:span><text:span text:style-name="T52">=</text:span><text:span text:style-name="T57">'sorts (memory)'</text:span><text:span text:style-name="T50"> </text:span><text:span text:style-name="T45">and</text:span><text:span text:style-name="T43"> </text:span><text:span text:style-name="T52">c.</text:span><text:span text:style-name="T45">name</text:span><text:span text:style-name="T52">=</text:span><text:span text:style-name="T57">'sorts (disk)'</text:span><text:span text:style-name="T52">;</text:span></text:p>
      <text:p text:style-name="P20"><text:span text:style-name="T12">l</text:span><text:span text:style-name="T39">         </text:span><text:span text:style-name="T13">Parse to execute ratio</text:span><text:span text:style-name="T16">：在生产环境，最理想状态是一条</text:span><text:span text:style-name="T12">sql</text:span><text:span text:style-name="T16">语句一次解析多数运行。</text:span></text:p>
      <text:p text:style-name="P20"><text:span text:style-name="T16">公式：</text:span><text:span text:style-name="T12">1 - (parse count/execute count)</text:span></text:p>
      <text:p text:style-name="P22">执行：</text:p>
      <text:p text:style-name="P42"><text:span text:style-name="T46">select</text:span><text:span text:style-name="T49"> </text:span><text:span text:style-name="T58">1</text:span><text:span text:style-name="T53">-(a.</text:span><text:span text:style-name="T46">value</text:span><text:span text:style-name="T53">/b.</text:span><text:span text:style-name="T46">value</text:span><text:span text:style-name="T53">)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50"> </text:span><text:span text:style-name="T52">a.</text:span><text:span text:style-name="T45">name</text:span><text:span text:style-name="T52">=</text:span><text:span text:style-name="T57">'parse count (total)'</text:span><text:span text:style-name="T50"> </text:span><text:span text:style-name="T45">and</text:span><text:span text:style-name="T50"> </text:span><text:span text:style-name="T52">b.</text:span><text:span text:style-name="T45">name</text:span><text:span text:style-name="T52">=</text:span><text:span text:style-name="T57">'execute count'</text:span><text:span text:style-name="T52">;</text:span></text:p>
      <text:p text:style-name="P20"><text:span text:style-name="T12">l</text:span><text:span text:style-name="T39">         </text:span><text:span text:style-name="T13">Parse CPU to total CPU ratio</text:span><text:span text:style-name="T16">：该项显示总的</text:span><text:span text:style-name="T12">CPU</text:span><text:span text:style-name="T16">花费在执行及解析上的比率。如果这项比率较低，说明系统执行了太多的解析。</text:span></text:p>
      <text:p text:style-name="P20"><text:span text:style-name="T16">公式：</text:span><text:span text:style-name="T12">1 - (parse time cpu / CPU used by this session)</text:span></text:p>
      <text:p text:style-name="P22">执行：</text:p>
      <text:p text:style-name="P42"><text:span text:style-name="T46">select</text:span><text:span text:style-name="T49"> </text:span><text:span text:style-name="T58">1</text:span><text:span text:style-name="T53">-(a.</text:span><text:span text:style-name="T46">value</text:span><text:span text:style-name="T53">/b.</text:span><text:span text:style-name="T46">value</text:span><text:span text:style-name="T53">)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50"> </text:span><text:span text:style-name="T52">a.</text:span><text:span text:style-name="T45">name</text:span><text:span text:style-name="T52">=</text:span><text:span text:style-name="T57">'parse time cpu'</text:span><text:span text:style-name="T50"> </text:span><text:span text:style-name="T45">and</text:span></text:p>
      <text:p text:style-name="P43"><text:span text:style-name="T42">        </text:span><text:span text:style-name="T49"> </text:span><text:span text:style-name="T52">b.</text:span><text:span text:style-name="T45">name</text:span><text:span text:style-name="T52">=</text:span><text:span text:style-name="T57">'CPU used by this session'</text:span><text:span text:style-name="T52">;</text:span></text:p>
      <text:p text:style-name="P20"><text:span text:style-name="T12">l</text:span><text:span text:style-name="T39">         </text:span><text:span text:style-name="T13">Parse time CPU to parse time elapsed</text:span><text:span text:style-name="T16">：通常，该项显示锁竞争比率。这项比率计算</text:span></text:p>
      <text:p text:style-name="P20"><text:soft-page-break/><text:span text:style-name="T16">是否时间花费在解析分配给</text:span><text:span text:style-name="T12">CPU</text:span><text:span text:style-name="T16">进行周期运算</text:span><text:span text:style-name="T12">(</text:span><text:span text:style-name="T16">即生产工作</text:span><text:span text:style-name="T12">)</text:span><text:span text:style-name="T16">。解析时间花费不在</text:span><text:span text:style-name="T12">CPU</text:span><text:span text:style-name="T16">周期运算通常表示由于锁竞争导致了时 间花费</text:span></text:p>
      <text:p text:style-name="P20"><text:span text:style-name="T16">公式：</text:span><text:span text:style-name="T12">parse time cpu / parse time elapsed</text:span></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49">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50"> </text:span><text:span text:style-name="T52">a.</text:span><text:span text:style-name="T45">name</text:span><text:span text:style-name="T52">=</text:span><text:span text:style-name="T57">'parse time cpu'</text:span><text:span text:style-name="T50"> </text:span><text:span text:style-name="T45">and</text:span><text:span text:style-name="T50"> </text:span><text:span text:style-name="T52">b.</text:span><text:span text:style-name="T45">name</text:span><text:span text:style-name="T52">=</text:span><text:span text:style-name="T57">'parse time elapsed'</text:span><text:span text:style-name="T52">;</text:span></text:p>
      <text:p text:style-name="P20"><text:span text:style-name="T17">从</text:span><text:span text:style-name="T13">V$SYSSTAT</text:span><text:span text:style-name="T17">获取负载间档</text:span><text:span text:style-name="T13">(Load Profile)</text:span><text:span text:style-name="T17">数据</text:span></text:p>
      <text:p text:style-name="P20"><text:span text:style-name="T16">　　负载间档是监控系统吞吐量和负载变化的重要部分， 该部分提供如下每秒和每个事务的统计信息：</text:span><text:span text:style-name="T12">logons cumulative, parse count (total), parse count (hard), executes, physical reads, physical writes, block changes, and redo size.</text:span></text:p>
      <text:p text:style-name="P20"><text:span text:style-name="T16">　　被格式化的数据可检查</text:span><text:span text:style-name="T12">'rates'</text:span><text:span text:style-name="T16">是否过高，或用于对比其它基线 数据设置为识别</text:span><text:span text:style-name="T12">system profile</text:span><text:span text:style-name="T16">在期间如何变化。例如，计算每个事务中</text:span><text:span text:style-name="T12">block changes</text:span><text:span text:style-name="T16">可用如下公式：</text:span></text:p>
      <text:p text:style-name="P32">db block changes / ( user commits + user rollbacks )</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53">+c.</text:span><text:span text:style-name="T46">value</text:span><text:span text:style-name="T53">) </text:span></text:p>
      <text:p text:style-name="P43"><text:span text:style-name="T49">  </text:span><text:span text:style-name="T45">from</text:span><text:span text:style-name="T50"> </text:span><text:span text:style-name="T52">v$sysstat a,v$sysstat b,v$sysstat c </text:span></text:p>
      <text:p text:style-name="P43"><text:span text:style-name="T49">  </text:span><text:span text:style-name="T45">where</text:span><text:span text:style-name="T50"> </text:span><text:span text:style-name="T52">a.</text:span><text:span text:style-name="T45">name</text:span><text:span text:style-name="T52">=</text:span><text:span text:style-name="T57">'db block changes'</text:span><text:span text:style-name="T50"> </text:span><text:span text:style-name="T45">and</text:span></text:p>
      <text:p text:style-name="P43"><text:span text:style-name="T42">        </text:span><text:span text:style-name="T49"> </text:span><text:span text:style-name="T52">b.</text:span><text:span text:style-name="T45">name</text:span><text:span text:style-name="T52">=</text:span><text:span text:style-name="T57">'user commits'</text:span><text:span text:style-name="T50"> </text:span><text:span text:style-name="T45">and</text:span><text:span text:style-name="T43"> </text:span><text:span text:style-name="T52">c.</text:span><text:span text:style-name="T45">name</text:span><text:span text:style-name="T52">=</text:span><text:span text:style-name="T57">'user rollbacks'</text:span><text:span text:style-name="T52">;</text:span></text:p>
      <text:p text:style-name="P22">其它计算统计以衡量负载方式，如 下：</text:p>
      <text:p text:style-name="P20"><text:span text:style-name="T12">l</text:span><text:span text:style-name="T39">         </text:span><text:span text:style-name="T12">Blocks changed for each read</text:span><text:span text:style-name="T16">：这项显示出</text:span><text:span text:style-name="T12">block changes</text:span><text:span text:style-name="T16">在</text:span><text:span text:style-name="T12">block reads</text:span><text:span text:style-name="T16">中的比例。它将指出是否系统主要用于只读访问或是主要进行诸多数据操 作</text:span><text:span text:style-name="T12">(</text:span><text:span text:style-name="T16">如：</text:span><text:span text:style-name="T12">inserts/updates/deletes)</text:span></text:p>
      <text:p text:style-name="P20"><text:span text:style-name="T16">公式：</text:span><text:span text:style-name="T12">db block changes / session logical reads</text:span></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49"> </text:span></text:p>
      <text:p text:style-name="P43"><text:span text:style-name="T49">  </text:span><text:span text:style-name="T45">from</text:span><text:span text:style-name="T50"> </text:span><text:span text:style-name="T52">v$sysstat a,v$sysstat b </text:span></text:p>
      <text:p text:style-name="P43"><text:span text:style-name="T49">  </text:span><text:span text:style-name="T45">where</text:span><text:span text:style-name="T50"> </text:span><text:span text:style-name="T52">a.</text:span><text:span text:style-name="T45">name</text:span><text:span text:style-name="T52">=</text:span><text:span text:style-name="T57">'db block changes'</text:span><text:span text:style-name="T50"> </text:span><text:span text:style-name="T45">and</text:span><text:span text:style-name="T50"> </text:span></text:p>
      <text:p text:style-name="P43"><text:span text:style-name="T49">         </text:span><text:span text:style-name="T52">b.</text:span><text:span text:style-name="T45">name</text:span><text:span text:style-name="T52">=</text:span><text:span text:style-name="T57">'session logical reads'</text:span><text:span text:style-name="T50"> </text:span><text:span text:style-name="T52">;</text:span></text:p>
      <text:p text:style-name="P20"><text:span text:style-name="T12">l</text:span><text:span text:style-name="T39">         </text:span><text:span text:style-name="T12">Rows for each sort</text:span><text:span text:style-name="T16">：</text:span></text:p>
      <text:p text:style-name="P20"><text:span text:style-name="T16">公式：</text:span><text:span text:style-name="T12">sorts (rows) / ( sorts (memory) + sorts (disk) )</text:span></text:p>
      <text:p text:style-name="P22">执行：</text:p>
      <text:p text:style-name="P42"><text:span text:style-name="T46">select</text:span><text:span text:style-name="T49"> </text:span><text:span text:style-name="T53">a.</text:span><text:span text:style-name="T46">value</text:span><text:span text:style-name="T53">/(b.</text:span><text:span text:style-name="T46">value</text:span><text:span text:style-name="T53">+c.</text:span><text:span text:style-name="T46">value</text:span><text:span text:style-name="T53">) </text:span></text:p>
      <text:p text:style-name="P43"><text:span text:style-name="T49">  </text:span><text:span text:style-name="T45">from</text:span><text:span text:style-name="T50"> </text:span><text:span text:style-name="T52">v$sysstat a,v$sysstat b,v$sysstat c </text:span></text:p>
      <text:p text:style-name="P43"><text:span text:style-name="T49">  </text:span><text:span text:style-name="T45">where</text:span><text:span text:style-name="T50"> </text:span><text:span text:style-name="T52">a.</text:span><text:span text:style-name="T45">name</text:span><text:span text:style-name="T52">=</text:span><text:span text:style-name="T57">'sorts (rows)'</text:span><text:span text:style-name="T50"> </text:span><text:span text:style-name="T45">and</text:span><text:span text:style-name="T50"> </text:span></text:p>
      <text:p text:style-name="P43"><text:span text:style-name="T49">         </text:span><text:span text:style-name="T52">b.</text:span><text:span text:style-name="T45">name</text:span><text:span text:style-name="T52">=</text:span><text:span text:style-name="T57">'sorts (memory)'</text:span><text:span text:style-name="T50"> </text:span><text:span text:style-name="T45">and</text:span><text:span text:style-name="T43"> </text:span><text:span text:style-name="T52">c.</text:span><text:span text:style-name="T45">name</text:span><text:span text:style-name="T52">=</text:span><text:span text:style-name="T57">'sorts (disk)'</text:span><text:span text:style-name="T52">;</text:span></text:p>
      <text:p text:style-name="P43"><text:soft-page-break/> </text:p>
      <text:p text:style-name="P43"> </text:p>
      <text:p text:style-name="P29"><text:s/></text:p>
      <text:p text:style-name="P30"><text:span text:style-name="T34">第二篇</text:span><text:span text:style-name="T35">--v$sesstat  2007.5.25</text:span></text:p>
      <text:p text:style-name="P53"><text:span text:style-name="T18">　　按照</text:span><text:span text:style-name="T12">OracleOnlineBook</text:span><text:span text:style-name="T18">中的描述，</text:span><text:span text:style-name="T12">v$sesstat</text:span><text:span text:style-name="T18">存储</text:span><text:span text:style-name="T12">session</text:span><text:span text:style-name="T18">从</text:span><text:span text:style-name="T12">login</text:span><text:span text:style-name="T18">到</text:span><text:span text:style-name="T12">logout</text:span><text:span text:style-name="T18">的详细资源使用统计。</text:span></text:p>
      <text:p text:style-name="P25"><text:span text:style-name="T18">　　类似于</text:span><text:span text:style-name="T12">v$sysstat,</text:span><text:span text:style-name="T18">该视图存储下列类别的统计：</text:span></text:p>
      <text:p text:style-name="P69"><text:span text:style-name="T12">l</text:span><text:span text:style-name="T38">         </text:span><text:span text:style-name="T18">事件发生次数的统计，如用户提交数。</text:span></text:p>
      <text:p text:style-name="P69"><text:span text:style-name="T12">l</text:span><text:span text:style-name="T38">         </text:span><text:span text:style-name="T18">数据产生，存取或者操作的</text:span><text:span text:style-name="T12">total</text:span><text:span text:style-name="T18">列</text:span><text:span text:style-name="T12">(</text:span><text:span text:style-name="T18">如：</text:span><text:span text:style-name="T12">redo size)</text:span></text:p>
      <text:p text:style-name="P69"><text:span text:style-name="T12">l</text:span><text:span text:style-name="T38">         </text:span><text:span text:style-name="T18">执行操作所花费的时间累积，例如</text:span><text:span text:style-name="T12">session CPU</text:span><text:span text:style-name="T18">占用</text:span><text:span text:style-name="T12">(</text:span><text:span text:style-name="T18">如果</text:span><text:span text:style-name="T12">TIMED_STATISTICS</text:span><text:span text:style-name="T18">值 为</text:span><text:span text:style-name="T12">true)</text:span></text:p>
      <text:p text:style-name="P73">注意：</text:p>
      <text:p text:style-name="P72"><text:span text:style-name="T18">如果初始参数</text:span><text:span text:style-name="T12">STATISTICS_LEVEL</text:span><text:span text:style-name="T18">被设置为</text:span><text:span text:style-name="T12">TYPICAL</text:span><text:span text:style-name="T18">或</text:span><text:span text:style-name="T12">ALL</text:span><text:span text:style-name="T18">，时间统计被数据库自动收集如果</text:span><text:span text:style-name="T12">STATISTICS_LEVEL</text:span><text:span text:style-name="T18">被设置为</text:span><text:span text:style-name="T12">BASIC</text:span><text:span text:style-name="T18">，你必须设置</text:span><text:span text:style-name="T12">TIMED_STATISTICS</text:span><text:span text:style-name="T18">值为</text:span><text:span text:style-name="T12">TRUE</text:span><text:span text:style-name="T18">以打开收集功能。</text:span></text:p>
      <text:p text:style-name="P72"><text:span text:style-name="T18">如果你已设置了</text:span><text:span text:style-name="T12">DB_CACHE_ADVICE,TIMED_STATISTICS</text:span><text:span text:style-name="T18">或</text:span><text:span text:style-name="T12">TIMED_OS_STATISTICS</text:span><text:span text:style-name="T18">，或在初始参数文件或使用</text:span><text:span text:style-name="T12">ALTER_SYSTEM</text:span><text:span text:style-name="T18">或</text:span><text:span text:style-name="T12">ALTER </text:span><text:span text:style-name="T12">SESSION</text:span><text:span text:style-name="T18">，那么 你所设定的值的值将覆盖</text:span><text:span text:style-name="T12">STATISTICS_LEVEL</text:span><text:span text:style-name="T18">的值。</text:span></text:p>
      <text:p text:style-name="P25"><text:span text:style-name="T12">v$sysstat</text:span><text:span text:style-name="T18">和</text:span><text:span text:style-name="T12">v$sesstat</text:span><text:span text:style-name="T18">差别如下：</text:span></text:p>
      <text:p text:style-name="P69"><text:span text:style-name="T12">n</text:span><text:span text:style-name="T38">         </text:span><text:span text:style-name="T12">v$sesstat</text:span><text:span text:style-name="T18">只保存</text:span><text:span text:style-name="T12">session</text:span><text:span text:style-name="T18">数据，而</text:span><text:span text:style-name="T12">v$sysstat</text:span><text:span text:style-name="T18">则保存所有</text:span><text:span text:style-name="T12">sessions</text:span><text:span text:style-name="T18">的累积值。</text:span></text:p>
      <text:p text:style-name="P69"><text:span text:style-name="T12">n</text:span><text:span text:style-name="T38">         </text:span><text:span text:style-name="T12">v$sesstat</text:span><text:span text:style-name="T18">只是暂存数据，</text:span><text:span text:style-name="T12">session</text:span><text:span text:style-name="T18">退出后数据即清空。</text:span><text:span text:style-name="T12">v$sysstat</text:span><text:span text:style-name="T18">则是累积的，只有当实例被</text:span><text:span text:style-name="T12">shutdown</text:span><text:span text:style-name="T18">才会清空。</text:span></text:p>
      <text:p text:style-name="P69"><text:span text:style-name="T12">n</text:span><text:span text:style-name="T38">         </text:span><text:span text:style-name="T12">v$sesstat</text:span><text:span text:style-name="T18">不包括统计项名称，如果要获得统计项名称则必须与</text:span><text:span text:style-name="T12">v$sysstat</text:span><text:span text:style-name="T18">或</text:span><text:span text:style-name="T12">v$statname</text:span><text:span text:style-name="T18">连接查询获得。</text:span></text:p>
      <text:p text:style-name="P25"><text:span text:style-name="T12">v$sesstat</text:span><text:span text:style-name="T18">可被用于找出如下类型</text:span><text:span text:style-name="T12">session</text:span><text:span text:style-name="T18">：</text:span></text:p>
      <text:p text:style-name="P69"><text:span text:style-name="T12">n</text:span><text:span text:style-name="T38">         </text:span><text:span text:style-name="T18">高资源占用</text:span></text:p>
      <text:p text:style-name="P69"><text:span text:style-name="T12">n</text:span><text:span text:style-name="T38">         </text:span><text:span text:style-name="T18">高平均资源占用比</text:span><text:span text:style-name="T12">(</text:span><text:span text:style-name="T18">登陆后资源使用率</text:span><text:span text:style-name="T12">)</text:span></text:p>
      <text:p text:style-name="P69"><text:span text:style-name="T12">n</text:span><text:span text:style-name="T38">         </text:span><text:span text:style-name="T18">默认资源占用比</text:span><text:span text:style-name="T12">(</text:span><text:span text:style-name="T18">两快照之间</text:span><text:span text:style-name="T12">)</text:span></text:p>
      <text:p text:style-name="P25"><text:span text:style-name="T19">在</text:span><text:span text:style-name="T13">V$SESSTAT</text:span><text:span text:style-name="T19">中使用统计</text:span></text:p>
      <text:p text:style-name="P25"><text:span text:style-name="T18">　　多数</text:span><text:span text:style-name="T12">v$sesstat</text:span><text:span text:style-name="T18">中的统计参考是</text:span><text:span text:style-name="T12">v$sysstat</text:span><text:span text:style-name="T18">描述的子集，包括</text:span><text:span text:style-name="T12">session logical reads, CPU used by this session, db block changes, redo size, physical writes, parse count (hard), parse count (total), sorts (memory), and sorts (disk).</text:span></text:p>
      <text:p text:style-name="P25"><text:span text:style-name="T13">V$SESSTAT</text:span><text:span text:style-name="T19">常用列说明</text:span></text:p>
      <text:p text:style-name="P69"><text:span text:style-name="T12">n</text:span><text:span text:style-name="T38">         </text:span><text:span text:style-name="T12">SID</text:span><text:span text:style-name="T18">：</text:span><text:span text:style-name="T12">session</text:span><text:span text:style-name="T18">唯一</text:span><text:span text:style-name="T12">ID</text:span></text:p>
      <text:p text:style-name="P69"><text:span text:style-name="T12">n</text:span><text:span text:style-name="T38">         </text:span><text:span text:style-name="T12">STATISTIC#</text:span><text:span text:style-name="T18">：资源唯一</text:span><text:span text:style-name="T12">ID</text:span></text:p>
      <text:p text:style-name="P69"><text:soft-page-break/><text:span text:style-name="T12">n</text:span><text:span text:style-name="T38">         </text:span><text:span text:style-name="T12">VALUE</text:span><text:span text:style-name="T18">： 资源使用</text:span></text:p>
      <text:p text:style-name="P25"><text:span text:style-name="T19">示例</text:span><text:span text:style-name="T13">1</text:span><text:span text:style-name="T19">：下列找出当前</text:span><text:span text:style-name="T13">session</text:span><text:span text:style-name="T19">中最高的</text:span><text:span text:style-name="T13">logical</text:span><text:span text:style-name="T19">和</text:span><text:span text:style-name="T13">Physical I/O</text:span><text:span text:style-name="T19">比率</text:span><text:span text:style-name="T13">.</text:span></text:p>
      <text:p text:style-name="P25"><text:span text:style-name="T18">　　下列</text:span><text:span text:style-name="T12">SQL</text:span><text:span text:style-name="T18">语 句显示了所有连接到数据库的</text:span><text:span text:style-name="T12">session</text:span><text:span text:style-name="T18">逻辑、物理读比率</text:span><text:span text:style-name="T12">(</text:span><text:span text:style-name="T18">每秒</text:span><text:span text:style-name="T12">)</text:span><text:span text:style-name="T18">。</text:span><text:span text:style-name="T12">logical</text:span><text:span text:style-name="T18">和</text:span><text:span text:style-name="T12">physical I/O</text:span><text:span text:style-name="T18">比率是通过自登陆后的时间消耗计算得出。对于</text:span><text:span text:style-name="T12">sessions</text:span><text:span text:style-name="T18">连接到数据库这种长周期操作而言也许不够精确，不过做个示例却足够了。</text:span></text:p>
      <text:p text:style-name="P25"><text:span text:style-name="T18">先获得</text:span><text:span text:style-name="T12">session</text:span><text:span text:style-name="T18">逻辑读和物理读统 计项的</text:span><text:span text:style-name="T12">STATISTIC#</text:span><text:span text:style-name="T18">值：</text:span></text:p>
      <text:p text:style-name="P39"><text:span text:style-name="T41">SELECT</text:span> <text:span text:style-name="T41">name</text:span>, statistic# </text:p>
      <text:p text:style-name="P40">  <text:span text:style-name="T44">FROM</text:span><text:span text:style-name="T12"> V$STATNAME </text:span></text:p>
      <text:p text:style-name="P40"><text:span text:style-name="T41">  </text:span><text:span text:style-name="T44">WHERE</text:span><text:span text:style-name="T12"> </text:span><text:span text:style-name="T44">name</text:span><text:span text:style-name="T12"> </text:span><text:span text:style-name="T44">IN</text:span><text:span text:style-name="T12"> (</text:span><text:span text:style-name="T56">'session logical reads'</text:span><text:span text:style-name="T12">,</text:span><text:span text:style-name="T56">'physical reads'</text:span><text:span text:style-name="T12">) ;</text:span></text:p>
      <text:p text:style-name="P54">NAME                           STATISTIC#</text:p>
      <text:p text:style-name="P54">------------------------------ ----------</text:p>
      <text:p text:style-name="P54">session logical reads                   9</text:p>
      <text:p text:style-name="P54">physical reads                         40</text:p>
      <text:p text:style-name="P25"><text:span text:style-name="T18">通过上面获得的</text:span><text:span text:style-name="T12">STATISTIC#</text:span><text:span text:style-name="T18">值执行下列语句：</text:span></text:p>
      <text:p text:style-name="P33">SELECT ses.sid</text:p>
      <text:p text:style-name="P25">     <text:span text:style-name="T12">, DECODE(ses.action,NULL,'online','batch')          "User"</text:span></text:p>
      <text:p text:style-name="P25">     <text:span text:style-name="T12">, MAX(DECODE(sta.statistic#,9,sta.value,0))</text:span></text:p>
      <text:p text:style-name="P25">       <text:span text:style-name="T12">/greatest(3600*24*(sysdate-ses.logon_time),1)     "Log IO/s"</text:span></text:p>
      <text:p text:style-name="P25">     <text:span text:style-name="T12">, MAX(DECODE(sta.statistic#,40,sta.value,0))</text:span></text:p>
      <text:p text:style-name="P25">       <text:span text:style-name="T12">/greatest(3600*24*(sysdate-ses.logon_time),1)     "Phy IO/s"</text:span></text:p>
      <text:p text:style-name="P25">     <text:span text:style-name="T12">, 60*24*(sysdate-ses.logon_time)                    "Minutes"</text:span></text:p>
      <text:p text:style-name="P25"> <text:span text:style-name="T12">FROM V$SESSION ses</text:span></text:p>
      <text:p text:style-name="P25">    <text:span text:style-name="T12">, V$SESSTAT sta</text:span></text:p>
      <text:p text:style-name="P33">WHERE ses.status     = 'ACTIVE'</text:p>
      <text:p text:style-name="P25">  <text:span text:style-name="T12">AND sta.sid        = ses.sid</text:span></text:p>
      <text:p text:style-name="P25">  <text:span text:style-name="T12">AND sta.statistic# IN (9,40)</text:span></text:p>
      <text:p text:style-name="P33">GROUP BY ses.sid, ses.action, ses.logon_time</text:p>
      <text:p text:style-name="P33">ORDER BY</text:p>
      <text:p text:style-name="P25">        <text:span text:style-name="T12">SUM( DECODE(sta.statistic#,40,100*sta.value,sta.value) )</text:span></text:p>
      <text:p text:style-name="P25">      <text:span text:style-name="T12">/ greatest(3600*24*(sysdate-ses.logon_time),1)  DESC;</text:span></text:p>
      <text:p text:style-name="P25">  <text:span text:style-name="T12">SID User   Log IO/s Phy IO/s Minutes</text:span></text:p>
      <text:p text:style-name="P33">----- ------ -------- -------- -------</text:p>
      <text:p text:style-name="P25"> <text:span text:style-name="T12">1951 batch       291    257.3       1</text:span></text:p>
      <text:p text:style-name="P25">  <text:span text:style-name="T12">470 online    6,161     62.9       0</text:span></text:p>
      <text:p text:style-name="P25"><text:soft-page-break/>  <text:span text:style-name="T12">730 batch     7,568     43.2     197</text:span></text:p>
      <text:p text:style-name="P25"> <text:span text:style-name="T12">2153 online    1,482     98.9      10</text:span></text:p>
      <text:p text:style-name="P25"> <text:span text:style-name="T12">2386 batch     7,620     35.6      35</text:span></text:p>
      <text:p text:style-name="P25"> <text:span text:style-name="T12">1815 batch     7,503     35.5      26</text:span></text:p>
      <text:p text:style-name="P25"> <text:span text:style-name="T12">1965 online    4,879     42.9      19</text:span></text:p>
      <text:p text:style-name="P25"> <text:span text:style-name="T12">1668 online    4,318     44.5       1</text:span></text:p>
      <text:p text:style-name="P25"> <text:span text:style-name="T12">1142 online      955     69.2      35</text:span></text:p>
      <text:p text:style-name="P25"> <text:span text:style-name="T12">1855 batch       573     70.5       8</text:span></text:p>
      <text:p text:style-name="P25"> <text:span text:style-name="T12">1971 online    1,138     56.6       1</text:span></text:p>
      <text:p text:style-name="P25"> <text:span text:style-name="T12">1323 online    3,263     32.4       5</text:span></text:p>
      <text:p text:style-name="P25"> <text:span text:style-name="T12">1479 batch     2,857     35.1       3</text:span></text:p>
      <text:p text:style-name="P25">  <text:span text:style-name="T12">421 online    1,322     46.8      15</text:span></text:p>
      <text:p text:style-name="P25"> <text:span text:style-name="T12">2405 online      258     50.4       8</text:span></text:p>
      <text:p text:style-name="P25"><text:span text:style-name="T19">示例</text:span><text:span text:style-name="T13">2</text:span><text:span text:style-name="T19">：又例如通过</text:span><text:span text:style-name="T13">v$sesstat</text:span><text:span text:style-name="T19">和</text:span><text:span text:style-name="T13">v$statname</text:span><text:span text:style-name="T19">连接查询某个</text:span><text:span text:style-name="T13">SID</text:span><text:span text:style-name="T19">各项信息。</text:span></text:p>
      <text:p text:style-name="P39"><text:span text:style-name="T41">select</text:span> a.*,b.<text:span text:style-name="T41">name</text:span> </text:p>
      <text:p text:style-name="P40">  <text:span text:style-name="T44">from</text:span><text:span text:style-name="T12"> v$sesstat a,v$statname b </text:span></text:p>
      <text:p text:style-name="P40">  <text:span text:style-name="T44">where</text:span><text:span text:style-name="T12"> a.sid=</text:span><text:span text:style-name="T56">10</text:span><text:span text:style-name="T12"> </text:span><text:span text:style-name="T44">and</text:span><text:span text:style-name="T12"> a.statistic#=b.statistic#;</text:span></text:p>
      <text:p text:style-name="P29"><text:s/></text:p>
      <text:p text:style-name="P30"><text:span text:style-name="T34">第三篇</text:span><text:span text:style-name="T35">-(1)-v$sql  2007.5.25</text:span></text:p>
      <text:p text:style-name="P57"><text:span text:style-name="T12">V$SQL</text:span><text:span text:style-name="T18">中存储具体的</text:span><text:span text:style-name="T12">SQL</text:span><text:span text:style-name="T18">语 句。</text:span></text:p>
      <text:p text:style-name="P25"><text:span text:style-name="T18">　　一条语句可以映射多个</text:span><text:span text:style-name="T12">cursor,</text:span><text:span text:style-name="T18">因为对象所指的</text:span><text:span text:style-name="T12">cursor</text:span><text:span text:style-name="T18">可以有不同用户</text:span><text:span text:style-name="T12">(</text:span><text:span text:style-name="T18">如例</text:span><text:span text:style-name="T12">1)</text:span><text:span text:style-name="T18">。如果有多个</text:span><text:span text:style-name="T12">cursor(</text:span><text:span text:style-name="T18">子游标</text:span><text:span text:style-name="T12">)</text:span><text:span text:style-name="T18">存在，在</text:span><text:span text:style-name="T12">V$SQLAREA</text:span><text:span text:style-name="T18">为所有</text:span><text:span text:style-name="T12">cursor</text:span><text:span text:style-name="T18">提供集合信息。</text:span></text:p>
      <text:p text:style-name="P64"><text:span text:style-name="T19">例</text:span><text:span text:style-name="T13">1</text:span><text:span text:style-name="T19">：</text:span></text:p>
      <text:p text:style-name="P64"><text:span text:style-name="T18">这里介绍以下</text:span><text:span text:style-name="T12">child cursor </text:span></text:p>
      <text:p text:style-name="P66">user A: select * from tbl </text:p>
      <text:p text:style-name="P66">user B: select * from tbl </text:p>
      <text:p text:style-name="P65">大家认为这两条语句是不是一样的啊，可能会有很多人会说是一样的，但我告诉你不一定，那为什么呢？ </text:p>
      <text:p text:style-name="P64"><text:span text:style-name="T18">这个</text:span><text:span text:style-name="T12">tblA</text:span><text:span text:style-name="T18">看起来是一样的，但是不一 定哦，一个是</text:span><text:span text:style-name="T12">A</text:span><text:span text:style-name="T18">用户的</text:span><text:span text:style-name="T12">, </text:span><text:span text:style-name="T18">一个是</text:span><text:span text:style-name="T12">B</text:span><text:span text:style-name="T18">用户的，这时他们的执行计划分析代码差别可能就大了哦，改下写法大家就明白了</text:span><text:span text:style-name="T12">: </text:span></text:p>
      <text:p text:style-name="P66">select * from A.tbl</text:p>
      <text:p text:style-name="P66">select * from B.tbl </text:p>
      <text:p text:style-name="P25"><text:span text:style-name="T18">　　在个别</text:span><text:span text:style-name="T12">cursor</text:span><text:span text:style-name="T18">上，</text:span><text:span text:style-name="T12">v$sql</text:span><text:span text:style-name="T18">可被使用。该视图包含</text:span><text:span text:style-name="T12">cursor</text:span><text:span text:style-name="T18">级别资料。当试图定位</text:span><text:span text:style-name="T12">session</text:span><text:span text:style-name="T18">或用户以分析</text:span><text:span text:style-name="T12">cursor</text:span><text:span text:style-name="T18">时被使用。</text:span></text:p>
      <text:p text:style-name="P25"><text:span text:style-name="T18">　　</text:span><text:span text:style-name="T12">PLAN_HASH_VALUE</text:span><text:span text:style-name="T18">列 存储的是数值表示的</text:span><text:span text:style-name="T12">cursor</text:span><text:span text:style-name="T18">执行计划。可被用来对比执行计</text:span><text:soft-page-break/><text:span text:style-name="T18">划。</text:span><text:span text:style-name="T12">PLAN_HASH_VALUE</text:span><text:span text:style-name="T18">让你不必一行一行对比即可轻松鉴别两条执行计划是否相同。</text:span></text:p>
      <text:p text:style-name="P25"><text:span text:style-name="T13">V$SQL</text:span><text:span text:style-name="T19">中的列说明：</text:span></text:p>
      <text:p text:style-name="P69"><text:span text:style-name="T12">l</text:span><text:span text:style-name="T38">         </text:span><text:span text:style-name="T12">SQL_TEXT</text:span><text:span text:style-name="T18">：</text:span><text:span text:style-name="T12">SQL</text:span><text:span text:style-name="T18">文本的前</text:span><text:span text:style-name="T12">1000</text:span><text:span text:style-name="T18">个 字符</text:span></text:p>
      <text:p text:style-name="P69"><text:span text:style-name="T12">l</text:span><text:span text:style-name="T38">         </text:span><text:span text:style-name="T12">SHARABLE_MEM</text:span><text:span text:style-name="T18">：占用的共享内存大小</text:span><text:span text:style-name="T12">(</text:span><text:span text:style-name="T18">单位：</text:span><text:span text:style-name="T12">byte)</text:span></text:p>
      <text:p text:style-name="P69"><text:span text:style-name="T12">l</text:span><text:span text:style-name="T38">         </text:span><text:span text:style-name="T12">PERSISTENT_MEM</text:span><text:span text:style-name="T18">：生命期内的固定内存大小</text:span><text:span text:style-name="T12">(</text:span><text:span text:style-name="T18">单位：</text:span><text:span text:style-name="T12">byte)</text:span></text:p>
      <text:p text:style-name="P69"><text:span text:style-name="T12">l</text:span><text:span text:style-name="T38">         </text:span><text:span text:style-name="T12">RUNTIME_MEM</text:span><text:span text:style-name="T18">：执行期内的固定内存大小</text:span></text:p>
      <text:p text:style-name="P69"><text:span text:style-name="T12">l</text:span><text:span text:style-name="T38">         </text:span><text:span text:style-name="T12">SORTS</text:span><text:span text:style-name="T18">： 完成的排序数</text:span></text:p>
      <text:p text:style-name="P69"><text:span text:style-name="T12">l</text:span><text:span text:style-name="T38">         </text:span><text:span text:style-name="T12">LOADED_VERSIONS</text:span><text:span text:style-name="T18">：显示上下文堆是否载入，</text:span><text:span text:style-name="T12">1</text:span><text:span text:style-name="T18">是</text:span><text:span text:style-name="T12">0</text:span><text:span text:style-name="T18">否</text:span></text:p>
      <text:p text:style-name="P69"><text:span text:style-name="T12">l</text:span><text:span text:style-name="T38">         </text:span><text:span text:style-name="T12">OPEN_VERSIONS</text:span><text:span text:style-name="T18">：显示子游标是否被锁，</text:span><text:span text:style-name="T12">1</text:span><text:span text:style-name="T18">是</text:span><text:span text:style-name="T12">0</text:span><text:span text:style-name="T18">否</text:span></text:p>
      <text:p text:style-name="P69"><text:span text:style-name="T12">l</text:span><text:span text:style-name="T38">         </text:span><text:span text:style-name="T12">USERS_OPENING</text:span><text:span text:style-name="T18">：执行语句的用户数</text:span></text:p>
      <text:p text:style-name="P69"><text:span text:style-name="T12">l</text:span><text:span text:style-name="T38">         </text:span><text:span text:style-name="T12">FETCHES</text:span><text:span text:style-name="T18">：</text:span><text:span text:style-name="T12">SQL</text:span><text:span text:style-name="T18">语句的</text:span><text:span text:style-name="T12">fetch</text:span><text:span text:style-name="T18">数。</text:span></text:p>
      <text:p text:style-name="P69"><text:span text:style-name="T12">l</text:span><text:span text:style-name="T38">         </text:span><text:span text:style-name="T12">EXECUTIONS</text:span><text:span text:style-name="T18">：自它被载入缓存库后的执行次数</text:span></text:p>
      <text:p text:style-name="P69"><text:span text:style-name="T12">l</text:span><text:span text:style-name="T38">         </text:span><text:span text:style-name="T12">USERS_EXECUTING</text:span><text:span text:style-name="T18">：执行语句的用户数</text:span></text:p>
      <text:p text:style-name="P69"><text:span text:style-name="T12">l</text:span><text:span text:style-name="T38">         </text:span><text:span text:style-name="T12">LOADS</text:span><text:span text:style-name="T18">： 对象被载入过的次数</text:span></text:p>
      <text:p text:style-name="P69"><text:span text:style-name="T12">l</text:span><text:span text:style-name="T38">         </text:span><text:span text:style-name="T12">FIRST_LOAD_TIME</text:span><text:span text:style-name="T18">：初次载入时间</text:span></text:p>
      <text:p text:style-name="P69"><text:span text:style-name="T12">l</text:span><text:span text:style-name="T38">         </text:span><text:span text:style-name="T12">INVALIDATIONS</text:span><text:span text:style-name="T18">：无效的次数</text:span></text:p>
      <text:p text:style-name="P69"><text:span text:style-name="T12">l</text:span><text:span text:style-name="T38">         </text:span><text:span text:style-name="T12">PARSE_CALLS</text:span><text:span text:style-name="T18">：解析调用次数</text:span></text:p>
      <text:p text:style-name="P69"><text:span text:style-name="T12">l</text:span><text:span text:style-name="T38">         </text:span><text:span text:style-name="T12">DISK_READS</text:span><text:span text:style-name="T18">：读磁盘次数</text:span></text:p>
      <text:p text:style-name="P69"><text:span text:style-name="T12">l</text:span><text:span text:style-name="T38">         </text:span><text:span text:style-name="T12">BUFFER_GETS</text:span><text:span text:style-name="T18">：读缓存区次数</text:span></text:p>
      <text:p text:style-name="P69"><text:span text:style-name="T12">l</text:span><text:span text:style-name="T38">         </text:span><text:span text:style-name="T12">ROWS_PROCESSED</text:span><text:span text:style-name="T18">：解析</text:span><text:span text:style-name="T12">SQL</text:span><text:span text:style-name="T18">语句返回的总列数</text:span></text:p>
      <text:p text:style-name="P69"><text:span text:style-name="T12">l</text:span><text:span text:style-name="T38">         </text:span><text:span text:style-name="T12">COMMAND_TYPE</text:span><text:span text:style-name="T18">：命令类型代号</text:span></text:p>
      <text:p text:style-name="P69"><text:span text:style-name="T12">l</text:span><text:span text:style-name="T38">         </text:span><text:span text:style-name="T12">OPTIMIZER_MODE</text:span><text:span text:style-name="T18">：</text:span><text:span text:style-name="T12">SQL</text:span><text:span text:style-name="T18">语句的优化器模型</text:span></text:p>
      <text:p text:style-name="P69"><text:span text:style-name="T12">l</text:span><text:span text:style-name="T38">         </text:span><text:span text:style-name="T12">OPTIMIZER_COST</text:span><text:span text:style-name="T18">：优化器给出的本次查询成本</text:span></text:p>
      <text:p text:style-name="P69"><text:span text:style-name="T12">l</text:span><text:span text:style-name="T38">         </text:span><text:span text:style-name="T12">PARSING_USER_ID</text:span><text:span text:style-name="T18">：第一个解析的用户</text:span><text:span text:style-name="T12">ID</text:span></text:p>
      <text:p text:style-name="P69"><text:span text:style-name="T12">l</text:span><text:span text:style-name="T38">         </text:span><text:span text:style-name="T12">PARSING_SCHEMA_ID</text:span><text:span text:style-name="T18">：第一个解析的计划</text:span><text:span text:style-name="T12">ID</text:span></text:p>
      <text:p text:style-name="P69"><text:span text:style-name="T12">l</text:span><text:span text:style-name="T38">         </text:span><text:span text:style-name="T12">KEPT_VERSIONS</text:span><text:span text:style-name="T18">：指出是否当前子游标被使用</text:span><text:span text:style-name="T12">DBMS_SHARED_POOL</text:span><text:span text:style-name="T18">包标记为常驻内存</text:span></text:p>
      <text:p text:style-name="P69"><text:span text:style-name="T12">l</text:span><text:span text:style-name="T38">         </text:span><text:span text:style-name="T12">ADDRESS</text:span><text:span text:style-name="T18">：当前游标父句柄地址</text:span></text:p>
      <text:p text:style-name="P69"><text:span text:style-name="T12">l</text:span><text:span text:style-name="T38">         </text:span><text:span text:style-name="T12">TYPE_CHK_HEAP</text:span><text:span text:style-name="T18">：当前堆类型检查说明</text:span></text:p>
      <text:p text:style-name="P69"><text:span text:style-name="T12">l</text:span><text:span text:style-name="T38">         </text:span><text:span text:style-name="T12">HASH_VALUE</text:span><text:span text:style-name="T18">：缓存库中父语句的</text:span><text:span text:style-name="T12">Hash</text:span><text:span text:style-name="T18">值</text:span></text:p>
      <text:p text:style-name="P69"><text:span text:style-name="T12">l</text:span><text:span text:style-name="T38">         </text:span><text:span text:style-name="T12">PLAN_HASH_VALUE</text:span><text:span text:style-name="T18">：数值表示的执行计划。</text:span></text:p>
      <text:p text:style-name="P69"><text:span text:style-name="T12">l</text:span><text:span text:style-name="T38">         </text:span><text:span text:style-name="T12">CHILD_NUMBER</text:span><text:span text:style-name="T18">：子游标数量</text:span></text:p>
      <text:p text:style-name="P69"><text:span text:style-name="T12">l</text:span><text:span text:style-name="T38">         </text:span><text:span text:style-name="T12">MODULE</text:span><text:span text:style-name="T18">：在第一次解析这条语句是通过调用</text:span><text:span text:style-name="T12">DBMS_APPLICATION_INFO.SET_MODULE</text:span><text:span text:style-name="T18">设置的模块名称。</text:span></text:p>
      <text:p text:style-name="P69"><text:span text:style-name="T12">l</text:span><text:span text:style-name="T38">         </text:span><text:span text:style-name="T12">ACTION</text:span><text:span text:style-name="T18">：在第一次解析这条语句是通过调用</text:span><text:span text:style-name="T12">DBMS_APPLICATION_INFO.SET_ACTION</text:span><text:span text:style-name="T18">设置的动作名称。</text:span></text:p>
      <text:p text:style-name="P69"><text:soft-page-break/><text:span text:style-name="T12">l</text:span><text:span text:style-name="T38">         </text:span><text:span text:style-name="T12">SERIALIZABLE_ABORTS</text:span><text:span text:style-name="T18">：事务未能序列化次数</text:span></text:p>
      <text:p text:style-name="P69"><text:span text:style-name="T12">l</text:span><text:span text:style-name="T38">         </text:span><text:span text:style-name="T12">OUTLINE_CATEGORY</text:span><text:span text:style-name="T18">：如果</text:span><text:span text:style-name="T12">outline</text:span><text:span text:style-name="T18">在解释</text:span><text:span text:style-name="T12">cursor</text:span><text:span text:style-name="T18">期间被应用，那么本列将显示出</text:span><text:span text:style-name="T12">outline</text:span><text:span text:style-name="T18">各类，否则本列为空</text:span></text:p>
      <text:p text:style-name="P69"><text:span text:style-name="T12">l</text:span><text:span text:style-name="T38">         </text:span><text:span text:style-name="T12">CPU_TIME</text:span><text:span text:style-name="T18">：解析</text:span><text:span text:style-name="T12">/</text:span><text:span text:style-name="T18">执行</text:span><text:span text:style-name="T12">/</text:span><text:span text:style-name="T18">取得等</text:span><text:span text:style-name="T12">CPU</text:span><text:span text:style-name="T18">使用时间</text:span><text:span text:style-name="T12">(</text:span><text:span text:style-name="T18">单位，毫秒</text:span><text:span text:style-name="T12">)</text:span></text:p>
      <text:p text:style-name="P69"><text:span text:style-name="T12">l</text:span><text:span text:style-name="T38">         </text:span><text:span text:style-name="T12">ELAPSED_TIME</text:span><text:span text:style-name="T18">：解析</text:span><text:span text:style-name="T12">/</text:span><text:span text:style-name="T18">执行</text:span><text:span text:style-name="T12">/</text:span><text:span text:style-name="T18">取得等消耗时间</text:span><text:span text:style-name="T12">(</text:span><text:span text:style-name="T18">单位， 毫秒</text:span><text:span text:style-name="T12">)</text:span></text:p>
      <text:p text:style-name="P69"><text:span text:style-name="T12">l</text:span><text:span text:style-name="T38">         </text:span><text:span text:style-name="T12">OUTLINE_SID</text:span><text:span text:style-name="T18">：</text:span><text:span text:style-name="T12">outline session</text:span><text:span text:style-name="T18">标 识</text:span></text:p>
      <text:p text:style-name="P69"><text:span text:style-name="T12">l</text:span><text:span text:style-name="T38">         </text:span><text:span text:style-name="T12">CHILD_ADDRESS</text:span><text:span text:style-name="T18">：子游标地址</text:span></text:p>
      <text:p text:style-name="P69"><text:span text:style-name="T12">l</text:span><text:span text:style-name="T38">         </text:span><text:span text:style-name="T12">SQLTYPE</text:span><text:span text:style-name="T18">：指出当前语句使用的</text:span><text:span text:style-name="T12">SQL</text:span><text:span text:style-name="T18">语言版本</text:span></text:p>
      <text:p text:style-name="P69"><text:span text:style-name="T12">l</text:span><text:span text:style-name="T38">         </text:span><text:span text:style-name="T12">REMOTE</text:span><text:span text:style-name="T18">：指出是否游标是一个远程映象</text:span><text:span text:style-name="T12">(Y/N)</text:span></text:p>
      <text:p text:style-name="P69"><text:span text:style-name="T12">l</text:span><text:span text:style-name="T38">         </text:span><text:span text:style-name="T12">OBJECT_STATUS</text:span><text:span text:style-name="T18">：对象状态</text:span><text:span text:style-name="T12">(VALID or INVALID)</text:span></text:p>
      <text:p text:style-name="P69"><text:span text:style-name="T12">l</text:span><text:span text:style-name="T38">         </text:span><text:span text:style-name="T12">IS_OBSOLETE</text:span><text:span text:style-name="T18">：当子游标的数量太多的时候，指出游标是否被废弃</text:span><text:span text:style-name="T12">(Y/N)</text:span></text:p>
      <text:p text:style-name="P30"><text:span text:style-name="T34">第三篇</text:span><text:span text:style-name="T35">-(2)-V$SQL_PLAN  2007.5.28</text:span></text:p>
      <text:p text:style-name="P25"><text:span text:style-name="T18">　　本视图提供了一种方式检查那些执行过的并且仍在缓存中的</text:span><text:span text:style-name="T12">cursor</text:span><text:span text:style-name="T18">的执行计划。</text:span></text:p>
      <text:p text:style-name="P25"><text:span text:style-name="T18">　　通常，本视图提供的信息与打印出的</text:span><text:span text:style-name="T12">EXPLAIN PLAN</text:span><text:span text:style-name="T18">非常相似，不过，</text:span><text:span text:style-name="T12">EXPLAIN PLAN</text:span><text:span text:style-name="T18">显示的是理论上的计划，并不一定在执行的时候就会被使用，但</text:span><text:span text:style-name="T12">V$SQL_PLAN</text:span><text:span text:style-name="T18">中包括的是实际被使用的计划。获自</text:span><text:span text:style-name="T12">EXPLAIN PLAN</text:span><text:span text:style-name="T18">语句的执行计划跟具体执行的计划可以不同，因为</text:span><text:span text:style-name="T12">cursor</text:span><text:span text:style-name="T18">可能被不同的</text:span><text:span text:style-name="T12">session</text:span><text:span text:style-name="T18">参数值编译</text:span><text:span text:style-name="T12">(</text:span><text:span text:style-name="T18">如，</text:span><text:span text:style-name="T12">HASH_AREA_SIZE)</text:span><text:span text:style-name="T18">。</text:span></text:p>
      <text:p text:style-name="P25"><text:span text:style-name="T13">V$SQL_PLAN</text:span><text:span text:style-name="T19">中数据可以：</text:span></text:p>
      <text:p text:style-name="P69"><text:span text:style-name="T12">l</text:span><text:span text:style-name="T38">         </text:span><text:span text:style-name="T18">确认当前的执行计划</text:span></text:p>
      <text:p text:style-name="P69"><text:span text:style-name="T12">l</text:span><text:span text:style-name="T38">         </text:span><text:span text:style-name="T18">鉴别创建表索引效果</text:span></text:p>
      <text:p text:style-name="P69"><text:span text:style-name="T12">l</text:span><text:span text:style-name="T38">         </text:span><text:span text:style-name="T18">寻找</text:span><text:span text:style-name="T12">cursor</text:span><text:span text:style-name="T18">包括的存取路径</text:span><text:span text:style-name="T12">(</text:span><text:span text:style-name="T18">例如， 全表查询或范围索引查询</text:span><text:span text:style-name="T12">)</text:span></text:p>
      <text:p text:style-name="P69"><text:span text:style-name="T12">l</text:span><text:span text:style-name="T38">         </text:span><text:span text:style-name="T18">鉴别索引的选择是否最优</text:span></text:p>
      <text:p text:style-name="P69"><text:span text:style-name="T12">l</text:span><text:span text:style-name="T38">         </text:span><text:span text:style-name="T18">决定是否最优化选择的详细执行计划</text:span><text:span text:style-name="T12">(</text:span><text:span text:style-name="T18">如，</text:span><text:span text:style-name="T12">nested loops join)</text:span><text:span text:style-name="T18">如开发者所愿。</text:span></text:p>
      <text:p text:style-name="P27">　　本视图同时也可被用于当成一种关键机制在计划对比 中。计划对比通常用于下列各项发生改变时：</text:p>
      <text:p text:style-name="P69"><text:span text:style-name="T12">l</text:span><text:span text:style-name="T38">         </text:span><text:span text:style-name="T18">删除和新建索引</text:span></text:p>
      <text:p text:style-name="P69"><text:span text:style-name="T12">l</text:span><text:span text:style-name="T38">         </text:span><text:span text:style-name="T18">在数据库对象上执行分析语句</text:span></text:p>
      <text:p text:style-name="P69"><text:span text:style-name="T12">l</text:span><text:span text:style-name="T38">         </text:span><text:span text:style-name="T18">修改初始参数值</text:span></text:p>
      <text:p text:style-name="P69"><text:span text:style-name="T12">l</text:span><text:span text:style-name="T38">         </text:span><text:span text:style-name="T18">从</text:span><text:span text:style-name="T12">rule-based</text:span><text:span text:style-name="T18">切换至</text:span><text:span text:style-name="T12">cost-based</text:span><text:span text:style-name="T18">优化方式</text:span></text:p>
      <text:p text:style-name="P69"><text:span text:style-name="T12">l</text:span><text:span text:style-name="T38">         </text:span><text:span text:style-name="T18">升级应用程序或数据库到新版本之后</text:span></text:p>
      <text:p text:style-name="P25"><text:span text:style-name="T18">　　如果之前的计划仍然在</text:span><text:span text:style-name="T12">(</text:span><text:span text:style-name="T18">例如， 从</text:span><text:span text:style-name="T12">V$SQL_PLAN</text:span><text:span text:style-name="T18">选择出记录并保存到</text:span><text:span text:style-name="T12">oracle</text:span><text:span text:style-name="T18">表中供参考</text:span><text:span text:style-name="T12">)</text:span><text:span text:style-name="T18">，那么就有可能去鉴别一条</text:span><text:span text:style-name="T12">SQL</text:span><text:span text:style-name="T18">语 句在执行计划改变后性能方面有什么变化。</text:span></text:p>
      <text:p text:style-name="P45">注意：</text:p>
      <text:p text:style-name="P44"><text:span text:style-name="T12">Oracle</text:span><text:span text:style-name="T18">公司强烈推荐你使用</text:span><text:span text:style-name="T12">DBMS_STATS</text:span><text:span text:style-name="T18">包而非</text:span><text:span text:style-name="T12">ANALYZE</text:span><text:span text:style-name="T18">收集优化统计。该 包可以让你平行地搜集统计项，收集分区对象</text:span><text:span text:style-name="T12">(partitioned objects)</text:span><text:span text:style-name="T18">的 全集统计，并且通过其它方式更</text:span><text:soft-page-break/><text:span text:style-name="T18">好的调整你的统计收集方式。此处，</text:span><text:span text:style-name="T12">cost-based</text:span><text:span text:style-name="T18">优化器将最终使用被</text:span><text:span text:style-name="T12">DBMS_STATS</text:span><text:span text:style-name="T18">收集的统计项。浏览</text:span><text:span text:style-name="T12">Oracle9i Supplied PL/SQL</text:span><text:span text:style-name="T18">包和类型参考以获得关于此包的更多信息。</text:span></text:p>
      <text:p text:style-name="P44"><text:span text:style-name="T18">不过，你必 须使用</text:span><text:span text:style-name="T12">ANALYZE</text:span><text:span text:style-name="T18">语句而非</text:span><text:span text:style-name="T12">DBMS_STATS</text:span><text:span text:style-name="T18">进行统计收集，不涉及</text:span><text:span text:style-name="T12">cost-based</text:span><text:span text:style-name="T18">优化器，就像：</text:span></text:p>
      <text:p text:style-name="P64"><text:span text:style-name="T12">·</text:span><text:span text:style-name="T18">使用</text:span><text:span text:style-name="T12">VALIDATE</text:span><text:span text:style-name="T18">或</text:span><text:span text:style-name="T12">LIST CHAINED ROWS</text:span><text:span text:style-name="T18">子句</text:span></text:p>
      <text:p text:style-name="P64"><text:span text:style-name="T12">·</text:span><text:span text:style-name="T18">在</text:span><text:span text:style-name="T12">freelist blocks</text:span><text:span text:style-name="T18">上 收集信息。</text:span></text:p>
      <text:p text:style-name="P25"><text:span text:style-name="T13">V$SQL_PLAN</text:span><text:span text:style-name="T19">中的常用列：</text:span></text:p>
      <text:p text:style-name="P25"><text:span text:style-name="T18">除了一些新加列，本视图几乎包括所有的</text:span><text:span text:style-name="T12">PLAN_TABLE</text:span><text:span text:style-name="T18">列，那些同样存在于</text:span><text:span text:style-name="T12">PLAN_TABLE</text:span><text:span text:style-name="T18">中的列拥有相同的值：</text:span></text:p>
      <text:p text:style-name="P69"><text:span text:style-name="T12">l</text:span><text:span text:style-name="T38">         </text:span><text:span text:style-name="T12">ADDRESS</text:span><text:span text:style-name="T18">：当前</text:span><text:span text:style-name="T12">cursor</text:span><text:span text:style-name="T18">父句柄位置</text:span></text:p>
      <text:p text:style-name="P69"><text:span text:style-name="T12">l</text:span><text:span text:style-name="T38">         </text:span><text:span text:style-name="T12">HASH_VALUE</text:span><text:span text:style-name="T18">：在</text:span><text:span text:style-name="T12">library cache</text:span><text:span text:style-name="T18">中父语句的</text:span><text:span text:style-name="T12">HASH</text:span><text:span text:style-name="T18">值。</text:span></text:p>
      <text:p text:style-name="P25"><text:span text:style-name="T12">ADDRESS</text:span><text:span text:style-name="T18">和</text:span><text:span text:style-name="T12">HASH_VALUE</text:span><text:span text:style-name="T18">这两列可以被 用于连接</text:span><text:span text:style-name="T12">v$sqlarea</text:span><text:span text:style-name="T18">查询 </text:span><text:span text:style-name="T12">cursor-specific </text:span><text:span text:style-name="T18">信 息。</text:span></text:p>
      <text:p text:style-name="P57"><text:span text:style-name="T12">l</text:span><text:span text:style-name="T38">         </text:span><text:span text:style-name="T12">CHILD_NUMBER</text:span><text:span text:style-name="T18">：使用这个执行计 划的子</text:span><text:span text:style-name="T12">cursor</text:span><text:span text:style-name="T18">数</text:span></text:p>
      <text:p text:style-name="P25"><text:span text:style-name="T18">列</text:span><text:span text:style-name="T12">ADDRESS,HASH_VALUE</text:span><text:span text:style-name="T18">以及</text:span><text:span text:style-name="T12">CHILD_NUMBER</text:span><text:span text:style-name="T18">可被用于连接</text:span><text:span text:style-name="T12">v$sql</text:span><text:span text:style-name="T18">查 询子</text:span><text:span text:style-name="T12">cursor</text:span><text:span text:style-name="T18">信息。</text:span></text:p>
      <text:p text:style-name="P69"><text:span text:style-name="T12">l</text:span><text:span text:style-name="T38">         </text:span><text:span text:style-name="T12">OPERATION: </text:span><text:span text:style-name="T18">在各步骤执行内部操作的名称，例如：</text:span><text:span text:style-name="T12">TABLE ACCESS</text:span></text:p>
      <text:p text:style-name="P69"><text:span text:style-name="T12">l</text:span><text:span text:style-name="T38">         </text:span><text:span text:style-name="T12">OPTIONS: </text:span><text:span text:style-name="T18">描述列</text:span><text:span text:style-name="T12">OPERATION</text:span><text:span text:style-name="T18">在操作上的变种，例如：</text:span><text:span text:style-name="T12">FULL</text:span></text:p>
      <text:p text:style-name="P69"><text:span text:style-name="T12">l</text:span><text:span text:style-name="T38">         </text:span><text:span text:style-name="T12">OBJECT_NODE: </text:span><text:span text:style-name="T18">用于访问对象的数据库链接</text:span><text:span text:style-name="T12">database link </text:span><text:span text:style-name="T18">的名称对于使用并行执行的本地查询该列能够描述操作中输出的次序。</text:span></text:p>
      <text:p text:style-name="P69"><text:span text:style-name="T12">l</text:span><text:span text:style-name="T38">         </text:span><text:span text:style-name="T12">OBJECT#: </text:span><text:span text:style-name="T18">表或索引对象数量</text:span></text:p>
      <text:p text:style-name="P69"><text:span text:style-name="T12">l</text:span><text:span text:style-name="T38">         </text:span><text:span text:style-name="T12">OBJECT_OWNER: </text:span><text:span text:style-name="T18">对于包含有表或索引的架构</text:span><text:span text:style-name="T12">schema </text:span><text:span text:style-name="T18">给出其所有者的名称</text:span></text:p>
      <text:p text:style-name="P69"><text:span text:style-name="T12">l</text:span><text:span text:style-name="T38">         </text:span><text:span text:style-name="T12">OBJECT_NAME: </text:span><text:span text:style-name="T18">表或索引名</text:span></text:p>
      <text:p text:style-name="P69"><text:span text:style-name="T12">l</text:span><text:span text:style-name="T38">         </text:span><text:span text:style-name="T12">OPTIMIZER: </text:span><text:span text:style-name="T18">执行计划中首列的默认优化模式；例如，</text:span><text:span text:style-name="T12">CHOOSE</text:span><text:span text:style-name="T18">。比如业务是个存储数据库，它将告知是否对象是最优化的。</text:span></text:p>
      <text:p text:style-name="P69"><text:span text:style-name="T12">l</text:span><text:span text:style-name="T38">         </text:span><text:span text:style-name="T12">ID: </text:span><text:span text:style-name="T18">在 执行计划中分派到每一步的序号。</text:span></text:p>
      <text:p text:style-name="P69"><text:span text:style-name="T12">l</text:span><text:span text:style-name="T38">         </text:span><text:span text:style-name="T12">PARENT_ID: </text:span><text:span text:style-name="T18">对</text:span><text:span text:style-name="T12">ID </text:span><text:span text:style-name="T18">步骤的输出进行操作的下一个 执行步骤的</text:span><text:span text:style-name="T12">ID</text:span><text:span text:style-name="T18">。</text:span></text:p>
      <text:p text:style-name="P69"><text:span text:style-name="T12">l</text:span><text:span text:style-name="T38">         </text:span><text:span text:style-name="T12">DEPTH: </text:span><text:span text:style-name="T18">业务树深度</text:span><text:span text:style-name="T12">(</text:span><text:span text:style-name="T18">或级</text:span><text:span text:style-name="T12">)</text:span><text:span text:style-name="T18">。</text:span></text:p>
      <text:p text:style-name="P69"><text:span text:style-name="T12">l</text:span><text:span text:style-name="T38">         </text:span><text:span text:style-name="T12">POSITION: </text:span><text:span text:style-name="T18">对于具有相同</text:span><text:span text:style-name="T12">PARENT_ID </text:span><text:span text:style-name="T18">的操作其相应的处理次序。</text:span></text:p>
      <text:p text:style-name="P69"><text:span text:style-name="T12">l</text:span><text:span text:style-name="T38">         </text:span><text:span text:style-name="T12">COST: cost-based</text:span><text:span text:style-name="T18">方式优化的操作开销的评估，如果语句使用</text:span><text:span text:style-name="T12">rule-based</text:span><text:span text:style-name="T18">方式，本列将为空。</text:span></text:p>
      <text:p text:style-name="P69"><text:span text:style-name="T12">l</text:span><text:span text:style-name="T38">         </text:span><text:span text:style-name="T12">CARDINALITY: </text:span><text:span text:style-name="T18">根据</text:span><text:span text:style-name="T12">cost-based</text:span><text:span text:style-name="T18">方式操作所访 问的行数的评估。</text:span></text:p>
      <text:p text:style-name="P69"><text:span text:style-name="T12">l</text:span><text:span text:style-name="T38">         </text:span><text:span text:style-name="T12">BYTES: </text:span><text:span text:style-name="T18">根据</text:span><text:span text:style-name="T12">cost-based</text:span><text:span text:style-name="T18">方式操作产生的字节的评估，。</text:span></text:p>
      <text:p text:style-name="P69"><text:span text:style-name="T12">l</text:span><text:span text:style-name="T38">         </text:span><text:span text:style-name="T12">OTHER_TAG: </text:span><text:span text:style-name="T18">其它列的内容说明。</text:span></text:p>
      <text:p text:style-name="P69"><text:span text:style-name="T12">l</text:span><text:span text:style-name="T38">         </text:span><text:span text:style-name="T12">PARTITION_START: </text:span><text:span text:style-name="T18">范围存取分区中的开始分区。</text:span></text:p>
      <text:p text:style-name="P69"><text:span text:style-name="T12">l</text:span><text:span text:style-name="T38">         </text:span><text:span text:style-name="T12">PARTITION_STOP: </text:span><text:span text:style-name="T18">范围存取分区中的停止分区。</text:span></text:p>
      <text:p text:style-name="P69"><text:soft-page-break/><text:span text:style-name="T12">l</text:span><text:span text:style-name="T38">         </text:span><text:span text:style-name="T12">PARTITION_ID: </text:span><text:span text:style-name="T18">计算</text:span><text:span text:style-name="T12">PARTITION_START</text:span><text:span text:style-name="T18">和</text:span><text:span text:style-name="T12">PARTITION_STOP</text:span><text:span text:style-name="T18">这对列值的步数</text:span></text:p>
      <text:p text:style-name="P69"><text:span text:style-name="T12">l</text:span><text:span text:style-name="T38">         </text:span><text:span text:style-name="T12">OTHER: </text:span><text:span text:style-name="T18">其它信息即执行步骤细节，供用户参考。</text:span></text:p>
      <text:p text:style-name="P69"><text:span text:style-name="T12">l</text:span><text:span text:style-name="T38">         </text:span><text:span text:style-name="T12">DISTRIBUTION: </text:span><text:span text:style-name="T18">为了并行查询，存储用于从生产服务器到消费服务器分配列的方法</text:span></text:p>
      <text:p text:style-name="P69"><text:span text:style-name="T12">l</text:span><text:span text:style-name="T38">         </text:span><text:span text:style-name="T12">CPU_COST: </text:span><text:span text:style-name="T18">根据</text:span><text:span text:style-name="T12">cost-based</text:span><text:span text:style-name="T18">方式</text:span><text:span text:style-name="T12">CPU</text:span><text:span text:style-name="T18">操作开销的评估。如果语句使 用</text:span><text:span text:style-name="T12">rule-based</text:span><text:span text:style-name="T18">方式，本列为空。</text:span></text:p>
      <text:p text:style-name="P69"><text:span text:style-name="T12">l</text:span><text:span text:style-name="T38">         </text:span><text:span text:style-name="T12">IO_COST: </text:span><text:span text:style-name="T18">根据</text:span><text:span text:style-name="T12">cost-based</text:span><text:span text:style-name="T18">方式</text:span><text:span text:style-name="T12">I/O</text:span><text:span text:style-name="T18">操作开销的评估。如果语句使 用</text:span><text:span text:style-name="T12">rule-based</text:span><text:span text:style-name="T18">方式，本列为空。</text:span></text:p>
      <text:p text:style-name="P69"><text:span text:style-name="T12">l</text:span><text:span text:style-name="T38">         </text:span><text:span text:style-name="T12">TEMP_SPACE: cost-based</text:span><text:span text:style-name="T18">方式操作</text:span><text:span text:style-name="T12">(sort or hash-join)</text:span><text:span text:style-name="T18">的临时空间占用评估。如果语句使用</text:span><text:span text:style-name="T12">rule-based</text:span><text:span text:style-name="T18">方式，本列为空。</text:span></text:p>
      <text:p text:style-name="P69"><text:span text:style-name="T12">l</text:span><text:span text:style-name="T38">         </text:span><text:span text:style-name="T12">ACCESS_PREDICATES: </text:span><text:span text:style-name="T18">指明以便在存取结构中定位列，例如，在范围索引查询中的开始或者结束位置。</text:span></text:p>
      <text:p text:style-name="P69"><text:span text:style-name="T12">l</text:span><text:span text:style-name="T38">         </text:span><text:span text:style-name="T12">FILTER_PREDICATES: </text:span><text:span text:style-name="T18">在生成数据之前即指明过滤列。</text:span></text:p>
      <text:p text:style-name="P25"><text:span text:style-name="T12">CONNECT BY</text:span><text:span text:style-name="T18">操作产生</text:span><text:span text:style-name="T12">DEPTH</text:span><text:span text:style-name="T18">列 替换</text:span><text:span text:style-name="T12">LEVEL</text:span><text:span text:style-name="T18">伪列，有时被用于在</text:span><text:span text:style-name="T12">SQL</text:span><text:span text:style-name="T18">脚 本中帮助</text:span><text:span text:style-name="T12">indent PLAN_TABLE</text:span><text:span text:style-name="T18">数据</text:span></text:p>
      <text:p text:style-name="P25"><text:span text:style-name="T13">V$SQL_PLAN</text:span><text:span text:style-name="T19">中的连接列</text:span></text:p>
      <text:p text:style-name="P25"><text:span text:style-name="T18">　　列</text:span><text:span text:style-name="T12">ADDRESS,HASH_VALUE</text:span><text:span text:style-name="T18">和</text:span><text:span text:style-name="T12">CHILD_NUMBER</text:span><text:span text:style-name="T18">被用于连接</text:span><text:span text:style-name="T12">V$SQL</text:span><text:span text:style-name="T18">或</text:span><text:span text:style-name="T12">V$SQLAREA</text:span><text:span text:style-name="T18">来获取</text:span><text:span text:style-name="T12">cursor-specific</text:span><text:span text:style-name="T18">信 息，例如，</text:span><text:span text:style-name="T12">BUFFER_GET,</text:span><text:span text:style-name="T18">或连接</text:span><text:span text:style-name="T12">V$SQLTEXT</text:span><text:span text:style-name="T18">获取完整的</text:span><text:span text:style-name="T12">SQL</text:span><text:span text:style-name="T18">语句。</text:span></text:p>
      <text:p text:style-name="P36">Column View                                                            Joined                 Column(s) </text:p>
      <text:p text:style-name="P36">ADDRESS, HASH_VALUE                                    V$SQLAREA    ADDRESS, HASH_VALUE</text:p>
      <text:p text:style-name="P36">ADDRESS,HASH_VALUE,CHILD_NUMBER      V$SQL       ADDRESS,HASH_VALUE,CHILD_NUMBER</text:p>
      <text:p text:style-name="P36">ADDRESS, HASH_VALUE                                     V$SQLTEXT      ADDRESS, HASH_VALUE</text:p>
      <text:p text:style-name="P25"><text:span text:style-name="T19">确认</text:span><text:span text:style-name="T13">SQL</text:span><text:span text:style-name="T19">语句的优化计划</text:span></text:p>
      <text:p text:style-name="P25"><text:span text:style-name="T18">　　下列语句显示一条指定</text:span><text:span text:style-name="T12">SQL</text:span><text:span text:style-name="T18">语 句的执行计划。查看一条</text:span><text:span text:style-name="T12">SQL</text:span><text:span text:style-name="T18">语句的执行计划是调整优化</text:span><text:span text:style-name="T12">SQL</text:span><text:span text:style-name="T18">语 句的第一步。这条被查询到执行计划的</text:span><text:span text:style-name="T12">SQL</text:span><text:span text:style-name="T18">语句是通过语句的</text:span><text:span text:style-name="T12">HASH_VALUE</text:span><text:span text:style-name="T18">和</text:span><text:span text:style-name="T12">ADDRESS</text:span><text:span text:style-name="T18">列识别。分两步执行：</text:span></text:p>
      <text:p text:style-name="P33">1.SELECT sql_text, address, hash_value FROM v$sql </text:p>
      <text:p text:style-name="P25"> <text:span text:style-name="T12">WHERE sql_text like '%TAG%';</text:span></text:p>
      <text:p text:style-name="P33">SQL_TEXT   ADDRESS  HASH_VALUE</text:p>
      <text:p text:style-name="P33">--------  --------  ----------</text:p>
      <text:p text:style-name="P25">          <text:span text:style-name="T12">82157784  1224822469</text:span></text:p>
      <text:p text:style-name="P33">2.SELECT operation, options, object_name, cost FROM v$sql_plan </text:p>
      <text:p text:style-name="P25"> <text:span text:style-name="T12">WHERE address = '82157784' AND hash_value = 1224822469;</text:span></text:p>
      <text:p text:style-name="P33">OPERATION            OPTIONS       OBJECT_NAME        COST</text:p>
      <text:p text:style-name="P33">-------------------- ------------- ------------------ ----</text:p>
      <text:p text:style-name="P33"><text:soft-page-break/>SELECT STATEMENT                                         5</text:p>
      <text:p text:style-name="P25">  <text:span text:style-name="T12">SORT</text:span></text:p>
      <text:p text:style-name="P25">    <text:span text:style-name="T12">AGGREGATE</text:span></text:p>
      <text:p text:style-name="P25">      <text:span text:style-name="T12">HASH JOIN                                          5</text:span></text:p>
      <text:p text:style-name="P25">      <text:span text:style-name="T12">TABLE ACCESS   FULL          DEPARTMENTS           2</text:span></text:p>
      <text:p text:style-name="P25">      <text:span text:style-name="T12">TABLE ACCESS   FULL          EMPLOYEES             2</text:span></text:p>
      <text:p text:style-name="P29"><text:s/></text:p>
      <text:p text:style-name="P30"><text:span text:style-name="T34">第四篇</text:span><text:span text:style-name="T35">-(1)-V$SQLTEXT  2007.5.29</text:span></text:p>
      <text:p text:style-name="P25"><text:span text:style-name="T18">　　本视图包括</text:span><text:span text:style-name="T12">Shared pool</text:span><text:span text:style-name="T18">中</text:span><text:span text:style-name="T12">SQL</text:span><text:span text:style-name="T18">语句的完整文本，一条</text:span><text:span text:style-name="T12">SQL</text:span><text:span text:style-name="T18">语句可能分成多个块被保存于多个记录内。</text:span></text:p>
      <text:p text:style-name="P25"><text:span text:style-name="T18">　　注：</text:span><text:span text:style-name="T12">V$SQLAREA</text:span><text:span text:style-name="T18">只包括头</text:span><text:span text:style-name="T12">1000</text:span><text:span text:style-name="T18">个字符。</text:span></text:p>
      <text:p text:style-name="P25"><text:span text:style-name="T13">V$SQLTEXT</text:span><text:span text:style-name="T19">中的常用列</text:span></text:p>
      <text:p text:style-name="P69"><text:span text:style-name="T12">l</text:span><text:span text:style-name="T38">         </text:span><text:span text:style-name="T12">HASH_VALUE</text:span><text:span text:style-name="T18">：</text:span><text:span text:style-name="T12">SQL</text:span><text:span text:style-name="T18">语句的</text:span><text:span text:style-name="T12">Hash</text:span><text:span text:style-name="T18">值</text:span></text:p>
      <text:p text:style-name="P69"><text:span text:style-name="T12">l</text:span><text:span text:style-name="T38">         </text:span><text:span text:style-name="T12">ADDRESS</text:span><text:span text:style-name="T18">：</text:span><text:span text:style-name="T12">sql</text:span><text:span text:style-name="T18">语句在</text:span><text:span text:style-name="T12">SGA</text:span><text:span text:style-name="T18">中的地址</text:span></text:p>
      <text:p text:style-name="P69"><text:span text:style-name="T12">l</text:span><text:span text:style-name="T38">         </text:span><text:span text:style-name="T12">SQL_TEXT</text:span><text:span text:style-name="T18">：</text:span><text:span text:style-name="T12">SQL</text:span><text:span text:style-name="T18">文本。</text:span></text:p>
      <text:p text:style-name="P69"><text:span text:style-name="T12">l</text:span><text:span text:style-name="T38">         </text:span><text:span text:style-name="T12">PIECE</text:span><text:span text:style-name="T18">：</text:span><text:span text:style-name="T12">SQL</text:span><text:span text:style-name="T18">语句块的序号</text:span></text:p>
      <text:p text:style-name="P25"><text:span text:style-name="T13">V$SQLTEXT</text:span><text:span text:style-name="T19">中的连接列</text:span></text:p>
      <text:p text:style-name="P60">Column                                          View                                     Joined Column(s) </text:p>
      <text:p text:style-name="P60">HASH_VALUE, ADDRESS          V$SQL, V$SESSION            HASH_VALUE, ADDRESS</text:p>
      <text:p text:style-name="P60">HASH_VALUE. ADDRESS          V$SESSION                          SQL_HASH_VALUE, SQL_ADDRESS</text:p>
      <text:p text:style-name="P25"><text:span text:style-name="T18">示例：已知</text:span><text:span text:style-name="T12">hash_value:3111103299</text:span><text:span text:style-name="T18">，查询</text:span><text:span text:style-name="T12">sql</text:span><text:span text:style-name="T18">语句：</text:span></text:p>
      <text:p text:style-name="P39"><text:span text:style-name="T41">select</text:span> * <text:span text:style-name="T41">from</text:span> v$sqltext </text:p>
      <text:p text:style-name="P63"><text:span text:style-name="T41">where</text:span> hash_value=<text:span text:style-name="T55">'3111103299'</text:span> </text:p>
      <text:p text:style-name="P63"><text:span text:style-name="T41">order</text:span> <text:span text:style-name="T41">by</text:span> piece </text:p>
      <text:p text:style-name="P30"><text:span text:style-name="T34">第四篇</text:span><text:span text:style-name="T35">-(2)-V$SQLAREA  2007.5.29</text:span></text:p>
      <text:p text:style-name="P25"><text:span text:style-name="T18">　　本视图持续跟踪所有</text:span><text:span text:style-name="T12">shared pool</text:span><text:span text:style-name="T18">中的共享</text:span><text:span text:style-name="T12">cursor</text:span><text:span text:style-name="T18">，在</text:span><text:span text:style-name="T12">shared pool</text:span><text:span text:style-name="T18">中的每一条</text:span><text:span text:style-name="T12">SQL</text:span><text:span text:style-name="T18">语 句都对应一列。本视图在分析</text:span><text:span text:style-name="T12">SQL</text:span><text:span text:style-name="T18">语句资源使用方面非常重要。</text:span></text:p>
      <text:p text:style-name="P25"><text:span text:style-name="T13">V$SQLAREA</text:span><text:span text:style-name="T19">中的信息列</text:span></text:p>
      <text:p text:style-name="P69"><text:span text:style-name="T12">l</text:span><text:span text:style-name="T38">         </text:span><text:span text:style-name="T12">HASH_VALUE</text:span><text:span text:style-name="T18">：</text:span><text:span text:style-name="T12">SQL</text:span><text:span text:style-name="T18">语句的</text:span><text:span text:style-name="T12">Hash</text:span><text:span text:style-name="T18">值。</text:span></text:p>
      <text:p text:style-name="P69"><text:span text:style-name="T12">l</text:span><text:span text:style-name="T38">         </text:span><text:span text:style-name="T12">ADDRESS</text:span><text:span text:style-name="T18">：</text:span><text:span text:style-name="T12">SQL</text:span><text:span text:style-name="T18">语句在</text:span><text:span text:style-name="T12">SGA</text:span><text:span text:style-name="T18">中的地址。</text:span></text:p>
      <text:p text:style-name="P25"><text:span text:style-name="T18">这两列被用于鉴别</text:span><text:span text:style-name="T12">SQL</text:span><text:span text:style-name="T18">语 句，有时，两条不同的语句可能</text:span><text:span text:style-name="T12">hash</text:span><text:span text:style-name="T18">值相同。这时候，必须连同</text:span><text:span text:style-name="T12">ADDRESS</text:span><text:span text:style-name="T18">一同使用来确认</text:span><text:span text:style-name="T12">SQL</text:span><text:span text:style-name="T18">语句。</text:span></text:p>
      <text:p text:style-name="P69"><text:span text:style-name="T12">l</text:span><text:span text:style-name="T38">         </text:span><text:span text:style-name="T12">PARSING_USER_ID</text:span><text:span text:style-name="T18">：为语句解析第一条</text:span><text:span text:style-name="T12">CURSOR</text:span><text:span text:style-name="T18">的用户</text:span></text:p>
      <text:p text:style-name="P69"><text:span text:style-name="T12">l</text:span><text:span text:style-name="T38">         </text:span><text:span text:style-name="T12">VERSION_COUNT</text:span><text:span text:style-name="T18">：语句</text:span><text:span text:style-name="T12">cursor</text:span><text:span text:style-name="T18">的数量</text:span></text:p>
      <text:p text:style-name="P69"><text:span text:style-name="T12">l</text:span><text:span text:style-name="T38">         </text:span><text:span text:style-name="T12">KEPT_VERSIONS</text:span><text:span text:style-name="T18">：</text:span></text:p>
      <text:p text:style-name="P69"><text:span text:style-name="T12">l</text:span><text:span text:style-name="T38">         </text:span><text:span text:style-name="T12">SHARABLE_MEMORY</text:span><text:span text:style-name="T18">：</text:span><text:span text:style-name="T12">cursor</text:span><text:span text:style-name="T18">使用的共享内存总数</text:span></text:p>
      <text:p text:style-name="P69"><text:soft-page-break/><text:span text:style-name="T12">l</text:span><text:span text:style-name="T38">         </text:span><text:span text:style-name="T12">PERSISTENT_MEMORY</text:span><text:span text:style-name="T18">：</text:span><text:span text:style-name="T12">cursor</text:span><text:span text:style-name="T18">使用的常驻内存总数</text:span></text:p>
      <text:p text:style-name="P69"><text:span text:style-name="T12">l</text:span><text:span text:style-name="T38">         </text:span><text:span text:style-name="T12">RUNTIME_MEMORY</text:span><text:span text:style-name="T18">：</text:span><text:span text:style-name="T12">cursor</text:span><text:span text:style-name="T18">使用的运行时内存总 数。</text:span></text:p>
      <text:p text:style-name="P69"><text:span text:style-name="T12">l</text:span><text:span text:style-name="T38">         </text:span><text:span text:style-name="T12">SQL_TEXT</text:span><text:span text:style-name="T18">：</text:span><text:span text:style-name="T12">SQL</text:span><text:span text:style-name="T18">语句的文本（最大只能保存该语句的前</text:span><text:span text:style-name="T12">1000</text:span><text:span text:style-name="T18">个 字符）。</text:span></text:p>
      <text:p text:style-name="P69"><text:span text:style-name="T12">l</text:span><text:span text:style-name="T38">         </text:span><text:span text:style-name="T12">MODULE,ACTION</text:span><text:span text:style-name="T18">：使用了</text:span><text:span text:style-name="T12">DBMS_APPLICATION_INFO</text:span><text:span text:style-name="T18">时</text:span><text:span text:style-name="T12">session</text:span><text:span text:style-name="T18">解析第一条</text:span><text:span text:style-name="T12">cursor</text:span><text:span text:style-name="T18">时的信息</text:span></text:p>
      <text:p text:style-name="P25"><text:span text:style-name="T13">V$SQLAREA</text:span><text:span text:style-name="T19">中的其它常用列</text:span></text:p>
      <text:p text:style-name="P69"><text:span text:style-name="T12">l</text:span><text:span text:style-name="T38">         </text:span><text:span text:style-name="T12">SORTS: </text:span><text:span text:style-name="T18">语句的排序数</text:span></text:p>
      <text:p text:style-name="P69"><text:span text:style-name="T12">l</text:span><text:span text:style-name="T38">         </text:span><text:span text:style-name="T12">CPU_TIME: </text:span><text:span text:style-name="T18">语句被解析和执行的</text:span><text:span text:style-name="T12">CPU</text:span><text:span text:style-name="T18">时间</text:span></text:p>
      <text:p text:style-name="P69"><text:span text:style-name="T12">l</text:span><text:span text:style-name="T38">         </text:span><text:span text:style-name="T12">ELAPSED_TIME: </text:span><text:span text:style-name="T18">语句被解析和执行的共用时间</text:span></text:p>
      <text:p text:style-name="P69"><text:span text:style-name="T12">l</text:span><text:span text:style-name="T38">         </text:span><text:span text:style-name="T12">PARSE_CALLS: </text:span><text:span text:style-name="T18">语句的解析调用</text:span><text:span text:style-name="T12">(</text:span><text:span text:style-name="T18">软、硬</text:span><text:span text:style-name="T12">)</text:span><text:span text:style-name="T18">次数</text:span></text:p>
      <text:p text:style-name="P69"><text:span text:style-name="T12">l</text:span><text:span text:style-name="T38">         </text:span><text:span text:style-name="T12">EXECUTIONS: </text:span><text:span text:style-name="T18">语句的执行次数</text:span></text:p>
      <text:p text:style-name="P69"><text:span text:style-name="T12">l</text:span><text:span text:style-name="T38">         </text:span><text:span text:style-name="T12">INVALIDATIONS: </text:span><text:span text:style-name="T18">语句的</text:span><text:span text:style-name="T12">cursor</text:span><text:span text:style-name="T18">失效次数</text:span></text:p>
      <text:p text:style-name="P69"><text:span text:style-name="T12">l</text:span><text:span text:style-name="T38">         </text:span><text:span text:style-name="T12">LOADS: </text:span><text:span text:style-name="T18">语句载入</text:span><text:span text:style-name="T12">(</text:span><text:span text:style-name="T18">载出</text:span><text:span text:style-name="T12">)</text:span><text:span text:style-name="T18">数量</text:span></text:p>
      <text:p text:style-name="P69"><text:span text:style-name="T12">l</text:span><text:span text:style-name="T38">         </text:span><text:span text:style-name="T12">ROWS_PROCESSED: </text:span><text:span text:style-name="T18">语句返回的列总数</text:span></text:p>
      <text:p text:style-name="P25"><text:span text:style-name="T13">V$SQLAREA</text:span><text:span text:style-name="T19">中的连接列</text:span></text:p>
      <text:p text:style-name="P36">Column                                          View                                                                Joined Column(s)</text:p>
      <text:p text:style-name="P36">HASH_VALUE, ADDRESS          V$SESSION                                                     SQL_HASH_VALUE, SQL_ADDRESS</text:p>
      <text:p text:style-name="P36">HASH_VALUE, ADDRESS          V$SQLTEXT, V$SQL, V$OPEN_CURSOR   HASH_VALUE, ADDRESS</text:p>
      <text:p text:style-name="P36">SQL_TEXT                                   V$DB_OBJECT_CACHE                               NAME</text:p>
      <text:p text:style-name="P28">示例：</text:p>
      <text:p text:style-name="P25"><text:span text:style-name="T12">1.</text:span><text:span text:style-name="T18">查看消耗资源最多的</text:span><text:span text:style-name="T12">SQL</text:span><text:span text:style-name="T18">：</text:span></text:p>
      <text:p text:style-name="P39"><text:span text:style-name="T41">SELECT</text:span> hash_value, executions, buffer_gets, disk_reads, parse_calls</text:p>
      <text:p text:style-name="P40">  <text:span text:style-name="T44">FROM</text:span><text:span text:style-name="T12"> V$SQLAREA</text:span></text:p>
      <text:p text:style-name="P40"> <text:span text:style-name="T44">WHERE</text:span><text:span text:style-name="T12"> buffer_gets &gt; </text:span><text:span text:style-name="T56">10000000</text:span><text:span text:style-name="T12"> </text:span><text:span text:style-name="T44">OR</text:span><text:span text:style-name="T12"> disk_reads &gt; </text:span><text:span text:style-name="T56">1000000</text:span></text:p>
      <text:p text:style-name="P40"> <text:span text:style-name="T44">ORDER</text:span><text:span text:style-name="T12"> </text:span><text:span text:style-name="T44">BY</text:span><text:span text:style-name="T12"> buffer_gets + </text:span><text:span text:style-name="T56">100</text:span><text:span text:style-name="T12"> * disk_reads </text:span><text:span text:style-name="T44">DESC</text:span><text:span text:style-name="T12">;</text:span></text:p>
      <text:p text:style-name="P25"><text:span text:style-name="T12">2.</text:span><text:span text:style-name="T18">查看某条</text:span><text:span text:style-name="T12">SQL</text:span><text:span text:style-name="T18">语句的资源消耗：</text:span></text:p>
      <text:p text:style-name="P39"><text:span text:style-name="T41">SELECT</text:span> hash_value, buffer_gets, disk_reads, executions, parse_calls</text:p>
      <text:p text:style-name="P40">  <text:span text:style-name="T44">FROM</text:span><text:span text:style-name="T12"> V$SQLAREA</text:span></text:p>
      <text:p text:style-name="P40"> <text:span text:style-name="T44">WHERE</text:span><text:span text:style-name="T12"> hash_Value = </text:span><text:span text:style-name="T56">228801498</text:span><text:span text:style-name="T12"> </text:span><text:span text:style-name="T44">AND</text:span><text:span text:style-name="T12"> address = hextoraw(</text:span><text:span text:style-name="T56">'CBD8E4B0'</text:span><text:span text:style-name="T12">);</text:span></text:p>
      <text:p text:style-name="P29"><text:s/></text:p>
      <text:p text:style-name="P30"><text:span text:style-name="T34">第五篇</text:span><text:span text:style-name="T35">--V$SESSION  2007.5.29</text:span></text:p>
      <text:p text:style-name="P25"><text:span text:style-name="T18">　　在本视图中，每一个连接到数据库实例中的</text:span><text:span text:style-name="T12">session</text:span><text:span text:style-name="T18">都拥有一条记录。包括用户</text:span><text:span text:style-name="T12">session</text:span><text:span text:style-name="T18">及后台进程如</text:span><text:span text:style-name="T12">DBWR</text:span><text:span text:style-name="T18">，</text:span><text:span text:style-name="T12">LGWR</text:span><text:span text:style-name="T18">，</text:span><text:span text:style-name="T12">arcchiver</text:span><text:span text:style-name="T18">等等。</text:span></text:p>
      <text:p text:style-name="P40"> </text:p>
      <text:p text:style-name="P25"><text:span text:style-name="T13">V$SESSION</text:span><text:span text:style-name="T19">中的常用列</text:span></text:p>
      <text:p text:style-name="P57"><text:span text:style-name="T12">V$SESSION</text:span><text:span text:style-name="T18">是基础信息视图，用于找寻用户</text:span><text:span text:style-name="T12">SID</text:span><text:span text:style-name="T18">或</text:span><text:span text:style-name="T12">SADDR</text:span><text:span text:style-name="T18">。不过，它也有一些列会</text:span><text:soft-page-break/><text:span text:style-name="T18">动态的变化，可用于检查用户。如例：</text:span></text:p>
      <text:p text:style-name="P57"><text:span text:style-name="T12">SQL_HASH_VALUE</text:span><text:span text:style-name="T18">，</text:span><text:span text:style-name="T12">SQL_ADDRESS</text:span><text:span text:style-name="T18">：这两列用 于鉴别默认被</text:span><text:span text:style-name="T12">session</text:span><text:span text:style-name="T18">执行的</text:span><text:span text:style-name="T12">SQL</text:span><text:span text:style-name="T18">语句。如果为</text:span><text:span text:style-name="T12">null</text:span><text:span text:style-name="T18">或</text:span><text:span text:style-name="T12">0</text:span><text:span text:style-name="T18">，那就说明这个</text:span><text:span text:style-name="T12">session</text:span><text:span text:style-name="T18">没有执行任何</text:span><text:span text:style-name="T12">SQL</text:span><text:span text:style-name="T18">语 句。</text:span><text:span text:style-name="T12">PREV_HASH_VALUE</text:span><text:span text:style-name="T18">和</text:span><text:span text:style-name="T12">PREV_ADDRESS</text:span><text:span text:style-name="T18">两列用来 鉴别被</text:span><text:span text:style-name="T12">session</text:span><text:span text:style-name="T18">执行的上一条语句。</text:span></text:p>
      <text:p text:style-name="P64"><text:span text:style-name="T18">注意：当使用</text:span><text:span text:style-name="T12">SQL*Plus</text:span><text:span text:style-name="T18">进行选择时，确认你重定义的列宽不小于</text:span><text:span text:style-name="T12">11</text:span><text:span text:style-name="T18">以便看到完整的数值。</text:span></text:p>
      <text:p text:style-name="P57"><text:span text:style-name="T12">STATUS</text:span><text:span text:style-name="T18">：这列用来判断</text:span><text:span text:style-name="T12">session</text:span><text:span text:style-name="T18">状态是：</text:span></text:p>
      <text:p text:style-name="P75"><text:span text:style-name="T12">l</text:span><text:span text:style-name="T38">         </text:span><text:span text:style-name="T12">Achtive</text:span><text:span text:style-name="T18">：正执行</text:span><text:span text:style-name="T12">SQL</text:span><text:span text:style-name="T18">语句</text:span><text:span text:style-name="T12">(waiting for/using a resource)</text:span></text:p>
      <text:p text:style-name="P75"><text:span text:style-name="T12">l</text:span><text:span text:style-name="T38">         </text:span><text:span text:style-name="T12">Inactive</text:span><text:span text:style-name="T18">：等待操作</text:span><text:span text:style-name="T12">(</text:span><text:span text:style-name="T18">即等待需要执行的</text:span><text:span text:style-name="T12">SQL</text:span><text:span text:style-name="T18">语 句</text:span><text:span text:style-name="T12">)</text:span></text:p>
      <text:p text:style-name="P75"><text:span text:style-name="T12">l</text:span><text:span text:style-name="T38">         </text:span><text:span text:style-name="T12">Killed</text:span><text:span text:style-name="T18">：被标注为删除</text:span></text:p>
      <text:p text:style-name="P57"><text:span text:style-name="T18">下列各列提供</text:span><text:span text:style-name="T12">session</text:span><text:span text:style-name="T18">的信息，可被用于当一个或多个</text:span><text:span text:style-name="T12">combination</text:span><text:span text:style-name="T18">未知时找到</text:span><text:span text:style-name="T12">session</text:span><text:span text:style-name="T18">。</text:span></text:p>
      <text:p text:style-name="P57"><text:span text:style-name="T13">Session</text:span><text:span text:style-name="T19">信息</text:span></text:p>
      <text:p text:style-name="P75"><text:span text:style-name="T12">l</text:span><text:span text:style-name="T38">         </text:span><text:span text:style-name="T12">SID</text:span><text:span text:style-name="T18">：</text:span><text:span text:style-name="T12">SESSION</text:span><text:span text:style-name="T18">标识，常用于连接其它列</text:span></text:p>
      <text:p text:style-name="P75"><text:span text:style-name="T12">l</text:span><text:span text:style-name="T38">         </text:span><text:span text:style-name="T12">SERIAL#</text:span><text:span text:style-name="T18">：如果某个</text:span><text:span text:style-name="T12">SID</text:span><text:span text:style-name="T18">又被其它的</text:span><text:span text:style-name="T12">session</text:span><text:span text:style-name="T18">使用的话则此数值自增加</text:span><text:span text:style-name="T12">(</text:span><text:span text:style-name="T18">当一个        </text:span><text:span text:style-name="T12">SESSION</text:span><text:span text:style-name="T18">结束，另一个</text:span><text:span text:style-name="T12">SESSION</text:span><text:span text:style-name="T18">开始并使用了同一个</text:span><text:span text:style-name="T12">SID)</text:span><text:span text:style-name="T18">。</text:span></text:p>
      <text:p text:style-name="P75"><text:span text:style-name="T12">l</text:span><text:span text:style-name="T38">         </text:span><text:span text:style-name="T12">AUDSID</text:span><text:span text:style-name="T18">：审查</text:span><text:span text:style-name="T12">session ID</text:span><text:span text:style-name="T18">唯一性，确认它通常也用于当寻找并行查询模式</text:span></text:p>
      <text:p text:style-name="P75"><text:span text:style-name="T12">l</text:span><text:span text:style-name="T38">         </text:span><text:span text:style-name="T12">USERNAME</text:span><text:span text:style-name="T18">：当前</text:span><text:span text:style-name="T12">session</text:span><text:span text:style-name="T18">在</text:span><text:span text:style-name="T12">oracle</text:span><text:span text:style-name="T18">中的用户名。</text:span></text:p>
      <text:p text:style-name="P57"><text:span text:style-name="T13">Client</text:span><text:span text:style-name="T19">信息</text:span></text:p>
      <text:p text:style-name="P77"><text:span text:style-name="T18">数据库</text:span><text:span text:style-name="T12">session</text:span><text:span text:style-name="T18">被一个运行在数据库服务器上或从中间服务器甚至桌面通过</text:span><text:span text:style-name="T12">SQL*Net</text:span><text:span text:style-name="T18">连接到数据库的客户端进程启动，下列各列提供这个客户端的信息</text:span></text:p>
      <text:p text:style-name="P75"><text:span text:style-name="T12">l</text:span><text:span text:style-name="T38">         </text:span><text:span text:style-name="T12">OSUSER</text:span><text:span text:style-name="T18">：客户端操作系统用户名</text:span></text:p>
      <text:p text:style-name="P75"><text:span text:style-name="T12">l</text:span><text:span text:style-name="T38">         </text:span><text:span text:style-name="T12">MACHINE</text:span><text:span text:style-name="T18">：客户端执行的机器</text:span></text:p>
      <text:p text:style-name="P75"><text:span text:style-name="T12">l</text:span><text:span text:style-name="T38">         </text:span><text:span text:style-name="T12">TERMINAL</text:span><text:span text:style-name="T18">：客户端运行的终端</text:span></text:p>
      <text:p text:style-name="P75"><text:span text:style-name="T12">l</text:span><text:span text:style-name="T38">         </text:span><text:span text:style-name="T12">PROCESS</text:span><text:span text:style-name="T18">：客户端进程的</text:span><text:span text:style-name="T12">ID</text:span></text:p>
      <text:p text:style-name="P75"><text:span text:style-name="T12">l</text:span><text:span text:style-name="T38">         </text:span><text:span text:style-name="T12">PROGRAM</text:span><text:span text:style-name="T18">：客户端执行的客户端程序</text:span></text:p>
      <text:p text:style-name="P77"><text:span text:style-name="T18">要显示用户所连接</text:span><text:span text:style-name="T12">PC</text:span><text:span text:style-name="T18">的 </text:span><text:span text:style-name="T12">TERMINAL</text:span><text:span text:style-name="T18">、</text:span><text:span text:style-name="T12">OSUSER</text:span><text:span text:style-name="T18">，需在该</text:span><text:span text:style-name="T12">PC</text:span><text:span text:style-name="T18">的</text:span><text:span text:style-name="T12">ORACLE.INI</text:span><text:span text:style-name="T18">或</text:span><text:span text:style-name="T12">Windows</text:span><text:span text:style-name="T18">中设置关键字</text:span><text:span text:style-name="T12">TERMINAL</text:span><text:span text:style-name="T18">，</text:span><text:span text:style-name="T12">USERNAME</text:span><text:span text:style-name="T18">。</text:span></text:p>
      <text:p text:style-name="P57"><text:span text:style-name="T13">Application</text:span><text:span text:style-name="T19">信息</text:span></text:p>
      <text:p text:style-name="P77"><text:span text:style-name="T18">调用</text:span><text:span text:style-name="T12">DBMS_APPLICATION_INFO</text:span><text:span text:style-name="T18">包以设置一些信息区分用户。这将显示下列各列。</text:span></text:p>
      <text:p text:style-name="P75"><text:span text:style-name="T12">l</text:span><text:span text:style-name="T38">         </text:span><text:span text:style-name="T12">CLIENT_INFO</text:span><text:span text:style-name="T18">：</text:span><text:span text:style-name="T12">DBMS_APPLICATION_INFO</text:span><text:span text:style-name="T18">中设置</text:span></text:p>
      <text:p text:style-name="P75"><text:span text:style-name="T12">l</text:span><text:span text:style-name="T38">         </text:span><text:span text:style-name="T12">ACTION</text:span><text:span text:style-name="T18">：</text:span><text:span text:style-name="T12">DBMS_APPLICATION_INFO</text:span><text:span text:style-name="T18">中设置</text:span></text:p>
      <text:p text:style-name="P75"><text:span text:style-name="T12">l</text:span><text:span text:style-name="T38">         </text:span><text:span text:style-name="T12">MODULE</text:span><text:span text:style-name="T18">：</text:span><text:span text:style-name="T12">DBMS_APPLICATION_INFO</text:span><text:span text:style-name="T18">中设置</text:span></text:p>
      <text:p text:style-name="P75"><text:span text:style-name="T18">下列</text:span><text:span text:style-name="T12">V$SESSION</text:span><text:span text:style-name="T18">列同样可能会被用到：</text:span></text:p>
      <text:p text:style-name="P76"><text:soft-page-break/>l<text:span text:style-name="T36">         </text:span>ROW_WAIT_OBJ#</text:p>
      <text:p text:style-name="P76">l<text:span text:style-name="T36">         </text:span>ROW_WAIT_FILE#</text:p>
      <text:p text:style-name="P76">l<text:span text:style-name="T36">         </text:span>ROW_WAIT_BLOCK#</text:p>
      <text:p text:style-name="P76">l<text:span text:style-name="T36">         </text:span>ROW_WAIT_ROW#</text:p>
      <text:p text:style-name="P25"><text:span text:style-name="T13">V$SESSION</text:span><text:span text:style-name="T19">中的连接列</text:span></text:p>
      <text:p text:style-name="P37">Column                                                            View                                               Joined Column(s) </text:p>
      <text:p text:style-name="P38">SID             V$SESSION_WAIT,,V$SESSTAT,,V$LOCK,V$SESSION_EVENT,V$OPEN_CURSOR                 SID</text:p>
      <text:p text:style-name="P38">(SQL_HASH_VALUE, SQL_ADDRESS)                  V$SQLTEXT, V$SQLAREA, V$SQL    (HASH_VALUE, ADDRESS)</text:p>
      <text:p text:style-name="P38">(PREV_HASH_VALUE, PREV_SQL_ADDRESS)     V$SQLTEXT, V$SQLAREA, V$SQL    (HASH_VALUE, ADDRESS)</text:p>
      <text:p text:style-name="P38">TADDR                                                             V$TRANSACTION                                    ADDR</text:p>
      <text:p text:style-name="P38">PADDR                                                              V$PROCESS                                             ADDR</text:p>
      <text:p text:style-name="P28">示例：</text:p>
      <text:p text:style-name="P25"><text:span text:style-name="T12">1.</text:span><text:span text:style-name="T18">查找你的</text:span><text:span text:style-name="T12">session</text:span><text:span text:style-name="T18">信息</text:span></text:p>
      <text:p text:style-name="P39"><text:span text:style-name="T41">SELECT</text:span> SID, OSUSER, USERNAME, MACHINE, PROCESS</text:p>
      <text:p text:style-name="P40">  <text:span text:style-name="T44">FROM</text:span><text:span text:style-name="T12"> V$SESSION </text:span><text:span text:style-name="T44">WHERE</text:span><text:span text:style-name="T12"> audsid = userenv(</text:span><text:span text:style-name="T56">'SESSIONID'</text:span><text:span text:style-name="T12">);</text:span></text:p>
      <text:p text:style-name="P25"><text:span text:style-name="T12">2.</text:span><text:span text:style-name="T18">当</text:span><text:span text:style-name="T12">machine</text:span><text:span text:style-name="T18">已知的情况下查找</text:span><text:span text:style-name="T12">session</text:span></text:p>
      <text:p text:style-name="P39"><text:span text:style-name="T41">SELECT</text:span> SID, OSUSER, USERNAME, MACHINE, TERMINAL</text:p>
      <text:p text:style-name="P40">  <text:span text:style-name="T44">FROM</text:span><text:span text:style-name="T12"> V$SESSION</text:span></text:p>
      <text:p text:style-name="P40"> <text:span text:style-name="T44">WHERE</text:span><text:span text:style-name="T12"> terminal = </text:span><text:span text:style-name="T56">'pts/tl'</text:span><text:span text:style-name="T12"> </text:span><text:span text:style-name="T44">AND</text:span><text:span text:style-name="T12"> machine = </text:span><text:span text:style-name="T56">'rgmdbs1'</text:span><text:span text:style-name="T12">;</text:span></text:p>
      <text:p text:style-name="P25"><text:span text:style-name="T12">3.</text:span><text:span text:style-name="T18">查找当前被某个指定</text:span><text:span text:style-name="T12">session</text:span><text:span text:style-name="T18">正在运行的</text:span><text:span text:style-name="T12">sql</text:span><text:span text:style-name="T18">语 句。假设</text:span><text:span text:style-name="T12">sessionID</text:span><text:span text:style-name="T18">为</text:span><text:span text:style-name="T12">100</text:span></text:p>
      <text:p text:style-name="P39"><text:span text:style-name="T41">select</text:span> b.sql_text </text:p>
      <text:p text:style-name="P40">  <text:span text:style-name="T44">from</text:span><text:span text:style-name="T12"> v$session a,v$sqlarea b </text:span></text:p>
      <text:p text:style-name="P40">  <text:span text:style-name="T44">where</text:span><text:span text:style-name="T12"> a.sql_hash_value=b.hash_value </text:span><text:span text:style-name="T44">and</text:span><text:span text:style-name="T12"> a.sid=</text:span><text:span text:style-name="T56">100</text:span></text:p>
      <text:p text:style-name="P25"><text:span text:style-name="T18">寻找被指定</text:span><text:span text:style-name="T12">session</text:span><text:span text:style-name="T18">执行的</text:span><text:span text:style-name="T12">SQL</text:span><text:span text:style-name="T18">语句是一个公共需求，如果</text:span><text:span text:style-name="T12">session</text:span><text:span text:style-name="T18">是瓶颈的主要原因，那根据其当前在执行的语句可以查看</text:span><text:span text:style-name="T12">session</text:span><text:span text:style-name="T18">在做些什么。</text:span></text:p>
      <text:p text:style-name="P29"><text:s/></text:p>
      <text:p text:style-name="P30"><text:span text:style-name="T34">第六篇</text:span><text:span text:style-name="T35">-(1)-V$SESSION_WAIT  2007.5.30</text:span></text:p>
      <text:p text:style-name="P25"><text:span text:style-name="T18">　　这是一个寻找性能瓶颈的关键视图。它提供了任何情况下</text:span><text:span text:style-name="T12">session</text:span><text:span text:style-name="T18">在数据库中当前正在等待什么</text:span><text:span text:style-name="T12">(</text:span><text:span text:style-name="T18">如果</text:span><text:span text:style-name="T12">session</text:span><text:span text:style-name="T18">当前什么也没在做，则显示它最后的等待事件</text:span><text:span text:style-name="T12">)</text:span><text:span text:style-name="T18">。当 系统存在性能问题时，本视图可以做为一个起点指明探寻问题的方向。</text:span></text:p>
      <text:p text:style-name="P25"><text:span text:style-name="T18">　　</text:span><text:span text:style-name="T12">V$SESSION_WAIT</text:span><text:span text:style-name="T18">中， 每一个连接到实例的</text:span><text:span text:style-name="T12">session</text:span><text:span text:style-name="T18">都对应一条记录。</text:span></text:p>
      <text:p text:style-name="P25"><text:span text:style-name="T13">V$SESSION_WAIT</text:span><text:span text:style-name="T19">中的常用列</text:span></text:p>
      <text:p text:style-name="P69"><text:span text:style-name="T12">l</text:span><text:span text:style-name="T38">         </text:span><text:span text:style-name="T12">SID: session</text:span><text:span text:style-name="T18">标识</text:span></text:p>
      <text:p text:style-name="P69"><text:span text:style-name="T12">l</text:span><text:span text:style-name="T38">         </text:span><text:span text:style-name="T12">EVENT: session</text:span><text:span text:style-name="T18">当前等待的事件，或者最后一次等待事件。</text:span></text:p>
      <text:p text:style-name="P69"><text:span text:style-name="T12">l</text:span><text:span text:style-name="T38">         </text:span><text:span text:style-name="T12">WAIT_TIME: session</text:span><text:span text:style-name="T18">等待事件的时间</text:span><text:span text:style-name="T12">(</text:span><text:span text:style-name="T18">单位， 百分之一秒</text:span><text:span text:style-name="T12">)</text:span><text:span text:style-name="T18">如果本列为</text:span><text:span text:style-name="T12">0</text:span><text:span text:style-name="T18">，说明</text:span><text:span text:style-name="T12">session</text:span><text:span text:style-name="T18">当前</text:span><text:span text:style-name="T12">session</text:span><text:span text:style-name="T18">还未有任何等待。</text:span></text:p>
      <text:p text:style-name="P69"><text:span text:style-name="T12">l</text:span><text:span text:style-name="T38">         </text:span><text:span text:style-name="T12">SEQ#: session</text:span><text:span text:style-name="T18">等待事件将触发其值自增长</text:span></text:p>
      <text:p text:style-name="P69"><text:span text:style-name="T12">l</text:span><text:span text:style-name="T38">         </text:span><text:span text:style-name="T12">P1, P2, P3: </text:span><text:span text:style-name="T18">等待事件中等待的详细资料</text:span></text:p>
      <text:p text:style-name="P69"><text:soft-page-break/><text:span text:style-name="T12">l</text:span><text:span text:style-name="T38">         </text:span><text:span text:style-name="T12">P1TEXT, P2TEXT, P3TEXT: </text:span><text:span text:style-name="T18">解释说明</text:span><text:span text:style-name="T12">p1,p2,p3</text:span><text:span text:style-name="T18">事件</text:span></text:p>
      <text:p text:style-name="P59">附注：</text:p>
      <text:p text:style-name="P57"><text:span text:style-name="T12">1.State</text:span><text:span text:style-name="T18">字段有四种含义﹕</text:span></text:p>
      <text:p text:style-name="P72"><text:span text:style-name="T12">(1)Waiting</text:span><text:span text:style-name="T18">：</text:span><text:span text:style-name="T12">SESSION</text:span><text:span text:style-name="T18">正等待这个事件。</text:span></text:p>
      <text:p text:style-name="P72"><text:span text:style-name="T12">(2)Waited unknown time</text:span><text:span text:style-name="T18">：由于设置了</text:span><text:span text:style-name="T12">timed_statistics</text:span><text:span text:style-name="T18">值为</text:span><text:span text:style-name="T12">false</text:span><text:span text:style-name="T18">，导致不能得到时间信 息。表示发生了等待，但时间很短。</text:span></text:p>
      <text:p text:style-name="P72"><text:span text:style-name="T12">(3)Wait short time</text:span><text:span text:style-name="T18">：表示发生了等待，但由于时间非常短不超过一个时间单位，所以没有记录。</text:span></text:p>
      <text:p text:style-name="P72"><text:span text:style-name="T12">(4)Waited knnow time</text:span><text:span text:style-name="T18">：如果</text:span><text:span text:style-name="T12">session</text:span><text:span text:style-name="T18">等待然后得到了所需资源，那么将从</text:span><text:span text:style-name="T12">waiting</text:span><text:span text:style-name="T18">进入本状态。</text:span></text:p>
      <text:p text:style-name="P57"><text:span text:style-name="T12">2.Wait_time</text:span><text:span text:style-name="T18">值也有四 种含义：</text:span></text:p>
      <text:p text:style-name="P57"><text:span text:style-name="T12">(1)</text:span><text:span text:style-name="T18">值</text:span><text:span text:style-name="T12">&gt;0</text:span><text:span text:style-name="T18">：最后一次等待时间</text:span><text:span text:style-name="T12">(</text:span><text:span text:style-name="T18">单位：</text:span><text:span text:style-name="T12">10ms)</text:span><text:span text:style-name="T18">，当前未在等待状态。</text:span></text:p>
      <text:p text:style-name="P57"><text:span text:style-name="T12">(2)</text:span><text:span text:style-name="T18">值</text:span><text:span text:style-name="T12">=0</text:span><text:span text:style-name="T18">：</text:span><text:span text:style-name="T12">session</text:span><text:span text:style-name="T18">正在等待当前的事件。</text:span></text:p>
      <text:p text:style-name="P57"><text:span text:style-name="T12">(3)</text:span><text:span text:style-name="T18">值</text:span><text:span text:style-name="T12">=-1</text:span><text:span text:style-name="T18">：最后一次等待时间小于</text:span><text:span text:style-name="T12">1</text:span><text:span text:style-name="T18">个统计单位，当前未在等待状态。</text:span></text:p>
      <text:p text:style-name="P57"><text:span text:style-name="T12">(4)</text:span><text:span text:style-name="T18">值</text:span><text:span text:style-name="T12">=-2</text:span><text:span text:style-name="T18">：时间统计状态未置为可用， 当前未在等待状态。</text:span></text:p>
      <text:p text:style-name="P57"><text:span text:style-name="T12">3.Wait_time</text:span><text:span text:style-name="T18">和</text:span><text:span text:style-name="T12">Second_in_wait</text:span><text:span text:style-name="T18">字段 值与</text:span><text:span text:style-name="T12">state</text:span><text:span text:style-name="T18">相关</text:span><text:span text:style-name="T12">:</text:span></text:p>
      <text:p text:style-name="P72"><text:span text:style-name="T12">(1)</text:span><text:span text:style-name="T18">如果</text:span><text:span text:style-name="T12">state</text:span><text:span text:style-name="T18">值为</text:span><text:span text:style-name="T12">Waiting</text:span><text:span text:style-name="T18">，那么</text:span><text:span text:style-name="T12">wait_time</text:span><text:span text:style-name="T18">值无用。</text:span><text:span text:style-name="T12">Second_in_wait</text:span><text:span text:style-name="T18">值是实际的等待时</text:span><text:span text:style-name="T18">间</text:span><text:span text:style-name="T12">(</text:span><text:span text:style-name="T18">单位： 秒</text:span><text:span text:style-name="T12">)</text:span><text:span text:style-name="T18">。</text:span></text:p>
      <text:p text:style-name="P72"><text:span text:style-name="T12">(2)</text:span><text:span text:style-name="T18">如果</text:span><text:span text:style-name="T12">state</text:span><text:span text:style-name="T18">值为</text:span><text:span text:style-name="T12">Wait unknow time</text:span><text:span text:style-name="T18">，那么</text:span><text:span text:style-name="T12">wait_time</text:span><text:span text:style-name="T18">值和</text:span><text:span text:style-name="T12">Second_in_wait</text:span><text:span text:style-name="T18">值都无用。</text:span></text:p>
      <text:p text:style-name="P72"><text:span text:style-name="T12">(3)</text:span><text:span text:style-name="T18">如果</text:span><text:span text:style-name="T12">state</text:span><text:span text:style-name="T18">值为</text:span><text:span text:style-name="T12">Wait short time</text:span><text:span text:style-name="T18">，那么</text:span><text:span text:style-name="T12">wait_time</text:span><text:span text:style-name="T18">值和</text:span><text:span text:style-name="T12">Second_in_wait</text:span><text:span text:style-name="T18">值都无用。</text:span></text:p>
      <text:p text:style-name="P72"><text:span text:style-name="T12">(4)</text:span><text:span text:style-name="T18">如果</text:span><text:span text:style-name="T12">state</text:span><text:span text:style-name="T18">值为</text:span><text:span text:style-name="T12">Waiting known time</text:span><text:span text:style-name="T18">，那么</text:span><text:span text:style-name="T12">wait_time</text:span><text:span text:style-name="T18">值就是实际等 待时间</text:span><text:span text:style-name="T12">(</text:span><text:span text:style-name="T18">单位：秒</text:span><text:span text:style-name="T12">)</text:span><text:span text:style-name="T18">，</text:span><text:span text:style-name="T12">Second_in_wait</text:span><text:span text:style-name="T18">值无用。</text:span></text:p>
      <text:p text:style-name="P25"><text:span text:style-name="T13">V$SESSION_WAIT</text:span><text:span text:style-name="T19">中的连接列</text:span></text:p>
      <text:p text:style-name="P34">Column         View                     Joined Column(s) </text:p>
      <text:p text:style-name="P33">SID               V$SESSION          SID</text:p>
      <text:p text:style-name="P28">示例：</text:p>
      <text:p text:style-name="P25"><text:span text:style-name="T12">1.</text:span><text:span text:style-name="T18">列 出当前系统的等待事件</text:span></text:p>
      <text:p text:style-name="P33"><text:span text:style-name="T41">SELECT</text:span><text:span text:style-name="T48"> event,</text:span></text:p>
      <text:p text:style-name="P25"><text:span text:style-name="T48">       </text:span><text:span text:style-name="T44">sum</text:span><text:span text:style-name="T51">(decode(wait_time,</text:span><text:span text:style-name="T56">0</text:span><text:span text:style-name="T51">,</text:span><text:span text:style-name="T56">1</text:span><text:span text:style-name="T51">,</text:span><text:span text:style-name="T56">0</text:span><text:span text:style-name="T51">)) "Curr",</text:span></text:p>
      <text:p text:style-name="P25"><text:span text:style-name="T48">       </text:span><text:span text:style-name="T44">sum</text:span><text:span text:style-name="T51">(decode(wait_time,</text:span><text:span text:style-name="T56">0</text:span><text:span text:style-name="T51">,</text:span><text:span text:style-name="T56">0</text:span><text:span text:style-name="T51">,</text:span><text:span text:style-name="T56">1</text:span><text:span text:style-name="T51">)) "Prev",</text:span></text:p>
      <text:p text:style-name="P25"><text:span text:style-name="T48">       </text:span><text:span text:style-name="T44">count</text:span><text:span text:style-name="T51">(*)"Total"</text:span></text:p>
      <text:p text:style-name="P25"><text:span text:style-name="T48">  </text:span><text:span text:style-name="T44">FROM</text:span><text:span text:style-name="T51"> v$session_wait </text:span><text:span text:style-name="T44">GROUP</text:span><text:span text:style-name="T51"> </text:span><text:span text:style-name="T44">BY</text:span><text:span text:style-name="T51"> event </text:span><text:span text:style-name="T44">ORDER</text:span><text:span text:style-name="T51"> </text:span><text:span text:style-name="T44">BY</text:span><text:span text:style-name="T51"> </text:span><text:span text:style-name="T44">count</text:span><text:span text:style-name="T51">(*);</text:span></text:p>
      <text:p text:style-name="P33">EVENT                                             Prev        Curr        Tot</text:p>
      <text:p text:style-name="P33">---------------------------------------------       ----         -----        -----</text:p>
      <text:p text:style-name="P33">PL/SQL lock timer                              0            1            1</text:p>
      <text:p text:style-name="P33">SQL*Net more data from client           0            1            1</text:p>
      <text:p text:style-name="P33"><text:soft-page-break/>smon timer                                        0            1            1</text:p>
      <text:p text:style-name="P33">pmon timer                                        0            1            1</text:p>
      <text:p text:style-name="P33">SQL*Net message to client                  2            0            2</text:p>
      <text:p text:style-name="P33">db file scattered read                           2            0            2</text:p>
      <text:p text:style-name="P33">rdbms ipc message                             0            7            7</text:p>
      <text:p text:style-name="P33">Enqueue                                            0            12           12</text:p>
      <text:p text:style-name="P33">pipe get                                             0            12           12</text:p>
      <text:p text:style-name="P33">db file sequential read                          3            10           13</text:p>
      <text:p text:style-name="P33">latch free                                           9            6            15</text:p>
      <text:p text:style-name="P33">SQL*Net message from client             835         1380       2215</text:p>
      <text:p text:style-name="P25"><text:span text:style-name="T18">这个按事件和</text:span><text:span text:style-name="T12">wait_time</text:span><text:span text:style-name="T18">的分组查询列出下列的信息：</text:span></text:p>
      <text:p text:style-name="P68"><text:span text:style-name="T12">l</text:span><text:span text:style-name="T38">         </text:span><text:span text:style-name="T18">多数的</text:span><text:span text:style-name="T12">session</text:span><text:span text:style-name="T18">都是空闲事件如：</text:span><text:span text:style-name="T12">SQL*Net message from client, pipe get, PMON timer</text:span><text:span text:style-name="T18">等。</text:span></text:p>
      <text:p text:style-name="P68"><text:span text:style-name="T12">l</text:span><text:span text:style-name="T38">         </text:span><text:span text:style-name="T12">session</text:span><text:span text:style-name="T18">的</text:span><text:span text:style-name="T12">cpu</text:span><text:span text:style-name="T18">占用可以通过上次</text:span><text:span text:style-name="T12">session</text:span><text:span text:style-name="T18">的非等待事件大致算出，除此问题外：看起来多数</text:span><text:span text:style-name="T12">session</text:span><text:span text:style-name="T18">没有在等待什么事情</text:span><text:span text:style-name="T12">(</text:span><text:span text:style-name="T18">难道他们都在干活？</text:span><text:span text:style-name="T12">)</text:span><text:span text:style-name="T18">但其最 后等待事件都是</text:span><text:span text:style-name="T12">SQL*Net message from client</text:span><text:span text:style-name="T18">。</text:span></text:p>
      <text:p text:style-name="P25"><text:span text:style-name="T12">2.</text:span><text:span text:style-name="T18">列出指定</text:span><text:span text:style-name="T12">ID</text:span><text:span text:style-name="T18">的等 待事件</text:span></text:p>
      <text:p text:style-name="P33"><text:span text:style-name="T41">select</text:span><text:span text:style-name="T48"> * </text:span><text:span text:style-name="T41">from</text:span><text:span text:style-name="T48"> v$session_wait </text:span><text:span text:style-name="T41">where</text:span><text:span text:style-name="T48"> sid=10</text:span><text:span text:style-name="T55">0;</text:span></text:p>
      <text:p text:style-name="P25"><text:span text:style-name="T12">3.</text:span><text:span text:style-name="T18">应用</text:span><text:span text:style-name="T12">p1,p2,p3</text:span><text:span text:style-name="T18">进行等待事件的分 析</text:span></text:p>
      <text:p text:style-name="P57"><text:span text:style-name="T12">v$session_wait</text:span><text:span text:style-name="T18">视图的列代表的缓冲区忙等待事件如下： </text:span></text:p>
      <text:p text:style-name="P57"><text:span text:style-name="T12">P1</text:span><text:span text:style-name="T12">—</text:span><text:span text:style-name="T18">与等待相关的数据文件的全部文件数量。 </text:span></text:p>
      <text:p text:style-name="P57"><text:span text:style-name="T12">P2</text:span><text:span text:style-name="T12">—</text:span><text:span text:style-name="T12">P1</text:span><text:span text:style-name="T18">中的数据文件的块数量。 </text:span></text:p>
      <text:p text:style-name="P57"><text:span text:style-name="T12">P3</text:span><text:span text:style-name="T12">—</text:span><text:span text:style-name="T18">描述等待产生原因的代码。 </text:span></text:p>
      <text:p text:style-name="P25"><text:span text:style-name="T18">例：</text:span><text:span text:style-name="T44">select</text:span><text:span text:style-name="T51"> p1 "File #", p2 "Block #", p3 "Reason Code"</text:span></text:p>
      <text:p text:style-name="P25"><text:span text:style-name="T54">　　</text:span><text:span text:style-name="T44">from</text:span><text:span text:style-name="T51"> v$session_wait</text:span></text:p>
      <text:p text:style-name="P25"><text:span text:style-name="T54">　　</text:span><text:span text:style-name="T44">where</text:span><text:span text:style-name="T51"> event = </text:span><text:span text:style-name="T56">'buffer busy waits'</text:span><text:span text:style-name="T51">;</text:span></text:p>
      <text:p text:style-name="P27">如果以上查询的结果显示一个块在忙等待，以下的查询将显示这一块的名称和类型：</text:p>
      <text:p text:style-name="P33"><text:span text:style-name="T41">select</text:span><text:span text:style-name="T48"> owner, segment_name, segment_type</text:span></text:p>
      <text:p text:style-name="P25"><text:span text:style-name="T54">　</text:span><text:span text:style-name="T44">from</text:span><text:span text:style-name="T51"> dba_extents</text:span></text:p>
      <text:p text:style-name="P25"><text:span text:style-name="T54">　</text:span><text:span text:style-name="T44">where</text:span><text:span text:style-name="T51"> file_id = &amp;P1</text:span><text:span text:style-name="T54">　</text:span><text:span text:style-name="T44">and</text:span><text:span text:style-name="T51"> &amp;P2 </text:span><text:span text:style-name="T44">between</text:span><text:span text:style-name="T51"> block_id </text:span><text:span text:style-name="T44">and</text:span><text:span text:style-name="T51"> block_id + blocks -</text:span><text:span text:style-name="T56">1;</text:span></text:p>
      <text:p text:style-name="P25"><text:span text:style-name="T18">　　我们也可以查询</text:span><text:span text:style-name="T12">dba_data_files</text:span><text:span text:style-name="T18">以确定等待的文件的</text:span><text:span text:style-name="T12">file_name</text:span><text:span text:style-name="T18">，方法是使用</text:span><text:span text:style-name="T12">v$session_wait</text:span><text:span text:style-name="T18">中的</text:span><text:span text:style-name="T12">P1</text:span><text:span text:style-name="T18">。 </text:span></text:p>
      <text:p text:style-name="P25"><text:span text:style-name="T18">　　从</text:span><text:span text:style-name="T12">v$session_wait</text:span><text:span text:style-name="T18">中查 询</text:span><text:span text:style-name="T12">P3(</text:span><text:span text:style-name="T18">原因编码</text:span><text:span text:style-name="T12">)</text:span><text:span text:style-name="T18">的值可 以知道</text:span><text:span text:style-name="T12">session</text:span><text:span text:style-name="T18">等待的原因。原因编码的范围从</text:span><text:span text:style-name="T12">0</text:span><text:span text:style-name="T18">到</text:span><text:span text:style-name="T12">300</text:span><text:span text:style-name="T18">，下列为部分编码所代表的事项： </text:span></text:p>
      <text:p text:style-name="P57"><text:span text:style-name="T12">0 </text:span><text:span text:style-name="T18">块被读入缓冲区。 </text:span></text:p>
      <text:p text:style-name="P57"><text:span text:style-name="T12">100 </text:span><text:span text:style-name="T18">我们想要</text:span><text:span text:style-name="T12">NEW(</text:span><text:span text:style-name="T18">创建</text:span><text:span text:style-name="T12">)</text:span><text:span text:style-name="T18">一个块，但这一块当前被另一</text:span><text:span text:style-name="T12">session</text:span><text:span text:style-name="T18">读入。 </text:span></text:p>
      <text:p text:style-name="P57"><text:soft-page-break/><text:span text:style-name="T12">110 </text:span><text:span text:style-name="T18">我们想将当前块设为共享，但这一块被另一</text:span><text:span text:style-name="T12">session</text:span><text:span text:style-name="T18">读入，所以我们必须等待</text:span><text:span text:style-name="T12">read()</text:span><text:span text:style-name="T18">结束。 </text:span></text:p>
      <text:p text:style-name="P57"><text:span text:style-name="T12">120 </text:span><text:span text:style-name="T18">我们想获得当前的块，但其他人已经将这一块读入缓冲区，所以我们只能等待他人的读入结束。 </text:span></text:p>
      <text:p text:style-name="P57"><text:span text:style-name="T12">130 </text:span><text:span text:style-name="T18">块被另一</text:span><text:span text:style-name="T12">session</text:span><text:span text:style-name="T18">读入，而且没有找 到其它协调的块，所以我们必须等待读的结束。缓冲区死锁后这种情况也有可能产生。所以必须读入块的</text:span><text:span text:style-name="T12">CR</text:span><text:span text:style-name="T18">。 </text:span></text:p>
      <text:p text:style-name="P57"><text:span text:style-name="T12">200 </text:span><text:span text:style-name="T18">我们想新创建一个</text:span><text:span text:style-name="T12">block</text:span><text:span text:style-name="T18">， 但其他人在使用，所以我们只好等待他人使用结束。 </text:span></text:p>
      <text:p text:style-name="P57"><text:span text:style-name="T12">210 Session</text:span><text:span text:style-name="T18">想读入</text:span><text:span text:style-name="T12">SCUR</text:span><text:span text:style-name="T18">或</text:span><text:span text:style-name="T12">XCUR</text:span><text:span text:style-name="T18">中的块，如果块交换或者</text:span><text:span text:style-name="T12">session</text:span><text:span text:style-name="T18">处于非连续的</text:span><text:span text:style-name="T12">TX</text:span><text:span text:style-name="T18">模式，所以等待可能需要很长的时间。 </text:span></text:p>
      <text:p text:style-name="P57"><text:span text:style-name="T12">220 </text:span><text:span text:style-name="T18">在缓冲区查询一个块的当前版本，但有人以不合法的模式使用这一块，所以我们只能等待。 </text:span></text:p>
      <text:p text:style-name="P57"><text:span text:style-name="T12">230 </text:span><text:span text:style-name="T18">以</text:span><text:span text:style-name="T12">CR/CRX</text:span><text:span text:style-name="T18">方式获得一个块，但块 中的更改开始并且没有结束。 </text:span></text:p>
      <text:p text:style-name="P57"><text:span text:style-name="T12">231 CR/CRX</text:span><text:span text:style-name="T18">扫描找到当前块，但块中的更改开始并且没有结束。 </text:span></text:p>
      <text:p text:style-name="P30"><text:span text:style-name="T34">第六篇</text:span><text:span text:style-name="T35">-(2)-V$SESSION_EVENT  2007.5.30</text:span></text:p>
      <text:p text:style-name="P25"><text:span text:style-name="T18">　　本视图记录了每个</text:span><text:span text:style-name="T12">session</text:span><text:span text:style-name="T18">的每一项等待事件。由上文所知</text:span><text:span text:style-name="T12">V$SESSION_WAIT</text:span><text:span text:style-name="T18">显示了</text:span><text:span text:style-name="T12">session</text:span><text:span text:style-name="T18">的当前等待事件，而</text:span><text:span text:style-name="T12">V$SESSION_EVENT</text:span><text:span text:style-name="T18">则记录了</text:span><text:span text:style-name="T12">session</text:span><text:span text:style-name="T18">自启动起所有的事 </text:span><text:span text:style-name="T18">件。</text:span></text:p>
      <text:p text:style-name="P25"><text:span text:style-name="T13">V$SESSION_EVENT</text:span><text:span text:style-name="T19">中的常用列</text:span></text:p>
      <text:p text:style-name="P69"><text:span text:style-name="T12">l</text:span><text:span text:style-name="T38">         </text:span><text:span text:style-name="T12">SID</text:span><text:span text:style-name="T18">：</text:span><text:span text:style-name="T12">session</text:span><text:span text:style-name="T18">标识</text:span></text:p>
      <text:p text:style-name="P69"><text:span text:style-name="T12">l</text:span><text:span text:style-name="T38">         </text:span><text:span text:style-name="T12">EVENT</text:span><text:span text:style-name="T18">：</text:span><text:span text:style-name="T12">session</text:span><text:span text:style-name="T18">等待的事件</text:span></text:p>
      <text:p text:style-name="P69"><text:span text:style-name="T12">l</text:span><text:span text:style-name="T38">         </text:span><text:span text:style-name="T12">TOTAL_WAITS</text:span><text:span text:style-name="T18">：此</text:span><text:span text:style-name="T12">session</text:span><text:span text:style-name="T18">当前事件的总等待数</text:span></text:p>
      <text:p text:style-name="P69"><text:span text:style-name="T12">l</text:span><text:span text:style-name="T38">         </text:span><text:span text:style-name="T12">TIME_WAITED</text:span><text:span text:style-name="T18">：此</text:span><text:span text:style-name="T12">session</text:span><text:span text:style-name="T18">总等待时间</text:span><text:span text:style-name="T12">(</text:span><text:span text:style-name="T18">单位，百分之一秒</text:span><text:span text:style-name="T12">)</text:span></text:p>
      <text:p text:style-name="P69"><text:span text:style-name="T12">l</text:span><text:span text:style-name="T38">         </text:span><text:span text:style-name="T12">AVERAGE_WAIT</text:span><text:span text:style-name="T18">：此</text:span><text:span text:style-name="T12">session</text:span><text:span text:style-name="T18">当前事件平均等待时 间</text:span><text:span text:style-name="T12">(</text:span><text:span text:style-name="T18">单位，百分之一秒</text:span><text:span text:style-name="T12">)</text:span></text:p>
      <text:p text:style-name="P69"><text:span text:style-name="T12">l</text:span><text:span text:style-name="T38">         </text:span><text:span text:style-name="T12">TOTAL_TIMEOUTS</text:span><text:span text:style-name="T18">：等待超时次数</text:span></text:p>
      <text:p text:style-name="P25"><text:span text:style-name="T18">其它用法与</text:span><text:span text:style-name="T12">V$SESSION_WAIT</text:span><text:span text:style-name="T18">相似，不详述了</text:span></text:p>
      <text:p text:style-name="P31">附注：</text:p>
      <text:p text:style-name="P25"><text:span text:style-name="T12">Oracle</text:span><text:span text:style-name="T18">的等待事件是衡量</text:span><text:span text:style-name="T12">Oracle</text:span><text:span text:style-name="T18">运行状况的重要依据及指标。等待事件的概念是在</text:span><text:span text:style-name="T12">Oracle.2</text:span><text:span text:style-name="T18">中引入的，大致有</text:span><text:span text:style-name="T12">100</text:span><text:span text:style-name="T18">个 等待事件。在</text:span><text:span text:style-name="T12">Oracle 8.0</text:span><text:span text:style-name="T18">中这个数目增加到了大约</text:span><text:span text:style-name="T12">150</text:span><text:span text:style-name="T18">个， 在</text:span><text:span text:style-name="T12">Oracle8i</text:span><text:span text:style-name="T18">中大约有</text:span><text:span text:style-name="T12">200</text:span><text:span text:style-name="T18">个 事件</text:span><text:span text:style-name="T12">,</text:span><text:span text:style-name="T18">在</text:span><text:span text:style-name="T12">Oracle9i</text:span><text:span text:style-name="T18">中大约有</text:span><text:span text:style-name="T12">360</text:span><text:span text:style-name="T18">个等待事件。主要有两种类别的等待事件，即空闲</text:span><text:span text:style-name="T12">(idle)</text:span><text:span text:style-name="T18">等待事件和非空闲</text:span><text:span text:style-name="T12">(non-idle)</text:span><text:span text:style-name="T18">等待事件。</text:span></text:p>
      <text:p text:style-name="P25"><text:span text:style-name="T18">关于空闲事件和非空闲事件目前通过</text:span><text:span text:style-name="T12">google</text:span><text:span text:style-name="T18">可以搜索到非常多详尽的相关信息，同时</text:span></text:p>
      <text:p text:style-name="P25"><text:span text:style-name="T12">Oracle Database Performance Tuning Guide and Reference</text:span><text:span text:style-name="T18">中关于</text:span><text:span text:style-name="T12">Wait Events</text:span><text:span text:style-name="T18">也有非常详尽的描述，在此就不多费口舌了。不过我在</text:span><text:span text:style-name="T12">itpub</text:span><text:span text:style-name="T18">论坛看到有热心人整理的</text:span><text:span text:style-name="T12">chm</text:span><text:span text:style-name="T18">格 式非空闲事件说明，有兴趣的朋友可以下载，链接如下：</text:span></text:p>
      <text:p text:style-name="P31">非空闲事件说明</text:p>
      <text:p text:style-name="P25"><text:soft-page-break/><text:span text:style-name="T18">详见：</text:span><text:span text:style-name="T12">http://www.itpub.net/728733.html</text:span></text:p>
      <text:p text:style-name="P29"><text:s/></text:p>
      <text:p text:style-name="P30"><text:span text:style-name="T34">第七篇</text:span><text:span text:style-name="T35">--V$PROCESS  2007.5.30</text:span></text:p>
      <text:p text:style-name="P25"><text:span text:style-name="T18">　　本视图包含当前系统</text:span><text:span text:style-name="T12">oracle</text:span><text:span text:style-name="T18">运行的所有进程信息。常被用于将</text:span><text:span text:style-name="T12">oracle</text:span><text:span text:style-name="T18">或服务进程的操作系统进程</text:span><text:span text:style-name="T12">ID</text:span><text:span text:style-name="T18">与数据库</text:span><text:span text:style-name="T12">session</text:span><text:span text:style-name="T18">之间建立联系。在 某些情况下非常有用：</text:span></text:p>
      <text:p text:style-name="P78"><text:span text:style-name="T12">1.</text:span><text:span text:style-name="T38">         </text:span><text:span text:style-name="T18">如果数据库 瓶颈是系统资源</text:span><text:span text:style-name="T12">(</text:span><text:span text:style-name="T18">如：</text:span><text:span text:style-name="T12">cpu,</text:span><text:span text:style-name="T18">内存</text:span><text:span text:style-name="T12">)</text:span><text:span text:style-name="T18">，并且占用资源最多的用户总是停留在某几个服务进程，那么进行如下诸项：</text:span></text:p>
      <text:p text:style-name="P79"><text:span text:style-name="T12">l</text:span><text:span text:style-name="T38">         </text:span><text:span text:style-name="T18">找出资源进程</text:span></text:p>
      <text:p text:style-name="P79"><text:span text:style-name="T12">l</text:span><text:span text:style-name="T38">         </text:span><text:span text:style-name="T18">找出它们的</text:span><text:span text:style-name="T12">session,</text:span><text:span text:style-name="T18">你必须将进程与会话联系起来。</text:span></text:p>
      <text:p text:style-name="P79"><text:span text:style-name="T12">l</text:span><text:span text:style-name="T38">         </text:span><text:span text:style-name="T18">找出为什么</text:span><text:span text:style-name="T12">session</text:span><text:span text:style-name="T18">占用了如此多的资源</text:span></text:p>
      <text:p text:style-name="P78"><text:span text:style-name="T12">2.</text:span><text:span text:style-name="T38">         </text:span><text:span text:style-name="T12">SQL</text:span><text:span text:style-name="T18">跟踪文件名是基于服务进程的操作系统进程</text:span><text:span text:style-name="T12">ID</text:span><text:span text:style-name="T18">。 要找出</text:span><text:span text:style-name="T12">session</text:span><text:span text:style-name="T18">的跟踪文件，你必须将</text:span><text:span text:style-name="T12">session</text:span><text:span text:style-name="T18">与服务进程联系起来。</text:span></text:p>
      <text:p text:style-name="P78"><text:span text:style-name="T12">3.</text:span><text:span text:style-name="T38">         </text:span><text:span text:style-name="T18">某些事件， 如</text:span><text:span text:style-name="T12">rdbms ipc reply</text:span><text:span text:style-name="T18">，鉴别</text:span><text:span text:style-name="T12">session</text:span><text:span text:style-name="T18">进程的</text:span><text:span text:style-name="T12">Oracle</text:span><text:span text:style-name="T18">进程</text:span><text:span text:style-name="T12">ID</text:span><text:span text:style-name="T18">在等什么。要发现这些进程在做 什么，你必须找出它们的</text:span><text:span text:style-name="T12">session</text:span><text:span text:style-name="T18">。</text:span></text:p>
      <text:p text:style-name="P78"><text:span text:style-name="T12">4.</text:span><text:span text:style-name="T38">         </text:span><text:span text:style-name="T18">你所看到的 服务器上的后台进程</text:span><text:span text:style-name="T12">(DBWR,LGWR,PMON</text:span><text:span text:style-name="T18">等</text:span><text:span text:style-name="T12">)</text:span><text:span text:style-name="T18">都是服务进程。要想知道他们在做 什么，你必须找到他们的</text:span><text:span text:style-name="T12">session</text:span><text:span text:style-name="T18">。</text:span></text:p>
      <text:p text:style-name="P25"><text:span text:style-name="T13">V$PROCESS</text:span><text:span text:style-name="T19">中的常用列</text:span></text:p>
      <text:p text:style-name="P69"><text:span text:style-name="T12">l</text:span><text:span text:style-name="T38">         </text:span><text:span text:style-name="T12">ADDR</text:span><text:span text:style-name="T18">：进程对象地址</text:span></text:p>
      <text:p text:style-name="P69"><text:span text:style-name="T12">l</text:span><text:span text:style-name="T38">         </text:span><text:span text:style-name="T12">PID</text:span><text:span text:style-name="T18">：</text:span><text:span text:style-name="T12">oracle</text:span><text:span text:style-name="T18">进程</text:span><text:span text:style-name="T12">ID</text:span></text:p>
      <text:p text:style-name="P69"><text:span text:style-name="T12">l</text:span><text:span text:style-name="T38">         </text:span><text:span text:style-name="T12">SPID</text:span><text:span text:style-name="T18">：操作系统进程</text:span><text:span text:style-name="T12">ID</text:span></text:p>
      <text:p text:style-name="P25"><text:span text:style-name="T13">V$PROCESS</text:span><text:span text:style-name="T19">中的连接列</text:span></text:p>
      <text:p text:style-name="P34">Column                       View                            Joined Column(s) </text:p>
      <text:p text:style-name="P33">ADDR                          V$SESSION                 PADDR</text:p>
      <text:p text:style-name="P28">示例：</text:p>
      <text:p text:style-name="P80"><text:span text:style-name="T12">1.</text:span><text:span text:style-name="T38">         </text:span><text:span text:style-name="T18">查找指定系 统用户在</text:span><text:span text:style-name="T12">oracle</text:span><text:span text:style-name="T18">中的</text:span><text:span text:style-name="T12">session</text:span><text:span text:style-name="T18">信息及进程</text:span><text:span text:style-name="T12">id</text:span><text:span text:style-name="T18">，假设操作系统用户为：</text:span><text:span text:style-name="T12">junsansi</text:span></text:p>
      <text:p text:style-name="P33"><text:span text:style-name="T41">select</text:span><text:span text:style-name="T48"> s.sid,s.SERIAL#, s.username,p.spid</text:span></text:p>
      <text:p text:style-name="P25"><text:span text:style-name="T48">  </text:span><text:span text:style-name="T44">from</text:span><text:span text:style-name="T51"> v$session s, v$process p</text:span></text:p>
      <text:p text:style-name="P25"><text:span text:style-name="T48"> </text:span><text:span text:style-name="T44">where</text:span><text:span text:style-name="T51"> s.osuser = </text:span><text:span text:style-name="T56">'junsansi'</text:span></text:p>
      <text:p text:style-name="P25"><text:span text:style-name="T41">   </text:span><text:span text:style-name="T44">and</text:span><text:span text:style-name="T51"> s.PADDR = p.ADDR</text:span></text:p>
      <text:p text:style-name="P80"><text:span text:style-name="T12">2.</text:span><text:span text:style-name="T38">         </text:span><text:span text:style-name="T18">查看锁和等 待</text:span></text:p>
      <text:p text:style-name="P33"><text:span text:style-name="T41">SELECT</text:span><text:span text:style-name="T48"> </text:span><text:span text:style-name="T59">/*+ rule */</text:span></text:p>
      <text:p text:style-name="P25"><text:span text:style-name="T48"> </text:span><text:span text:style-name="T51">lpad(</text:span><text:span text:style-name="T56">' '</text:span><text:span text:style-name="T51">, decode(l.xidusn, </text:span><text:span text:style-name="T56">0</text:span><text:span text:style-name="T51">, </text:span><text:span text:style-name="T56">3</text:span><text:span text:style-name="T51">, </text:span><text:span text:style-name="T56">0</text:span><text:span text:style-name="T51">)) || l.oracle_username User_name,</text:span></text:p>
      <text:p text:style-name="P40"> <text:span text:style-name="T12">o.owner,o.object_name,o.object_type,s.sid,s.serial#,p.spid</text:span></text:p>
      <text:p text:style-name="P25"><text:span text:style-name="T48">  </text:span><text:span text:style-name="T44">FROM</text:span><text:span text:style-name="T51"> v$locked_object l, dba_objects o, v$session s, v$process p</text:span></text:p>
      <text:p text:style-name="P25"><text:soft-page-break/><text:span text:style-name="T48"> </text:span><text:span text:style-name="T44">WHERE</text:span><text:span text:style-name="T51"> l.object_id = o.object_id</text:span></text:p>
      <text:p text:style-name="P25"><text:span text:style-name="T48">   </text:span><text:span text:style-name="T44">AND</text:span><text:span text:style-name="T51"> l.session_id = s.sid </text:span><text:span text:style-name="T44">and</text:span><text:span text:style-name="T51"> s.paddr = p.addr</text:span></text:p>
      <text:p text:style-name="P25"><text:span text:style-name="T48"> </text:span><text:span text:style-name="T44">ORDER</text:span><text:span text:style-name="T51"> </text:span><text:span text:style-name="T44">BY</text:span><text:span text:style-name="T51"> o.object_id, xidusn </text:span><text:span text:style-name="T44">DESC</text:span></text:p>
      <text:p text:style-name="P81">3.<text:span text:style-name="T36">         </text:span></text:p>
      <text:p text:style-name="P28">附注：</text:p>
      <text:p text:style-name="P25"><text:span text:style-name="T18">　　在</text:span><text:span text:style-name="T12">linux</text:span><text:span text:style-name="T18">环境可以通过</text:span><text:span text:style-name="T12">ps</text:span><text:span text:style-name="T18">查看进程信息包括</text:span><text:span text:style-name="T12">pid,windows</text:span><text:span text:style-name="T18">中任务管理器的</text:span><text:span text:style-name="T12">PID</text:span><text:span text:style-name="T18">与</text:span><text:span text:style-name="T12">v$process</text:span><text:span text:style-name="T18">中</text:span><text:span text:style-name="T12">pid</text:span><text:span text:style-name="T18">不能一一对应，这块在</text:span><text:span text:style-name="T12">oracleDocument</text:span><text:span text:style-name="T18">中也没有找到介绍，后来</text:span><text:span text:style-name="T12">google</text:span><text:span text:style-name="T18">了一下，有资料介绍说是由于</text:span><text:span text:style-name="T12">windows</text:span><text:span text:style-name="T18">是多线程服务器</text:span><text:span text:style-name="T12">,</text:span><text:span text:style-name="T18">每个进 程包含一系列线程。这点于</text:span><text:span text:style-name="T12">unix</text:span><text:span text:style-name="T18">等不同，</text:span><text:span text:style-name="T12">Unix</text:span><text:span text:style-name="T18">每 个</text:span><text:span text:style-name="T12">Oralce</text:span><text:span text:style-name="T18">进程独立存在，在</text:span><text:span text:style-name="T12">Nt</text:span><text:span text:style-name="T18">上所 有线程由</text:span><text:span text:style-name="T12">Oralce</text:span><text:span text:style-name="T18">进程衍生。</text:span></text:p>
      <text:p text:style-name="P25"><text:span text:style-name="T18">　　要在</text:span><text:span text:style-name="T12">windows</text:span><text:span text:style-name="T18">中显示</text:span><text:span text:style-name="T12">oracle</text:span><text:span text:style-name="T18">相关进程</text:span><text:span text:style-name="T12">pid</text:span><text:span text:style-name="T18">，我们可以通过一个简单的</text:span><text:span text:style-name="T12">sql</text:span><text:span text:style-name="T18">语句来实现。</text:span></text:p>
      <text:p text:style-name="P33"><text:span text:style-name="T41">SELECT</text:span><text:span text:style-name="T48"> s.SID, p.pid, p.spid signaled, s.osuser, s.program</text:span></text:p>
      <text:p text:style-name="P25"><text:span text:style-name="T48">  </text:span><text:span text:style-name="T44">FROM</text:span><text:span text:style-name="T51"> v$process p, v$session s</text:span></text:p>
      <text:p text:style-name="P25"><text:span text:style-name="T48"> </text:span><text:span text:style-name="T44">WHERE</text:span><text:span text:style-name="T51"> p.addr = s.paddr;</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6">SID</text:p>
          </table:table-cell>
          <table:table-cell table:style-name="Table4.A1" office:value-type="string">
            <text:p text:style-name="P46">PID</text:p>
          </table:table-cell>
          <table:table-cell table:style-name="Table4.A1" office:value-type="string">
            <text:p text:style-name="P46">SIGNALED</text:p>
          </table:table-cell>
          <table:table-cell table:style-name="Table4.A1" office:value-type="string">
            <text:p text:style-name="P46">OSUSER</text:p>
          </table:table-cell>
          <table:table-cell table:style-name="Table4.A1" office:value-type="string">
            <text:p text:style-name="P46">PROGRAM</text:p>
          </table:table-cell>
        </table:table-row>
        <table:table-row>
          <table:table-cell table:style-name="Table4.A1" office:value-type="string">
            <text:p text:style-name="P46">1</text:p>
          </table:table-cell>
          <table:table-cell table:style-name="Table4.A1" office:value-type="string">
            <text:p text:style-name="P46">2</text:p>
          </table:table-cell>
          <table:table-cell table:style-name="Table4.A1" office:value-type="string">
            <text:p text:style-name="P46">2452</text:p>
          </table:table-cell>
          <table:table-cell table:style-name="Table4.A1" office:value-type="string">
            <text:p text:style-name="P46">SYSTEM</text:p>
          </table:table-cell>
          <table:table-cell table:style-name="Table4.A1" office:value-type="string">
            <text:p text:style-name="P46">ORACLE.EXE</text:p>
          </table:table-cell>
        </table:table-row>
        <table:table-row>
          <table:table-cell table:style-name="Table4.A1" office:value-type="string">
            <text:p text:style-name="P46">2</text:p>
          </table:table-cell>
          <table:table-cell table:style-name="Table4.A1" office:value-type="string">
            <text:p text:style-name="P46">3</text:p>
          </table:table-cell>
          <table:table-cell table:style-name="Table4.A1" office:value-type="string">
            <text:p text:style-name="P46">2460</text:p>
          </table:table-cell>
          <table:table-cell table:style-name="Table4.A1" office:value-type="string">
            <text:p text:style-name="P46">SYSTEM</text:p>
          </table:table-cell>
          <table:table-cell table:style-name="Table4.A1" office:value-type="string">
            <text:p text:style-name="P46">ORACLE.EXE</text:p>
          </table:table-cell>
        </table:table-row>
        <table:table-row>
          <table:table-cell table:style-name="Table4.A1" office:value-type="string">
            <text:p text:style-name="P46">3</text:p>
          </table:table-cell>
          <table:table-cell table:style-name="Table4.A1" office:value-type="string">
            <text:p text:style-name="P46">4</text:p>
          </table:table-cell>
          <table:table-cell table:style-name="Table4.A1" office:value-type="string">
            <text:p text:style-name="P46">2472</text:p>
          </table:table-cell>
          <table:table-cell table:style-name="Table4.A1" office:value-type="string">
            <text:p text:style-name="P46">SYSTEM</text:p>
          </table:table-cell>
          <table:table-cell table:style-name="Table4.A1" office:value-type="string">
            <text:p text:style-name="P46">ORACLE.EXE</text:p>
          </table:table-cell>
        </table:table-row>
        <table:table-row>
          <table:table-cell table:style-name="Table4.A1" office:value-type="string">
            <text:p text:style-name="P46">4</text:p>
          </table:table-cell>
          <table:table-cell table:style-name="Table4.A1" office:value-type="string">
            <text:p text:style-name="P46">5</text:p>
          </table:table-cell>
          <table:table-cell table:style-name="Table4.A1" office:value-type="string">
            <text:p text:style-name="P46">2492</text:p>
          </table:table-cell>
          <table:table-cell table:style-name="Table4.A1" office:value-type="string">
            <text:p text:style-name="P46">SYSTEM</text:p>
          </table:table-cell>
          <table:table-cell table:style-name="Table4.A1" office:value-type="string">
            <text:p text:style-name="P46">ORACLE.EXE</text:p>
          </table:table-cell>
        </table:table-row>
        <table:table-row>
          <table:table-cell table:style-name="Table4.A1" office:value-type="string">
            <text:p text:style-name="P46">5</text:p>
          </table:table-cell>
          <table:table-cell table:style-name="Table4.A1" office:value-type="string">
            <text:p text:style-name="P46">6</text:p>
          </table:table-cell>
          <table:table-cell table:style-name="Table4.A1" office:value-type="string">
            <text:p text:style-name="P46">2496</text:p>
          </table:table-cell>
          <table:table-cell table:style-name="Table4.A1" office:value-type="string">
            <text:p text:style-name="P46">SYSTEM</text:p>
          </table:table-cell>
          <table:table-cell table:style-name="Table4.A1" office:value-type="string">
            <text:p text:style-name="P46">ORACLE.EXE</text:p>
          </table:table-cell>
        </table:table-row>
        <table:table-row>
          <table:table-cell table:style-name="Table4.A1" office:value-type="string">
            <text:p text:style-name="P46">6</text:p>
          </table:table-cell>
          <table:table-cell table:style-name="Table4.A1" office:value-type="string">
            <text:p text:style-name="P46">7</text:p>
          </table:table-cell>
          <table:table-cell table:style-name="Table4.A1" office:value-type="string">
            <text:p text:style-name="P46">2508</text:p>
          </table:table-cell>
          <table:table-cell table:style-name="Table4.A1" office:value-type="string">
            <text:p text:style-name="P46">SYSTEM</text:p>
          </table:table-cell>
          <table:table-cell table:style-name="Table4.A1" office:value-type="string">
            <text:p text:style-name="P46">ORACLE.EXE</text:p>
          </table:table-cell>
        </table:table-row>
        <table:table-row>
          <table:table-cell table:style-name="Table4.A1" office:value-type="string">
            <text:p text:style-name="P46">7</text:p>
          </table:table-cell>
          <table:table-cell table:style-name="Table4.A1" office:value-type="string">
            <text:p text:style-name="P46">8</text:p>
          </table:table-cell>
          <table:table-cell table:style-name="Table4.A1" office:value-type="string">
            <text:p text:style-name="P46">2520</text:p>
          </table:table-cell>
          <table:table-cell table:style-name="Table4.A1" office:value-type="string">
            <text:p text:style-name="P46">SYSTEM</text:p>
          </table:table-cell>
          <table:table-cell table:style-name="Table4.A1" office:value-type="string">
            <text:p text:style-name="P46">ORACLE.EXE</text:p>
          </table:table-cell>
        </table:table-row>
        <table:table-row>
          <table:table-cell table:style-name="Table4.A1" office:value-type="string">
            <text:p text:style-name="P46">8</text:p>
          </table:table-cell>
          <table:table-cell table:style-name="Table4.A1" office:value-type="string">
            <text:p text:style-name="P46">9</text:p>
          </table:table-cell>
          <table:table-cell table:style-name="Table4.A1" office:value-type="string">
            <text:p text:style-name="P46">2524</text:p>
          </table:table-cell>
          <table:table-cell table:style-name="Table4.A1" office:value-type="string">
            <text:p text:style-name="P46">SYSTEM</text:p>
          </table:table-cell>
          <table:table-cell table:style-name="Table4.A1" office:value-type="string">
            <text:p text:style-name="P46">ORACLE.EXE</text:p>
          </table:table-cell>
        </table:table-row>
        <table:table-row>
          <table:table-cell table:style-name="Table4.A1" office:value-type="string">
            <text:p text:style-name="P46">10</text:p>
          </table:table-cell>
          <table:table-cell table:style-name="Table4.A1" office:value-type="string">
            <text:p text:style-name="P46">12</text:p>
          </table:table-cell>
          <table:table-cell table:style-name="Table4.A1" office:value-type="string">
            <text:p text:style-name="P46">1316</text:p>
          </table:table-cell>
          <table:table-cell table:style-name="Table4.A1" office:value-type="string">
            <text:p text:style-name="P46">JSS\junsansi</text:p>
          </table:table-cell>
          <table:table-cell table:style-name="Table4.A1" office:value-type="string">
            <text:p text:style-name="P46">PlSqlDev.exe</text:p>
          </table:table-cell>
        </table:table-row>
        <table:table-row>
          <table:table-cell table:style-name="Table4.A1" office:value-type="string">
            <text:p text:style-name="P46">9</text:p>
          </table:table-cell>
          <table:table-cell table:style-name="Table4.A1" office:value-type="string">
            <text:p text:style-name="P46">13</text:p>
          </table:table-cell>
          <table:table-cell table:style-name="Table4.A1" office:value-type="string">
            <text:p text:style-name="P46">3420</text:p>
          </table:table-cell>
          <table:table-cell table:style-name="Table4.A1" office:value-type="string">
            <text:p text:style-name="P46">JSS\junsansi</text:p>
          </table:table-cell>
          <table:table-cell table:style-name="Table4.A1" office:value-type="string">
            <text:p text:style-name="P46">PlSqlDev.exe</text:p>
          </table:table-cell>
        </table:table-row>
        <table:table-row>
          <table:table-cell table:style-name="Table4.A1" office:value-type="string">
            <text:p text:style-name="P46">13</text:p>
          </table:table-cell>
          <table:table-cell table:style-name="Table4.A1" office:value-type="string">
            <text:p text:style-name="P46">14</text:p>
          </table:table-cell>
          <table:table-cell table:style-name="Table4.A1" office:value-type="string">
            <text:p text:style-name="P46">660</text:p>
          </table:table-cell>
          <table:table-cell table:style-name="Table4.A1" office:value-type="string">
            <text:p text:style-name="P46">JSS\junsansi</text:p>
          </table:table-cell>
          <table:table-cell table:style-name="Table4.A1" office:value-type="string">
            <text:p text:style-name="P46">PlSqlDev.exe</text:p>
          </table:table-cell>
        </table:table-row>
      </table:table>
      <text:p text:style-name="P25"><text:span text:style-name="T18">还可以通过和 </text:span><text:span text:style-name="T12">v$bgprocess </text:span><text:span text:style-name="T18">连接查询到后台进程的名字： </text:span></text:p>
      <text:p text:style-name="P33"><text:span text:style-name="T41">SELECT</text:span><text:span text:style-name="T48"> s.SID SID, p.spid threadid, p.program processname, bg.</text:span><text:span text:style-name="T41">NAME</text:span><text:span text:style-name="T48"> </text:span><text:span text:style-name="T41">NAME</text:span></text:p>
      <text:p text:style-name="P25"><text:span text:style-name="T48">  </text:span><text:span text:style-name="T44">FROM</text:span><text:span text:style-name="T51"> v$process p, v$session s, v$bgprocess bg</text:span></text:p>
      <text:p text:style-name="P25"><text:span text:style-name="T48"> </text:span><text:span text:style-name="T44">WHERE</text:span><text:span text:style-name="T51"> p.addr = s.paddr</text:span></text:p>
      <text:p text:style-name="P25"><text:span text:style-name="T48">   </text:span><text:span text:style-name="T44">AND</text:span><text:span text:style-name="T51"> p.addr = bg.paddr</text:span></text:p>
      <text:p text:style-name="P25"><text:span text:style-name="T48">   </text:span><text:span text:style-name="T44">AND</text:span><text:span text:style-name="T51"> bg.paddr &lt;&gt; </text:span><text:span text:style-name="T56">'00'</text:span><text:span text:style-name="T51">;</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6">SID</text:p>
          </table:table-cell>
          <table:table-cell table:style-name="Table5.A1" office:value-type="string">
            <text:p text:style-name="P46">THREADID</text:p>
          </table:table-cell>
          <table:table-cell table:style-name="Table5.A1" office:value-type="string">
            <text:p text:style-name="P46">PROCESSNAME</text:p>
          </table:table-cell>
          <table:table-cell table:style-name="Table5.A1" office:value-type="string">
            <text:p text:style-name="P46">NAME</text:p>
          </table:table-cell>
        </table:table-row>
        <table:table-row>
          <table:table-cell table:style-name="Table5.A1" office:value-type="string">
            <text:p text:style-name="P46">1</text:p>
          </table:table-cell>
          <table:table-cell table:style-name="Table5.A1" office:value-type="string">
            <text:p text:style-name="P46">2452</text:p>
          </table:table-cell>
          <table:table-cell table:style-name="Table5.A1" office:value-type="string">
            <text:p text:style-name="P46">ORACLE.EXE</text:p>
          </table:table-cell>
          <table:table-cell table:style-name="Table5.A1" office:value-type="string">
            <text:p text:style-name="P46">PMON</text:p>
          </table:table-cell>
        </table:table-row>
        <table:table-row>
          <table:table-cell table:style-name="Table5.A1" office:value-type="string">
            <text:p text:style-name="P46">2</text:p>
          </table:table-cell>
          <table:table-cell table:style-name="Table5.A1" office:value-type="string">
            <text:p text:style-name="P46">2460</text:p>
          </table:table-cell>
          <table:table-cell table:style-name="Table5.A1" office:value-type="string">
            <text:p text:style-name="P46">ORACLE.EXE</text:p>
          </table:table-cell>
          <table:table-cell table:style-name="Table5.A1" office:value-type="string">
            <text:p text:style-name="P46">DBW0</text:p>
          </table:table-cell>
        </table:table-row>
        <table:table-row>
          <table:table-cell table:style-name="Table5.A1" office:value-type="string">
            <text:p text:style-name="P46">3</text:p>
          </table:table-cell>
          <table:table-cell table:style-name="Table5.A1" office:value-type="string">
            <text:p text:style-name="P46">2472</text:p>
          </table:table-cell>
          <table:table-cell table:style-name="Table5.A1" office:value-type="string">
            <text:p text:style-name="P46">ORACLE.EXE</text:p>
          </table:table-cell>
          <table:table-cell table:style-name="Table5.A1" office:value-type="string">
            <text:p text:style-name="P46">LGWR</text:p>
          </table:table-cell>
        </table:table-row>
        <table:table-row>
          <table:table-cell table:style-name="Table5.A1" office:value-type="string">
            <text:p text:style-name="P46">4</text:p>
          </table:table-cell>
          <table:table-cell table:style-name="Table5.A1" office:value-type="string">
            <text:p text:style-name="P46">2492</text:p>
          </table:table-cell>
          <table:table-cell table:style-name="Table5.A1" office:value-type="string">
            <text:p text:style-name="P46">ORACLE.EXE</text:p>
          </table:table-cell>
          <table:table-cell table:style-name="Table5.A1" office:value-type="string">
            <text:p text:style-name="P46">CKPT</text:p>
          </table:table-cell>
        </table:table-row>
        <text:soft-page-break/>
        <table:table-row>
          <table:table-cell table:style-name="Table5.A1" office:value-type="string">
            <text:p text:style-name="P46">5</text:p>
          </table:table-cell>
          <table:table-cell table:style-name="Table5.A1" office:value-type="string">
            <text:p text:style-name="P46">2496</text:p>
          </table:table-cell>
          <table:table-cell table:style-name="Table5.A1" office:value-type="string">
            <text:p text:style-name="P46">ORACLE.EXE</text:p>
          </table:table-cell>
          <table:table-cell table:style-name="Table5.A1" office:value-type="string">
            <text:p text:style-name="P46">SMON</text:p>
          </table:table-cell>
        </table:table-row>
        <table:table-row>
          <table:table-cell table:style-name="Table5.A1" office:value-type="string">
            <text:p text:style-name="P46">6</text:p>
          </table:table-cell>
          <table:table-cell table:style-name="Table5.A1" office:value-type="string">
            <text:p text:style-name="P46">2508</text:p>
          </table:table-cell>
          <table:table-cell table:style-name="Table5.A1" office:value-type="string">
            <text:p text:style-name="P46">ORACLE.EXE</text:p>
          </table:table-cell>
          <table:table-cell table:style-name="Table5.A1" office:value-type="string">
            <text:p text:style-name="P46">RECO</text:p>
          </table:table-cell>
        </table:table-row>
        <table:table-row>
          <table:table-cell table:style-name="Table5.A1" office:value-type="string">
            <text:p text:style-name="P46">7</text:p>
          </table:table-cell>
          <table:table-cell table:style-name="Table5.A1" office:value-type="string">
            <text:p text:style-name="P46">2520</text:p>
          </table:table-cell>
          <table:table-cell table:style-name="Table5.A1" office:value-type="string">
            <text:p text:style-name="P46">ORACLE.EXE</text:p>
          </table:table-cell>
          <table:table-cell table:style-name="Table5.A1" office:value-type="string">
            <text:p text:style-name="P46">CJQ0</text:p>
          </table:table-cell>
        </table:table-row>
        <table:table-row>
          <table:table-cell table:style-name="Table5.A1" office:value-type="string">
            <text:p text:style-name="P46">8</text:p>
          </table:table-cell>
          <table:table-cell table:style-name="Table5.A1" office:value-type="string">
            <text:p text:style-name="P46">2524</text:p>
          </table:table-cell>
          <table:table-cell table:style-name="Table5.A1" office:value-type="string">
            <text:p text:style-name="P46">ORACLE.EXE</text:p>
          </table:table-cell>
          <table:table-cell table:style-name="Table5.A1" office:value-type="string">
            <text:p text:style-name="P46">QMN0</text:p>
          </table:table-cell>
        </table:table-row>
      </table:table>
      <text:p text:style-name="P25"><text:span text:style-name="T12">Eygle</text:span><text:span text:style-name="T18">大师写了一段</text:span><text:span text:style-name="T12">sql</text:span><text:span text:style-name="T18">脚本</text:span><text:span text:style-name="T12">getsql.sql</text:span><text:span text:style-name="T18">，用来获取指 定</text:span><text:span text:style-name="T12">pid</text:span><text:span text:style-name="T18">正在执行的</text:span><text:span text:style-name="T12">sql</text:span><text:span text:style-name="T18">语 句，在此也附注上来。</text:span></text:p>
      <text:p text:style-name="P51">REM getsql.sql</text:p>
      <text:p text:style-name="P51">REM author eygle</text:p>
      <text:p text:style-name="P52"><text:span text:style-name="T12">REM </text:span><text:span text:style-name="T18">在</text:span><text:span text:style-name="T12">windows</text:span><text:span text:style-name="T18">上</text:span><text:span text:style-name="T12">,</text:span><text:span text:style-name="T18">已知进程</text:span><text:span text:style-name="T12">ID,</text:span><text:span text:style-name="T18">得到当前正在执行的语句</text:span></text:p>
      <text:p text:style-name="P52"><text:span text:style-name="T12">REM </text:span><text:span text:style-name="T18">在</text:span><text:span text:style-name="T12">windows</text:span><text:span text:style-name="T18">上</text:span><text:span text:style-name="T12">,</text:span><text:span text:style-name="T18">进程</text:span><text:span text:style-name="T12">ID</text:span><text:span text:style-name="T18">为</text:span><text:span text:style-name="T12">16</text:span><text:span text:style-name="T18">进制</text:span><text:span text:style-name="T12">,</text:span><text:span text:style-name="T18">需要转换</text:span><text:span text:style-name="T12">,</text:span><text:span text:style-name="T18">在</text:span><text:span text:style-name="T12">UNIX</text:span><text:span text:style-name="T18">直接为</text:span><text:span text:style-name="T12">10</text:span><text:span text:style-name="T18">进制</text:span></text:p>
      <text:p text:style-name="P51">SELECT   /*+ ORDERED */</text:p>
      <text:p text:style-name="P52">         <text:span text:style-name="T12">sql_text</text:span></text:p>
      <text:p text:style-name="P52">    <text:span text:style-name="T12">FROM v$sqltext a</text:span></text:p>
      <text:p text:style-name="P52">   <text:span text:style-name="T12">WHERE (a.hash_value, a.address) IN (</text:span></text:p>
      <text:p text:style-name="P52">            <text:span text:style-name="T12">SELECT DECODE (sql_hash_value,</text:span></text:p>
      <text:p text:style-name="P52">                           <text:span text:style-name="T12">0, prev_hash_value,</text:span></text:p>
      <text:p text:style-name="P52">                           <text:span text:style-name="T12">sql_hash_value</text:span></text:p>
      <text:p text:style-name="P52">                          <text:span text:style-name="T12">),</text:span></text:p>
      <text:p text:style-name="P52">                   <text:span text:style-name="T12">DECODE (sql_hash_value, 0, prev_sql_addr, sql_address)</text:span></text:p>
      <text:p text:style-name="P52">              <text:span text:style-name="T12">FROM v$session b</text:span></text:p>
      <text:p text:style-name="P52">             <text:span text:style-name="T12">WHERE b.paddr = (SELECT addr</text:span></text:p>
      <text:p text:style-name="P52">                                <text:span text:style-name="T12">FROM v$process c</text:span></text:p>
      <text:p text:style-name="P52">                               <text:span text:style-name="T12">WHERE c.spid = TO_NUMBER ('&amp;pid', 'xxxx')))</text:span></text:p>
      <text:p text:style-name="P51">ORDER BY piece ASC</text:p>
      <text:p text:style-name="P51">/</text:p>
      <text:p text:style-name="P19">  </text:p>
      <text:p text:style-name="P29"><text:s/></text:p>
      <text:p text:style-name="P30"><text:span text:style-name="T34">第八篇</text:span><text:span text:style-name="T35">-(1)-V$LOCK  2007.5.31</text:span></text:p>
      <text:p text:style-name="P25"><text:span text:style-name="T18">　　这个视图列出</text:span><text:span text:style-name="T12">Oracle </text:span><text:span text:style-name="T18">服务器当前拥有的锁以及未完成的锁或栓锁请求。如果你觉着</text:span><text:span text:style-name="T12">session</text:span><text:span text:style-name="T18">在等待等待事件队列那你应该检查本视图。如果你发现</text:span><text:span text:style-name="T12">session</text:span><text:span text:style-name="T18">在等待一个锁。那 么按如下先后顺序：</text:span></text:p>
      <text:p text:style-name="P82"><text:span text:style-name="T4">1.</text:span><text:span text:style-name="T37">         </text:span><text:span text:style-name="T8">使用</text:span><text:span text:style-name="T4">V$LOCK</text:span><text:span text:style-name="T8">找出</text:span><text:span text:style-name="T4">session</text:span><text:span text:style-name="T8">持有的锁。</text:span></text:p>
      <text:p text:style-name="P82"><text:span text:style-name="T4">2.</text:span><text:span text:style-name="T37">         </text:span><text:span text:style-name="T8">使用</text:span><text:span text:style-name="T4">V$SESSION</text:span><text:span text:style-name="T8">找出持有锁或等待锁的</text:span><text:span text:style-name="T4">session</text:span><text:span text:style-name="T8">执行的</text:span><text:span text:style-name="T4">sql</text:span><text:span text:style-name="T8">语句。</text:span></text:p>
      <text:p text:style-name="P82"><text:span text:style-name="T4">3.</text:span><text:span text:style-name="T37">         </text:span><text:span text:style-name="T8">使用</text:span><text:span text:style-name="T4">V$SESSION_WAIT</text:span><text:span text:style-name="T8">找出什么原因导致</text:span><text:span text:style-name="T4">session</text:span><text:span text:style-name="T8">持有锁堵塞。</text:span></text:p>
      <text:p text:style-name="P82"><text:span text:style-name="T4">4.</text:span><text:span text:style-name="T37">         </text:span><text:span text:style-name="T8">使用</text:span><text:span text:style-name="T4">V$SESSION</text:span><text:span text:style-name="T8">获取关于持有锁的程序和用户的更多信息。</text:span></text:p>
      <text:p text:style-name="P25"><text:soft-page-break/><text:span text:style-name="T13">V$LOCK</text:span><text:span text:style-name="T19">中的常用列</text:span></text:p>
      <text:p text:style-name="P69"><text:span text:style-name="T12">l</text:span><text:span text:style-name="T38">         </text:span><text:span text:style-name="T12">SID</text:span><text:span text:style-name="T18">： 表示持有锁的会话信息。</text:span></text:p>
      <text:p text:style-name="P69"><text:span text:style-name="T12">l</text:span><text:span text:style-name="T38">         </text:span><text:span text:style-name="T12">TYPE</text:span><text:span text:style-name="T18">： 表示锁的类型。值包括</text:span><text:span text:style-name="T12">TM</text:span><text:span text:style-name="T18">和</text:span><text:span text:style-name="T12">TX</text:span><text:span text:style-name="T18">等。</text:span></text:p>
      <text:p text:style-name="P69"><text:span text:style-name="T12">l</text:span><text:span text:style-name="T38">         </text:span><text:span text:style-name="T12">LMODE</text:span><text:span text:style-name="T18">： 表示会话等待的锁模式的信息。用数字</text:span><text:span text:style-name="T12">0</text:span><text:span text:style-name="T18">－</text:span><text:span text:style-name="T12">6</text:span><text:span text:style-name="T18">表示，和表</text:span><text:span text:style-name="T12">1</text:span><text:span text:style-name="T18">相对应。</text:span></text:p>
      <text:p text:style-name="P69"><text:span text:style-name="T12">l</text:span><text:span text:style-name="T38">         </text:span><text:span text:style-name="T12">REQUEST</text:span><text:span text:style-name="T18">：表示</text:span><text:span text:style-name="T12">session</text:span><text:span text:style-name="T18">请求的锁模式的信息。</text:span></text:p>
      <text:p text:style-name="P69"><text:span text:style-name="T12">l</text:span><text:span text:style-name="T38">         </text:span><text:span text:style-name="T12">ID1,ID2</text:span><text:span text:style-name="T18">：表示锁的对象标识。</text:span></text:p>
      <text:p text:style-name="P28">公共锁类型</text:p>
      <text:p text:style-name="P25"><text:span text:style-name="T18">　　在</text:span><text:span text:style-name="T12">Oracle</text:span><text:span text:style-name="T18">数据库中，</text:span><text:span text:style-name="T12">DML</text:span><text:span text:style-name="T18">锁主要包括</text:span><text:span text:style-name="T12">TM</text:span><text:span text:style-name="T18">锁和</text:span><text:span text:style-name="T12">TX</text:span><text:span text:style-name="T18">锁，其中</text:span><text:span text:style-name="T12">TM</text:span><text:span text:style-name="T18">锁称为表级锁，</text:span><text:span text:style-name="T12">TX</text:span><text:span text:style-name="T18">锁称为事务锁或行级锁。</text:span></text:p>
      <text:p text:style-name="P25"><text:span text:style-name="T18">　　当</text:span><text:span text:style-name="T12">Oracle</text:span><text:span text:style-name="T18">执行</text:span><text:span text:style-name="T12">DML</text:span><text:span text:style-name="T18">语句时，系统自动在所要操作的表上申请</text:span><text:span text:style-name="T12">TM</text:span><text:span text:style-name="T18">类 型的锁。当</text:span><text:span text:style-name="T12">TM</text:span><text:span text:style-name="T18">锁获得后，系统再自动申请</text:span><text:span text:style-name="T12">TX</text:span><text:span text:style-name="T18">类型 的锁，并将实际锁定的数据行的锁标志位进行置位。这样在事务加锁前检查</text:span><text:span text:style-name="T12">TX</text:span><text:span text:style-name="T18">锁相 容性时就不用再逐行检查锁标志，而只需检查</text:span><text:span text:style-name="T12">TM</text:span><text:span text:style-name="T18">锁模式的相容性即可，大大提高了系统的 效率。</text:span><text:span text:style-name="T12">TM</text:span><text:span text:style-name="T18">锁包括了</text:span><text:span text:style-name="T12">SS</text:span><text:span text:style-name="T18">、</text:span><text:span text:style-name="T12">SX</text:span><text:span text:style-name="T18">、</text:span><text:span text:style-name="T12">S</text:span><text:span text:style-name="T18">、</text:span><text:span text:style-name="T12">X</text:span><text:span text:style-name="T18">等多种模式，在数据库中用</text:span><text:span text:style-name="T12">0</text:span><text:span text:style-name="T18">－</text:span><text:span text:style-name="T12">6</text:span><text:span text:style-name="T18">来表示。不同的</text:span><text:span text:style-name="T12">SQL</text:span><text:span text:style-name="T18">操 作产生不同类型的</text:span><text:span text:style-name="T12">TM</text:span><text:span text:style-name="T18">锁，如下表</text:span><text:span text:style-name="T12">1</text:span><text:span text:style-name="T18">。</text:span></text:p>
      <text:p text:style-name="P25"><text:span text:style-name="T13">TX</text:span><text:span text:style-name="T19">：行级锁，事务锁</text:span></text:p>
      <text:p text:style-name="P69"><text:span text:style-name="T12">l</text:span><text:span text:style-name="T38">         </text:span><text:span text:style-name="T18">在改变数据时必须是排它模式</text:span><text:span text:style-name="T12">(mode 6)</text:span><text:span text:style-name="T18">。</text:span></text:p>
      <text:p text:style-name="P69"><text:span text:style-name="T12">l</text:span><text:span text:style-name="T38">         </text:span><text:span text:style-name="T18">每一个活动事务都拥有一个锁。它将在事务结束</text:span><text:span text:style-name="T12">(commit/rollback)</text:span><text:span text:style-name="T18">时 释放。</text:span></text:p>
      <text:p text:style-name="P69"><text:span text:style-name="T12">l</text:span><text:span text:style-name="T38">         </text:span><text:span text:style-name="T18">如果一个块包括的列被改变而没有</text:span><text:span text:style-name="T12">ITL(interested transaction list)</text:span><text:span text:style-name="T18">槽位</text:span><text:span text:style-name="T12">(entries)</text:span><text:span text:style-name="T18">，那么</text:span><text:span text:style-name="T12">session</text:span><text:span text:style-name="T18">将锁置于共享模式</text:span><text:span text:style-name="T12">(mode 4)</text:span><text:span text:style-name="T18">。当</text:span><text:span text:style-name="T12">session</text:span><text:span text:style-name="T18">获得块的</text:span><text:span text:style-name="T12">ITL</text:span><text:span text:style-name="T18">槽 位时释放。</text:span></text:p>
      <text:p text:style-name="P69"><text:span text:style-name="T12">l</text:span><text:span text:style-name="T38">         </text:span><text:span text:style-name="T18">当一个事务首次发起一个</text:span><text:span text:style-name="T12">DML</text:span><text:span text:style-name="T18">语句时就获得一个</text:span><text:span text:style-name="T12">TX</text:span><text:span text:style-name="T18">锁， 该锁保持到事务被提交或回滚。当两个或多个会话在表的同一条记录上执行</text:span><text:span text:style-name="T12">DML</text:span><text:span text:style-name="T18">语 句时，第一个会话在该条记录上加锁，其他的会话处于等待状态。当第一个会话提交后，</text:span><text:span text:style-name="T12">TX</text:span><text:span text:style-name="T18">锁被 释放，其他会话才可以加锁。</text:span></text:p>
      <text:p text:style-name="P69"><text:span text:style-name="T12">l</text:span><text:span text:style-name="T38">         </text:span><text:span text:style-name="T18">指出回滚段和事务表项</text:span></text:p>
      <text:p text:style-name="P58">按下列项以避免竞争：</text:p>
      <text:p text:style-name="P75"><text:span text:style-name="T12">l</text:span><text:span text:style-name="T38">         </text:span><text:span text:style-name="T18">避免</text:span><text:span text:style-name="T12">TX</text:span><text:span text:style-name="T18">－</text:span><text:span text:style-name="T12">6</text:span><text:span text:style-name="T18">类型竞争，需要根据您的应用而 定。</text:span></text:p>
      <text:p text:style-name="P75"><text:span text:style-name="T12">l</text:span><text:span text:style-name="T38">         </text:span><text:span text:style-name="T18">避免</text:span><text:span text:style-name="T12">TX</text:span><text:span text:style-name="T18">－</text:span><text:span text:style-name="T12">4</text:span><text:span text:style-name="T18">类型竞争，可以考虑增加对象</text:span><text:span text:style-name="T12">INITRANS</text:span><text:span text:style-name="T18">参数值。</text:span></text:p>
      <text:p text:style-name="P25"><text:span text:style-name="T13">TM</text:span><text:span text:style-name="T19">：表级锁</text:span></text:p>
      <text:p text:style-name="P69"><text:span text:style-name="T12">n</text:span><text:span text:style-name="T38">         </text:span><text:span text:style-name="T18">数据库执行任何</text:span><text:span text:style-name="T12">DDL</text:span><text:span text:style-name="T18">语句时必须是排它模式；例如，</text:span><text:span text:style-name="T12">alter table,drop table</text:span><text:span text:style-name="T18">。</text:span></text:p>
      <text:p text:style-name="P69"><text:span text:style-name="T12">n</text:span><text:span text:style-name="T38">         </text:span><text:span text:style-name="T18">执行像</text:span><text:span text:style-name="T12">insert,update,delete</text:span><text:span text:style-name="T18">这类</text:span><text:span text:style-name="T12">DML</text:span><text:span text:style-name="T18">语句时处于共享模式。它防止 其它</text:span><text:span text:style-name="T12">session</text:span><text:span text:style-name="T18">对同一个对象同时执行</text:span><text:span text:style-name="T12">ddl</text:span><text:span text:style-name="T18">语 句。</text:span></text:p>
      <text:p text:style-name="P69"><text:span text:style-name="T12">n</text:span><text:span text:style-name="T38">         </text:span><text:span text:style-name="T18">任何对象拥有正被改变的数据，</text:span><text:span text:style-name="T12">TM</text:span><text:span text:style-name="T18">锁都将必须存在。</text:span></text:p>
      <text:p text:style-name="P69"><text:span text:style-name="T12">n</text:span><text:span text:style-name="T38">         </text:span><text:span text:style-name="T18">锁指向对象。</text:span></text:p>
      <text:p text:style-name="P57"><text:span text:style-name="T18">在</text:span><text:span text:style-name="T12">TM</text:span><text:span text:style-name="T18">队列避免竞争，可以考虑屏蔽对象表级锁，屏蔽表级锁防止对象执行任何</text:span><text:span text:style-name="T12">ddl</text:span><text:span text:style-name="T18">语句。</text:span></text:p>
      <text:p text:style-name="P25"><text:span text:style-name="T13">ST</text:span><text:span text:style-name="T19">：空间事务锁</text:span></text:p>
      <text:p text:style-name="P69"><text:soft-page-break/><text:span text:style-name="T12">l</text:span><text:span text:style-name="T38">         </text:span><text:span text:style-name="T18">每个数据库</text:span><text:span text:style-name="T12">(</text:span><text:span text:style-name="T18">非实例</text:span><text:span text:style-name="T12">)</text:span><text:span text:style-name="T18">拥有一个</text:span><text:span text:style-name="T12">ST</text:span><text:span text:style-name="T18">锁。</text:span></text:p>
      <text:p text:style-name="P69"><text:span text:style-name="T12">l</text:span><text:span text:style-name="T38">         </text:span><text:span text:style-name="T18">除了本地管理表空间，在</text:span><text:span text:style-name="T12">space</text:span><text:span text:style-name="T18">管理操作</text:span><text:span text:style-name="T12">(</text:span><text:span text:style-name="T18">新建或 删除</text:span><text:span text:style-name="T12">extents)</text:span><text:span text:style-name="T18">时必须是排它模式。</text:span></text:p>
      <text:p text:style-name="P69"><text:span text:style-name="T12">l</text:span><text:span text:style-name="T38">         </text:span><text:span text:style-name="T18">对象</text:span><text:span text:style-name="T12">creation, dropping, extension, </text:span><text:span text:style-name="T18">以及</text:span><text:span text:style-name="T12">truncation</text:span><text:span text:style-name="T18">都处于这种锁</text:span></text:p>
      <text:p text:style-name="P69"><text:span text:style-name="T12">l</text:span><text:span text:style-name="T38">         </text:span><text:span text:style-name="T18">多数公共原因的争夺，是在磁盘排序</text:span><text:span text:style-name="T12">(</text:span><text:span text:style-name="T18">并非使用真正的临时表空间</text:span><text:span text:style-name="T12">)</text:span><text:span text:style-name="T18">或回滚段扩展或收缩。</text:span></text:p>
      <text:p text:style-name="P58">按如下项以避免竞争：</text:p>
      <text:p text:style-name="P79"><text:span text:style-name="T12">l</text:span><text:span text:style-name="T38">         </text:span><text:span text:style-name="T18">使用真正的临时表空间</text:span><text:span text:style-name="T12">(true temporary tablespaces)</text:span><text:span text:style-name="T18">，利用临 时文件。临时段在磁盘排序之后并不创建或删除。</text:span></text:p>
      <text:p text:style-name="P79"><text:span text:style-name="T12">l</text:span><text:span text:style-name="T38">         </text:span><text:span text:style-name="T18">使用本地管理表空间。</text:span></text:p>
      <text:p text:style-name="P79"><text:span text:style-name="T12">l</text:span><text:span text:style-name="T38">         </text:span><text:span text:style-name="T18">指定回滚段避免动态扩展和收缩，或使用自动</text:span><text:span text:style-name="T12">undo management</text:span><text:span text:style-name="T18">。</text:span></text:p>
      <text:p text:style-name="P79"><text:span text:style-name="T12">l</text:span><text:span text:style-name="T38">         </text:span><text:span text:style-name="T18">避免应用执行创建或删除数据库对象。</text:span></text:p>
      <text:p text:style-name="P25"><text:span text:style-name="T13">UL</text:span><text:span text:style-name="T19">：用户定义锁</text:span></text:p>
      <text:p text:style-name="P27">用户可以自定义锁。内容较多并与此节关系不大，略过。</text:p>
      <text:p text:style-name="P25"><text:span text:style-name="T13">V$LOCK</text:span><text:span text:style-name="T19">中的连接列</text:span></text:p>
      <text:p text:style-name="P61">Column                                     View                                   Joined Column(s) </text:p>
      <text:p text:style-name="P62">SID                                           V$SESSION                        SID</text:p>
      <text:p text:style-name="P62">ID1, ID2, TYPE                          V$LOCK                             ID1, ID2, TYPE</text:p>
      <text:p text:style-name="P62">ID1                                            DBA_OBJECTS                   OBJECT_ID</text:p>
      <text:p text:style-name="P62">TRUNCID1/65536)                     V$ROLLNAME                    USN</text:p>
      <text:p text:style-name="P74"><text:span text:style-name="T4">1.</text:span><text:span text:style-name="T37">         </text:span><text:span text:style-name="T8">如果</text:span><text:span text:style-name="T4">session</text:span><text:span text:style-name="T8">在等待锁，这可被用于找出</text:span><text:span text:style-name="T4">session</text:span><text:span text:style-name="T8">持有的锁，。</text:span></text:p>
      <text:p text:style-name="P74"><text:span text:style-name="T4">2.</text:span><text:span text:style-name="T37">         </text:span><text:span text:style-name="T8">可被用于找出</text:span><text:span text:style-name="T4">DML</text:span><text:span text:style-name="T8">锁类型的被锁对象</text:span><text:span text:style-name="T4">(type='TM')</text:span></text:p>
      <text:p text:style-name="P74"><text:span text:style-name="T4">3.</text:span><text:span text:style-name="T37">         </text:span><text:span text:style-name="T8">可被用于找出行级事务锁</text:span><text:span text:style-name="T4">(TYPE='TX')</text:span><text:span text:style-name="T8">使用中的回滚段，不过，需要通过</text:span><text:span text:style-name="T4">V$TRANSACTION</text:span><text:span text:style-name="T8">连接查询得到。</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47"><text:span text:style-name="T16">表</text:span><text:span text:style-name="T12">1 Oracle</text:span><text:span text:style-name="T16">的</text:span><text:span text:style-name="T12">TM</text:span><text:span text:style-name="T16">锁类型</text:span></text:p>
          </table:table-cell>
          <table:covered-table-cell/>
          <table:covered-table-cell/>
          <table:covered-table-cell/>
        </table:table-row>
        <table:table-row>
          <table:table-cell table:style-name="Table6.A1" office:value-type="string">
            <text:p text:style-name="P48">锁模式</text:p>
          </table:table-cell>
          <table:table-cell table:style-name="Table6.A1" office:value-type="string">
            <text:p text:style-name="P48">锁描述</text:p>
          </table:table-cell>
          <table:table-cell table:style-name="Table6.A1" office:value-type="string">
            <text:p text:style-name="P48">解释</text:p>
          </table:table-cell>
          <table:table-cell table:style-name="Table6.A1" office:value-type="string">
            <text:p text:style-name="P50"><text:span text:style-name="T4">SQL</text:span><text:span text:style-name="T6">操作</text:span></text:p>
          </table:table-cell>
        </table:table-row>
        <table:table-row>
          <table:table-cell table:style-name="Table6.A1" office:value-type="string">
            <text:p text:style-name="P49">0</text:p>
          </table:table-cell>
          <table:table-cell table:style-name="Table6.A1" office:value-type="string">
            <text:p text:style-name="P49">none</text:p>
          </table:table-cell>
          <table:table-cell table:style-name="Table6.A1" office:value-type="string">
            <text:p text:style-name="P47"> </text:p>
          </table:table-cell>
          <table:table-cell table:style-name="Table6.A1" office:value-type="string">
            <text:p text:style-name="P47"> </text:p>
          </table:table-cell>
        </table:table-row>
        <table:table-row>
          <table:table-cell table:style-name="Table6.A1" office:value-type="string">
            <text:p text:style-name="P49">1</text:p>
          </table:table-cell>
          <table:table-cell table:style-name="Table6.A1" office:value-type="string">
            <text:p text:style-name="P49">NULL</text:p>
          </table:table-cell>
          <table:table-cell table:style-name="Table6.A1" office:value-type="string">
            <text:p text:style-name="P48">空</text:p>
          </table:table-cell>
          <table:table-cell table:style-name="Table6.A1" office:value-type="string">
            <text:p text:style-name="P49">Select</text:p>
          </table:table-cell>
        </table:table-row>
        <table:table-row>
          <table:table-cell table:style-name="Table6.A1" office:value-type="string">
            <text:p text:style-name="P49">2</text:p>
          </table:table-cell>
          <table:table-cell table:style-name="Table6.A1" office:value-type="string">
            <text:p text:style-name="P49">SS(Row-S)</text:p>
          </table:table-cell>
          <table:table-cell table:style-name="Table6.A1" office:value-type="string">
            <text:p text:style-name="P48">行级共享锁，其他对象只能查询这些 数据行</text:p>
          </table:table-cell>
          <table:table-cell table:style-name="Table6.A1" office:value-type="string">
            <text:p text:style-name="P50"><text:span text:style-name="T4">Select for update</text:span><text:span text:style-name="T6">、</text:span><text:span text:style-name="T4">Lock for update</text:span><text:span text:style-name="T6">、</text:span><text:span text:style-name="T4">Lock row share</text:span></text:p>
          </table:table-cell>
        </table:table-row>
        <table:table-row>
          <table:table-cell table:style-name="Table6.A1" office:value-type="string">
            <text:p text:style-name="P49">3</text:p>
          </table:table-cell>
          <table:table-cell table:style-name="Table6.A1" office:value-type="string">
            <text:p text:style-name="P49">SX(Row-X)</text:p>
          </table:table-cell>
          <table:table-cell table:style-name="Table6.A1" office:value-type="string">
            <text:p text:style-name="P47"><text:span text:style-name="T16">行级排它锁，在提交前不允许做</text:span><text:span text:style-name="T12">DML</text:span><text:span text:style-name="T16">操作</text:span></text:p>
          </table:table-cell>
          <table:table-cell table:style-name="Table6.A1" office:value-type="string">
            <text:p text:style-name="P50"><text:span text:style-name="T4">Insert</text:span><text:span text:style-name="T6">、</text:span><text:span text:style-name="T4">Update</text:span><text:span text:style-name="T6">、</text:span><text:span text:style-name="T4">Delete</text:span><text:span text:style-name="T6">、</text:span><text:span text:style-name="T4">Lock row share</text:span></text:p>
          </table:table-cell>
        </table:table-row>
        <table:table-row>
          <table:table-cell table:style-name="Table6.A1" office:value-type="string">
            <text:p text:style-name="P49">4</text:p>
          </table:table-cell>
          <table:table-cell table:style-name="Table6.A1" office:value-type="string">
            <text:p text:style-name="P49">S(Share)</text:p>
          </table:table-cell>
          <table:table-cell table:style-name="Table6.A1" office:value-type="string">
            <text:p text:style-name="P48">共享锁</text:p>
          </table:table-cell>
          <table:table-cell table:style-name="Table6.A1" office:value-type="string">
            <text:p text:style-name="P50"><text:span text:style-name="T4">Create index</text:span><text:span text:style-name="T6">、</text:span><text:span text:style-name="T4">Lock share</text:span></text:p>
          </table:table-cell>
        </table:table-row>
        <table:table-row>
          <table:table-cell table:style-name="Table6.A1" office:value-type="string">
            <text:p text:style-name="P49">5</text:p>
          </table:table-cell>
          <table:table-cell table:style-name="Table6.A1" office:value-type="string">
            <text:p text:style-name="P49">SSX(S/Row-X)</text:p>
          </table:table-cell>
          <table:table-cell table:style-name="Table6.A1" office:value-type="string">
            <text:p text:style-name="P48">共享行级排它锁</text:p>
          </table:table-cell>
          <table:table-cell table:style-name="Table6.A1" office:value-type="string">
            <text:p text:style-name="P49">Lock share row exclusive</text:p>
          </table:table-cell>
        </table:table-row>
        <table:table-row>
          <table:table-cell table:style-name="Table6.A1" office:value-type="string">
            <text:p text:style-name="P49">6</text:p>
          </table:table-cell>
          <table:table-cell table:style-name="Table6.A1" office:value-type="string">
            <text:p text:style-name="P49">X(Exclusive)</text:p>
          </table:table-cell>
          <table:table-cell table:style-name="Table6.A1" office:value-type="string">
            <text:p text:style-name="P48">排它锁</text:p>
          </table:table-cell>
          <table:table-cell table:style-name="Table6.A1" office:value-type="string">
            <text:p text:style-name="P50"><text:span text:style-name="T4">Alter table</text:span><text:span text:style-name="T6">、</text:span><text:span text:style-name="T4">Drop able</text:span><text:span text:style-name="T6">、</text:span><text:span text:style-name="T4">Drop index</text:span><text:span text:style-name="T6">、</text:span><text:span text:style-name="T4">Truncate table </text:span><text:span text:style-name="T6">、</text:span><text:span text:style-name="T4">Lock exclusive</text:span></text:p>
          </table:table-cell>
        </table:table-row>
      </table:table>
      <text:p text:style-name="P25"><text:soft-page-break/><text:span text:style-name="T18">　　数字越大锁级别越高</text:span><text:span text:style-name="T12">, </text:span><text:span text:style-name="T18">影响 的操作越多。一般的查询语句如</text:span><text:span text:style-name="T12">select ... from ... ;</text:span><text:span text:style-name="T18">是小于</text:span><text:span text:style-name="T12">2</text:span><text:span text:style-name="T18">的锁</text:span><text:span text:style-name="T12">, </text:span><text:span text:style-name="T18">有时会在</text:span><text:span text:style-name="T12">v$locked_object</text:span><text:span text:style-name="T18">出现。</text:span><text:span text:style-name="T12">select ... from ... for update; </text:span><text:span text:style-name="T18">是</text:span><text:span text:style-name="T12">2</text:span><text:span text:style-name="T18">的锁。</text:span></text:p>
      <text:p text:style-name="P25"><text:span text:style-name="T18">　　当对话使用</text:span><text:span text:style-name="T12">for update</text:span><text:span text:style-name="T18">子串打开一个游标时，所有返回集中的数据行都将处于行级</text:span><text:span text:style-name="T12">(Row-X)</text:span><text:span text:style-name="T18">独占式锁定，其他对象只能查询这些数据行，不能进行</text:span><text:span text:style-name="T12">update</text:span><text:span text:style-name="T18">、</text:span><text:span text:style-name="T12">delete</text:span><text:span text:style-name="T18">或</text:span><text:span text:style-name="T12">select...for update</text:span><text:span text:style-name="T18">操作。</text:span><text:span text:style-name="T12">insert / update / delete ... ;     </text:span><text:span text:style-name="T18">是</text:span><text:span text:style-name="T12">3</text:span><text:span text:style-name="T18">的锁。    </text:span></text:p>
      <text:p text:style-name="P25"><text:span text:style-name="T18">　　没有</text:span><text:span text:style-name="T12">commit</text:span><text:span text:style-name="T18">之前插入同样的一条记录会没有反应</text:span><text:span text:style-name="T12">, </text:span><text:span text:style-name="T18">因为后一个</text:span><text:span text:style-name="T12">3</text:span><text:span text:style-name="T18">的锁会一直等待上一个</text:span><text:span text:style-name="T12">3</text:span><text:span text:style-name="T18">的锁</text:span><text:span text:style-name="T12">, </text:span><text:span text:style-name="T18">我们必须释放掉上一个才能继续工作。</text:span></text:p>
      <text:p text:style-name="P25"><text:span text:style-name="T18">　　创建索引的时候也会产生</text:span><text:span text:style-name="T12">3,4</text:span><text:span text:style-name="T18">级 别的锁。</text:span><text:span text:style-name="T12">locked_mode</text:span><text:span text:style-name="T18">为</text:span><text:span text:style-name="T12">2,3,4</text:span><text:span text:style-name="T18">不影响</text:span><text:span text:style-name="T12">DML(insert,delete,update,select)</text:span><text:span text:style-name="T18">操作</text:span><text:span text:style-name="T12">,        </text:span><text:span text:style-name="T18">但</text:span><text:span text:style-name="T12">DDL(alter,drop</text:span><text:span text:style-name="T18">等</text:span><text:span text:style-name="T12">)</text:span><text:span text:style-name="T18">操作会提示</text:span><text:span text:style-name="T12">ora-00054</text:span><text:span text:style-name="T18">错误。有主外键约束时 </text:span><text:span text:style-name="T12">update / delete ... ; </text:span><text:span text:style-name="T18">可能会产生</text:span><text:span text:style-name="T12">4,5</text:span><text:span text:style-name="T18">的锁。</text:span><text:span text:style-name="T12">DDL</text:span><text:span text:style-name="T18">语句时是</text:span><text:span text:style-name="T12">6</text:span><text:span text:style-name="T18">的锁。</text:span></text:p>
      <text:p text:style-name="P25"><text:span text:style-name="T18">　　如果出现了锁的问题</text:span><text:span text:style-name="T12">, </text:span><text:span text:style-name="T18">某个</text:span><text:span text:style-name="T12">DML</text:span><text:span text:style-name="T18">操作可能等待很久没有反应。当你采用的是直接连接数据库的方式，也不要用</text:span><text:span text:style-name="T12">OS</text:span><text:span text:style-name="T18">系统命令 </text:span><text:span text:style-name="T12">$kill process_num </text:span><text:span text:style-name="T18">或者 </text:span><text:span text:style-name="T12">$kill -9 process_num</text:span><text:span text:style-name="T18">来终止用户连接，因为一个用户进程 可能产生一个以上的锁</text:span><text:span text:style-name="T12">, </text:span><text:span text:style-name="T18">杀</text:span><text:span text:style-name="T12">OS</text:span><text:span text:style-name="T18">进程并不能彻底清除锁的问题。 记得在数据库级别用</text:span><text:span text:style-name="T12">alter system kill session 'sid,serial#';</text:span><text:span text:style-name="T18">杀掉不正常的锁。</text:span></text:p>
      <text:p text:style-name="P28">示例：</text:p>
      <text:p text:style-name="P25"><text:span text:style-name="T18">我按照自己的理解演示的</text:span><text:span text:style-name="T12">TX,TM</text:span><text:span text:style-name="T18">锁 如下：</text:span></text:p>
      <text:p text:style-name="P25"><text:span text:style-name="T12">1.create table TMP1(col1  VARCHAR2(50));--</text:span><text:span text:style-name="T18">创建临时表</text:span></text:p>
      <text:p text:style-name="P25"><text:span text:style-name="T12">2.select * from v$lock;--</text:span><text:span text:style-name="T18">关掉当前锁信息</text:span></text:p>
      <text:p text:style-name="P25"><text:span text:style-name="T12">3.select * from tmp1 for update; --</text:span><text:span text:style-name="T18">加锁</text:span></text:p>
      <text:p text:style-name="P25"><text:span text:style-name="T12">4.select * from v$lock;   ---</text:span><text:span text:style-name="T18">看看现在的 锁列表，是不是多了两条记录。</text:span><text:span text:style-name="T12">Type</text:span><text:span text:style-name="T18">分别为</text:span><text:span text:style-name="T12">tx,tm</text:span><text:span text:style-name="T18">，对照表</text:span><text:span text:style-name="T12">1</text:span><text:span text:style-name="T18">。</text:span></text:p>
      <text:p text:style-name="P25"><text:span text:style-name="T12">5.</text:span><text:span text:style-name="T18">新开一个连接，然后</text:span></text:p>
      <text:p text:style-name="P25"><text:span text:style-name="T12">select * from tmp1 for update;  --</text:span><text:span text:style-name="T18">呵呵，等待状态了吧</text:span></text:p>
      <text:p text:style-name="P25"><text:span text:style-name="T12">6.select * from v$lock;  --</text:span><text:span text:style-name="T18">又新增了两条记录，其它一条</text:span><text:span text:style-name="T12">type=tx,lmode=0</text:span></text:p>
      <text:p text:style-name="P25"><text:span text:style-name="T12">7.</text:span><text:span text:style-name="T18">查看当前被锁的</text:span><text:span text:style-name="T12">session</text:span><text:span text:style-name="T18">正在执行的</text:span><text:span text:style-name="T12">sql</text:span><text:span text:style-name="T18">语 句</text:span></text:p>
      <text:p text:style-name="P33">select /*+ NO_MERGE(a) NO_MERGE(b) NO_MERGE(c) */ a.username, a.machine, a.sid, a.serial#, a.last_call_et "Seconds", b.id1, c.sql_text "SQL"</text:p>
      <text:p text:style-name="P33">from v$session a, v$lock b, v$sqltext c</text:p>
      <text:p text:style-name="P33">where a.username is not null and a.lockwait = b.kaddr and c.hash_value =a.sql_hash_value</text:p>
      <text:p text:style-name="P25"><text:span text:style-name="T12">8.</text:span><text:span text:style-name="T18">将之前的</text:span><text:span text:style-name="T12">for update</text:span><text:span text:style-name="T18">语句</text:span><text:span text:style-name="T12">commit</text:span><text:span text:style-name="T18">或者</text:span><text:span text:style-name="T12">rollback</text:span><text:span text:style-name="T18">，然后新开连接的</text:span><text:span text:style-name="T12">session</text:span><text:span text:style-name="T18">拥有锁。有兴趣的朋友还可以试试两条</text:span><text:span text:style-name="T12">for update</text:span><text:span text:style-name="T18">的时候，关闭先执行的那个窗口，看看</text:span><text:span text:style-name="T12">oracle</text:span><text:span text:style-name="T18">会给出什么样的响应。</text:span></text:p>
      <text:p text:style-name="P25"><text:span text:style-name="T18">　　这一节是我在自整理</text:span><text:span text:style-name="T12">v$</text:span><text:span text:style-name="T18">系列 视图以来花费时间和精力最多的一个，我反复看了</text:span><text:span text:style-name="T12">document</text:span><text:span text:style-name="T18">，又从网上搜索了各种资料 实际使用案例等，就是不开窍。这一节至今我也仍未有把握说尽在掌握，所以在上述文字中除了例子，我如实贴出了收集来的内容，未加任何自</text:span><text:soft-page-break/><text:span text:style-name="T18">我理解，就是担心万 一我的理解有误，会对其它浏览本文的人造成困扰。同时我把在收集过程中自我感觉对理解</text:span><text:span text:style-name="T12">v$lock</text:span><text:span text:style-name="T18">可能有帮助的资料地址列出，供有心人参考：</text:span></text:p>
      <text:p text:style-name="P25"><text:span text:style-name="T12">Oracle</text:span><text:span text:style-name="T18">数据库中的锁机制研究</text:span></text:p>
      <text:p text:style-name="P33">http://soft.zdnet.com.cn/software_zone/2007/0208/377403.shtml</text:p>
      <text:p text:style-name="P25"><text:span text:style-name="T12">DB2</text:span><text:span text:style-name="T18">和 </text:span><text:span text:style-name="T12">Oracle</text:span><text:span text:style-name="T18">的并发控制（锁）比 较</text:span></text:p>
      <text:p text:style-name="P33">http://www.ibm.com/developerworks/cn/db2/library/techarticles/dm-0512niuxzh/</text:p>
      <text:p text:style-name="P25"><text:span text:style-name="T12">Itpub</text:span><text:span text:style-name="T18">论坛的</text:span><text:span text:style-name="T12">oracle</text:span><text:span text:style-name="T18">专题深入讨论区也有一 篇非常精彩的讨论，地址如下：</text:span></text:p>
      <text:p text:style-name="P25"><text:span text:style-name="T18">我对</text:span><text:span text:style-name="T12">ORACLE</text:span><text:span text:style-name="T18">数据锁的一点体会</text:span></text:p>
      <text:p text:style-name="P33">http://www.itpub.net/270059.html</text:p>
      <text:p text:style-name="P29"><text:s/></text:p>
      <text:p text:style-name="P30"><text:span text:style-name="T34">第八篇</text:span><text:span text:style-name="T35">-(2)-V$LOCKED_OBJECT  2007.6.4</text:span></text:p>
      <text:p text:style-name="P27">　　本视图列出系统上的每个事务处理所获得的所有锁。</text:p>
      <text:p text:style-name="P25"><text:span text:style-name="T13">V$LOCKED_OBJECT</text:span><text:span text:style-name="T19">中的列说明：</text:span></text:p>
      <text:p text:style-name="P69"><text:span text:style-name="T12">l</text:span><text:span text:style-name="T38">         </text:span><text:span text:style-name="T12">XIDUSN</text:span><text:span text:style-name="T18">：回滚段号</text:span></text:p>
      <text:p text:style-name="P69"><text:span text:style-name="T12">l</text:span><text:span text:style-name="T38">         </text:span><text:span text:style-name="T12">XIDSLOT</text:span><text:span text:style-name="T18">：槽号</text:span></text:p>
      <text:p text:style-name="P69"><text:span text:style-name="T12">l</text:span><text:span text:style-name="T38">         </text:span><text:span text:style-name="T12">XIDSQN</text:span><text:span text:style-name="T18">：序列号</text:span></text:p>
      <text:p text:style-name="P69"><text:span text:style-name="T12">l</text:span><text:span text:style-name="T38">         </text:span><text:span text:style-name="T12">OBJECT_ID</text:span><text:span text:style-name="T18">：被锁对象</text:span><text:span text:style-name="T12">ID</text:span></text:p>
      <text:p text:style-name="P69"><text:span text:style-name="T12">l</text:span><text:span text:style-name="T38">         </text:span><text:span text:style-name="T12">SESSION_ID</text:span><text:span text:style-name="T18">：持有锁的</text:span><text:span text:style-name="T12">sessionID</text:span></text:p>
      <text:p text:style-name="P69"><text:span text:style-name="T12">l</text:span><text:span text:style-name="T38">         </text:span><text:span text:style-name="T12">ORACLE_USERNAME</text:span><text:span text:style-name="T18">：持有锁的</text:span><text:span text:style-name="T12">Oracle </text:span><text:span text:style-name="T18">用户名</text:span></text:p>
      <text:p text:style-name="P69"><text:span text:style-name="T12">l</text:span><text:span text:style-name="T38">         </text:span><text:span text:style-name="T12">OS_USER_NAME</text:span><text:span text:style-name="T18">：持有锁的操作系统 用户名</text:span></text:p>
      <text:p text:style-name="P69"><text:span text:style-name="T12">l</text:span><text:span text:style-name="T38">         </text:span><text:span text:style-name="T12">PROCESS</text:span><text:span text:style-name="T18">：操作系统进程号</text:span></text:p>
      <text:p text:style-name="P69"><text:span text:style-name="T12">l</text:span><text:span text:style-name="T38">         </text:span><text:span text:style-name="T12">LOCKED_MODE</text:span><text:span text:style-name="T18">：锁模式，值同上表</text:span><text:span text:style-name="T12">1</text:span></text:p>
      <text:p text:style-name="P28">示例：</text:p>
      <text:p text:style-name="P25"><text:span text:style-name="T12">1.</text:span><text:span text:style-name="T18">以</text:span><text:span text:style-name="T12">DBA</text:span><text:span text:style-name="T18">角色</text:span><text:span text:style-name="T12">, </text:span><text:span text:style-name="T18">查看当前数据库里锁的情况可以用如下</text:span><text:span text:style-name="T12">SQL</text:span><text:span text:style-name="T18">语 句：</text:span></text:p>
      <text:p text:style-name="P39"><text:span text:style-name="T41">select</text:span> object_id,session_id,locked_mode <text:span text:style-name="T41">from</text:span> v$locked_object;</text:p>
      <text:p text:style-name="P39"><text:span text:style-name="T41">select</text:span> t2.username, t2.sid, t2.serial#, t2.logon_time</text:p>
      <text:p text:style-name="P40">  <text:span text:style-name="T44">from</text:span><text:span text:style-name="T12"> v$locked_object t1, v$session t2</text:span></text:p>
      <text:p text:style-name="P40"> <text:span text:style-name="T44">where</text:span><text:span text:style-name="T12"> t1.session_id = t2.sid </text:span><text:span text:style-name="T44">order</text:span><text:span text:style-name="T12"> </text:span><text:span text:style-name="T44">by</text:span><text:span text:style-name="T12"> t2.logon_time;</text:span></text:p>
      <text:p text:style-name="P25"><text:span text:style-name="T18">如果有长期出现的一列，可能是没有释放的锁。我们可以用下面</text:span><text:span text:style-name="T12">SQL</text:span><text:span text:style-name="T18">语句杀掉长期没有释放非正常的锁：</text:span></text:p>
      <text:p text:style-name="P33">alter system kill session 'sid,serial#';</text:p>
      <text:p text:style-name="P29"><text:s/></text:p>
      <text:p text:style-name="P30"><text:span text:style-name="T34">第九篇</text:span><text:span text:style-name="T35">--V$FILESTAT  2007.6.5</text:span></text:p>
      <text:p text:style-name="P25"><text:span text:style-name="T18">　　本视图记录各文件物理</text:span><text:span text:style-name="T12">I/O</text:span><text:span text:style-name="T18">信 息。如果瓶颈与</text:span><text:span text:style-name="T12">I/O</text:span><text:span text:style-name="T18">相关，可用于分析发生的活动</text:span><text:span text:style-name="T12">I/O</text:span><text:span text:style-name="T18">事 件。</text:span><text:span text:style-name="T12">V$FILESTAT</text:span><text:span text:style-name="T18">显示出数据库</text:span><text:span text:style-name="T12">I/O</text:span><text:span text:style-name="T18">的 下列信息</text:span><text:span text:style-name="T12">(</text:span><text:span text:style-name="T18">不包括日志文件</text:span><text:span text:style-name="T12">)</text:span><text:span text:style-name="T18">：</text:span></text:p>
      <text:p text:style-name="P69"><text:soft-page-break/><text:span text:style-name="T12">l</text:span><text:span text:style-name="T38">         </text:span><text:span text:style-name="T18">物理读写数</text:span></text:p>
      <text:p text:style-name="P69"><text:span text:style-name="T12">l</text:span><text:span text:style-name="T38">         </text:span><text:span text:style-name="T18">块读写数</text:span></text:p>
      <text:p text:style-name="P69"><text:span text:style-name="T12">l</text:span><text:span text:style-name="T38">         </text:span><text:span text:style-name="T12">I/O</text:span><text:span text:style-name="T18">读 写总耗时</text:span></text:p>
      <text:p text:style-name="P25"><text:span text:style-name="T18">　　以上数值自实例启动即开始记录。如果获取了两个快照，那么二者之间的差异即是这一时间段内活动</text:span><text:span text:style-name="T12">I/O</text:span><text:span text:style-name="T18">统计。</text:span></text:p>
      <text:p text:style-name="P25"><text:span text:style-name="T13">V$FILESTAT</text:span><text:span text:style-name="T19">中的常用列：</text:span></text:p>
      <text:p text:style-name="P69"><text:span text:style-name="T12">l</text:span><text:span text:style-name="T38">         </text:span><text:span text:style-name="T12">FILE#</text:span><text:span text:style-name="T18">： 文件序号；</text:span></text:p>
      <text:p text:style-name="P69"><text:span text:style-name="T12">l</text:span><text:span text:style-name="T38">         </text:span><text:span text:style-name="T12">PHYRDS</text:span><text:span text:style-name="T18">：已完成的物理读次数；</text:span></text:p>
      <text:p text:style-name="P69"><text:span text:style-name="T12">l</text:span><text:span text:style-name="T38">         </text:span><text:span text:style-name="T12">PHYBLKRD</text:span><text:span text:style-name="T18">：块读取数；</text:span></text:p>
      <text:p text:style-name="P69"><text:span text:style-name="T12">l</text:span><text:span text:style-name="T38">         </text:span><text:span text:style-name="T12">PHYWRTS</text:span><text:span text:style-name="T18">：</text:span><text:span text:style-name="T12">DBWR</text:span><text:span text:style-name="T18">完成的物理写次数；</text:span></text:p>
      <text:p text:style-name="P69"><text:span text:style-name="T12">l</text:span><text:span text:style-name="T38">         </text:span><text:span text:style-name="T12">PHYBLKWRT</text:span><text:span text:style-name="T18">：写入磁盘的块数；</text:span></text:p>
      <text:p text:style-name="P25"><text:span text:style-name="T13">V$FILESTAT</text:span><text:span text:style-name="T19">注意项：</text:span></text:p>
      <text:p text:style-name="P69"><text:span text:style-name="T12">l</text:span><text:span text:style-name="T38">         </text:span><text:span text:style-name="T18">因为</text:span><text:span text:style-name="T12">multiblock</text:span><text:span text:style-name="T18">读调用，物理读数和数据块读数有可能不同；</text:span></text:p>
      <text:p text:style-name="P69"><text:span text:style-name="T12">l</text:span><text:span text:style-name="T38">         </text:span><text:span text:style-name="T18">因为进程直写，物理写和数据块写也可能不一致；</text:span></text:p>
      <text:p text:style-name="P69"><text:span text:style-name="T12">l</text:span><text:span text:style-name="T38">         </text:span><text:span text:style-name="T12">Sum(physical blocks read) </text:span><text:span text:style-name="T18">近似于</text:span><text:span text:style-name="T12">v$sysstat</text:span><text:span text:style-name="T18">中的</text:span><text:span text:style-name="T12">physical reads</text:span><text:span text:style-name="T18">；</text:span></text:p>
      <text:p text:style-name="P69"><text:span text:style-name="T12">l</text:span><text:span text:style-name="T38">         </text:span><text:span text:style-name="T12">Sum(physical blocks written) </text:span><text:span text:style-name="T18">近似于</text:span><text:span text:style-name="T12">v$sysstat</text:span><text:span text:style-name="T18">中的</text:span><text:span text:style-name="T12">physical writes</text:span><text:span text:style-name="T18">；</text:span></text:p>
      <text:p text:style-name="P69"><text:span text:style-name="T12">l</text:span><text:span text:style-name="T38">         </text:span><text:span text:style-name="T18">数据读</text:span><text:span text:style-name="T12">(</text:span><text:span text:style-name="T18">由缓存读比直读好</text:span><text:span text:style-name="T12">)</text:span><text:span text:style-name="T18">由服务 进程处理。从</text:span><text:span text:style-name="T12">buffer cache</text:span><text:span text:style-name="T18">写只能由</text:span><text:span text:style-name="T12">DBWR</text:span><text:span text:style-name="T18">进行，直写由服务进程处理。</text:span></text:p>
      <text:p text:style-name="P25"><text:span text:style-name="T13">V$FILESTAT</text:span><text:span text:style-name="T19">中的连接列</text:span></text:p>
      <text:p text:style-name="P61">Column                              View                                          Joined Column(s) </text:p>
      <text:p text:style-name="P61">-----------                                   -------------------------                  -------------------------</text:p>
      <text:p text:style-name="P62">FILE#                                 DBA_DATA_FILES                     FILE_ID</text:p>
      <text:p text:style-name="P62">FILE#                                 V$DATAFILE                             FILE#</text:p>
      <text:p text:style-name="P28">示例：</text:p>
      <text:p text:style-name="P25"><text:span text:style-name="T12">1.</text:span><text:span text:style-name="T18">获得数据文件物理读写和数据块读写信息：</text:span></text:p>
      <text:p text:style-name="P39"><text:span text:style-name="T41">select</text:span> df.tablespace_name <text:span text:style-name="T41">name</text:span>,</text:p>
      <text:p text:style-name="P40">       <text:span text:style-name="T12">df.file_name       "file",</text:span></text:p>
      <text:p text:style-name="P40">       <text:span text:style-name="T12">f.phyrds           pyr,</text:span></text:p>
      <text:p text:style-name="P40">       <text:span text:style-name="T12">f.phyblkrd         pbr,</text:span></text:p>
      <text:p text:style-name="P40">       <text:span text:style-name="T12">f.phywrts          pyw,</text:span></text:p>
      <text:p text:style-name="P40">       <text:span text:style-name="T12">f.phyblkwrt        pbw</text:span></text:p>
      <text:p text:style-name="P40">  <text:span text:style-name="T44">from</text:span><text:span text:style-name="T12"> v$filestat f, dba_data_files df </text:span><text:span text:style-name="T44">where</text:span><text:span text:style-name="T12"> f.file# = df.file_id</text:span></text:p>
      <text:p text:style-name="P40"> <text:span text:style-name="T44">order</text:span><text:span text:style-name="T12"> </text:span><text:span text:style-name="T44">by</text:span><text:span text:style-name="T12"> df.tablespace_name;</text:span></text:p>
      <text:p text:style-name="P25"><text:span text:style-name="T18">注 意：尽管</text:span><text:span text:style-name="T12">oracle</text:span><text:span text:style-name="T18">记录的 读写次数非常精确，但如果数据库运行在</text:span><text:span text:style-name="T12">Unix</text:span><text:span text:style-name="T18">文件系 统</text:span><text:span text:style-name="T12">(UFS)</text:span><text:span text:style-name="T18">有可能 不能表现真实的磁盘读写，例如，读次数可能并非真实的磁盘读，而是</text:span><text:span text:style-name="T12">UFS</text:span><text:span text:style-name="T18">缓 存。不过裸设备的读写次数应该是比较精准的。</text:span></text:p>
      <text:p text:style-name="P33"><text:soft-page-break/>2.</text:p>
      <text:p text:style-name="P29"><text:s/></text:p>
      <text:p text:style-name="P30"><text:span text:style-name="T34">第十篇</text:span><text:span text:style-name="T35">--V$SESSION_LONGOPS  2007.6.7</text:span></text:p>
      <text:p text:style-name="P25"><text:span text:style-name="T18">本视图显示运行超过</text:span><text:span text:style-name="T12">6</text:span><text:span text:style-name="T18">秒的操 作的状态。包括备份，恢复，统计信息收集，查询等等。</text:span></text:p>
      <text:p text:style-name="P25"><text:span text:style-name="T18">要监控查询执行进展状况，你必须使用</text:span><text:span text:style-name="T12">cost-based</text:span><text:span text:style-name="T18">优化方式，并且：</text:span></text:p>
      <text:p text:style-name="P69"><text:span text:style-name="T12">l</text:span><text:span text:style-name="T38">         </text:span><text:span text:style-name="T18">设置</text:span><text:span text:style-name="T12">TIMED_STATISTICS</text:span><text:span text:style-name="T18">或</text:span><text:span text:style-name="T12">SQL_TRACE</text:span><text:span text:style-name="T18">参数值为</text:span><text:span text:style-name="T12">true</text:span><text:span text:style-name="T18">。</text:span></text:p>
      <text:p text:style-name="P69"><text:span text:style-name="T12">l</text:span><text:span text:style-name="T38">         </text:span><text:span text:style-name="T18">通过</text:span><text:span text:style-name="T12">ANALYZE</text:span><text:span text:style-name="T18">或</text:span><text:span text:style-name="T12">DBMS_STATS</text:span><text:span text:style-name="T18">数据包收集对 象统计信息。</text:span></text:p>
      <text:p text:style-name="P25"><text:span text:style-name="T18">你可以通过</text:span><text:span text:style-name="T12">DBMS_APPLICATION_INFO.SET_SESSION_LONGOPS</text:span><text:span text:style-name="T18">过程添加</text:span><text:span text:style-name="T12">application-specific</text:span><text:span text:style-name="T18">长运行操作信息到本视图。关于</text:span><text:span text:style-name="T12">DBMS_APPLICATION_INFO.SET_SESSION_LONGOPS</text:span><text:span text:style-name="T18">的更多信息可以浏览：</text:span><text:span text:style-name="T12">Oracle Supplied PL/SQL Packages and Types Reference</text:span><text:span text:style-name="T18">。</text:span></text:p>
      <text:p text:style-name="P25"><text:span text:style-name="T13">V$SESSION_LONGOPS</text:span><text:span text:style-name="T19">列说明</text:span></text:p>
      <text:p text:style-name="P69"><text:span text:style-name="T12">l</text:span><text:span text:style-name="T38">         </text:span><text:span text:style-name="T12">SID</text:span><text:span text:style-name="T18">：</text:span><text:span text:style-name="T12">Session</text:span><text:span text:style-name="T18">标识</text:span></text:p>
      <text:p text:style-name="P69"><text:span text:style-name="T12">l</text:span><text:span text:style-name="T38">         </text:span><text:span text:style-name="T12">SERIAL#</text:span><text:span text:style-name="T18">：</text:span><text:span text:style-name="T12">Session</text:span><text:span text:style-name="T18">串号</text:span></text:p>
      <text:p text:style-name="P69"><text:span text:style-name="T12">l</text:span><text:span text:style-name="T38">         </text:span><text:span text:style-name="T12">OPNAME</text:span><text:span text:style-name="T18">：操作简要说明</text:span></text:p>
      <text:p text:style-name="P69"><text:span text:style-name="T12">l</text:span><text:span text:style-name="T38">         </text:span><text:span text:style-name="T12">TARGET</text:span><text:span text:style-name="T18">：操作运行所在的对象</text:span></text:p>
      <text:p text:style-name="P69"><text:span text:style-name="T12">l</text:span><text:span text:style-name="T38">         </text:span><text:span text:style-name="T12">TARGET_DESC</text:span><text:span text:style-name="T18">：目标对象说明</text:span></text:p>
      <text:p text:style-name="P69"><text:span text:style-name="T12">l</text:span><text:span text:style-name="T38">         </text:span><text:span text:style-name="T12">SOFAR</text:span><text:span text:style-name="T18">： 至今为止完成的工作量</text:span></text:p>
      <text:p text:style-name="P69"><text:span text:style-name="T12">l</text:span><text:span text:style-name="T38">         </text:span><text:span text:style-name="T12">TOTALWORK</text:span><text:span text:style-name="T18">：总工作量</text:span></text:p>
      <text:p text:style-name="P69"><text:span text:style-name="T12">l</text:span><text:span text:style-name="T38">         </text:span><text:span text:style-name="T12">UNITS</text:span><text:span text:style-name="T18">： 工作量单位</text:span></text:p>
      <text:p text:style-name="P69"><text:span text:style-name="T12">l</text:span><text:span text:style-name="T38">         </text:span><text:span text:style-name="T12">START_TIME</text:span><text:span text:style-name="T18">：操作开始时间</text:span></text:p>
      <text:p text:style-name="P69"><text:span text:style-name="T12">l</text:span><text:span text:style-name="T38">         </text:span><text:span text:style-name="T12">LAST_UPDATE_TIME</text:span><text:span text:style-name="T18">：统计项最后更新时间</text:span></text:p>
      <text:p text:style-name="P69"><text:span text:style-name="T12">l</text:span><text:span text:style-name="T38">         </text:span><text:span text:style-name="T12">TIME_REMAINING</text:span><text:span text:style-name="T18">：预计完成操作的剩余时间</text:span><text:span text:style-name="T12">(</text:span><text:span text:style-name="T18">秒</text:span><text:span text:style-name="T12">)</text:span></text:p>
      <text:p text:style-name="P69"><text:span text:style-name="T12">l</text:span><text:span text:style-name="T38">         </text:span><text:span text:style-name="T12">ELAPSED_SECONDS</text:span><text:span text:style-name="T18">：从操作开始总花费时间</text:span><text:span text:style-name="T12">(</text:span><text:span text:style-name="T18">秒</text:span><text:span text:style-name="T12">)</text:span></text:p>
      <text:p text:style-name="P69"><text:span text:style-name="T12">l</text:span><text:span text:style-name="T38">         </text:span><text:span text:style-name="T12">CONTEXT</text:span><text:span text:style-name="T18">：前后关系</text:span></text:p>
      <text:p text:style-name="P69"><text:span text:style-name="T12">l</text:span><text:span text:style-name="T38">         </text:span><text:span text:style-name="T12">MESSAGE</text:span><text:span text:style-name="T18">：统计项的完整描述</text:span></text:p>
      <text:p text:style-name="P69"><text:span text:style-name="T12">l</text:span><text:span text:style-name="T38">         </text:span><text:span text:style-name="T12">USERNAME</text:span><text:span text:style-name="T18">：执行操作的用户</text:span><text:span text:style-name="T12">ID</text:span></text:p>
      <text:p text:style-name="P69"><text:span text:style-name="T12">l</text:span><text:span text:style-name="T38">         </text:span><text:span text:style-name="T12">SQL_ADDRESS</text:span><text:span text:style-name="T18">：用于连接查询的列</text:span></text:p>
      <text:p text:style-name="P69"><text:span text:style-name="T12">l</text:span><text:span text:style-name="T38">         </text:span><text:span text:style-name="T12">SQL_HASH_VALUE</text:span><text:span text:style-name="T18">：用于连接查询的列</text:span></text:p>
      <text:p text:style-name="P69"><text:span text:style-name="T12">l</text:span><text:span text:style-name="T38">         </text:span><text:span text:style-name="T12">QCSID</text:span><text:span text:style-name="T18">：</text:span></text:p>
      <text:p text:style-name="P28">示例：</text:p>
      <text:p text:style-name="P25"><text:span text:style-name="T18">找一较大表，确认该表查询将超过</text:span><text:span text:style-name="T12">6</text:span><text:span text:style-name="T18">秒， 哎呀让它快咱没把握，让它慢这可是我的强项啊</text:span><text:span text:style-name="T12">~~</text:span></text:p>
      <text:p text:style-name="P39">SQL&gt; set timing on</text:p>
      <text:p text:style-name="P40"><text:span text:style-name="T12">SQL&gt; create table ttt as select level lv,rownum rn from dual connect by level&lt;10000000;   </text:span><text:soft-page-break/><text:span text:style-name="T12">--</text:span><text:span text:style-name="T18">创建一个临时表</text:span></text:p>
      <text:p text:style-name="P39">Table created</text:p>
      <text:p text:style-name="P39">Executed in 19.5 seconds</text:p>
      <text:p text:style-name="P39">SQL&gt; commit;</text:p>
      <text:p text:style-name="P39">Commit complete</text:p>
      <text:p text:style-name="P39">Executed in 0 seconds</text:p>
      <text:p text:style-name="P40"><text:span text:style-name="T12">SQL&gt; select * from (select * from ttt order by lv desc) where rownum&lt;2;    --</text:span><text:span text:style-name="T18">执行一个费时的查询</text:span></text:p>
      <text:p text:style-name="P40"> </text:p>
      <text:p text:style-name="P40">        <text:span text:style-name="T12">LV         RN</text:span></text:p>
      <text:p text:style-name="P39">---------- ----------</text:p>
      <text:p text:style-name="P40">   <text:span text:style-name="T12">9999999    9999999</text:span></text:p>
      <text:p text:style-name="P40"><text:span text:style-name="T12">Executed in 9.766 seconds   --</text:span><text:span text:style-name="T18">哈哈，成功超过</text:span><text:span text:style-name="T12">6</text:span><text:span text:style-name="T18">秒</text:span></text:p>
      <text:p text:style-name="P40"><text:span text:style-name="T12">SQL&gt; select sid,opname,sofar,totalwork,units,sql_hash_value from v$session_longops;      ----</text:span><text:span text:style-name="T18">看看</text:span><text:span text:style-name="T12">v$session_longops</text:span><text:span text:style-name="T18">中是不是已经有记录了</text:span></text:p>
      <text:p text:style-name="P40"> </text:p>
      <text:p text:style-name="P40">       <text:span text:style-name="T12">SID OPNAME                                                                SOFAR  TOTALWORK UNITS                            SQL_HASH_VALUE</text:span></text:p>
      <text:p text:style-name="P39">---------- ---------------------------------------------------------------- ---------- ---------- -------------------------------- --------------</text:p>
      <text:p text:style-name="P40">        <text:span text:style-name="T12">10 Table Scan                                                            47276      47276 Blocks                               2583310173</text:span></text:p>
      <text:p text:style-name="P39">Executed in 0.047 seconds</text:p>
      <text:p text:style-name="P40"> </text:p>
      <text:p text:style-name="P40"><text:span text:style-name="T12">SQL&gt; select a.sql_text from v$sqlarea a,v$session_longops b where a.HASH_VALUE=b.SQL_HASH_VALUE;   --</text:span><text:span text:style-name="T18">通过</text:span><text:span text:style-name="T12">hash_value</text:span><text:span text:style-name="T18">联系查询出刚执行的查询语句。</text:span></text:p>
      <text:p text:style-name="P40"> </text:p>
      <text:p text:style-name="P39">SQL_TEXT</text:p>
      <text:p text:style-name="P39">--------------------------------------------------------------------------------</text:p>
      <text:p text:style-name="P40"> <text:span text:style-name="T12">select * from (select * from ttt order by lv desc) where rownum&lt;2</text:span></text:p>
      <text:p text:style-name="P39">Executed in 0.063 seconds</text:p>
      <text:p text:style-name="P4"/>
      <text:p text:style-name="P4"/>
      <text:p text:style-name="P4"/>
      <text:p text:style-name="P4"/>
      <text:p text:style-name="P24"><text:soft-page-break/><text:s/></text:p>
      <text:p text:style-name="P21"><text:span text:style-name="T33">第十一篇</text:span><text:span text:style-name="T35">-(1)-V$LATCH  2007.6.7</text:span></text:p>
      <text:p text:style-name="P20"><text:span text:style-name="T16">　　</text:span><text:span text:style-name="T12">Oracle Rdbms</text:span><text:span text:style-name="T16">应用了各种不同类型 的锁定机制，</text:span><text:span text:style-name="T12">latch</text:span><text:span text:style-name="T16">即是其中的一种。</text:span><text:span text:style-name="T12">Latch</text:span><text:span text:style-name="T16">是用于保护</text:span><text:span text:style-name="T12">SGA</text:span><text:span text:style-name="T16">区中共享数据结构的一种串行化锁定机制。</text:span><text:span text:style-name="T12">Latch</text:span><text:span text:style-name="T16">的实现是与操作系统相关的，尤其和一个进程是否需要等待一个</text:span><text:span text:style-name="T12">latch</text:span><text:span text:style-name="T16">、需要等待多长时间有关。</text:span><text:span text:style-name="T12">Latch</text:span><text:span text:style-name="T16">是一种能够极快地被获取和释放的 锁，它通常用于保护描述</text:span><text:span text:style-name="T12">buffer cache</text:span><text:span text:style-name="T16">中</text:span><text:span text:style-name="T12">block</text:span><text:span text:style-name="T16">的数据结构。与每个</text:span><text:span text:style-name="T12">latch</text:span><text:span text:style-name="T16">相联系的还有一个清除过程，当持有</text:span><text:span text:style-name="T12">latch</text:span><text:span text:style-name="T16">的进程成为死进程时，该清除过程就会被调用。</text:span><text:span text:style-name="T12">Latch</text:span><text:span text:style-name="T16">还具有相关级别，用于防止死锁，一旦一个进程在某个级别上得到一个</text:span><text:span text:style-name="T12">latch</text:span><text:span text:style-name="T16">，它就不可能再获得等同或低于该级 别的</text:span><text:span text:style-name="T12">latch</text:span><text:span text:style-name="T16">。 </text:span></text:p>
      <text:p text:style-name="P20"><text:span text:style-name="T16">　　本视图保存自实例启动各类栓锁的统计信息。常用于 当</text:span><text:span text:style-name="T12">v$session_wait</text:span><text:span text:style-name="T16">中发现栓锁竞争时鉴别</text:span><text:span text:style-name="T12">SGA</text:span><text:span text:style-name="T16">区中问题所在区域。</text:span></text:p>
      <text:p text:style-name="P20"><text:span text:style-name="T16">　　</text:span><text:span text:style-name="T12">v$latch</text:span><text:span text:style-name="T16">表的每一行包括了对不同类型</text:span><text:span text:style-name="T12">latch</text:span><text:span text:style-name="T16">的统计，每一列反映了不同类型的</text:span><text:span text:style-name="T12">latch</text:span><text:span text:style-name="T16">请求的活动情况。不同类型的</text:span><text:span text:style-name="T12">latch</text:span><text:span text:style-name="T16">请求之间的区别在于，当</text:span><text:span text:style-name="T12">latch</text:span><text:span text:style-name="T16">不可立即获得时，请求进程是否继 续进行。按此分类，</text:span><text:span text:style-name="T12">latch</text:span><text:span text:style-name="T16">请求的类型可分为两类：</text:span><text:span text:style-name="T12">willing-to-wait</text:span><text:span text:style-name="T16">和</text:span><text:span text:style-name="T12">immediate</text:span><text:span text:style-name="T16">。</text:span></text:p>
      <text:p text:style-name="P70"><text:span text:style-name="T12">l</text:span><text:span text:style-name="T39">         </text:span><text:span text:style-name="T12">Willing-to-wait</text:span><text:span text:style-name="T16">：是指如果所请求的</text:span><text:span text:style-name="T12">latch</text:span><text:span text:style-name="T16">不能立即得到，请求进程将等待一很短</text:span><text:span text:style-name="T16">的时间后再次发出请求。进程一 直重复此过程直到得到</text:span><text:span text:style-name="T12">latch</text:span><text:span text:style-name="T16">。 </text:span></text:p>
      <text:p text:style-name="P70"><text:span text:style-name="T12">l</text:span><text:span text:style-name="T39">         </text:span><text:span text:style-name="T12">Immediate</text:span><text:span text:style-name="T16">：是指如果所请求的</text:span><text:span text:style-name="T12">latch</text:span><text:span text:style-name="T16">不能立即得到，请求进程就不再等 待，而是继续执行下去。</text:span> </text:p>
      <text:p text:style-name="P20"><text:span text:style-name="T13">V$LATCH</text:span><text:span text:style-name="T17">中的常用列：</text:span></text:p>
      <text:p text:style-name="P70"><text:span text:style-name="T12">l</text:span><text:span text:style-name="T39">         </text:span><text:span text:style-name="T12">NAME</text:span><text:span text:style-name="T16">：</text:span><text:span text:style-name="T12">latch</text:span><text:span text:style-name="T16">名称</text:span></text:p>
      <text:p text:style-name="P70"><text:span text:style-name="T12">l</text:span><text:span text:style-name="T39">         </text:span><text:span text:style-name="T12">IMMEDIATE_GETS</text:span><text:span text:style-name="T16">：以</text:span><text:span text:style-name="T12">Immediate</text:span><text:span text:style-name="T16">模式</text:span><text:span text:style-name="T12">latch</text:span><text:span text:style-name="T16">请求数</text:span></text:p>
      <text:p text:style-name="P70"><text:span text:style-name="T12">l</text:span><text:span text:style-name="T39">         </text:span><text:span text:style-name="T12">IMMEDIATE_MISSES</text:span><text:span text:style-name="T16">：请求失败数</text:span></text:p>
      <text:p text:style-name="P70"><text:span text:style-name="T12">l</text:span><text:span text:style-name="T39">         </text:span><text:span text:style-name="T12">GETS</text:span><text:span text:style-name="T16">：以</text:span><text:span text:style-name="T12">Willing to wait</text:span><text:span text:style-name="T16">请求模式</text:span><text:span text:style-name="T12">latch</text:span><text:span text:style-name="T16">的请求数</text:span></text:p>
      <text:p text:style-name="P70"><text:span text:style-name="T12">l</text:span><text:span text:style-name="T39">         </text:span><text:span text:style-name="T12">MISSES</text:span><text:span text:style-name="T16">：初次尝试请求不成功次数</text:span></text:p>
      <text:p text:style-name="P70"><text:span text:style-name="T12">l</text:span><text:span text:style-name="T39">         </text:span><text:span text:style-name="T12">SPIN_GETS</text:span><text:span text:style-name="T16">：第一次尝试失败，但在以后的轮次中成功</text:span></text:p>
      <text:p text:style-name="P70"><text:span text:style-name="T12">l</text:span><text:span text:style-name="T39">         </text:span><text:span text:style-name="T12">SLEEP[x]</text:span><text:span text:style-name="T16">：成功获取前</text:span><text:span text:style-name="T12">sleeping</text:span><text:span text:style-name="T16">次数</text:span></text:p>
      <text:p text:style-name="P70"><text:span text:style-name="T12">l</text:span><text:span text:style-name="T39">         </text:span><text:span text:style-name="T12">WAIT_TIME</text:span><text:span text:style-name="T16">：花费在等待</text:span><text:span text:style-name="T12">latch</text:span><text:span text:style-name="T16">的时间</text:span></text:p>
      <text:p text:style-name="P20"><text:span text:style-name="T13">V$LATCH</text:span><text:span text:style-name="T17">中的连接列</text:span></text:p>
      <text:p text:style-name="P35">Column                              View                                          Joined Column(s) </text:p>
      <text:p text:style-name="P35">---------------------                ------------------------------                   ------------------------</text:p>
      <text:p text:style-name="P32">NAME/LATCH#                   V$LATCH_CHILDREN         NAME/LATCH#</text:p>
      <text:p text:style-name="P32">NAME                                V$LATCHHOLDER                     NAME</text:p>
      <text:p text:style-name="P32">NAME/LATCH#                  V$LATCHNAME                         NAME/LATCH# </text:p>
      <text:p text:style-name="P32">NAME                                V$LATCH_MISSES                     PARENT_NAME</text:p>
      <text:p text:style-name="P43"><text:span text:style-name="T7">示例：</text:span><text:span text:style-name="T11"><text:line-break/></text:span><text:soft-page-break/><text:span text:style-name="T6">下列的示例中，创建一个表存储查询自</text:span><text:span text:style-name="T4">v$latch</text:span><text:span text:style-name="T6">的数据：</text:span></text:p>
      <text:p text:style-name="P32">CREATE TABLE snap_latch as SELECT 0 snap_id, sysdate snap_date, a.* FROM V$LATCH a; </text:p>
      <text:p text:style-name="P32">ALTER TABLE snap_latch add  (constraint snap_filestat primary key (snap_id, name)); </text:p>
      <text:p text:style-name="P20"><text:span text:style-name="T16">最初，</text:span><text:span text:style-name="T12">snap_id</text:span><text:span text:style-name="T16">被置为</text:span><text:span text:style-name="T12">0</text:span><text:span text:style-name="T16">，稍后，</text:span><text:span text:style-name="T12">snap_latch</text:span><text:span text:style-name="T16">表的</text:span><text:span text:style-name="T12">snap_id</text:span><text:span text:style-name="T16">列被更新为</text:span><text:span text:style-name="T12">1</text:span><text:span text:style-name="T16">：</text:span></text:p>
      <text:p text:style-name="P32">INSERT INTO snap_latch SELECT 1, sysdate, a.* FROM V$LATCH a; </text:p>
      <text:p text:style-name="P20"><text:span text:style-name="T16">注意你通过</text:span><text:span text:style-name="T12">sql</text:span><text:span text:style-name="T16">语句插入记录时必须增加</text:span><text:span text:style-name="T12">snap_id</text:span><text:span text:style-name="T16">的值。</text:span></text:p>
      <text:p text:style-name="P20"><text:span text:style-name="T16">在你连续插入记录之后，使用下列的</text:span><text:span text:style-name="T12">select</text:span><text:span text:style-name="T16">语句列出统计。注意</text:span><text:span text:style-name="T12">0</text:span><text:span text:style-name="T16">不能成为被除数。</text:span></text:p>
      <text:p text:style-name="P32">SELECT SUBSTR(a.name,1,20) NAME, (a.gets-b.gets)/1000 "Gets(K)",</text:p>
      <text:p text:style-name="P20">       <text:span text:style-name="T12">(a.gets-b.gets)/(86400*(a.snap_date-b.snap_date)) "Get/s",</text:span></text:p>
      <text:p text:style-name="P20">       <text:span text:style-name="T12">DECODE ((a.gets-b.gets), 0, 0, (100*(a.misses-b.misses)/(a.gets-b.gets))) MISS,</text:span></text:p>
      <text:p text:style-name="P20">       <text:span text:style-name="T12">DECODE ((a.misses-b.misses), 0, 0,</text:span></text:p>
      <text:p text:style-name="P20">              <text:span text:style-name="T12">(100*(a.spin_gets-b.spin_gets)/(a.misses-b.misses))) SPIN,</text:span></text:p>
      <text:p text:style-name="P20">       <text:span text:style-name="T12">(a.immediate_gets-b.immediate_gets)/1000 "Iget(K)",</text:span></text:p>
      <text:p text:style-name="P20">       <text:span text:style-name="T12">(a.immediate_gets-b.immediate_gets)/ (86400*(a.snap_date-b.snap_date)) "IGet/s",</text:span></text:p>
      <text:p text:style-name="P20">       <text:span text:style-name="T12">DECODE ((a.immediate_gets-b.immediate_gets), 0, 0,</text:span></text:p>
      <text:p text:style-name="P20">       <text:span text:style-name="T12">(100*(a.immediate_misses-b.immediate_misses)/ (a.immediate_gets-b.immediate_gets))) </text:span></text:p>
      <text:p text:style-name="P32">IMISS</text:p>
      <text:p text:style-name="P20">  <text:span text:style-name="T12">FROM snap_latch a, snap_latch b</text:span></text:p>
      <text:p text:style-name="P20"> <text:span text:style-name="T12">WHERE a.name = b.name</text:span></text:p>
      <text:p text:style-name="P20">   <text:span text:style-name="T12">AND a.snap_id = b.snap_id + 1</text:span></text:p>
      <text:p text:style-name="P20">   <text:span text:style-name="T12">AND ( (a.misses-b.misses) &gt; 0.001*(a.gets-b.gets)</text:span></text:p>
      <text:p text:style-name="P20">       <text:span text:style-name="T12">or (a.immediate_misses-b.immediate_misses) &gt; </text:span></text:p>
      <text:p text:style-name="P20">       <text:span text:style-name="T12">0.001*(a.immediate_gets-b.immediate_gets))</text:span></text:p>
      <text:p text:style-name="P32">ORDER BY 2 DESC;</text:p>
      <text:p text:style-name="P20"><text:span text:style-name="T16">下例列出</text:span><text:span text:style-name="T12">latch</text:span><text:span text:style-name="T16">统计项，</text:span><text:span text:style-name="T12">miss</text:span><text:span text:style-name="T16">列小于</text:span><text:span text:style-name="T12">0.1%</text:span><text:span text:style-name="T16">的记录已经被过滤。</text:span></text:p>
      <text:p text:style-name="P32">NAME                Gets(K)   Get/s  MISS   SPIN IGets(K)  IGet/s IMISS</text:p>
      <text:p text:style-name="P32">------------------ -------- ------- ----- ------ -------- ------- -----</text:p>
      <text:p text:style-name="P32">cache buffers chai  255,272  69,938   0.4   99.9    3,902   1,069   0.0</text:p>
      <text:p text:style-name="P32">library cache       229,405  62,851   9.1   96.9   51,653  14,151   3.7</text:p>
      <text:p text:style-name="P32">shared pool          24,206   6,632  14.1   72.1        0       0   0.0</text:p>
      <text:p text:style-name="P32">latch wait list       1,828     501   0.4   99.9    1,836     503   0.5</text:p>
      <text:p text:style-name="P32">row cache objects     1,703     467   0.7   98.9    1,509     413   0.2</text:p>
      <text:p text:style-name="P32">redo allocation         984     270   0.2   99.7        0       0   0.0</text:p>
      <text:p text:style-name="P32">messages                116      32   0.2  100.0        0       0   0.0</text:p>
      <text:p text:style-name="P32"><text:soft-page-break/>cache buffers lru        91      25   0.3   99.0    7,214   1,976   0.3</text:p>
      <text:p text:style-name="P32">modify parameter v        2       0   0.1  100.0        0       0   0.0</text:p>
      <text:p text:style-name="P32">redo copy                 0       0  92.3   99.3    1,460     400   0.0</text:p>
      <text:p text:style-name="P20"><text:span text:style-name="T16">什么时候需要检查</text:span><text:span text:style-name="T12">latch</text:span><text:span text:style-name="T16">统计呢？看下列项：</text:span></text:p>
      <text:p text:style-name="P70"><text:span text:style-name="T12">l</text:span><text:span text:style-name="T39">         </text:span><text:span text:style-name="T12">misses/gets</text:span><text:span text:style-name="T16">的比率是多少</text:span></text:p>
      <text:p text:style-name="P70"><text:span text:style-name="T12">l</text:span><text:span text:style-name="T39">         </text:span><text:span text:style-name="T16">获自</text:span><text:span text:style-name="T12">spinning</text:span><text:span text:style-name="T16">的</text:span><text:span text:style-name="T12">misses</text:span><text:span text:style-name="T16">的百分比是多少</text:span></text:p>
      <text:p text:style-name="P70"><text:span text:style-name="T12">l</text:span><text:span text:style-name="T39">         </text:span><text:span text:style-name="T12">latch</text:span><text:span text:style-name="T16">请求了多少次</text:span></text:p>
      <text:p text:style-name="P70"><text:span text:style-name="T12">l</text:span><text:span text:style-name="T39">         </text:span><text:span text:style-name="T12">latch</text:span><text:span text:style-name="T16">休眠了多少次</text:span></text:p>
      <text:p text:style-name="P20"><text:span text:style-name="T16">　　</text:span><text:span text:style-name="T12">Redo copy latch</text:span><text:span text:style-name="T16">看起来有很高 的的失误率，高达</text:span><text:span text:style-name="T12">92.3%</text:span><text:span text:style-name="T16">。不过，我们再仔细看的话，</text:span><text:span text:style-name="T12">Redo copy latches</text:span><text:span text:style-name="T16">是获自</text:span><text:span text:style-name="T12">immediate</text:span><text:span text:style-name="T16">模式。</text:span><text:span text:style-name="T12">immediate</text:span><text:span text:style-name="T16">模式的数值看起来还不错，并且</text:span><text:span text:style-name="T12">immediate</text:span><text:span text:style-name="T16">模式只有个别数大于</text:span><text:span text:style-name="T12">willing to wait</text:span><text:span text:style-name="T16">模式。所以</text:span><text:span text:style-name="T12">Redo copy latch</text:span><text:span text:style-name="T16">其实并不存在竞争。不过，看起来</text:span><text:span text:style-name="T12">shared pool</text:span><text:span text:style-name="T16">和</text:span><text:span text:style-name="T12">library cache latches</text:span><text:span text:style-name="T16">可 能存在竞争。考虑执行一条查询检查</text:span><text:span text:style-name="T12">latches</text:span><text:span text:style-name="T16">的</text:span><text:span text:style-name="T12">sleeps</text:span><text:span text:style-name="T16">以确认是否确实存在问题。</text:span></text:p>
      <text:p text:style-name="P20">    <text:span text:style-name="T12">latch</text:span><text:span text:style-name="T16">有</text:span><text:span text:style-name="T12">40</text:span><text:span text:style-name="T16">余种，但作为</text:span><text:span text:style-name="T12">DBA</text:span><text:span text:style-name="T16">关心的主要应有以下几种： </text:span></text:p>
      <text:p text:style-name="P70"><text:span text:style-name="T12">l</text:span><text:span text:style-name="T39">         </text:span><text:span text:style-name="T12">Cache buffers chains latch</text:span><text:span text:style-name="T16">：当用户进程搜索</text:span><text:span text:style-name="T12">SGA</text:span><text:span text:style-name="T16">寻找</text:span><text:span text:style-name="T12">database cache buffers</text:span><text:span text:style-name="T16">时需要使用此</text:span><text:span text:style-name="T12">latch</text:span><text:span text:style-name="T16">。</text:span></text:p>
      <text:p text:style-name="P70"><text:span text:style-name="T12">l</text:span><text:span text:style-name="T39">         </text:span><text:span text:style-name="T12">Cache buffers LRU chain latch</text:span><text:span text:style-name="T16">：当用户进程要搜索</text:span><text:span text:style-name="T12">buffer cache</text:span><text:span text:style-name="T16">中包括所有</text:span> <text:span text:style-name="T12">dirty blocks</text:span><text:span text:style-name="T16">的</text:span><text:span text:style-name="T12">LRU (least recently used) </text:span><text:span text:style-name="T16">链时使用该种</text:span><text:span text:style-name="T12">latch</text:span><text:span text:style-name="T16">。 </text:span></text:p>
      <text:p text:style-name="P70"><text:span text:style-name="T12">l</text:span><text:span text:style-name="T39">         </text:span><text:span text:style-name="T12">Redo log buffer latch</text:span><text:span text:style-name="T16">： 这种</text:span><text:span text:style-name="T12">latch</text:span><text:span text:style-name="T16">控 制</text:span><text:span text:style-name="T12">redo log buffer</text:span><text:span text:style-name="T16">中每条</text:span><text:span text:style-name="T12">redo entries</text:span><text:span text:style-name="T16">的空间分配。</text:span> </text:p>
      <text:p text:style-name="P70"><text:span text:style-name="T12">l</text:span><text:span text:style-name="T39">         </text:span><text:span text:style-name="T12">Row cache objects latch</text:span><text:span text:style-name="T16">：当用户进程访问缓存的数据字典数值时，将使用</text:span><text:span text:style-name="T12">Row cache objects latch</text:span><text:span text:style-name="T16">。 </text:span></text:p>
      <text:p text:style-name="P20"><text:span text:style-name="T13">Latches</text:span><text:span text:style-name="T17">调优</text:span></text:p>
      <text:p text:style-name="P20"><text:span text:style-name="T16">不要调整</text:span><text:span text:style-name="T12">latches</text:span><text:span text:style-name="T16">。如果你发现</text:span><text:span text:style-name="T12">latch</text:span><text:span text:style-name="T16">存在竞争，它可能是部分</text:span><text:span text:style-name="T12">SGA</text:span><text:span text:style-name="T16">资源使用反常的征兆。要修正问题所 在，你更多的是去检查那部分</text:span><text:span text:style-name="T12">SGA</text:span><text:span text:style-name="T16">资源使用的竞争情况。仅仅从</text:span><text:span text:style-name="T12">v$latch</text:span><text:span text:style-name="T16">是无法定位问题所在的。</text:span></text:p>
      <text:p text:style-name="P20"><text:span text:style-name="T16">关于</text:span><text:span text:style-name="T12">latches</text:span><text:span text:style-name="T16">的更多信息可以浏览</text:span><text:span text:style-name="T12">Oracle Database Concepts</text:span><text:span text:style-name="T16">。</text:span></text:p>
      <text:p text:style-name="P21"><text:span text:style-name="T33">第十一篇</text:span><text:span text:style-name="T35">-(2)-V$LATCH_CHILDREN  2007.6.6</text:span></text:p>
      <text:p text:style-name="P20"><text:span text:style-name="T16">　　数据库中有些类别的</text:span><text:span text:style-name="T12">latches</text:span><text:span text:style-name="T16">拥有多个。</text:span><text:span text:style-name="T12">V$LATCH</text:span><text:span text:style-name="T16">中提供了每个类别的总计信 息。如果想看到单个</text:span><text:span text:style-name="T12">latch</text:span><text:span text:style-name="T16">，你可以通过查询本视图。</text:span></text:p>
      <text:p text:style-name="P22">例如：</text:p>
      <text:p text:style-name="P32">select name,count(*) ct from v$Latch_children group by name order by ct desc;</text:p>
      <text:p text:style-name="P20"><text:span text:style-name="T16">与</text:span><text:span text:style-name="T12">v$latch</text:span><text:span text:style-name="T16">相比，除多</text:span><text:span text:style-name="T12">child#</text:span><text:span text:style-name="T16">列外，其余列与之同，不详述</text:span><text:span text:style-name="T12">~~</text:span></text:p>
      <text:p text:style-name="P24"><text:s/></text:p>
      <text:p text:style-name="P21"><text:span text:style-name="T33">第</text:span><text:span text:style-name="T35">12</text:span><text:span text:style-name="T33">篇</text:span><text:span text:style-name="T35">--V$DB_OBJECT_CACHE  2007.6.4</text:span></text:p>
      <text:p text:style-name="P43"><text:soft-page-break/><text:span text:style-name="T6">　　本视图提供对象在</text:span><text:span text:style-name="T4">library cache(shared pool)</text:span><text:span text:style-name="T6">中对象统计，提供比</text:span><text:span text:style-name="T4">v$librarycache</text:span><text:span text:style-name="T6">更多的细节，并且常用于找出</text:span><text:span text:style-name="T4">shared pool</text:span><text:span text:style-name="T6">中的活动对象。</text:span></text:p>
      <text:p text:style-name="P20"><text:span text:style-name="T13">v$db_object_cache</text:span><text:span text:style-name="T17">中的常用列：</text:span></text:p>
      <text:p text:style-name="P71"><text:span text:style-name="T4">l</text:span><text:span text:style-name="T37">         </text:span><text:span text:style-name="T4">OWNER</text:span><text:span text:style-name="T6">：对象拥有者</text:span></text:p>
      <text:p text:style-name="P71"><text:span text:style-name="T4">l</text:span><text:span text:style-name="T37">         </text:span><text:span text:style-name="T4">NAME</text:span><text:span text:style-name="T6">：对象名称</text:span></text:p>
      <text:p text:style-name="P71"><text:span text:style-name="T4">l</text:span><text:span text:style-name="T37">         </text:span><text:span text:style-name="T4">TYPE</text:span><text:span text:style-name="T6">：对象类型</text:span><text:span text:style-name="T4">(</text:span><text:span text:style-name="T6">如，</text:span><text:span text:style-name="T4">sequence,procedure,function,package,package body,trigger)</text:span></text:p>
      <text:p text:style-name="P71"><text:span text:style-name="T4">l</text:span><text:span text:style-name="T37">         </text:span><text:span text:style-name="T4">KEPT</text:span><text:span text:style-name="T6">：告知是否对象常驻</text:span><text:span text:style-name="T4">shared pool(yes/no)</text:span><text:span text:style-name="T6">，有赖于这个对象是否已经利用</text:span><text:span text:style-name="T4">PL/SQL </text:span><text:span text:style-name="T6">过程</text:span><text:span text:style-name="T4">DBMS_SHARED_POOL.KEEP“</text:span><text:span text:style-name="T6">保持</text:span><text:span text:style-name="T1">”</text:span><text:span text:style-name="T6">（永久固定在内存中）</text:span></text:p>
      <text:p text:style-name="P71"><text:span text:style-name="T4">l</text:span><text:span text:style-name="T37">         </text:span><text:span text:style-name="T4">SHARABLE_MEM</text:span><text:span text:style-name="T6">：共享内存占用</text:span></text:p>
      <text:p text:style-name="P71"><text:span text:style-name="T4">l</text:span><text:span text:style-name="T37">         </text:span><text:span text:style-name="T4">PINS</text:span><text:span text:style-name="T6">：当前执行对象的</text:span><text:span text:style-name="T4">session</text:span><text:span text:style-name="T6">数</text:span></text:p>
      <text:p text:style-name="P71"><text:span text:style-name="T4">l</text:span><text:span text:style-name="T37">         </text:span><text:span text:style-name="T4">LOCKS</text:span><text:span text:style-name="T6">：当前锁定对象的</text:span><text:span text:style-name="T4">session</text:span><text:span text:style-name="T6">数</text:span></text:p>
      <text:p text:style-name="P23">瞬间状态列：</text:p>
      <text:p text:style-name="P22">下列列保持对象自初次加载起的统计 信息：</text:p>
      <text:p text:style-name="P71"><text:span text:style-name="T4">l</text:span><text:span text:style-name="T37">         </text:span><text:span text:style-name="T4">LOADS</text:span><text:span text:style-name="T6">：对象被加载次数。</text:span></text:p>
      <text:p text:style-name="P23">示例：</text:p>
      <text:p text:style-name="P43"><text:span text:style-name="T4">1.shared pool</text:span><text:span text:style-name="T6">执行以及内存使用总计</text:span></text:p>
      <text:p text:style-name="P43"><text:span text:style-name="T6">下列查询显示出</text:span><text:span text:style-name="T4">shared pool</text:span><text:span text:style-name="T6">内存对不同类别的对象</text:span></text:p>
      <text:p text:style-name="P43"><text:span text:style-name="T6">同时也显示是否有对象通过</text:span><text:span text:style-name="T4">DBMS_SHARED_POOL.KEEP()</text:span><text:span text:style-name="T6">过程常驻</text:span><text:span text:style-name="T4">shared pool</text:span><text:span text:style-name="T6">。</text:span></text:p>
      <text:p text:style-name="P43"><text:span text:style-name="T5">SELECT</text:span><text:span text:style-name="T10"> </text:span><text:span text:style-name="T5">type, kept, COUNT(*), SUM(sharable_mem)</text:span></text:p>
      <text:p text:style-name="P43"><text:span text:style-name="T10">  </text:span><text:span text:style-name="T5">FROM</text:span><text:span text:style-name="T10"> </text:span><text:span text:style-name="T5">V$DB_OBJECT_CACHE</text:span></text:p>
      <text:p text:style-name="P43"><text:span text:style-name="T10"> </text:span><text:span text:style-name="T5">GROUP</text:span><text:span text:style-name="T10"> </text:span><text:span text:style-name="T5">BY</text:span><text:span text:style-name="T10"> </text:span><text:span text:style-name="T5">type, kept;</text:span></text:p>
      <text:p text:style-name="P43"><text:span text:style-name="T4">2.</text:span><text:span text:style-name="T6">通过载入次数找出对象</text:span></text:p>
      <text:p text:style-name="P43"><text:span text:style-name="T5">SELECT</text:span><text:span text:style-name="T10"> </text:span><text:span text:style-name="T5">owner, name</text:span><text:span text:style-name="T10"> </text:span><text:span text:style-name="T5">sharable_mem, kept, loads</text:span></text:p>
      <text:p text:style-name="P43"><text:span text:style-name="T10">  </text:span><text:span text:style-name="T5">FROM</text:span><text:span text:style-name="T10"> </text:span><text:span text:style-name="T5">V$DB_OBJECT_CACHE</text:span></text:p>
      <text:p text:style-name="P43"><text:span text:style-name="T10"> </text:span><text:span text:style-name="T5">WHERE</text:span><text:span text:style-name="T10"> </text:span><text:span text:style-name="T5">loads &gt; 1</text:span><text:span text:style-name="T10"> </text:span><text:span text:style-name="T5">ORDER</text:span><text:span text:style-name="T10"> </text:span><text:span text:style-name="T5">BY</text:span><text:span text:style-name="T10"> </text:span><text:span text:style-name="T5">loads DESC;</text:span></text:p>
      <text:p text:style-name="P43"><text:span text:style-name="T4">3.</text:span><text:span text:style-name="T6">找出使用的内存超过并且不在常驻内存的对象。</text:span></text:p>
      <text:p text:style-name="P43"><text:span text:style-name="T5">SELECT</text:span><text:span text:style-name="T10"> </text:span><text:span text:style-name="T5">owner, name, sharable_mem, kept</text:span></text:p>
      <text:p text:style-name="P43"><text:span text:style-name="T10">  </text:span><text:span text:style-name="T5">FROM</text:span><text:span text:style-name="T10"> </text:span><text:span text:style-name="T5">V$DB_OBJECT_CACHE</text:span></text:p>
      <text:p text:style-name="P43"><text:span text:style-name="T10"> </text:span><text:span text:style-name="T5">WHERE</text:span><text:span text:style-name="T10"> </text:span><text:span text:style-name="T5">sharable_mem &gt; 102400</text:span><text:span text:style-name="T10"> </text:span><text:span text:style-name="T5">AND</text:span><text:span text:style-name="T10"> </text:span><text:span text:style-name="T5">kept = 'NO'</text:span></text:p>
      <text:p text:style-name="P43"><text:span text:style-name="T10"> </text:span><text:span text:style-name="T5">ORDER</text:span><text:span text:style-name="T10"> </text:span><text:span text:style-name="T5">BY</text:span><text:span text:style-name="T10"> </text:span><text:span text:style-name="T5">sharable_mem DESC;</text:span></text:p>
      <text:p text:style-name="P29"><text:s/></text:p>
      <text:p text:style-name="P30"><text:span text:style-name="T34">第</text:span><text:span text:style-name="T35">13</text:span><text:span text:style-name="T34">篇</text:span><text:span text:style-name="T35">--V$OPEN_CURSOR  2007.6.8</text:span></text:p>
      <text:p text:style-name="P25"><text:span text:style-name="T18">　　本视图列出</text:span><text:span text:style-name="T12">session</text:span><text:span text:style-name="T18">打开的所有</text:span><text:span text:style-name="T12">cursors</text:span><text:span text:style-name="T18">，很多时候都将被用到，比如：你可以通过它查看各个</text:span><text:span text:style-name="T12">session</text:span><text:span text:style-name="T18">打开的</text:span><text:span text:style-name="T12">cursor</text:span><text:span text:style-name="T18">数。</text:span></text:p>
      <text:p text:style-name="P25"><text:soft-page-break/><text:span text:style-name="T18">　　当诊断系统资源占 用时，它常被用于联接</text:span><text:span text:style-name="T12">v$sqlarea</text:span><text:span text:style-name="T18">和</text:span><text:span text:style-name="T12">v$sql</text:span><text:span text:style-name="T18">查询出特定</text:span><text:span text:style-name="T12">SQL(</text:span><text:span text:style-name="T18">高逻辑或物理</text:span><text:span text:style-name="T12">I/O)</text:span><text:span text:style-name="T18">。 然后，下一步就是找出源头。在应用环境，基本都是同一类用户登陆到数据库</text:span><text:span text:style-name="T12">(</text:span><text:span text:style-name="T18">在</text:span><text:span text:style-name="T12">V$SQLAREA</text:span><text:span text:style-name="T18">中拥有相同的</text:span><text:span text:style-name="T12">PARSING_USER_ID)</text:span><text:span text:style-name="T18">，而通过这个就可以找出它们的不同。</text:span><text:span text:style-name="T12">V$SQLAREA</text:span><text:span text:style-name="T18">中的统计项在语句完全执行后被更新</text:span><text:span text:style-name="T12">(</text:span><text:span text:style-name="T18">并且从</text:span><text:span text:style-name="T12">V$SESSION.SQL_HASH_VALUE</text:span><text:span text:style-name="T18">中消失</text:span><text:span text:style-name="T12">)</text:span><text:span text:style-name="T18">。因此，你不能直接找到</text:span><text:span text:style-name="T12">session</text:span><text:span text:style-name="T18">除非语句被再次执行。不过如果</text:span><text:span text:style-name="T12">session</text:span><text:span text:style-name="T18">的</text:span><text:span text:style-name="T12">cursor</text:span><text:span text:style-name="T18">仍然打开着，你可以通过</text:span><text:span text:style-name="T12">v$open_cursor</text:span><text:span text:style-name="T18">找出执行这个语句的</text:span><text:span text:style-name="T12">session</text:span><text:span text:style-name="T18">。</text:span></text:p>
      <text:p text:style-name="P25"><text:span text:style-name="T13">V$OPEN_CURSOR</text:span><text:span text:style-name="T19">中的连接列</text:span></text:p>
      <text:p text:style-name="P34">Column                              View                                                 Joined Column(s) </text:p>
      <text:p text:style-name="P33">-----------------------------             ----------------------------------------             -----------------------------</text:p>
      <text:p text:style-name="P33">HASH_VALUE, ADDRESS           V$SQLAREA, V$SQL, V$SQLTEXT             HASH_VALUE, ADDRESS</text:p>
      <text:p text:style-name="P33">SID                                                 V$SESSION                                                      SID</text:p>
      <text:p text:style-name="P28">示例：</text:p>
      <text:p text:style-name="P25"><text:span text:style-name="T13">1.</text:span><text:span text:style-name="T19">找出执行某语句的</text:span><text:span text:style-name="T13">session</text:span><text:span text:style-name="T19">：</text:span></text:p>
      <text:p text:style-name="P33">SELECT hash_value, buffer_gets, disk_reads </text:p>
      <text:p text:style-name="P33">FROM V$SQLAREA</text:p>
      <text:p text:style-name="P33">WHERE disk_reads &gt; 1000000 </text:p>
      <text:p text:style-name="P33">ORDER BY buffer_gets DESC;</text:p>
      <text:p text:style-name="P33">HASH_VALUE BUFFER_GETS DISK_READS</text:p>
      <text:p text:style-name="P33">---------- ----------- ----------</text:p>
      <text:p text:style-name="P33">1514306888   177649108    3897402</text:p>
      <text:p text:style-name="P25"> <text:span text:style-name="T12">478652562    63168944    2532721</text:span></text:p>
      <text:p text:style-name="P25"> <text:span text:style-name="T12">360282550    14158750    2482065</text:span></text:p>
      <text:p text:style-name="P33">3 rows selected.</text:p>
      <text:p text:style-name="P33">SQL&gt; SELECT sid FROM V$SESSION WHERE sql_hash_value = 1514306888 ;</text:p>
      <text:p text:style-name="P33">no rows selected</text:p>
      <text:p text:style-name="P25"><text:span text:style-name="T12">--</text:span><text:span text:style-name="T18">直接通过</text:span><text:span text:style-name="T12">hash_value</text:span><text:span text:style-name="T18">查找</text:span><text:span text:style-name="T12">v$session</text:span><text:span text:style-name="T18">，没有记录</text:span></text:p>
      <text:p text:style-name="P33">SQL&gt; SELECT sid FROM V$OPEN_CURSOR WHERE hash_Value = 1514306888 ;</text:p>
      <text:p text:style-name="P25">  <text:span text:style-name="T12">SID</text:span></text:p>
      <text:p text:style-name="P33">-----</text:p>
      <text:p text:style-name="P25"> <text:span text:style-name="T12">1125</text:span></text:p>
      <text:p text:style-name="P25">  <text:span text:style-name="T12">233</text:span></text:p>
      <text:p text:style-name="P25">  <text:span text:style-name="T12">935</text:span></text:p>
      <text:p text:style-name="P25"> <text:span text:style-name="T12">1693</text:span></text:p>
      <text:p text:style-name="P25">  <text:span text:style-name="T12">531</text:span></text:p>
      <text:p text:style-name="P33"><text:soft-page-break/>5 rows selected.</text:p>
      <text:p text:style-name="P25"><text:span text:style-name="T12">--</text:span><text:span text:style-name="T18">通过</text:span><text:span text:style-name="T12">hash_value</text:span><text:span text:style-name="T18">在</text:span><text:span text:style-name="T12">v$open_cursor</text:span><text:span text:style-name="T18">中查找</text:span><text:span text:style-name="T12">sid(</text:span><text:span text:style-name="T18">只有在</text:span><text:span text:style-name="T12">session</text:span><text:span text:style-name="T18">的</text:span><text:span text:style-name="T12">cursor</text:span><text:span text:style-name="T18">仍然打开的情况下才有可能找到</text:span><text:span text:style-name="T12">)</text:span></text:p>
      <text:p text:style-name="P25"><text:span text:style-name="T13">2.</text:span><text:span text:style-name="T19">列出拥有超过</text:span><text:span text:style-name="T13">400</text:span><text:span text:style-name="T19">个</text:span><text:span text:style-name="T13">cursor</text:span><text:span text:style-name="T19">的</text:span><text:span text:style-name="T13">sessionID</text:span></text:p>
      <text:p text:style-name="P33">SQL&gt; SELECT sid, count(0) ct FROM v$open_cursor </text:p>
      <text:p text:style-name="P33">GROUP BY sid HAVING COUNT(0) &gt; 400 ORDER BY ct desc;</text:p>
      <text:p text:style-name="P25"><text:span text:style-name="T18">事实上，</text:span><text:span text:style-name="T12">v$open_cursor</text:span><text:span text:style-name="T18">是一个相当常用的视图，特别是</text:span><text:span text:style-name="T12">web</text:span><text:span text:style-name="T18">开 发应用的时候。仅通过它一个视图你就能分析出当前的连接情况，主要执行语句等。</text:span></text:p>
      <text:p text:style-name="P29"><text:s/></text:p>
      <text:p text:style-name="P30"><text:span text:style-name="T34">第</text:span><text:span text:style-name="T35">14</text:span><text:span text:style-name="T34">篇</text:span><text:span text:style-name="T35">--V$PARAMETER&amp;V$SYSTEM_PARAMETER  2007.6.11</text:span></text:p>
      <text:p text:style-name="P25"><text:span text:style-name="T18">　　这两个视图列出的 各参数项名称以及参数值。</text:span><text:span text:style-name="T12">V$PARAMETER</text:span><text:span text:style-name="T18">显示执行查询的</text:span><text:span text:style-name="T12">session</text:span><text:span text:style-name="T18">的参数值。</text:span><text:span text:style-name="T12">V$SYSTEM_PARAMETER</text:span><text:span text:style-name="T18">视图则列出实例的参数值。</text:span></text:p>
      <text:p text:style-name="P25"><text:span text:style-name="T18">例如，下列查询显示执 行查询的</text:span><text:span text:style-name="T12">session</text:span><text:span text:style-name="T18">的</text:span><text:span text:style-name="T12">SORT_AREA_SIZE</text:span><text:span text:style-name="T18">参数 值：</text:span></text:p>
      <text:p text:style-name="P41"><text:span text:style-name="T3">SELECT</text:span><text:span text:style-name="T1"> </text:span><text:span text:style-name="T3">value</text:span></text:p>
      <text:p text:style-name="P40"><text:span text:style-name="T1">  </text:span><text:span text:style-name="T4">FROM</text:span><text:span text:style-name="T2"> </text:span><text:span text:style-name="T4">V$PARAMETER</text:span></text:p>
      <text:p text:style-name="P40"><text:span text:style-name="T1"> </text:span><text:span text:style-name="T4">WHERE</text:span><text:span text:style-name="T2"> </text:span><text:span text:style-name="T4">name</text:span><text:span text:style-name="T2"> </text:span><text:span text:style-name="T4">= 'sort_area_size';</text:span></text:p>
      <text:p text:style-name="P55"><text:span text:style-name="T18">呵呵，可能有朋友还是 不明白</text:span><text:span text:style-name="T12">v$parameter</text:span><text:span text:style-name="T18">和</text:span><text:span text:style-name="T12">v$system_parameter</text:span><text:span text:style-name="T18">的区别，我再举个例子，相信你马上就明白了。</text:span></text:p>
      <text:p text:style-name="P33">SQL&gt;select value from v$parameter where name = 'global_names';</text:p>
      <text:p text:style-name="P33">VALUE</text:p>
      <text:p text:style-name="P33">------------------------------------------------------------------------------------------------</text:p>
      <text:p text:style-name="P33">TRUE</text:p>
      <text:p text:style-name="P33">1 row selected.</text:p>
      <text:p text:style-name="P33">SQL&gt; alter session set global_names = false;</text:p>
      <text:p text:style-name="P33">Session altered.</text:p>
      <text:p text:style-name="P33">SQL&gt; select value from v$parameter where name = 'global_names';</text:p>
      <text:p text:style-name="P33">VALUE</text:p>
      <text:p text:style-name="P33">------------------------------------------------------------------------------------------------</text:p>
      <text:p text:style-name="P33">FALSE</text:p>
      <text:p text:style-name="P33">1 row selected.</text:p>
      <text:p text:style-name="P33">SQL&gt; select value from v$system_parameter where name = 'global_names';</text:p>
      <text:p text:style-name="P33">VALUE</text:p>
      <text:p text:style-name="P33">------------------------------------------------------------------------------------------------</text:p>
      <text:p text:style-name="P33">TRUE</text:p>
      <text:p text:style-name="P33">1 row selected.</text:p>
      <text:p text:style-name="P25"><text:soft-page-break/><text:span text:style-name="T13">V$PARAMETER</text:span><text:span text:style-name="T19">中的常用列：</text:span></text:p>
      <text:p text:style-name="P69"><text:span text:style-name="T12">l</text:span><text:span text:style-name="T38">         </text:span><text:span text:style-name="T12">NAME</text:span><text:span text:style-name="T18">：参名</text:span></text:p>
      <text:p text:style-name="P69"><text:span text:style-name="T12">l</text:span><text:span text:style-name="T38">         </text:span><text:span text:style-name="T12">VALUE</text:span><text:span text:style-name="T18">：参值</text:span><text:span text:style-name="T12">(session</text:span><text:span text:style-name="T18">或实例</text:span><text:span text:style-name="T12">)</text:span></text:p>
      <text:p text:style-name="P69"><text:span text:style-name="T12">l</text:span><text:span text:style-name="T38">         </text:span><text:span text:style-name="T12">ISDEFAULT</text:span><text:span text:style-name="T18">：参值是否默认值</text:span></text:p>
      <text:p text:style-name="P69"><text:span text:style-name="T12">l</text:span><text:span text:style-name="T38">         </text:span><text:span text:style-name="T12">ISSES_MODIFIABLE</text:span><text:span text:style-name="T18">：此参数是否</text:span><text:span text:style-name="T12">session</text:span><text:span text:style-name="T18">级可修改</text:span></text:p>
      <text:p text:style-name="P69"><text:span text:style-name="T12">l</text:span><text:span text:style-name="T38">         </text:span><text:span text:style-name="T12">ISSYS_MODIFIABLE</text:span><text:span text:style-name="T18">：此参数在实例启动后是否可由实例修改</text:span></text:p>
      <text:p text:style-name="P69"><text:span text:style-name="T12">l</text:span><text:span text:style-name="T38">         </text:span><text:span text:style-name="T12">ISMODIFIED</text:span><text:span text:style-name="T18">：自实例启动起，参值是否被修改，如果被修改，</text:span><text:span text:style-name="T12">session</text:span><text:span text:style-name="T18">级或是实例</text:span><text:span text:style-name="T12">(</text:span><text:span text:style-name="T18">系统</text:span><text:span text:style-name="T12">)</text:span><text:span text:style-name="T18">级修改</text:span><text:span text:style-name="T12">(</text:span><text:span text:style-name="T18">如果执行一条</text:span><text:span text:style-name="T12">alter session,</text:span><text:span text:style-name="T18">则值将被</text:span><text:span text:style-name="T12">MODIFIED</text:span><text:span text:style-name="T18">，如果执行的是</text:span><text:span text:style-name="T12">alter system</text:span><text:span text:style-name="T18">，则值为</text:span><text:span text:style-name="T12">SYS_MODIFIED)</text:span></text:p>
      <text:p text:style-name="P69"><text:span text:style-name="T12">l</text:span><text:span text:style-name="T38">         </text:span><text:span text:style-name="T12">ISADJUSTED</text:span><text:span text:style-name="T18">：</text:span></text:p>
      <text:p text:style-name="P69"><text:span text:style-name="T12">l</text:span><text:span text:style-name="T38">         </text:span><text:span text:style-name="T12">DESCRIPTION</text:span><text:span text:style-name="T18">：参数简要描述</text:span></text:p>
      <text:p text:style-name="P69"><text:span text:style-name="T12">l</text:span><text:span text:style-name="T38">         </text:span><text:span text:style-name="T12">UPDATE_COMMENT</text:span><text:span text:style-name="T18">：由</text:span><text:span text:style-name="T12">dba</text:span><text:span text:style-name="T18">提供的参数说明</text:span></text:p>
      <text:p text:style-name="P25"><text:span text:style-name="T19">使用</text:span><text:span text:style-name="T13">v$parameter</text:span><text:span text:style-name="T19">以及</text:span><text:span text:style-name="T13">v$system_parameter</text:span><text:span text:style-name="T19">数据：</text:span></text:p>
      <text:p text:style-name="P25"><text:span text:style-name="T18">　　在调优期间通过查 询</text:span><text:span text:style-name="T12">v$parameter</text:span><text:span text:style-name="T18">以确认当前参数设置。例如，如果</text:span><text:span text:style-name="T12">buffer cache hit ratio</text:span><text:span text:style-name="T18">较低，那么通过查询</text:span><text:span text:style-name="T12">DB_BLOCK_BUFFERS(</text:span><text:span text:style-name="T18">或</text:span><text:span text:style-name="T12">DB_CACHE_SIZE)</text:span><text:span text:style-name="T18">可以 明确当前的</text:span><text:span text:style-name="T12">buffer cache</text:span><text:span text:style-name="T18">大小。</text:span></text:p>
      <text:p text:style-name="P33">SELECT name, value, isdefault, isses_modifiable, issys_modifiable, ismodified</text:p>
      <text:p text:style-name="P25">  <text:span text:style-name="T12">FROM V$PARAMETER</text:span></text:p>
      <text:p text:style-name="P25"> <text:span text:style-name="T12">WHERE name = 'sort_area_size';</text:span></text:p>
      <text:p text:style-name="P33">NAME                 VALUE      ISDEF ISSES ISSYS_MOD ISMODIFIED</text:p>
      <text:p text:style-name="P33">-------------------- ---------- ----- ----- --------- ----------</text:p>
      <text:p text:style-name="P33">sort_area_size       1048576    TRUE  TRUE  DEFERRED  MODIFIED</text:p>
      <text:p text:style-name="P25"><text:span text:style-name="T18">前例显示了</text:span><text:span text:style-name="T12">SORT_AREA_SIZE</text:span><text:span text:style-name="T18">初始参数在实例启动时并非初始值，不过被</text:span><text:span text:style-name="T12">session</text:span><text:span text:style-name="T18">修改回了初始值。</text:span></text:p>
      <text:p text:style-name="P25"><text:span text:style-name="T18">注意：当查询</text:span><text:span text:style-name="T12">v$parameter</text:span><text:span text:style-name="T18">时要注意，如果你想查看实例参数，要查询</text:span><text:span text:style-name="T12">v$system_parameter</text:span><text:span text:style-name="T18">。</text:span></text:p>
      <text:p text:style-name="P25"> </text:p>
      <text:p text:style-name="P29"><text:s/></text:p>
      <text:p text:style-name="P30"><text:span text:style-name="T34">第</text:span><text:span text:style-name="T35">15</text:span><text:span text:style-name="T34">篇</text:span><text:span text:style-name="T35">--V$ROLLSTAT  2007.6.12</text:span></text:p>
      <text:p text:style-name="P25"><text:span text:style-name="T18">　　本视图自启动即保持并记录各回滚段统计项。在学习本视图之前，我们先来了解一下回滚段</text:span><text:span text:style-name="T12">(rollback segment)</text:span><text:span text:style-name="T18">的相关概念：</text:span></text:p>
      <text:p text:style-name="P28">回滚段概述</text:p>
      <text:p text:style-name="P27">　　回滚段用于存放数据修改之前的值（包括数据修改之前的位置和值）。回滚段的头部包含正在使用的该 回滚段事务的信息。一个事务只能使用一个回滚段来存放它的回滚信息，而一个回滚段可以存放多个事务的回滚信息。 </text:p>
      <text:p text:style-name="P28"><text:soft-page-break/>回滚段的作用</text:p>
      <text:p text:style-name="P25"><text:span text:style-name="T18">　　</text:span><text:span text:style-name="T12">1</text:span><text:span text:style-name="T18">。事务回滚：当事务修改表中数据 的时候，该数据修改前的值（即前影像）会存放在回滚段中，当用户回滚事务（</text:span><text:span text:style-name="T12">ROLLBACK</text:span><text:span text:style-name="T18">）时，</text:span><text:span text:style-name="T12">ORACLE</text:span><text:span text:style-name="T18">将会利用回滚段中的数据前影像来将修改的数据恢复到原来的值。 </text:span></text:p>
      <text:p text:style-name="P25"><text:span text:style-name="T18">　　</text:span><text:span text:style-name="T12">2</text:span><text:span text:style-name="T18">。事务恢复：当事务正在处理的时 候，例程失败，回滚段的信息保存在重做日志文件中，</text:span><text:span text:style-name="T12">ORACLE</text:span><text:span text:style-name="T18">将在下次打开数据库时利用回滚 来恢复未提交的数据。 </text:span></text:p>
      <text:p text:style-name="P25"><text:span text:style-name="T18">　　</text:span><text:span text:style-name="T12">3</text:span><text:span text:style-name="T18">。读一致性：当一个会话正在修改 数据时，其他的会话将看不到该会话未提交的修改。而且，当一个语句正在执行时，该语句将看不到从该语句开始执行后的未提交的修改（语句级读一致性）。当</text:span><text:span text:style-name="T12">ORACLE</text:span><text:span text:style-name="T18">执行</text:span><text:span text:style-name="T12">SELECT</text:span><text:span text:style-name="T18">语句时，</text:span><text:span text:style-name="T12">ORACLE</text:span><text:span text:style-name="T18">依照当前的系统改变号（</text:span><text:span text:style-name="T12">SYSTEM CHANGE NUMBER-SCN</text:span><text:span text:style-name="T18">）来保证任何前于当前</text:span><text:span text:style-name="T12">SCN</text:span><text:span text:style-name="T18">的 未提交的改变不被该语句处理。可以想象：当一个长时间的查询正在执行时，若其他会话改变了该查询要查询的某个数据块，</text:span><text:span text:style-name="T12">ORACLE</text:span><text:span text:style-name="T18">将利用回滚段的数据前影像来构造一个读一致性视图。 </text:span></text:p>
      <text:p text:style-name="P28">事务级的读一致性 </text:p>
      <text:p text:style-name="P25"><text:span text:style-name="T18">　　</text:span><text:span text:style-name="T12">ORACLE</text:span><text:span text:style-name="T18">一般提供</text:span><text:span text:style-name="T12">SQL</text:span><text:span text:style-name="T18">语句级（</text:span><text:span text:style-name="T12">SQL STATEMENT LEVEL</text:span><text:span text:style-name="T18">）的读一致性，可以用以下语句来实现事务级的读一致性。 </text:span></text:p>
      <text:p text:style-name="P25"><text:span text:style-name="T18">　　</text:span><text:span text:style-name="T12">SET TRANSACTION READ ONLY</text:span><text:span text:style-name="T18">； </text:span></text:p>
      <text:p text:style-name="P27">　　或： </text:p>
      <text:p text:style-name="P25"><text:span text:style-name="T18">　　</text:span><text:span text:style-name="T12">SET TANNSACTION SERIALIZABLE</text:span><text:span text:style-name="T18">； </text:span></text:p>
      <text:p text:style-name="P27">　　以上两个语句都将在事务开始后提供读一致性。需要注意的是，使用第二个语句对数据库的并发性和性 能将带来影响。 </text:p>
      <text:p text:style-name="P28">回滚段的种类 </text:p>
      <text:p text:style-name="P25"><text:span text:style-name="T18">　　</text:span><text:span text:style-name="T12">1</text:span><text:span text:style-name="T18">。系统回滚段：当数据库创建后， 将自动创建一个系统回滚段，该回滚段只用于存放系统表空间中对象的前影像。 </text:span></text:p>
      <text:p text:style-name="P25"><text:span text:style-name="T18">　　</text:span><text:span text:style-name="T12">2</text:span><text:span text:style-name="T18">。非系统回滚段：拥有多个表空间 的数据库至少应该有一个非系统回滚段，用于存放非系统表空间中对象的数据前影像。非系统回滚段又分为私有回滚段和公有回滚段，私有回滚段应在参数文件的</text:span><text:span text:style-name="T12">ROLLBACK SEGMENTS</text:span><text:span text:style-name="T18">参数中列出，以便例程启动时自动使其在线（</text:span><text:span text:style-name="T12">ONLINE</text:span><text:span text:style-name="T18">）。公有回滚段一般在</text:span><text:span text:style-name="T12">OPS</text:span><text:span text:style-name="T18">（</text:span><text:span text:style-name="T12">ORACLE</text:span><text:span text:style-name="T18">并行服务器）中出现， 将在例程启动时自动在线。 </text:span></text:p>
      <text:p text:style-name="P25"><text:span text:style-name="T18">　　</text:span><text:span text:style-name="T12">3</text:span><text:span text:style-name="T18">。</text:span><text:span text:style-name="T12">DEFERED</text:span><text:span text:style-name="T18">回滚段：该回滚段在表空间离线（</text:span><text:span text:style-name="T12">OFFLINE</text:span><text:span text:style-name="T18">）时由系统自动创建，当表空间再次在线（</text:span><text:span text:style-name="T12">ONLINE</text:span><text:span text:style-name="T18">）时由系统自动删除，用于存放 表空间离线时产生的回滚信息。 </text:span></text:p>
      <text:p text:style-name="P28">回滚段的使用 </text:p>
      <text:p text:style-name="P25"><text:span text:style-name="T18">　　分配回滚段：当事务开始时，</text:span><text:span text:style-name="T12">ORACLE</text:span><text:span text:style-name="T18">将为该事务分配回滚段，并将拥有最少事务的回滚段分配给该事务。事务可以用以下语句申请指定的回滚段： </text:span></text:p>
      <text:p text:style-name="P25"><text:span text:style-name="T18">　　</text:span><text:span text:style-name="T12">SET TRANSTRACTION USE ROLLBACK SEGMENT rollback_segment </text:span></text:p>
      <text:p text:style-name="P25"><text:span text:style-name="T18">　　事务将以顺序，循环的方式使用回滚段的区（</text:span><text:span text:style-name="T12">EXTENTS</text:span><text:span text:style-name="T18">），当当前区用满后移到下一个区。几个事务可以写在回滚段的同一个区，但每个回滚段的块只能包含一个事务的信息。 </text:span></text:p>
      <text:p text:style-name="P27"><text:soft-page-break/>　　例如（两个事务使用同一个回滚段，该回滚段有四个区）： </text:p>
      <text:p text:style-name="P25"><text:span text:style-name="T18">　　</text:span><text:span text:style-name="T12">1</text:span><text:span text:style-name="T18">、事务在进行中，它们正在使用回 滚段的第三个区； </text:span></text:p>
      <text:p text:style-name="P25"><text:span text:style-name="T18">　　</text:span><text:span text:style-name="T12">2</text:span><text:span text:style-name="T18">、当两个事务产生更多的回滚信 息，它们将继续使用第三个区； </text:span></text:p>
      <text:p text:style-name="P25"><text:span text:style-name="T18">　　</text:span><text:span text:style-name="T12">3</text:span><text:span text:style-name="T18">、当第三个区满后，事务将写到第 四个区，当事务开始写到一个新的区时，称为翻转（</text:span><text:span text:style-name="T12">WRAP</text:span><text:span text:style-name="T18">）； </text:span></text:p>
      <text:p text:style-name="P25"><text:span text:style-name="T18">　　</text:span><text:span text:style-name="T12">4</text:span><text:span text:style-name="T18">、当第四个区用满时，如果第一个 区是空闲或非活动（使用该区的所有事务完成而没有活动的事务）的，事务将接着使用第一个区。 </text:span></text:p>
      <text:p text:style-name="P25"><text:span text:style-name="T19">回滚段的扩张（</text:span><text:span text:style-name="T13">EXTEND</text:span><text:span text:style-name="T19">） </text:span></text:p>
      <text:p text:style-name="P25"><text:span text:style-name="T18">　　当当前回滚段区的所有块用完而事务还需要更多的回滚空间时，回滚段的指针将移到下一个区。当最后 一个区用完，指针将移到第一个区的前面。回滚段指针移到下一个区的前提是下一个区没有活动的事务，同时指针不能跨区。当下一个区正在使用时，事务将为回滚 段分配一个新的区，这种分配称为回滚段的扩展。回滚段将一直扩展到该回滚段区的个数到达回滚段的参数</text:span><text:span text:style-name="T12">MAXEXTENTS</text:span><text:span text:style-name="T18">的值时为止。 </text:span></text:p>
      <text:p text:style-name="P25"><text:span text:style-name="T19">回滚段的回收和</text:span><text:span text:style-name="T13">OPTIMAL</text:span><text:span text:style-name="T19">参数 </text:span></text:p>
      <text:p text:style-name="P25"><text:span text:style-name="T18">　　</text:span><text:span text:style-name="T12">OPTIMAL</text:span><text:span text:style-name="T18">参数指明回滚段空闲 时收缩到的位置，指明回滚段的</text:span><text:span text:style-name="T12">OPTIMAL</text:span><text:span text:style-name="T18">参数可以减</text:span><text:span text:style-name="T18">少回滚段空间的浪费。 </text:span></text:p>
      <text:p text:style-name="P25"><text:span text:style-name="T13">V$ROLLSTAT</text:span><text:span text:style-name="T19">中的常用列</text:span></text:p>
      <text:p text:style-name="P69"><text:span text:style-name="T12">l</text:span><text:span text:style-name="T38">         </text:span><text:span text:style-name="T12">USN</text:span><text:span text:style-name="T18">：回滚段标识</text:span></text:p>
      <text:p text:style-name="P69"><text:span text:style-name="T12">l</text:span><text:span text:style-name="T38">         </text:span><text:span text:style-name="T12">RSSIZE</text:span><text:span text:style-name="T18">：回滚段默认大小</text:span></text:p>
      <text:p text:style-name="P69"><text:span text:style-name="T12">l</text:span><text:span text:style-name="T38">         </text:span><text:span text:style-name="T12">XACTS</text:span><text:span text:style-name="T18">：活动事务数</text:span></text:p>
      <text:p text:style-name="P28">在一段时间内增量用到的列</text:p>
      <text:p text:style-name="P69"><text:span text:style-name="T12">l</text:span><text:span text:style-name="T38">         </text:span><text:span text:style-name="T12">WRITES</text:span><text:span text:style-name="T18">：回滚段写入数</text:span><text:span text:style-name="T12">(</text:span><text:span text:style-name="T18">单位</text:span><text:span text:style-name="T12">:bytes)</text:span></text:p>
      <text:p text:style-name="P69"><text:span text:style-name="T12">l</text:span><text:span text:style-name="T38">         </text:span><text:span text:style-name="T12">SHRINKS</text:span><text:span text:style-name="T18">：回滚段收缩次数</text:span></text:p>
      <text:p text:style-name="P69"><text:span text:style-name="T12">l</text:span><text:span text:style-name="T38">         </text:span><text:span text:style-name="T12">EXTENDS</text:span><text:span text:style-name="T18">：回滚段扩展次数</text:span></text:p>
      <text:p text:style-name="P69"><text:span text:style-name="T12">l</text:span><text:span text:style-name="T38">         </text:span><text:span text:style-name="T12">WRAPS</text:span><text:span text:style-name="T18">：回滚段翻转</text:span><text:span text:style-name="T12">(wrap)</text:span><text:span text:style-name="T18">次数</text:span></text:p>
      <text:p text:style-name="P69"><text:span text:style-name="T12">l</text:span><text:span text:style-name="T38">         </text:span><text:span text:style-name="T12">GETS</text:span><text:span text:style-name="T18">：获取回滚段头次数</text:span></text:p>
      <text:p text:style-name="P69"><text:span text:style-name="T12">l</text:span><text:span text:style-name="T38">         </text:span><text:span text:style-name="T12">WAITS</text:span><text:span text:style-name="T18">：回滚段头等待次数</text:span></text:p>
      <text:p text:style-name="P25"><text:span text:style-name="T13">V$ROLLSTAT</text:span><text:span text:style-name="T19">中的连接列</text:span></text:p>
      <text:p text:style-name="P34">Column                              View                                  Joined Column(s) </text:p>
      <text:p text:style-name="P34">--------------                         -----------------------                    ------------------------</text:p>
      <text:p text:style-name="P33">USN                                   V$ROLLNAME                    USN</text:p>
      <text:p text:style-name="P28">注意：</text:p>
      <text:p text:style-name="P25"><text:span text:style-name="T18">　　通过花费时间除以翻转次数，你可以得到一次回滚段翻转</text:span><text:span text:style-name="T12">(wrap)</text:span><text:span text:style-name="T18">的平均用时。此方法常用于在长查询中指定合适的回滚段大小以避免</text:span><text:span text:style-name="T12">'Snapshot Too Old'</text:span><text:span text:style-name="T18">错误。同时，通过查看</text:span><text:span text:style-name="T12">extends</text:span><text:span text:style-name="T18">和</text:span><text:span text:style-name="T12">shrinks</text:span><text:span text:style-name="T18">列可以看出</text:span><text:span text:style-name="T12">optimal</text:span><text:span text:style-name="T18">是否需要增加。</text:span></text:p>
      <text:p text:style-name="P28">示例：</text:p>
      <text:p text:style-name="P25"><text:soft-page-break/><text:span text:style-name="T12">1.</text:span><text:span text:style-name="T18">查 询回滚段的信息。所用数据字典：</text:span><text:span text:style-name="T12">DBA_ROLLBACK_SEGS</text:span><text:span text:style-name="T18">，可以查询的信息：回滚段的标识</text:span><text:span text:style-name="T12">(SEGMENT_ID)</text:span><text:span text:style-name="T18">、名称</text:span><text:span text:style-name="T12">(SEGMENT_NAME)</text:span><text:span text:style-name="T18">、所 在表空间</text:span><text:span text:style-name="T12">(TABLESPACE_NAME)</text:span><text:span text:style-name="T18">、类型</text:span><text:span text:style-name="T12">(OWNER)</text:span><text:span text:style-name="T18">、状态</text:span><text:span text:style-name="T12">(STATUS)</text:span><text:span text:style-name="T18">。 </text:span></text:p>
      <text:p text:style-name="P33"><text:span text:style-name="T41">select</text:span><text:span text:style-name="T48"> * </text:span><text:span text:style-name="T41">from</text:span><text:span text:style-name="T48"> DBA_ROLLBACK_SEGS </text:span></text:p>
      <text:p text:style-name="P25"><text:span text:style-name="T12">2.</text:span><text:span text:style-name="T18">查看回滚段的统计信息：</text:span></text:p>
      <text:p text:style-name="P33"><text:span text:style-name="T41">SELECT</text:span><text:span text:style-name="T48"> n.</text:span><text:span text:style-name="T41">name</text:span><text:span text:style-name="T48">, s.</text:span><text:span text:style-name="T41">extents</text:span><text:span text:style-name="T48">, s.rssize, s.optsize, s.hwmsize, s.xacts, s.status</text:span></text:p>
      <text:p text:style-name="P25"><text:span text:style-name="T48">  </text:span><text:span text:style-name="T44">FROM</text:span><text:span text:style-name="T51"> v$rollname n, v$rollstat s</text:span></text:p>
      <text:p text:style-name="P25"><text:span text:style-name="T48"> </text:span><text:span text:style-name="T44">WHERE</text:span><text:span text:style-name="T51"> n.usn = s.usn;</text:span></text:p>
      <text:p text:style-name="P25"><text:span text:style-name="T12">3.</text:span><text:span text:style-name="T18">查 看回滚段的使用情况，哪个用户正在使用回滚段的资源</text:span><text:span text:style-name="T12">:</text:span></text:p>
      <text:p text:style-name="P33"><text:span text:style-name="T41">select</text:span><text:span text:style-name="T48"> s.username, u.</text:span><text:span text:style-name="T41">name</text:span></text:p>
      <text:p text:style-name="P25"><text:span text:style-name="T48">  </text:span><text:span text:style-name="T44">from</text:span><text:span text:style-name="T51"> v$transaction t, v$rollstat r, v$rollname u, v$session s</text:span></text:p>
      <text:p text:style-name="P25"><text:span text:style-name="T48"> </text:span><text:span text:style-name="T44">where</text:span><text:span text:style-name="T51"> s.taddr = t.addr</text:span></text:p>
      <text:p text:style-name="P25"><text:span text:style-name="T48">   </text:span><text:span text:style-name="T44">and</text:span><text:span text:style-name="T51"> t.xidusn = r.usn</text:span></text:p>
      <text:p text:style-name="P25"><text:span text:style-name="T48">   </text:span><text:span text:style-name="T44">and</text:span><text:span text:style-name="T51"> r.usn = u.usn</text:span></text:p>
      <text:p text:style-name="P25"><text:span text:style-name="T48"> </text:span><text:span text:style-name="T44">order</text:span><text:span text:style-name="T51"> </text:span><text:span text:style-name="T44">by</text:span><text:span text:style-name="T51"> s.username;</text:span></text:p>
      <text:p text:style-name="P29"><text:s/></text:p>
      <text:p text:style-name="P30"><text:span text:style-name="T34">第</text:span><text:span text:style-name="T35">16</text:span><text:span text:style-name="T34">篇</text:span><text:span text:style-name="T35">--V$ROWCACHE  2007.6.12</text:span></text:p>
      <text:p text:style-name="P25"><text:span text:style-name="T18">　　本视图显示数据字典缓存</text:span><text:span text:style-name="T12">(</text:span><text:span text:style-name="T18">也叫</text:span><text:span text:style-name="T12">rowcache)</text:span><text:span text:style-name="T18">的各项统计。每一条记录包含不同类型的 数据字典缓存数据统计，注意数据字典缓存有层次差别，因此同样的缓存名称可能不止一次出现。</text:span></text:p>
      <text:p text:style-name="P25"><text:span text:style-name="T13">V$ROWCACHE</text:span><text:span text:style-name="T19">常用列</text:span></text:p>
      <text:p text:style-name="P69"><text:span text:style-name="T12">l</text:span><text:span text:style-name="T38">         </text:span><text:span text:style-name="T12">PARAMETER</text:span><text:span text:style-name="T18">：缓存名</text:span></text:p>
      <text:p text:style-name="P69"><text:span text:style-name="T12">l</text:span><text:span text:style-name="T38">         </text:span><text:span text:style-name="T12">COUNT</text:span><text:span text:style-name="T18">：缓存项总数</text:span></text:p>
      <text:p text:style-name="P69"><text:span text:style-name="T12">l</text:span><text:span text:style-name="T38">         </text:span><text:span text:style-name="T12">USAGE</text:span><text:span text:style-name="T18">：包含有效数据的缓存项数</text:span></text:p>
      <text:p text:style-name="P69"><text:span text:style-name="T12">l</text:span><text:span text:style-name="T38">         </text:span><text:span text:style-name="T12">GETS</text:span><text:span text:style-name="T18">：请求总数</text:span></text:p>
      <text:p text:style-name="P69"><text:span text:style-name="T12">l</text:span><text:span text:style-name="T38">         </text:span><text:span text:style-name="T12">GETMISSES</text:span><text:span text:style-name="T18">：请求失败数</text:span></text:p>
      <text:p text:style-name="P69"><text:span text:style-name="T12">l</text:span><text:span text:style-name="T38">         </text:span><text:span text:style-name="T12">SCANS</text:span><text:span text:style-name="T18">：扫描请求数</text:span></text:p>
      <text:p text:style-name="P69"><text:span text:style-name="T12">l</text:span><text:span text:style-name="T38">         </text:span><text:span text:style-name="T12">SCANMISSES</text:span><text:span text:style-name="T18">：扫描请求失败次数</text:span></text:p>
      <text:p text:style-name="P69"><text:span text:style-name="T12">l</text:span><text:span text:style-name="T38">         </text:span><text:span text:style-name="T12">MODIFICATIONS</text:span><text:span text:style-name="T18">：添加、修改、删除操作数</text:span></text:p>
      <text:p text:style-name="P69"><text:span text:style-name="T12">l</text:span><text:span text:style-name="T38">         </text:span><text:span text:style-name="T12">DLM_REQUESTS</text:span><text:span text:style-name="T18">：</text:span><text:span text:style-name="T12">DLM</text:span><text:span text:style-name="T18">请求数</text:span></text:p>
      <text:p text:style-name="P69"><text:span text:style-name="T12">l</text:span><text:span text:style-name="T38">         </text:span><text:span text:style-name="T12">DLM_CONFLICTS</text:span><text:span text:style-name="T18">：</text:span><text:span text:style-name="T12">DLM</text:span><text:span text:style-name="T18">冲突数</text:span></text:p>
      <text:p text:style-name="P69"><text:span text:style-name="T12">l</text:span><text:span text:style-name="T38">         </text:span><text:span text:style-name="T12">DLM_RELEASES</text:span><text:span text:style-name="T18">：</text:span><text:span text:style-name="T12">DLM</text:span><text:span text:style-name="T18">释放数</text:span></text:p>
      <text:p text:style-name="P25"> </text:p>
      <text:p text:style-name="P25"><text:span text:style-name="T19">使用</text:span><text:span text:style-name="T13">V$ROWCACHE</text:span><text:span text:style-name="T19">数据</text:span></text:p>
      <text:p text:style-name="P72"><text:span text:style-name="T12">1&gt;.</text:span><text:span text:style-name="T18">确认数据字典缓存是否拥有适当的大小。 如果</text:span><text:span text:style-name="T12">shared pool</text:span><text:span text:style-name="T18">过小，那数据字典缓存就</text:span><text:soft-page-break/><text:span text:style-name="T18">不足以拥有合适的大小以缓存请求信息。</text:span></text:p>
      <text:p text:style-name="P72"><text:span text:style-name="T12">2&gt;.</text:span><text:span text:style-name="T18">确认应用是否有效访问缓存。如果应用设 计未能有效使用数据字典缓存</text:span><text:span text:style-name="T12">(</text:span><text:span text:style-name="T18">比如，大数据字典缓存并不有助于解决性能问题</text:span><text:span text:style-name="T12">)</text:span><text:span text:style-name="T18">。例如，</text:span><text:span text:style-name="T12">DC_USERS</text:span><text:span text:style-name="T18">缓存在过去某段时期内出现大量</text:span><text:span text:style-name="T12">GETS</text:span><text:span text:style-name="T18">，看起来像是数据库中创建了大量的不同 用户，并且应用记录下用户频繁登陆和注销。通过检查</text:span><text:span text:style-name="T12">logon</text:span><text:span text:style-name="T18">比率以及系统用户数可以验证上述数据。同时解析比率也会很高，如果这是一个大型的</text:span><text:span text:style-name="T12">OLTP</text:span><text:span text:style-name="T18">系统的中间层，它可能在中间层更有效的 管理个别帐户，允许中间层以单用户登陆成为应用所有者。通过保持活动连接来减少</text:span><text:span text:style-name="T12">logon/logoff</text:span><text:span text:style-name="T18">比率也同样有效。</text:span></text:p>
      <text:p text:style-name="P72"><text:span text:style-name="T12">3&gt;.</text:span><text:span text:style-name="T18">确认是否发生动态空间分配。</text:span><text:span text:style-name="T12">DC_SEGMENTS, DC_USED_EXTENTS, </text:span><text:span text:style-name="T18">以及</text:span><text:span text:style-name="T12">DC_FREE_EXTENTS</text:span><text:span text:style-name="T18">大量的类似大小修改将指出存在大量动 态空间分配。可行的解决方案包括指定下一个区大小或者使用本地管理表空间。如果发生空间分配的是临时的表空间，则可以为其指定真正的临时表空间</text:span><text:span text:style-name="T12">(If the space allocation is occurring on the temp tablespace, then use a true temporary tablespace for the temp. )</text:span><text:span text:style-name="T18">。</text:span></text:p>
      <text:p text:style-name="P72"><text:span text:style-name="T12">4&gt;.dc_sequences</text:span><text:span text:style-name="T18">值的变化指出是否大量</text:span><text:span text:style-name="T12">sequence</text:span><text:span text:style-name="T18">号正在产生。</text:span></text:p>
      <text:p text:style-name="P72"><text:span text:style-name="T12">5&gt;.</text:span><text:span text:style-name="T18">搜集硬解析的证据。硬解析常表现为大量 向</text:span><text:span text:style-name="T12">DC_COLUMNS, DC_VIEWS </text:span><text:span text:style-name="T18">以及</text:span><text:span text:style-name="T18"> </text:span><text:span text:style-name="T12">DC_OBJECTS caches</text:span><text:span text:style-name="T18">的</text:span><text:span text:style-name="T12">gets</text:span><text:span text:style-name="T18">。</text:span></text:p>
      <text:p text:style-name="P28">示例：</text:p>
      <text:p text:style-name="P25"><text:span text:style-name="T12">1.</text:span><text:span text:style-name="T18">分组统计数据字典统计项</text:span></text:p>
      <text:p text:style-name="P33"><text:span text:style-name="T41">SELECT</text:span><text:span text:style-name="T48"> </text:span><text:span text:style-name="T48">parameter,</text:span><text:span text:style-name="T41">sum</text:span><text:span text:style-name="T48">("COUNT"),</text:span><text:span text:style-name="T41">sum</text:span><text:span text:style-name="T48">(</text:span><text:span text:style-name="T41">usage</text:span><text:span text:style-name="T48">),</text:span><text:span text:style-name="T41">sum</text:span><text:span text:style-name="T48">(gets),</text:span><text:span text:style-name="T41">sum</text:span><text:span text:style-name="T48">(getmisses),</text:span></text:p>
      <text:p text:style-name="P25"><text:span text:style-name="T48">       </text:span><text:span text:style-name="T44">sum</text:span><text:span text:style-name="T51">(scans),</text:span><text:span text:style-name="T44">sum</text:span><text:span text:style-name="T51">(scanmisses),</text:span><text:span text:style-name="T44">sum</text:span><text:span text:style-name="T51">(modifications),</text:span></text:p>
      <text:p text:style-name="P25"><text:span text:style-name="T48">       </text:span><text:span text:style-name="T44">sum</text:span><text:span text:style-name="T51">(dlm_requests),</text:span><text:span text:style-name="T44">sum</text:span><text:span text:style-name="T51">(dlm_conflicts),</text:span><text:span text:style-name="T44">sum</text:span><text:span text:style-name="T51">(dlm_releases)</text:span></text:p>
      <text:p text:style-name="P25"><text:span text:style-name="T48">  </text:span><text:span text:style-name="T44">FROM</text:span><text:span text:style-name="T51"> </text:span><text:span text:style-name="T51">V$ROWCACHE</text:span></text:p>
      <text:p text:style-name="P25"><text:span text:style-name="T48"> </text:span><text:span text:style-name="T44">GROUP</text:span><text:span text:style-name="T51"> </text:span><text:span text:style-name="T44">BY</text:span><text:span text:style-name="T51"> </text:span><text:span text:style-name="T51">parameter;</text:span></text:p>
      <text:p text:style-name="P25"><text:span text:style-name="T12">2.</text:span><text:span text:style-name="T18">检查数据字典的命中率</text:span></text:p>
      <text:p text:style-name="P33"><text:span text:style-name="T41">select</text:span><text:span text:style-name="T48"> </text:span><text:span text:style-name="T55">1</text:span><text:span text:style-name="T48"> </text:span><text:span text:style-name="T48">- </text:span><text:span text:style-name="T41">sum</text:span><text:span text:style-name="T48">(getmisses) / </text:span><text:span text:style-name="T41">sum</text:span><text:span text:style-name="T48">(gets) "data dictionary hitratio"  </text:span><text:span text:style-name="T41">from</text:span><text:span text:style-name="T48"> </text:span><text:span text:style-name="T48">v$rowcache;</text:span></text:p>
      <text:p text:style-name="P25"> </text:p>
      <text:p text:style-name="P29"><text:s/></text:p>
      <text:p text:style-name="P30"><text:span text:style-name="T34">第</text:span><text:span text:style-name="T35">17</text:span><text:span text:style-name="T34">篇</text:span><text:span text:style-name="T35">-(1)-V$SEGSTAT  2007.6.13</text:span></text:p>
      <text:p text:style-name="P25"><text:span text:style-name="T18">本视图实时监控段级</text:span><text:span text:style-name="T12">(segment-level)</text:span><text:span text:style-name="T18">统计项，支持</text:span><text:span text:style-name="T12">oracle9ir2</text:span><text:span text:style-name="T18">及更高版本</text:span></text:p>
      <text:p text:style-name="P25"><text:span text:style-name="T13">V$SEGSTAT</text:span><text:span text:style-name="T19">中的常用列</text:span></text:p>
      <text:p text:style-name="P69"><text:span text:style-name="T12">l</text:span><text:span text:style-name="T38">         </text:span><text:span text:style-name="T12">TS#</text:span><text:span text:style-name="T18">：表空间标识</text:span></text:p>
      <text:p text:style-name="P69"><text:span text:style-name="T12">l</text:span><text:span text:style-name="T38">         </text:span><text:span text:style-name="T12">OBJ#</text:span><text:span text:style-name="T18">：字典对象标识</text:span></text:p>
      <text:p text:style-name="P69"><text:span text:style-name="T12">l</text:span><text:span text:style-name="T38">         </text:span><text:span text:style-name="T12">DATAOBJ#</text:span><text:span text:style-name="T18">：数据对象标识</text:span></text:p>
      <text:p text:style-name="P69"><text:span text:style-name="T12">l</text:span><text:span text:style-name="T38">         </text:span><text:span text:style-name="T12">STATISTIC_NAME</text:span><text:span text:style-name="T18">：统计项名称</text:span></text:p>
      <text:p text:style-name="P69"><text:span text:style-name="T12">l</text:span><text:span text:style-name="T38">         </text:span><text:span text:style-name="T12">STATISTIC#</text:span><text:span text:style-name="T18">：统计项标识</text:span></text:p>
      <text:p text:style-name="P69"><text:soft-page-break/><text:span text:style-name="T12">l</text:span><text:span text:style-name="T38">         </text:span><text:span text:style-name="T12">VALUE</text:span><text:span text:style-name="T18">：统计项值</text:span></text:p>
      <text:p text:style-name="P25"><text:span text:style-name="T13">V$SEGSTAT</text:span><text:span text:style-name="T19">中的连接列</text:span></text:p>
      <text:p text:style-name="P34">Column                              View                                         Joined Column(s) </text:p>
      <text:p text:style-name="P34">--------------                         -----------------------                           ------------------------</text:p>
      <text:p text:style-name="P33">TS#                                    V$TABLESPACE                         TS#</text:p>
      <text:p text:style-name="P33">OBJ#                                  ALL_OBJECTS                           OBJECT_ID</text:p>
      <text:p text:style-name="P28">示 例：</text:p>
      <text:p text:style-name="P25"><text:span text:style-name="T12">1.</text:span><text:span text:style-name="T18">查询指定对象的统计</text:span></text:p>
      <text:p text:style-name="P39"><text:span text:style-name="T41">select</text:span> * <text:span text:style-name="T41">from</text:span> v$segstat <text:span text:style-name="T41">where</text:span> ts# = <text:span text:style-name="T55">11</text:span></text:p>
      <text:p text:style-name="P40">   <text:span text:style-name="T44">and</text:span><text:span text:style-name="T12"> </text:span><text:span text:style-name="T12">obj# = (</text:span><text:span text:style-name="T44">select</text:span><text:span text:style-name="T12"> </text:span><text:span text:style-name="T12">object_id </text:span><text:span text:style-name="T44">from</text:span><text:span text:style-name="T12"> </text:span><text:span text:style-name="T12">user_objects</text:span></text:p>
      <text:p text:style-name="P40">                <text:span text:style-name="T44">where</text:span><text:span text:style-name="T12"> </text:span><text:span text:style-name="T12">object_name = </text:span><text:span text:style-name="T56">'TMPTABLE1'</text:span><text:span text:style-name="T12"> </text:span><text:span text:style-name="T44">and</text:span><text:span text:style-name="T12"> </text:span><text:span text:style-name="T12">owner = </text:span><text:span text:style-name="T56">'JSS'</text:span><text:span text:style-name="T12">)</text:span></text:p>
      <text:p text:style-name="P30"><text:span text:style-name="T34">第</text:span><text:span text:style-name="T35">17</text:span><text:span text:style-name="T34">篇</text:span><text:span text:style-name="T35">-(2)-V$SEGMENT_STATISTICS  2007.6.13</text:span></text:p>
      <text:p text:style-name="P25"><text:span text:style-name="T18">　　这是一个友好的视图， 支持</text:span><text:span text:style-name="T12">Oracle9ir2</text:span><text:span text:style-name="T18">及更高版本。实时监测段级</text:span><text:span text:style-name="T12">(segment-level)</text:span><text:span text:style-name="T18">统计项，可用于鉴定性能问题源于表或索引</text:span></text:p>
      <text:p text:style-name="P25"><text:span text:style-name="T13">V$SEGMENT_STATISTICS</text:span><text:span text:style-name="T19">中的列</text:span></text:p>
      <text:p text:style-name="P69"><text:span text:style-name="T12">l</text:span><text:span text:style-name="T38">         </text:span><text:span text:style-name="T12">OWNER</text:span><text:span text:style-name="T18">：对象所有者</text:span></text:p>
      <text:p text:style-name="P69"><text:span text:style-name="T12">l</text:span><text:span text:style-name="T38">         </text:span><text:span text:style-name="T12">OBJECT_NAME</text:span><text:span text:style-name="T18">：对象名称</text:span></text:p>
      <text:p text:style-name="P69"><text:span text:style-name="T12">l</text:span><text:span text:style-name="T38">         </text:span><text:span text:style-name="T12">SUBOBJECT_NAME</text:span><text:span text:style-name="T18">：子对象名称</text:span></text:p>
      <text:p text:style-name="P69"><text:span text:style-name="T12">l</text:span><text:span text:style-name="T38">         </text:span><text:span text:style-name="T12">TABLESPACE_NAME</text:span><text:span text:style-name="T18">：对象所在表空间</text:span></text:p>
      <text:p text:style-name="P69"><text:span text:style-name="T12">l</text:span><text:span text:style-name="T38">         </text:span><text:span text:style-name="T12">TS#</text:span><text:span text:style-name="T18">：表空间标识</text:span></text:p>
      <text:p text:style-name="P69"><text:span text:style-name="T12">l</text:span><text:span text:style-name="T38">         </text:span><text:span text:style-name="T12">OBJ#</text:span><text:span text:style-name="T18">：字典对象标识</text:span></text:p>
      <text:p text:style-name="P69"><text:span text:style-name="T12">l</text:span><text:span text:style-name="T38">         </text:span><text:span text:style-name="T12">DATAOBJ#</text:span><text:span text:style-name="T18">：数据对象标识</text:span></text:p>
      <text:p text:style-name="P69"><text:span text:style-name="T12">l</text:span><text:span text:style-name="T38">         </text:span><text:span text:style-name="T12">OBJECT_TYPE</text:span><text:span text:style-name="T18">：对象类型</text:span></text:p>
      <text:p text:style-name="P69"><text:span text:style-name="T12">l</text:span><text:span text:style-name="T38">         </text:span><text:span text:style-name="T12">STATISTIC_NAME</text:span><text:span text:style-name="T18">：统计项名称</text:span></text:p>
      <text:p text:style-name="P69"><text:span text:style-name="T12">l</text:span><text:span text:style-name="T38">         </text:span><text:span text:style-name="T12">STATISTIC#</text:span><text:span text:style-name="T18">：统计项标识</text:span></text:p>
      <text:p text:style-name="P69"><text:span text:style-name="T12">l</text:span><text:span text:style-name="T38">         </text:span><text:span text:style-name="T12">VALUE</text:span><text:span text:style-name="T18">：统计项值</text:span></text:p>
      <text:p text:style-name="P27">基本与上相同，只是信息更加详细，不再赘述。</text:p>
      <text:p text:style-name="P29"><text:s/></text:p>
      <text:p text:style-name="P30"><text:span text:style-name="T34">第</text:span><text:span text:style-name="T35">18</text:span><text:span text:style-name="T34">篇</text:span><text:span text:style-name="T35">--V$SYSTEM_EVENT  2007.6.13</text:span></text:p>
      <text:p text:style-name="P25"><text:span text:style-name="T18">　　本视图概括了实例各项 事件的等待信息。</text:span><text:span text:style-name="T12">v$session_wait</text:span><text:span text:style-name="T18">显示了系统的当前等待项，</text:span><text:span text:style-name="T12">v$system_event</text:span><text:span text:style-name="T18">则提供了自实例启动后各个等待事件的概括。常用于获取系统等待信息的历史影象。而通过两个</text:span><text:span text:style-name="T12">snapshot</text:span><text:span text:style-name="T18">获取等待项增量，则可以确定这段时间内系统的等待项。</text:span></text:p>
      <text:p text:style-name="P25"><text:span text:style-name="T13">V$SYSTEM_EVENT</text:span><text:span text:style-name="T19">中的常用列</text:span></text:p>
      <text:p text:style-name="P69"><text:span text:style-name="T12">l</text:span><text:span text:style-name="T38">         </text:span><text:span text:style-name="T12">EVENT:</text:span><text:span text:style-name="T18">等待事件名称</text:span></text:p>
      <text:p text:style-name="P69"><text:soft-page-break/><text:span text:style-name="T12">l</text:span><text:span text:style-name="T38">         </text:span><text:span text:style-name="T12">TOTAL_WAITS</text:span><text:span text:style-name="T18">：此项事件总等待次数</text:span></text:p>
      <text:p text:style-name="P69"><text:span text:style-name="T12">l</text:span><text:span text:style-name="T38">         </text:span><text:span text:style-name="T12">TIME_WAITED</text:span><text:span text:style-name="T18">：此项事件的总等待时间</text:span><text:span text:style-name="T12">(</text:span><text:span text:style-name="T18">单位： 百分之一秒</text:span><text:span text:style-name="T12">)</text:span></text:p>
      <text:p text:style-name="P69"><text:span text:style-name="T12">l</text:span><text:span text:style-name="T38">         </text:span><text:span text:style-name="T12">AVERAGE_WAIT</text:span><text:span text:style-name="T18">：此项事件的平均等待用时</text:span><text:span text:style-name="T12">(</text:span><text:span text:style-name="T18">单位： 百分之一秒</text:span><text:span text:style-name="T12">)(time_waited/total_waits)</text:span></text:p>
      <text:p text:style-name="P69"><text:span text:style-name="T12">l</text:span><text:span text:style-name="T38">         </text:span><text:span text:style-name="T12">TOTAL_TIMEOUTS</text:span><text:span text:style-name="T18">：此项事情总等待超时次数</text:span></text:p>
      <text:p text:style-name="P28">示 例：</text:p>
      <text:p text:style-name="P25"><text:span text:style-name="T12">1.</text:span><text:span text:style-name="T18">查看系统的各项等待，按总耗时排序</text:span></text:p>
      <text:p text:style-name="P39"><text:span text:style-name="T41">SELECT</text:span> event,total_waits waits,total_timeouts timeouts,</text:p>
      <text:p text:style-name="P40">       <text:span text:style-name="T12">time_waited total_time,average_wait </text:span><text:span text:style-name="T44">avg</text:span></text:p>
      <text:p text:style-name="P40">  <text:span text:style-name="T44">FROM</text:span><text:span text:style-name="T12"> </text:span><text:span text:style-name="T12">V$SYSTEM_EVENT</text:span></text:p>
      <text:p text:style-name="P40"> <text:span text:style-name="T44">ORDER</text:span><text:span text:style-name="T12"> </text:span><text:span text:style-name="T44">BY</text:span><text:span text:style-name="T12"> </text:span><text:span text:style-name="T56">4</text:span><text:span text:style-name="T12"> </text:span><text:span text:style-name="T44">DESC</text:span><text:span text:style-name="T12">;</text:span></text:p>
      <text:p text:style-name="P25"><text:span text:style-name="T18">比如，通过</text:span><text:span text:style-name="T12">checkpoint completed</text:span><text:span text:style-name="T18">、</text:span><text:span text:style-name="T12">log file switch</text:span><text:span text:style-name="T18">（</text:span><text:span text:style-name="T12">checkpoint incomplete</text:span><text:span text:style-name="T18">）可以查看检查点进程的性能。通过</text:span><text:span text:style-name="T12">log file parallel write</text:span><text:span text:style-name="T18">、</text:span><text:span text:style-name="T12">log file switch completed</text:span><text:span text:style-name="T18">可以查看联机重做日志文件的性能。通过</text:span><text:span text:style-name="T12">log file switch</text:span><text:span text:style-name="T18">（</text:span><text:span text:style-name="T12">archiving needed</text:span><text:span text:style-name="T18">） 事件可以检查归档进程的性能。</text:span></text:p>
      <text:p text:style-name="P28">找 出瓶颈：</text:p>
      <text:p text:style-name="P25"><text:span text:style-name="T12">1</text:span><text:span text:style-name="T18">。通过</text:span><text:span text:style-name="T12">Statspack</text:span><text:span text:style-name="T18">列出空闲事件。</text:span></text:p>
      <text:p text:style-name="P25"><text:span text:style-name="T12">2</text:span><text:span text:style-name="T18">。检查不同事件的等待时间开销。</text:span></text:p>
      <text:p text:style-name="P25"><text:span text:style-name="T12">3</text:span><text:span text:style-name="T18">。检查每条等待记录的平均用时，因为某些 等待事件</text:span><text:span text:style-name="T12">(</text:span><text:span text:style-name="T18">比较</text:span><text:span text:style-name="T12">log file switch completion)</text:span><text:span text:style-name="T18">可能周期性地发生，但发生时却造成了严重的性能损耗。</text:span></text:p>
      <text:p text:style-name="P29"><text:s/></text:p>
      <text:p text:style-name="P30"><text:span text:style-name="T34">第</text:span><text:span text:style-name="T35">19</text:span><text:span text:style-name="T34">篇</text:span><text:span text:style-name="T35">--V$UNDOSTAT  2007.6.14</text:span></text:p>
      <text:p text:style-name="P25"><text:span text:style-name="T18">　　本视图监控当前实例中</text:span><text:span text:style-name="T12">undo</text:span><text:span text:style-name="T18">空 间以及事务如何运行。并统计</text:span><text:span text:style-name="T12">undo</text:span><text:span text:style-name="T18">空间开销，事务开销以及实例可用的查询长度。</text:span></text:p>
      <text:p text:style-name="P25"><text:span text:style-name="T13">V$UNDOSTAT</text:span><text:span text:style-name="T19">中的常用列</text:span></text:p>
      <text:p text:style-name="P69"><text:span text:style-name="T12">l</text:span><text:span text:style-name="T38">         </text:span><text:span text:style-name="T12">Endtime</text:span><text:span text:style-name="T18">：以</text:span><text:span text:style-name="T12">10</text:span><text:span text:style-name="T18">分钟为间隔的结束时间</text:span></text:p>
      <text:p text:style-name="P69"><text:span text:style-name="T12">l</text:span><text:span text:style-name="T38">         </text:span><text:span text:style-name="T12">UndoBlocksUsed</text:span><text:span text:style-name="T18">：使用的</text:span><text:span text:style-name="T12">undo</text:span><text:span text:style-name="T18">块 总数</text:span></text:p>
      <text:p text:style-name="P69"><text:span text:style-name="T12">l</text:span><text:span text:style-name="T38">         </text:span><text:span text:style-name="T12">TxnConcurrency</text:span><text:span text:style-name="T18">：事务并发执行的最大数</text:span></text:p>
      <text:p text:style-name="P69"><text:span text:style-name="T12">l</text:span><text:span text:style-name="T38">         </text:span><text:span text:style-name="T12">TxnTotal</text:span><text:span text:style-name="T18">：在时间段内事务执行总数</text:span></text:p>
      <text:p text:style-name="P69"><text:span text:style-name="T12">l</text:span><text:span text:style-name="T38">         </text:span><text:span text:style-name="T12">QueryLength</text:span><text:span text:style-name="T18">：查询长度的最大值</text:span></text:p>
      <text:p text:style-name="P69"><text:span text:style-name="T12">l</text:span><text:span text:style-name="T38">         </text:span><text:span text:style-name="T12">ExtentsStolen</text:span><text:span text:style-name="T18">：在时间段内</text:span><text:span text:style-name="T12">undo</text:span><text:span text:style-name="T18">区 必须从一个</text:span><text:span text:style-name="T12">undo</text:span><text:span text:style-name="T18">段转到另一个的次数</text:span></text:p>
      <text:p text:style-name="P69"><text:span text:style-name="T12">l</text:span><text:span text:style-name="T38">         </text:span><text:span text:style-name="T12">SSTooOldError</text:span><text:span text:style-name="T18">：在时间段内</text:span><text:span text:style-name="T12">'Snapshot Too Old'</text:span><text:span text:style-name="T18">错误发生的次数</text:span></text:p>
      <text:p text:style-name="P69"><text:span text:style-name="T12">l</text:span><text:span text:style-name="T38">         </text:span><text:span text:style-name="T12">UNDOTSN</text:span><text:span text:style-name="T18">：这段时间内最后活动的</text:span><text:span text:style-name="T12">undo</text:span><text:span text:style-name="T18">表 空间</text:span><text:span text:style-name="T12">ID</text:span></text:p>
      <text:p text:style-name="P25"><text:span text:style-name="T18">　　视图的第一行显示了当前时间段的统计，其它的每一条记录分别以每</text:span><text:span text:style-name="T12">10</text:span><text:span text:style-name="T18">分钟一个区间。</text:span><text:span text:style-name="T12">24</text:span><text:span text:style-name="T18">小时 循环，一天最多</text:span><text:span text:style-name="T12">144</text:span><text:span text:style-name="T18">条记录。</text:span></text:p>
      <text:p text:style-name="P28">示例：</text:p>
      <text:p text:style-name="P25"><text:soft-page-break/><text:span text:style-name="T12">1.</text:span><text:span text:style-name="T18">本 例显示</text:span><text:span text:style-name="T12">undo</text:span><text:span text:style-name="T18">空间从</text:span><text:span text:style-name="T12">16:27</text:span><text:span text:style-name="T18">到之前</text:span><text:span text:style-name="T12">24</text:span><text:span text:style-name="T18">小时内的各项统计。</text:span></text:p>
      <text:p text:style-name="P33">SQL&gt;select * from v$undostat;</text:p>
      <text:p text:style-name="P33">End-Time UndoBlocks  TxnConcrcy  TxnTotal  QueryLen ExtentsStolen  SSTooOldError</text:p>
      <text:p text:style-name="P33">-------- ----------  ----------  --------  -------- -------------  -------------</text:p>
      <text:p text:style-name="P33">16:07          252          15       1511     25         2              0</text:p>
      <text:p text:style-name="P33">16:00          752          16       1467    150         0              0</text:p>
      <text:p text:style-name="P33">15:50          873          21       1954     45         4              0</text:p>
      <text:p text:style-name="P33">15:40         1187          45       3210    633        20              1</text:p>
      <text:p text:style-name="P33">15:30         1120          28       2498   1202         5              0</text:p>
      <text:p text:style-name="P33">15:20          882          22       2002     55         0              0</text:p>
      <text:p text:style-name="P25"><text:span text:style-name="T18">在统计项收集过程中，</text:span><text:span text:style-name="T12">undo</text:span><text:span text:style-name="T18">消 耗最高发生在</text:span><text:span text:style-name="T12">15:30-15:40</text:span><text:span text:style-name="T18">这个时间段。</text:span><text:span text:style-name="T12">10</text:span><text:span text:style-name="T18">分钟 内有</text:span><text:span text:style-name="T12">1187</text:span><text:span text:style-name="T18">个</text:span><text:span text:style-name="T12">undo</text:span><text:span text:style-name="T18">块被占用</text:span><text:span text:style-name="T12">(</text:span><text:span text:style-name="T18">基本上每秒钟</text:span><text:span text:style-name="T12">2</text:span><text:span text:style-name="T18">个块</text:span><text:span text:style-name="T12">)</text:span><text:span text:style-name="T18">。同时，最高事务并发也是在相同的时间段，</text:span><text:span text:style-name="T12">45</text:span><text:span text:style-name="T18">个 事务被并发执行。执行的最长查询</text:span><text:span text:style-name="T12">(1202</text:span><text:span text:style-name="T18">秒</text:span><text:span text:style-name="T12">)</text:span><text:span text:style-name="T18">是在</text:span><text:span text:style-name="T12">15:20-15:30</text:span><text:span text:style-name="T18">之间，需要注意的是查询实际上是</text:span><text:span text:style-name="T12">15:00-15:10</text:span><text:span text:style-name="T18">段即开始并直到</text:span><text:span text:style-name="T12">15:20</text:span><text:span text:style-name="T18">这 个时间段。</text:span></text:p>
      <text:p text:style-name="P25"> </text:p>
      <text:p text:style-name="P29"><text:s/></text:p>
      <text:p text:style-name="P30"><text:span text:style-name="T34">第</text:span><text:span text:style-name="T35">20</text:span><text:span text:style-name="T34">篇</text:span><text:span text:style-name="T35">--V$WAITSTAT  2007.6.15</text:span></text:p>
      <text:p text:style-name="P25"><text:span text:style-name="T18">　　本视图保持自实例启动所有的等待事件统计信息。常用于当你发现系统存在大量的</text:span><text:span text:style-name="T12">"buffer busy waits"</text:span><text:span text:style-name="T18">时据此做出适当调整。</text:span></text:p>
      <text:p text:style-name="P25"><text:span text:style-name="T13">V$WAITSTAT</text:span><text:span text:style-name="T19">中的常用列</text:span></text:p>
      <text:p text:style-name="P69"><text:span text:style-name="T12">l</text:span><text:span text:style-name="T38">         </text:span><text:span text:style-name="T12">CLASS</text:span><text:span text:style-name="T18">：块类别</text:span></text:p>
      <text:p text:style-name="P69"><text:span text:style-name="T12">l</text:span><text:span text:style-name="T38">         </text:span><text:span text:style-name="T12">WAITS</text:span><text:span text:style-name="T18">：本类块的等待次数</text:span></text:p>
      <text:p text:style-name="P69"><text:span text:style-name="T12">l</text:span><text:span text:style-name="T38">         </text:span><text:span text:style-name="T12">TIME</text:span><text:span text:style-name="T18">：本类块的总等待时间</text:span></text:p>
      <text:p text:style-name="P28">等待发生的原因：</text:p>
      <text:p text:style-name="P57"><text:span text:style-name="T12">1.undo</text:span><text:span text:style-name="T18">段头部：没有足够的回滚段</text:span></text:p>
      <text:p text:style-name="P57"><text:span text:style-name="T12">2.</text:span><text:span text:style-name="T18">数据段头部</text:span><text:span text:style-name="T12">/</text:span><text:span text:style-name="T18">数据段 空闲列：空闲列争夺</text:span></text:p>
      <text:p text:style-name="P57"><text:span text:style-name="T12">3.</text:span><text:span text:style-name="T18">数据块冲突</text:span></text:p>
      <text:p text:style-name="P57"><text:span text:style-name="T12">4.</text:span><text:span text:style-name="T18">缓存存在大量的</text:span><text:span text:style-name="T12">CR</text:span><text:span text:style-name="T18">复制</text:span></text:p>
      <text:p text:style-name="P57"><text:span text:style-name="T12">5.range</text:span><text:span text:style-name="T18">检索时，索引列存在大量不连续</text:span></text:p>
      <text:p text:style-name="P57"><text:span text:style-name="T12">6.</text:span><text:span text:style-name="T18">全表检索的表有大量被删除记录</text:span></text:p>
      <text:p text:style-name="P57"><text:span text:style-name="T12">7.</text:span><text:span text:style-name="T18">高并发的读写块</text:span></text:p>
      <text:p text:style-name="P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S Song" svg:font-family="'MS Song'"/>
    <style:font-face style:name="OpenSymbol" svg:font-family="OpenSymbol"/>
    <style:font-face style:name="Tahoma" svg:font-family="Tahoma"/>
    <style:font-face style:name="Times New Roman" svg:font-family="'Times New Roman'"/>
    <style:font-face style:name="Wingdings" svg:font-family="Wingdings"/>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 </meta:initial-creator>
    <meta:creation-date>2010-08-25T13:09:00</meta:creation-date>
    <dc:date>2010-08-25T17:40:17</dc:date>
    <dc:creator>sara </dc:creator>
    <meta:editing-duration>PT02H28M15S</meta:editing-duration>
    <meta:editing-cycles>24</meta:editing-cycles>
    <meta:generator>OpenOffice.org/3.2$Linux OpenOffice.org_project/320m12$Build-9483</meta:generator>
    <meta:document-statistic meta:table-count="6" meta:image-count="0" meta:object-count="0" meta:page-count="85" meta:paragraph-count="2406" meta:word-count="16099" meta:character-count="103768"/>
  </office:meta>
</office:document-meta>
</file>